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ESE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Envy Code R" svg:font-family="'Envy Code R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99mm"/>
    </style:style>
    <style:style style:name="co2" style:family="table-column">
      <style:table-column-properties fo:break-before="auto" style:column-width="3mm"/>
    </style:style>
    <style:style style:name="co3" style:family="table-column">
      <style:table-column-properties fo:break-before="auto" style:column-width="21.01mm"/>
    </style:style>
    <style:style style:name="co4" style:family="table-column">
      <style:table-column-properties fo:break-before="auto" style:column-width="30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2.49mm"/>
    </style:style>
    <style:style style:name="co7" style:family="table-column">
      <style:table-column-properties fo:break-before="auto" style:column-width="31.5mm"/>
    </style:style>
    <style:style style:name="co8" style:family="table-column">
      <style:table-column-properties fo:break-before="auto" style:column-width="42mm"/>
    </style:style>
    <style:style style:name="co9" style:family="table-column">
      <style:table-column-properties fo:break-before="auto" style:column-width="36mm"/>
    </style:style>
    <style:style style:name="co10" style:family="table-column">
      <style:table-column-properties fo:break-before="auto" style:column-width="11.9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13.9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ackground-color="#000000" fo:border="0.06pt solid #000000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order-bottom="0.06pt solid #000000" fo:background-color="#000000" fo:border-left="0.06pt solid #000000" fo:border-right="none" fo:border-top="0.06pt solid #000000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none" fo:background-color="#cccccc" fo:border-left="0.06pt solid #000000" fo:border-right="0.06pt solid #000000" fo:border-top="0.06pt solid #000000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 style:data-style-name="N1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color="#990000" style:font-name="Envy Code R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6600" style:font-name="Envy Code R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000000" style:text-align-source="fix" style:repeat-content="false" fo:wrap-option="wrap" fo:border-left="none" fo:border-right="none" fo:border-top="0.06pt solid #000000"/>
      <style:paragraph-properties fo:text-align="end" fo:margin-left="0mm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126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70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6600" style:font-name="Envy Code R"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172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text-underline-style="none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126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126">
      <style:table-cell-properties style:text-align-source="fix" style:repeat-content="false" fo:border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 style:data-style-name="N0"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 style:data-style-name="N11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11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123">
      <style:table-cell-properties style:text-align-source="fix" style:repeat-content="fals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86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1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color="#999999" style:font-name="Envy Code R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126">
      <style:table-cell-properties fo:background-color="#eeeeee" style:text-align-source="fix" style:repeat-content="false" fo:border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color="#eeeeee" style:font-name="Envy Code R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order-bottom="0.06pt solid #000000" fo:background-color="#000000" style:text-align-source="fix" style:repeat-content="false" fo:wrap-option="wrap" fo:border-left="none" fo:border-right="0.06pt solid #000000" fo:border-top="0.06pt solid #000000"/>
      <style:paragraph-properties fo:text-align="end" fo:margin-left="0mm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none" fo:background-color="#000000" style:text-align-source="fix" style:repeat-content="false" fo:wrap-option="wrap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126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 style:data-style-name="N0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ext-properties style:font-name="Envy Code R" fo:font-weight="normal" style:font-weight-asian="normal" style:font-weight-complex="normal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start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weight="normal" style:font-weight-asian="normal" style:font-weight-complex="normal"/>
    </style:style>
    <style:style style:name="ce53" style:family="table-cell" style:parent-style-name="Default" style:data-style-name="N11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 style:data-style-name="N126">
      <style:table-cell-properties fo:border-bottom="none" fo:background-color="#cccccc" fo:border-left="0.06pt solid #000000" fo:border-right="0.06pt solid #000000" fo:border-top="0.06pt solid #000000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start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start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order-bottom="none" fo:background-color="#ffffff" fo:border-left="none" fo:border-right="none" fo:border-top="0.06pt solid #000000"/>
      <style:text-properties fo:font-weight="normal" style:font-weight-asian="normal" style:font-weight-complex="normal"/>
    </style:style>
    <style:style style:name="ce61" style:family="table-cell" style:parent-style-name="Default" style:data-style-name="N1">
      <style:table-cell-properties fo:border-bottom="0.06pt solid #000000" fo:background-color="#ffffff" fo:border-left="none" fo:border-right="none" fo:border-top="none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126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start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126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start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126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end" fo:margin-left="0mm"/>
      <style:text-properties style:use-window-font-color="true" style:font-name="Envy Code R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26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126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style:font-name="Envy Code R" fo:font-size="10pt" style:font-size-asian="10pt" style:font-size-complex="10pt"/>
    </style:style>
    <style:style style:name="ce69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style:font-name="Envy Code R" fo:font-size="10pt" style:font-size-asian="10pt" style:font-size-complex="10pt"/>
    </style:style>
    <style:style style:name="ce70" style:family="table-cell" style:parent-style-name="Default">
      <style:table-cell-properties fo:border-bottom="none" fo:background-color="#999999" fo:border-left="0.06pt solid #000000" fo:border-right="0.06pt solid #000000" fo:border-top="0.06pt solid #000000"/>
      <style:text-properties style:font-name="Envy Code R" fo:font-size="10pt" style:font-size-asian="10pt" style:font-size-complex="10pt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7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73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74" style:family="table-cell" style:parent-style-name="Default">
      <style:text-properties style:font-name="Envy Code R" fo:font-size="10pt" style:font-size-asian="10pt" style:font-size-complex="10pt"/>
    </style:style>
    <style:style style:name="ce7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start" fo:margin-left="0mm"/>
      <style:text-properties style:font-name="Envy Code R" fo:font-size="10pt" style:font-size-asian="10pt" style:font-size-complex="10pt"/>
    </style:style>
    <style:style style:name="ce76" style:family="table-cell" style:parent-style-name="Default" style:data-style-name="N11">
      <style:text-properties style:font-name="Envy Code R" fo:font-size="10pt" style:font-size-asian="10pt" style:font-size-complex="10pt"/>
    </style:style>
    <style:style style:name="ce230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231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232" style:family="table-cell" style:parent-style-name="Default" style:data-style-name="N126">
      <style:table-cell-properties fo:border-bottom="none" fo:background-color="#999999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233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234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235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83" style:family="table-cell" style:parent-style-name="Default" style:data-style-name="N126">
      <style:table-cell-properties fo:border-bottom="none" fo:background-color="#999999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84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Envy Code R" fo:font-size="10pt" style:font-size-asian="10pt" style:font-size-complex="10pt"/>
    </style:style>
    <style:style style:name="ce86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87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88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89" style:family="table-cell" style:parent-style-name="Default" style:data-style-name="N126">
      <style:table-cell-properties fo:border-bottom="none" fo:background-color="#999999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90" style:family="table-cell" style:parent-style-name="Default">
      <style:table-cell-properties fo:border-bottom="none" fo:background-color="#999999" fo:border-left="0.06pt solid #000000" fo:border-right="none" fo:border-top="0.06pt solid #000000"/>
      <style:text-properties style:font-name="Envy Code R" fo:font-size="10pt" style:font-size-asian="10pt" style:font-size-complex="10pt"/>
    </style:style>
    <style:style style:name="ce91" style:family="table-cell" style:parent-style-name="Default">
      <style:table-cell-properties fo:border-bottom="0.06pt solid #000000" fo:background-color="#999999" fo:border-left="0.06pt solid #000000" fo:border-right="none" fo:border-top="none"/>
      <style:text-properties style:font-name="Envy Code R" fo:font-size="10pt" style:font-size-asian="10pt" style:font-size-complex="10pt"/>
    </style:style>
    <style:style style:name="ce92" style:family="table-cell" style:parent-style-name="Default" style:data-style-name="N11">
      <style:table-cell-properties fo:border-bottom="none" fo:background-color="#999999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93" style:family="table-cell" style:parent-style-name="Default" style:data-style-name="N11">
      <style:table-cell-properties fo:border-bottom="0.06pt solid #000000" fo:background-color="#999999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94" style:family="table-cell" style:parent-style-name="Default" style:data-style-name="N123">
      <style:table-cell-properties style:text-align-source="fix" style:repeat-content="false"/>
      <style:paragraph-properties fo:text-align="end" fo:margin-left="0mm"/>
      <style:text-properties style:font-name="Envy Code R" fo:font-size="10pt" style:font-size-asian="10pt" style:font-size-complex="10pt"/>
    </style:style>
    <style:style style:name="ce95" style:family="table-cell" style:parent-style-name="Default" style:data-style-name="N125">
      <style:table-cell-properties style:text-align-source="fix" style:repeat-content="false"/>
      <style:paragraph-properties fo:text-align="end" fo:margin-left="0mm"/>
      <style:text-properties style:font-name="Envy Code R" fo:font-size="10pt" style:font-size-asian="10pt" style:font-size-complex="10pt"/>
    </style:style>
    <style:style style:name="ce96" style:family="table-cell" style:parent-style-name="Default" style:data-style-name="N0">
      <style:table-cell-properties fo:border-bottom="none" fo:background-color="#999999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97" style:family="table-cell" style:parent-style-name="Default">
      <style:table-cell-properties fo:border-bottom="0.06pt solid #000000" fo:background-color="#999999" fo:border-left="0.06pt solid #000000" fo:border-right="0.06pt solid #000000" fo:border-top="none"/>
    </style:style>
    <style:style style:name="ce98" style:family="table-cell" style:parent-style-name="Default">
      <style:table-cell-properties fo:border-bottom="0.06pt solid #000000" fo:background-color="#999999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256" style:family="table-cell" style:parent-style-name="Default" style:data-style-name="N126">
      <style:table-cell-properties fo:border-bottom="none" fo:background-color="#eeeeee" style:text-align-source="fix" style:repeat-content="false" fo:wrap-option="wrap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99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100" style:family="table-cell" style:parent-style-name="Default" style:data-style-name="N1">
      <style:table-cell-properties fo:border-bottom="none" fo:background-color="#eeeeee" fo:border-left="0.06pt solid #000000" fo:border-right="0.06pt solid #000000" fo:border-top="0.06pt solid #000000"/>
      <style:text-properties style:use-window-font-color="true" style:font-name="Envy Code R" fo:font-size="10pt" style:font-size-asian="10pt" style:font-size-complex="10pt"/>
    </style:style>
    <style:style style:name="ce101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02" style:family="table-cell" style:parent-style-name="Default" style:data-style-name="N1">
      <style:table-cell-properties fo:border-bottom="0.06pt solid #000000" fo:background-color="#eeeeee" fo:border-left="0.06pt solid #000000" fo:border-right="0.06pt solid #000000" fo:border-top="none"/>
      <style:text-properties style:use-window-font-color="true" style:font-name="Envy Code R" fo:font-size="10pt" style:font-size-asian="10pt" style:font-size-complex="10pt"/>
    </style:style>
    <style:style style:name="ce103" style:family="table-cell" style:parent-style-name="Default" style:data-style-name="N100">
      <style:table-cell-properties fo:background-color="#eeeeee" style:text-align-source="fix" style:repeat-content="false" fo:border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104" style:family="table-cell" style:parent-style-name="Default" style:data-style-name="N126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105" style:family="table-cell" style:parent-style-name="Default" style:data-style-name="N126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106" style:family="table-cell" style:parent-style-name="Default" style:data-style-name="N126">
      <style:table-cell-properties fo:border-bottom="0.06pt solid #000000" fo:background-color="#999999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79" style:family="table-cell" style:parent-style-name="Default" style:data-style-name="N126">
      <style:table-cell-properties fo:border-bottom="none" fo:background-color="#999999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80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81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82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0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108" style:family="table-cell" style:parent-style-name="Default" style:data-style-name="N0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font-name="Envy Code R" fo:font-size="10pt" style:font-size-asian="10pt" style:font-size-complex="10pt"/>
    </style:style>
    <style:style style:name="ce109" style:family="table-cell" style:parent-style-name="Default">
      <style:table-cell-properties fo:background-color="#000000" style:text-align-source="fix" style:repeat-content="false" fo:wrap-option="wrap" fo:border="0.06pt solid #000000"/>
      <style:paragraph-properties fo:text-align="end" fo:margin-left="0mm"/>
      <style:text-properties style:use-window-font-color="true" style:font-name="Envy Code R"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126">
      <style:table-cell-properties fo:border-bottom="none" fo:background-color="#eeeeee" style:text-align-source="fix" style:repeat-content="false" fo:wrap-option="wrap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273" style:family="table-cell" style:parent-style-name="Default" style:data-style-name="N126">
      <style:table-cell-properties fo:border-bottom="0.06pt solid #000000" fo:background-color="#eeeeee" style:text-align-source="fix" style:repeat-content="false" fo:wrap-option="wrap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274" style:family="table-cell" style:parent-style-name="Default" style:data-style-name="N126">
      <style:table-cell-properties fo:border-bottom="none" fo:background-color="#eeeeee" style:text-align-source="fix" style:repeat-content="false" fo:wrap-option="wrap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10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111" style:family="table-cell" style:parent-style-name="Default" style:data-style-name="N1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12" style:family="table-cell" style:parent-style-name="Default" style:data-style-name="N11">
      <style:table-cell-properties fo:border-bottom="0.06pt solid #000000" fo:background-color="#999999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Envy Code R" fo:font-size="10pt" style:font-size-asian="10pt" style:font-size-complex="10pt"/>
    </style:style>
    <style:style style:name="ce113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start" fo:margin-left="0mm"/>
      <style:text-properties style:font-name="Envy Code R" fo:font-size="10pt" style:font-size-asian="10pt" style:font-size-complex="10pt"/>
    </style:style>
    <style:style style:name="ce114" style:family="table-cell" style:parent-style-name="Default" style:data-style-name="N126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Envy Code R" fo:font-size="10pt" style:font-size-asian="10pt" style:font-size-complex="10pt"/>
    </style:style>
    <style:style style:name="ce115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Envy Code R" fo:font-size="10pt" style:font-size-asian="10pt" style:font-size-complex="10pt"/>
    </style:style>
    <style:style style:name="ce116" style:family="table-cell" style:parent-style-name="Default" style:data-style-name="N12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text-underline-style="solid" style:text-underline-width="auto" style:text-underline-color="font-color" style:font-size-asian="10pt" style:font-size-complex="10pt"/>
    </style:style>
    <style:style style:name="ce282" style:family="table-cell" style:parent-style-name="Default" style:data-style-name="N126">
      <style:table-cell-properties fo:border-bottom="none" fo:background-color="#eeeeee" style:text-align-source="fix" style:repeat-content="false" fo:wrap-option="no-wrap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17" style:family="table-cell" style:parent-style-name="Default" style:data-style-name="N125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18" style:family="table-cell" style:parent-style-name="Default" style:data-style-name="N125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19" style:family="table-cell" style:parent-style-name="Default" style:data-style-name="N125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20" style:family="table-cell" style:parent-style-name="Default" style:data-style-name="N125">
      <style:table-cell-properties fo:border-bottom="none" fo:background-color="#eeeeee" fo:border-left="0.06pt solid #000000" fo:border-right="0.06pt solid #000000" fo:border-top="none"/>
      <style:text-properties style:font-name="Envy Code R" fo:font-size="10pt" style:font-size-asian="10pt" style:font-size-complex="10pt"/>
    </style:style>
    <style:style style:name="ce121" style:family="table-cell" style:parent-style-name="Default" style:data-style-name="N125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23" style:family="table-cell" style:parent-style-name="Default">
      <style:table-cell-properties fo:border-bottom="none" fo:background-color="#eeeeee" fo:border-left="0.06pt solid #000000" fo:border-right="0.06pt solid #000000" fo:border-top="0.06pt solid #000000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style:font-name="Envy Code R" fo:font-size="10pt" style:font-size-asian="10pt" style:font-size-complex="10pt"/>
    </style:style>
    <style:style style:name="ce126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/>
      <style:paragraph-properties fo:text-align="start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2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Envy Code R" fo:font-size="10pt" style:font-size-asian="10pt" style:font-size-complex="10pt"/>
    </style:style>
    <style:style style:name="ce12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Envy Code R" fo:font-size="10pt" style:font-size-asian="10pt" style:font-size-complex="10pt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Envy Code R" fo:font-size="10pt" style:font-size-asian="10pt" style:font-size-complex="10pt"/>
    </style:style>
    <style:style style:name="ce130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  <style:text-properties style:font-name="Envy Code R" fo:font-size="10pt" style:font-size-asian="10pt" style:font-size-complex="10pt"/>
    </style:style>
    <style:style style:name="ce132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3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3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3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4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4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4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4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4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Envy Code R" fo:font-size="10pt" style:font-size-asian="10pt" style:font-size-complex="10pt"/>
    </style:style>
    <style:style style:name="ce14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4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48" style:family="table-cell" style:parent-style-name="Default">
      <style:table-cell-properties fo:background-color="#000000" style:text-align-source="fix" style:repeat-content="false" fo:border="0.06pt solid #000000" style:vertical-align="automatic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 style:data-style-name="N44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Envy Code R" fo:font-size="10pt" style:font-size-asian="10pt" style:font-size-complex="10pt"/>
    </style:style>
    <style:style style:name="ce150" style:family="table-cell" style:parent-style-name="Default" style:data-style-name="N4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Envy Code R" fo:font-size="10pt" style:font-size-asian="10pt" style:font-size-complex="10pt"/>
    </style:style>
    <style:style style:name="ce151" style:family="table-cell" style:parent-style-name="Default" style:data-style-name="N44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Envy Code R" fo:font-size="10pt" style:font-size-asian="10pt" style:font-size-complex="10pt"/>
    </style:style>
    <style:style style:name="ce152" style:family="table-cell" style:parent-style-name="Default">
      <style:table-cell-properties fo:border-bottom="none" fo:border-left="none" fo:border-right="0.06pt solid #000000" fo:border-top="none"/>
    </style:style>
    <style:style style:name="ce153" style:family="table-cell" style:parent-style-name="Default">
      <style:table-cell-properties fo:border-bottom="0.06pt solid #000000" fo:border-left="none" fo:border-right="0.06pt solid #000000" fo:border-top="none"/>
    </style:style>
    <style:style style:name="ce154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end" fo:margin-left="0mm"/>
      <style:text-properties style:font-name="Envy Code R" fo:font-size="10pt" style:font-size-asian="10pt" style:font-size-complex="10pt"/>
    </style:style>
    <style:style style:name="ce155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56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57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Envy Code R" fo:font-size="10pt" style:font-size-asian="10pt" style:font-size-complex="10pt"/>
    </style:style>
    <style:style style:name="ce158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Envy Code R"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Envy Code R" fo:font-size="10pt" style:font-size-asian="10pt" style:font-size-complex="10pt"/>
    </style:style>
    <style:style style:name="gr1" style:family="graphic">
      <style:graphic-properties draw:textarea-vertical-align="middle" fo:background-color="#cccccc"/>
    </style:style>
    <style:style style:name="P1" style:family="paragraph">
      <style:paragraph-properties fo:text-align="center"/>
      <style:text-properties fo:font-family="'Envy Code R'" style:font-style-name="Bold" style:font-family-generic="modern" fo:font-size="10pt" fo:font-weight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0" table:allow-empty-cell="true" table:base-cell-address="BATTLE.C6">
          <table:error-message table:message-type="stop" table:display="true"/>
        </table:content-validation>
        <table:content-validation table:name="val2" table:condition="of:cell-content-is-in-list(&quot;0&quot;;&quot;1&quot;;&quot;2&quot;;&quot;3&quot;)" table:allow-empty-cell="true" table:display-list="unsorted" table:base-cell-address="BATTLE.K16">
          <table:error-message table:message-type="stop" table:display="true"/>
        </table:content-validation>
        <table:content-validation table:name="val3" table:base-cell-address="CALC.S26">
          <table:error-message table:message-type="stop" table:display="true"/>
        </table:content-validation>
        <table:content-validation table:name="val4" table:condition="of:cell-content-is-in-list(&quot;0&quot;;&quot;1&quot;;&quot;2&quot;;&quot;3&quot;)" table:allow-empty-cell="false" table:display-list="unsorted" table:base-cell-address="BATTLE.C3">
          <table:error-message table:message-type="stop" table:display="true"/>
        </table:content-validation>
        <table:content-validation table:name="val5" table:condition="of:cell-content-is-decimal-number() and cell-content-is-between(0,1)" table:allow-empty-cell="true" table:base-cell-address="BATTLE.E2">
          <table:error-message table:message-type="stop" table:display="true"/>
        </table:content-validation>
        <table:content-validation table:name="val6" table:condition="of:cell-content-is-in-list(&quot;-15%&quot;;&quot;-14%&quot;;&quot;-13%&quot;;&quot;-12%&quot;;&quot;-11%&quot;;&quot;-10%&quot;;&quot;-9%&quot;;&quot;-8%&quot;;&quot;-7%&quot;;&quot;-6%&quot;;&quot;-5%&quot;;&quot;-4%&quot;;&quot;-3%&quot;;&quot;-2%&quot;;&quot;-1%&quot;;&quot;0%&quot;;&quot;+1%&quot;;&quot;+2%&quot;;&quot;+3%&quot;;&quot;+4%&quot;;&quot;+5%&quot;;&quot;+6%&quot;;&quot;+7%&quot;;&quot;+8%&quot;;&quot;+9%&quot;;&quot;+10%&quot;;&quot;+11%&quot;;&quot;+12%&quot;;&quot;+13%&quot;;&quot;+14%&quot;;&quot;+15%&quot;)" table:allow-empty-cell="true" table:display-list="unsorted" table:base-cell-address="BATTLE.F2">
          <table:error-message table:message-type="stop" table:display="true"/>
        </table:content-validation>
        <table:content-validation table:name="val7" table:condition="of:cell-content-is-in-list(&quot;0%&quot;;&quot;10%&quot;)" table:allow-empty-cell="true" table:display-list="unsorted" table:base-cell-address="BATTLE.G2">
          <table:error-message table:message-type="stop" table:display="true"/>
        </table:content-validation>
        <table:content-validation table:name="val8" table:condition="of:cell-content-is-in-list(&quot;0&quot;;&quot;1&quot;;&quot;2&quot;;&quot;3&quot;;&quot;4&quot;;&quot;5&quot;)" table:allow-empty-cell="true" table:display-list="unsorted" table:base-cell-address="BATTLE.H2">
          <table:error-message table:message-type="stop" table:display="true"/>
        </table:content-validation>
        <table:content-validation table:name="val9" table:condition="of:cell-content-is-in-list(&quot;0&quot;;&quot;1&quot;)" table:allow-empty-cell="true" table:display-list="unsorted" table:base-cell-address="BATTLE.J2">
          <table:error-message table:message-type="stop" table:display="true"/>
        </table:content-validation>
        <table:content-validation table:name="val10" table:condition="of:cell-content-is-in-list(&quot;0&quot;;&quot;1&quot;;&quot;2&quot;;&quot;3&quot;;&quot;4&quot;;&quot;5&quot;;&quot;6&quot;;&quot;7&quot;;&quot;8&quot;;&quot;9&quot;;&quot;10&quot;)" table:allow-empty-cell="true" table:display-list="unsorted" table:base-cell-address="BATTLE.I3">
          <table:error-message table:message-type="stop" table:display="true"/>
        </table:content-validation>
        <table:content-validation table:name="val11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)" table:allow-empty-cell="true" table:display-list="unsorted" table:base-cell-address="BATTLE.J3">
          <table:error-message table:message-type="stop" table:display="true"/>
        </table:content-validation>
        <table:content-validation table:name="val12" table:condition="of:cell-content-is-in-list([$DB.$A$40:.$A$54])" table:allow-empty-cell="true" table:display-list="unsorted" table:base-cell-address="BATTLE.R5">
          <table:error-message table:message-type="stop" table:display="true"/>
        </table:content-validation>
        <table:content-validation table:name="val13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)" table:allow-empty-cell="true" table:display-list="unsorted" table:base-cell-address="BATTLE.U5">
          <table:error-message table:message-type="stop" table:display="true"/>
        </table:content-validation>
      </table:content-validations>
      <table:table table:name="BATTL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SE DEF SURVIVORS" form:control-implementation="ooo:com.sun.star.form.component.CommandButton" xml:id="control1" form:id="control1" form:label="USE DEF SURVIVORS" form:button-type="reset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  <form:property form:property-name="Repeat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RESET.DEFSURVIVORS?language=Basic&amp;location=document" xlink:type="simple"/>
                <script:event-listener script:language="ooo:script" script:event-name="dom:mousedown" xlink:href="vnd.sun.star.script:Standard.RESET.DEFSURVIVORS?language=Basic&amp;location=document" xlink:type="simple"/>
              </office:event-listeners>
            </form:button>
            <form:button form:name="RESET UNITS" form:control-implementation="ooo:com.sun.star.form.component.CommandButton" xml:id="control2" form:id="control2" form:label="RESET UNITS" form:button-type="reset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  <form:property form:property-name="Repeat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RESET.RESETUNITS?language=Basic&amp;location=document" xlink:type="simple"/>
                <script:event-listener script:language="ooo:script" script:event-name="dom:mousedown" xlink:href="vnd.sun.star.script:Standard.RESET.RESETUNITS?language=Basic&amp;location=document" xlink:type="simple"/>
              </office:event-listeners>
            </form:button>
            <form:button form:name="RESET ALL" form:control-implementation="ooo:com.sun.star.form.component.CommandButton" xml:id="control3" form:id="control3" form:label="RESET ALL" form:button-type="reset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  <form:property form:property-name="Repeat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RESET.RESETALL?language=Basic&amp;location=document" xlink:type="simple"/>
                <script:event-listener script:language="ooo:script" script:event-name="dom:mousedown" xlink:href="vnd.sun.star.script:Standard.RESET.RESETALL?language=Basic&amp;location=document" xlink:type="simple"/>
              </office:event-listeners>
            </form:button>
            <form:button form:name="RESET VILLAGE SPECS" form:control-implementation="ooo:com.sun.star.form.component.CommandButton" xml:id="control4" form:id="control4" form:label="RESET VILLAGE SPECS" form:button-type="reset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  <form:property form:property-name="Repeat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RESET.RESETVILSPECS?language=Basic&amp;location=document" xlink:type="simple"/>
                <script:event-listener script:language="ooo:script" script:event-name="dom:mousedown" xlink:href="vnd.sun.star.script:Standard.RESET.RESETVILSPECS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38mm" svg:height="6mm" svg:x="365mm" svg:y="92mm" draw:control="control1"/>
          <draw:control draw:z-index="1" draw:style-name="gr1" draw:text-style-name="P1" svg:width="38mm" svg:height="6mm" svg:x="407mm" svg:y="82mm" draw:control="control2"/>
          <draw:control draw:z-index="2" draw:style-name="gr1" draw:text-style-name="P1" svg:width="38mm" svg:height="6mm" svg:x="407mm" svg:y="92mm" draw:control="control3"/>
          <draw:control draw:z-index="3" draw:style-name="gr1" draw:text-style-name="P1" svg:width="38mm" svg:height="6mm" svg:x="365mm" svg:y="82mm" draw:control="control4"/>
        </table:shapes>
        <table:table-column table:style-name="co1" table:default-cell-style-name="ce11"/>
        <table:table-column table:style-name="co2" table:default-cell-style-name="ce11"/>
        <table:table-column table:style-name="co3" table:number-columns-repeated="13" table:default-cell-style-name="ce26"/>
        <table:table-column table:style-name="co4" table:default-cell-style-name="ce26"/>
        <table:table-column table:style-name="co2" table:default-cell-style-name="ce11"/>
        <table:table-column table:style-name="co3" table:number-columns-repeated="5" table:default-cell-style-name="ce26"/>
        <table:table-column table:style-name="co5" table:number-columns-repeated="42" table:default-cell-style-name="ce11"/>
        <table:table-row table:style-name="ro1">
          <table:table-cell table:style-name="ce1" office:value-type="string" calcext:value-type="string">
            <text:p>MODIFIERS</text:p>
          </table:table-cell>
          <table:table-cell table:style-name="ce13"/>
          <table:table-cell table:style-name="ce14" office:value-type="string" calcext:value-type="string">
            <text:p>FAITH</text:p>
          </table:table-cell>
          <table:table-cell table:style-name="ce14" office:value-type="string" calcext:value-type="string">
            <text:p>CHURCH LEVEL</text:p>
          </table:table-cell>
          <table:table-cell table:style-name="ce14" office:value-type="string" calcext:value-type="string">
            <text:p>MORALE</text:p>
          </table:table-cell>
          <table:table-cell table:style-name="ce14" office:value-type="string" calcext:value-type="string">
            <text:p>LUCK</text:p>
          </table:table-cell>
          <table:table-cell table:style-name="ce14" office:value-type="string" calcext:value-type="string">
            <text:p>OFFICER</text:p>
          </table:table-cell>
          <table:table-cell table:style-name="ce14" office:value-type="string" calcext:value-type="string">
            <text:p>WEAPON MASTERY</text:p>
          </table:table-cell>
          <table:table-cell table:style-name="ce14" office:value-type="string" calcext:value-type="string">
            <text:p>MEDIC</text:p>
            <text:p>HOSPITAL</text:p>
          </table:table-cell>
          <table:table-cell table:style-name="ce14" office:value-type="string" calcext:value-type="string">
            <text:p>MEDICUS</text:p>
            <text:p>CLINIC</text:p>
          </table:table-cell>
          <table:table-cell table:style-name="ce14" office:value-type="string" calcext:value-type="string">
            <text:p>IRON WALL</text:p>
          </table:table-cell>
          <table:table-cell table:style-name="ce14" office:value-type="string" calcext:value-type="string">
            <text:p>WALL</text:p>
            <text:p>LEVEL</text:p>
          </table:table-cell>
          <table:table-cell table:style-name="ce14" office:value-type="string" calcext:value-type="string">
            <text:p>BATTLE</text:p>
            <text:p>BONUS</text:p>
          </table:table-cell>
          <table:table-cell table:style-name="ce14" office:value-type="string" calcext:value-type="string">
            <text:p>AFTER</text:p>
            <text:p>WALL LEVEL</text:p>
          </table:table-cell>
          <table:table-cell table:style-name="ce14" office:value-type="string" calcext:value-type="string">
            <text:p>CATAPULT</text:p>
            <text:p>WALL LEVEL</text:p>
          </table:table-cell>
          <table:table-cell table:style-name="ce44" office:value-type="string" calcext:value-type="string">
            <text:p>OVERALL</text:p>
            <text:p>MODIFIER</text:p>
          </table:table-cell>
          <table:table-cell table:style-name="ce13"/>
          <table:table-cell table:style-name="ce51" office:value-type="string" calcext:value-type="string">
            <text:p>CATAPULT TARGET</text:p>
          </table:table-cell>
          <table:table-cell table:style-name="ce59"/>
          <table:table-cell table:style-name="ce59" office:value-type="string" calcext:value-type="string">
            <text:p>STARTING</text:p>
            <text:p>LEVEL</text:p>
          </table:table-cell>
          <table:table-cell table:style-name="ce59" office:value-type="string" calcext:value-type="string">
            <text:p>FINAL</text:p>
            <text:p>LEVEL</text:p>
          </table:table-cell>
          <table:table-cell table:style-name="ce50" table:number-columns-repeated="2"/>
          <table:table-cell table:style-name="ce13" table:number-columns-repeated="41"/>
        </table:table-row>
        <table:table-row table:style-name="ro2">
          <table:table-cell table:style-name="ce2" office:value-type="string" calcext:value-type="string">
            <text:p>OFFENSE</text:p>
          </table:table-cell>
          <table:table-cell/>
          <table:table-cell table:style-name="ce15" table:formula="of:=IF([CALC.C2]=&quot;&quot;;&quot;&quot;;[CALC.C2])" office:value-type="percentage" office:value="1.05" calcext:value-type="percentage">
            <text:p>105.00%</text:p>
          </table:table-cell>
          <table:table-cell table:style-name="ce27" table:content-validation-name="val4" office:value-type="float" office:value="2" calcext:value-type="float">
            <text:p>2</text:p>
          </table:table-cell>
          <table:table-cell table:style-name="ce181" table:content-validation-name="val5" office:value-type="percentage" office:value="0.59" calcext:value-type="percentage">
            <text:p>59.00%</text:p>
          </table:table-cell>
          <table:table-cell table:style-name="ce181" table:content-validation-name="val6" office:value-type="percentage" office:value="0.1" calcext:value-type="percentage">
            <text:p>10.00%</text:p>
          </table:table-cell>
          <table:table-cell table:style-name="ce181" table:content-validation-name="val7" office:value-type="percentage" office:value="0.1" calcext:value-type="percentage">
            <text:p>10.00%</text:p>
          </table:table-cell>
          <table:table-cell table:style-name="ce185" table:content-validation-name="val8" office:value-type="float" office:value="4" calcext:value-type="float">
            <text:p>4</text:p>
          </table:table-cell>
          <table:table-cell table:number-columns-repeated="2" table:style-name="ce185" table:content-validation-name="val9" office:value-type="float" office:value="0" calcext:value-type="float">
            <text:p>0</text:p>
          </table:table-cell>
          <table:table-cell table:style-name="ce33"/>
          <table:table-cell table:style-name="ce33" office:value-type="float" office:value="0" calcext:value-type="float">
            <text:p>0</text:p>
          </table:table-cell>
          <table:table-cell table:style-name="ce38" table:formula="of:=IF([CALC.M2]=&quot;&quot;;&quot;&quot;;[CALC.M2])" office:value-type="float" office:value="8" calcext:value-type="float">
            <text:p>8</text:p>
          </table:table-cell>
          <table:table-cell table:style-name="ce39" table:formula="of:=IF([CALC.N2]=&quot;&quot;;&quot;&quot;;[CALC.N2])">
            <text:p/>
          </table:table-cell>
          <table:table-cell table:style-name="ce42"/>
          <table:table-cell table:style-name="ce15" table:formula="of:=IF([CALC.P2]=&quot;&quot;;&quot;&quot;;[CALC.P2])" office:value-type="percentage" office:value="0.86145" calcext:value-type="percentage">
            <text:p>86.15%</text:p>
          </table:table-cell>
          <table:table-cell/>
          <table:table-cell table:style-name="ce52"/>
          <table:table-cell table:style-name="ce60"/>
          <table:table-cell table:style-name="ce66" table:content-validation-name="val3"/>
          <table:table-cell table:style-name="ce42" table:formula="of:=(HLOOKUP([.I3];HOSPITALBEDS;2)+[.J3]*100)" office:value-type="float" office:value="0" calcext:value-type="float">
            <text:p>0</text:p>
          </table:table-cell>
          <table:table-cell table:style-name="ce12" table:number-columns-repeated="2"/>
          <table:table-cell table:number-columns-repeated="41"/>
        </table:table-row>
        <table:table-row table:style-name="ro2">
          <table:table-cell table:style-name="ce3" office:value-type="string" calcext:value-type="string">
            <text:p>DEFENSE</text:p>
          </table:table-cell>
          <table:table-cell/>
          <table:table-cell table:style-name="ce16" table:formula="of:=IF([CALC.C3]=&quot;&quot;;&quot;&quot;;[CALC.C3])" office:value-type="percentage" office:value="1" calcext:value-type="percentage">
            <text:p>100.00%</text:p>
          </table:table-cell>
          <table:table-cell table:style-name="ce28" table:content-validation-name="val4" office:value-type="float" office:value="1" calcext:value-type="float">
            <text:p>1</text:p>
          </table:table-cell>
          <table:table-cell table:style-name="ce30" office:value-type="percentage" office:value="1" calcext:value-type="percentage">
            <text:p>100.00%</text:p>
          </table:table-cell>
          <table:table-cell table:style-name="ce30" table:number-columns-repeated="2"/>
          <table:table-cell table:style-name="ce30" office:value-type="percentage" office:value="0" calcext:value-type="percentage">
            <text:p>0.00%</text:p>
          </table:table-cell>
          <table:table-cell table:number-columns-repeated="2" table:style-name="ce186" table:content-validation-name="val10" office:value-type="float" office:value="0" calcext:value-type="float">
            <text:p>0</text:p>
          </table:table-cell>
          <table:table-cell table:style-name="ce186" table:content-validation-name="val8" office:value-type="float" office:value="0" calcext:value-type="float">
            <text:p>0</text:p>
          </table:table-cell>
          <table:table-cell table:style-name="ce35" table:content-validation-name="val11" office:value-type="float" office:value="12" calcext:value-type="float">
            <text:p>12</text:p>
          </table:table-cell>
          <table:table-cell table:style-name="ce16" table:formula="of:=[CALC.M2]*0.05" office:value-type="percentage" office:value="0.4" calcext:value-type="percentage">
            <text:p>40.00%</text:p>
          </table:table-cell>
          <table:table-cell table:style-name="ce40" table:formula="of:=ROUND([CALC.R105])" office:value-type="float" office:value="4" calcext:value-type="float">
            <text:p>4</text:p>
          </table:table-cell>
          <table:table-cell table:style-name="ce40" table:formula="of:=IF([.R3]=[DB.A50];IF([.K5]=0;&quot;-&quot;;ROUND([CALC.S105]));[.N3])" office:value-type="float" office:value="4" calcext:value-type="float">
            <text:p>4</text:p>
          </table:table-cell>
          <table:table-cell table:style-name="ce16" table:formula="of:=IF([CALC.P3]=&quot;&quot;;&quot;&quot;;[CALC.P3])" office:value-type="percentage" office:value="1.4" calcext:value-type="percentage">
            <text:p>140.00%</text:p>
          </table:table-cell>
          <table:table-cell/>
          <table:table-cell table:style-name="ce53" table:content-validation-name="val12" office:value-type="string" calcext:value-type="string" table:number-columns-spanned="2" table:number-rows-spanned="1">
            <text:p>VILLAGE HEADQUARTERS</text:p>
          </table:table-cell>
          <table:covered-table-cell table:style-name="ce61"/>
          <table:table-cell table:style-name="ce67" table:content-validation-name="val13" office:value-type="float" office:value="0" calcext:value-type="float">
            <text:p>0</text:p>
          </table:table-cell>
          <table:table-cell table:style-name="ce40" table:content-validation-name="val3" table:formula="of:=IF([CALC.S8]=&quot;&quot;;&quot;&quot;;[CALC.S8])" office:value-type="string" office:string-value="-" calcext:value-type="string">
            <text:p>-</text:p>
          </table:table-cell>
          <table:table-cell table:style-name="ce12" table:number-columns-repeated="2"/>
          <table:table-cell table:number-columns-repeated="41"/>
        </table:table-row>
        <table:table-row table:style-name="ro1">
          <table:table-cell table:style-name="ce4" office:value-type="string" calcext:value-type="string">
            <text:p>ARMIES</text:p>
          </table:table-cell>
          <table:table-cell table:style-name="ce13"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</text:p>
            <text:p>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45" office:value-type="string" calcext:value-type="string">
            <text:p>PROVISIONS</text:p>
          </table:table-cell>
          <table:table-cell table:style-name="ce13"/>
          <table:table-cell table:style-name="ce14" office:value-type="string" calcext:value-type="string">
            <text:p>WORTH</text:p>
            <text:p>BASHPOINTS</text:p>
          </table:table-cell>
          <table:table-cell table:style-name="ce14" office:value-type="string" calcext:value-type="string">
            <text:p>WOOD</text:p>
          </table:table-cell>
          <table:table-cell table:style-name="ce14" office:value-type="string" calcext:value-type="string">
            <text:p>CLAY</text:p>
          </table:table-cell>
          <table:table-cell table:style-name="ce14" office:value-type="string" calcext:value-type="string">
            <text:p>IRON</text:p>
          </table:table-cell>
          <table:table-cell table:style-name="Default"/>
          <table:table-cell table:style-name="ce13" table:number-columns-repeated="42"/>
        </table:table-row>
        <table:table-row table:style-name="ro2">
          <table:table-cell table:style-name="ce5" office:value-type="string" calcext:value-type="string">
            <text:p>OFFENSE</text:p>
          </table:table-cell>
          <table:table-cell/>
          <table:table-cell table:number-columns-repeated="2" table:style-name="ce17" table:content-validation-name="val1" office:value-type="float" office:value="0" calcext:value-type="float">
            <text:p>0</text:p>
          </table:table-cell>
          <table:table-cell table:style-name="ce17" table:content-validation-name="val1" office:value-type="float" office:value="2022" calcext:value-type="float">
            <text:p>2022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table:content-validation-name="val1" office:value-type="float" office:value="1634" calcext:value-type="float">
            <text:p>1634</text:p>
          </table:table-cell>
          <table:table-cell table:style-name="ce17" table:content-validation-name="val1" office:value-type="float" office:value="1822" calcext:value-type="float">
            <text:p>1822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table:content-validation-name="val1" office:value-type="float" office:value="79" calcext:value-type="float">
            <text:p>79</text:p>
          </table:table-cell>
          <table:table-cell table:number-columns-repeated="5" table:style-name="ce17" table:content-validation-name="val1" office:value-type="float" office:value="0" calcext:value-type="float">
            <text:p>0</text:p>
          </table:table-cell>
          <table:table-cell table:style-name="ce46" table:content-validation-name="val3" table:formula="of:=[BATTLE.C5]*[DB.$C$65]+[BATTLE.D5]*[DB.$C$66]+[BATTLE.E5]*[DB.$C$67]+[BATTLE.F5]*[DB.$C$68]+[BATTLE.G5]*[DB.$C$69]+[BATTLE.H5]*[DB.$C$70]+[BATTLE.I5]*[DB.$C$71]+[BATTLE.J5]*[DB.$C$72]+[BATTLE.K5]*[DB.$C$73]+[BATTLE.L5]*[DB.$C$74]+[BATTLE.M5]*[DB.$C$75]+[BATTLE.N5]*[DB.$C$76]+[BATTLE.O5]*[DB.$C$77]" office:value-type="float" office:value="18063" calcext:value-type="float">
            <text:p>18063</text:p>
          </table:table-cell>
          <table:table-cell/>
          <table:table-cell table:style-name="ce54" table:formula="of:=SQRT(([BATTLE.C5]*[DB.$O$65]+[BATTLE.D5]*[DB.$O$66]+[BATTLE.E5]*[DB.$O$67]+[BATTLE.F5]*[DB.$O$68]+[BATTLE.G5]*[DB.$O$69]+[BATTLE.H5]*[DB.$O$70]+[BATTLE.I5]*[DB.$O$71]+[BATTLE.J5]*[DB.$O$72]+[BATTLE.K5]*[DB.$O$73]+[BATTLE.L5]*[DB.$O$74]+[BATTLE.M5]*[DB.$O$75]+[BATTLE.N5]*[DB.$O$76]+[BATTLE.O5]*[DB.$O$77])^2)" office:value-type="float" office:value="51826" calcext:value-type="float">
            <text:p>51826</text:p>
          </table:table-cell>
          <table:table-cell table:style-name="ce54" table:formula="of:=[BATTLE.C5]*[DB.$K$65]+[BATTLE.D5]*[DB.$K$66]+[BATTLE.E5]*[DB.$K$67]+[BATTLE.F5]*[DB.$K$68]+[BATTLE.G5]*[DB.$K$69]+[BATTLE.H5]*[DB.$K$70]+[BATTLE.I5]*[DB.$K$71]+[BATTLE.J5]*[DB.$K$72]+[BATTLE.K5]*[DB.$K$73]+[BATTLE.L5]*[DB.$K$74]+[BATTLE.M5]*[DB.$K$75]+[BATTLE.N5]*[DB.$K$76]+[BATTLE.O5]*[DB.$K$77]" office:value-type="float" office:value="804770" calcext:value-type="float">
            <text:p>804770</text:p>
          </table:table-cell>
          <table:table-cell table:style-name="ce54" table:formula="of:=[BATTLE.C5]*[DB.$L$65]+[BATTLE.D5]*[DB.$L$66]+[BATTLE.E5]*[DB.$L$67]+[BATTLE.F5]*[DB.$L$68]+[BATTLE.G5]*[DB.$L$69]+[BATTLE.H5]*[DB.$L$70]+[BATTLE.I5]*[DB.$L$71]+[BATTLE.J5]*[DB.$L$72]+[BATTLE.K5]*[DB.$L$73]+[BATTLE.L5]*[DB.$L$74]+[BATTLE.M5]*[DB.$L$75]+[BATTLE.N5]*[DB.$L$76]+[BATTLE.O5]*[DB.$L$77]" office:value-type="float" office:value="604260" calcext:value-type="float">
            <text:p>604260</text:p>
          </table:table-cell>
          <table:table-cell table:style-name="ce54" table:formula="of:=[BATTLE.C5]*[DB.$M$65]+[BATTLE.D5]*[DB.$M$66]+[BATTLE.E5]*[DB.$M$67]+[BATTLE.F5]*[DB.$M$68]+[BATTLE.G5]*[DB.$M$69]+[BATTLE.H5]*[DB.$M$70]+[BATTLE.I5]*[DB.$M$71]+[BATTLE.J5]*[DB.$M$72]+[BATTLE.K5]*[DB.$M$73]+[BATTLE.L5]*[DB.$M$74]+[BATTLE.M5]*[DB.$M$75]+[BATTLE.N5]*[DB.$M$76]+[BATTLE.O5]*[DB.$M$77]" office:value-type="float" office:value="687380" calcext:value-type="float">
            <text:p>687380</text:p>
          </table:table-cell>
          <table:table-cell table:style-name="Default"/>
          <table:table-cell table:number-columns-repeated="42"/>
        </table:table-row>
        <table:table-row table:style-name="ro2">
          <table:table-cell table:style-name="ce6" office:value-type="string" calcext:value-type="string">
            <text:p>LOSSES</text:p>
          </table:table-cell>
          <table:table-cell/>
          <table:table-cell table:style-name="ce6" table:formula="of:=IF([CALC.C6]=&quot;&quot;;&quot;&quot;;[CALC.C6])" office:value-type="float" office:value="0" calcext:value-type="float">
            <text:p>0</text:p>
          </table:table-cell>
          <table:table-cell table:style-name="ce6" table:formula="of:=IF([CALC.D6]=&quot;&quot;;&quot;&quot;;[CALC.D6])" office:value-type="float" office:value="0" calcext:value-type="float">
            <text:p>0</text:p>
          </table:table-cell>
          <table:table-cell table:style-name="ce6" table:formula="of:=IF([CALC.E6]=&quot;&quot;;&quot;&quot;;[CALC.E6])" office:value-type="float" office:value="-761" calcext:value-type="float">
            <text:p>-761</text:p>
          </table:table-cell>
          <table:table-cell table:style-name="ce6" table:formula="of:=IF([CALC.F6]=&quot;&quot;;&quot;&quot;;[CALC.F6])" office:value-type="float" office:value="0" calcext:value-type="float">
            <text:p>0</text:p>
          </table:table-cell>
          <table:table-cell table:style-name="ce6" table:formula="of:=IF([CALC.G6]=&quot;&quot;;&quot;&quot;;[CALC.G6])" office:value-type="float" office:value="-337" calcext:value-type="float">
            <text:p>-337</text:p>
          </table:table-cell>
          <table:table-cell table:style-name="ce6" table:formula="of:=IF([CALC.H6]=&quot;&quot;;&quot;&quot;;[CALC.H6])" office:value-type="float" office:value="-862" calcext:value-type="float">
            <text:p>-862</text:p>
          </table:table-cell>
          <table:table-cell table:style-name="ce6" table:formula="of:=IF([CALC.I6]=&quot;&quot;;&quot;&quot;;[CALC.I6])" office:value-type="float" office:value="0" calcext:value-type="float">
            <text:p>0</text:p>
          </table:table-cell>
          <table:table-cell table:style-name="ce6" table:formula="of:=IF([CALC.J6]=&quot;&quot;;&quot;&quot;;[CALC.J6])" office:value-type="float" office:value="-30" calcext:value-type="float">
            <text:p>-30</text:p>
          </table:table-cell>
          <table:table-cell table:style-name="ce6" table:formula="of:=IF([CALC.K6]=&quot;&quot;;&quot;&quot;;[CALC.K6])" office:value-type="float" office:value="0" calcext:value-type="float">
            <text:p>0</text:p>
          </table:table-cell>
          <table:table-cell table:style-name="ce6" table:formula="of:=IF([CALC.L6]=&quot;&quot;;&quot;&quot;;[CALC.L6])" office:value-type="float" office:value="0" calcext:value-type="float">
            <text:p>0</text:p>
          </table:table-cell>
          <table:table-cell table:style-name="ce6" table:formula="of:=IF([CALC.M6]=&quot;&quot;;&quot;&quot;;[CALC.M6])" office:value-type="float" office:value="0" calcext:value-type="float">
            <text:p>0</text:p>
          </table:table-cell>
          <table:table-cell table:style-name="ce6" table:formula="of:=IF([CALC.N6]=&quot;&quot;;&quot;&quot;;[CALC.N6])" office:value-type="float" office:value="0" calcext:value-type="float">
            <text:p>0</text:p>
          </table:table-cell>
          <table:table-cell table:style-name="ce6" table:formula="of:=IF([CALC.O6]=&quot;&quot;;&quot;&quot;;[CALC.O6])" office:value-type="float" office:value="0" calcext:value-type="float">
            <text:p>0</text:p>
          </table:table-cell>
          <table:table-cell table:style-name="ce6" table:content-validation-name="val3" table:formula="of:=[BATTLE.C6]*[DB.$C$65]+[BATTLE.D6]*[DB.$C$66]+[BATTLE.E6]*[DB.$C$67]+[BATTLE.F6]*[DB.$C$68]+[BATTLE.G6]*[DB.$C$69]+[BATTLE.H6]*[DB.$C$70]+[BATTLE.I6]*[DB.$C$71]+[BATTLE.J6]*[DB.$C$72]+[BATTLE.K6]*[DB.$C$73]+[BATTLE.L6]*[DB.$C$74]+[BATTLE.M6]*[DB.$C$75]+[BATTLE.N6]*[DB.$C$76]+[BATTLE.O6]*[DB.$C$77]" office:value-type="float" office:value="-6569" calcext:value-type="float">
            <text:p>-6569</text:p>
          </table:table-cell>
          <table:table-cell/>
          <table:table-cell table:style-name="ce6" table:formula="of:=SQRT(([BATTLE.C6]*[DB.$O$65]+[BATTLE.D6]*[DB.$O$66]+[BATTLE.E6]*[DB.$O$67]+[BATTLE.F6]*[DB.$O$68]+[BATTLE.G6]*[DB.$O$69]+[BATTLE.H6]*[DB.$O$70]+[BATTLE.I6]*[DB.$O$71]+[BATTLE.J6]*[DB.$O$72]+[BATTLE.K6]*[DB.$O$73]+[BATTLE.L6]*[DB.$O$74]+[BATTLE.M6]*[DB.$O$75]+[BATTLE.N6]*[DB.$O$76]+[BATTLE.O6]*[DB.$O$77])^2)" office:value-type="float" office:value="18009" calcext:value-type="float">
            <text:p>18009</text:p>
          </table:table-cell>
          <table:table-cell table:style-name="ce6" table:formula="of:=[BATTLE.C6]*[DB.$K$65]+[BATTLE.D6]*[DB.$K$66]+[BATTLE.E6]*[DB.$K$67]+[BATTLE.F6]*[DB.$K$68]+[BATTLE.G6]*[DB.$K$69]+[BATTLE.H6]*[DB.$K$70]+[BATTLE.I6]*[DB.$K$71]+[BATTLE.J6]*[DB.$K$72]+[BATTLE.K6]*[DB.$K$73]+[BATTLE.L6]*[DB.$K$74]+[BATTLE.M6]*[DB.$K$75]+[BATTLE.N6]*[DB.$K$76]+[BATTLE.O6]*[DB.$K$77]" office:value-type="float" office:value="-312285" calcext:value-type="float">
            <text:p>-312285</text:p>
          </table:table-cell>
          <table:table-cell table:style-name="ce6" table:formula="of:=[BATTLE.C6]*[DB.$L$65]+[BATTLE.D6]*[DB.$L$66]+[BATTLE.E6]*[DB.$L$67]+[BATTLE.F6]*[DB.$L$68]+[BATTLE.G6]*[DB.$L$69]+[BATTLE.H6]*[DB.$L$70]+[BATTLE.I6]*[DB.$L$71]+[BATTLE.J6]*[DB.$L$72]+[BATTLE.K6]*[DB.$L$73]+[BATTLE.L6]*[DB.$L$74]+[BATTLE.M6]*[DB.$L$75]+[BATTLE.N6]*[DB.$L$76]+[BATTLE.O6]*[DB.$L$77]" office:value-type="float" office:value="-234930" calcext:value-type="float">
            <text:p>-234930</text:p>
          </table:table-cell>
          <table:table-cell table:style-name="ce6" table:formula="of:=[BATTLE.C6]*[DB.$M$65]+[BATTLE.D6]*[DB.$M$66]+[BATTLE.E6]*[DB.$M$67]+[BATTLE.F6]*[DB.$M$68]+[BATTLE.G6]*[DB.$M$69]+[BATTLE.H6]*[DB.$M$70]+[BATTLE.I6]*[DB.$M$71]+[BATTLE.J6]*[DB.$M$72]+[BATTLE.K6]*[DB.$M$73]+[BATTLE.L6]*[DB.$M$74]+[BATTLE.M6]*[DB.$M$75]+[BATTLE.N6]*[DB.$M$76]+[BATTLE.O6]*[DB.$M$77]" office:value-type="float" office:value="-206890" calcext:value-type="float">
            <text:p>-206890</text:p>
          </table:table-cell>
          <table:table-cell table:style-name="Default"/>
          <table:table-cell table:number-columns-repeated="42"/>
        </table:table-row>
        <table:table-row table:style-name="ro2">
          <table:table-cell table:style-name="ce7" office:value-type="string" calcext:value-type="string">
            <text:p>REVIVED</text:p>
          </table:table-cell>
          <table:table-cell/>
          <table:table-cell table:style-name="ce170" table:formula="of:=ROUND(-[.C6]*([.$J$2]+[.$I$2])*0.1)" office:value-type="float" office:value="-0" calcext:value-type="float">
            <text:p>0</text:p>
          </table:table-cell>
          <table:table-cell table:style-name="ce170" table:formula="of:=ROUND(-[.D6]*([.$J$2]+[.$I$2])*0.1)" office:value-type="float" office:value="-0" calcext:value-type="float">
            <text:p>0</text:p>
          </table:table-cell>
          <table:table-cell table:style-name="ce170" table:formula="of:=ROUND(-[.E6]*([.$J$2]+[.$I$2])*0.1)" office:value-type="float" office:value="0" calcext:value-type="float">
            <text:p>0</text:p>
          </table:table-cell>
          <table:table-cell table:style-name="ce170" table:formula="of:=ROUND(-[.F6]*([.$J$2]+[.$I$2])*0.1)" office:value-type="float" office:value="-0" calcext:value-type="float">
            <text:p>0</text:p>
          </table:table-cell>
          <table:table-cell table:style-name="ce170" table:formula="of:=ROUND(-[.G6]*([.$J$2]+[.$I$2])*0.1)" office:value-type="float" office:value="0" calcext:value-type="float">
            <text:p>0</text:p>
          </table:table-cell>
          <table:table-cell table:style-name="ce170" table:formula="of:=ROUND(-[.H6]*([.$J$2]+[.$I$2])*0.1)" office:value-type="float" office:value="0" calcext:value-type="float">
            <text:p>0</text:p>
          </table:table-cell>
          <table:table-cell table:style-name="ce170" table:formula="of:=ROUND(-[.I6]*([.$J$2]+[.$I$2])*0.1)" office:value-type="float" office:value="-0" calcext:value-type="float">
            <text:p>0</text:p>
          </table:table-cell>
          <table:table-cell table:style-name="ce170" table:formula="of:=ROUND(-[.J6]*([.$J$2]+[.$I$2])*0.1)" office:value-type="float" office:value="0" calcext:value-type="float">
            <text:p>0</text:p>
          </table:table-cell>
          <table:table-cell table:style-name="ce170" table:formula="of:=ROUND(-[.K6]*([.$J$2]+[.$I$2])*0.1)" office:value-type="float" office:value="-0" calcext:value-type="float">
            <text:p>0</text:p>
          </table:table-cell>
          <table:table-cell table:style-name="ce170" table:formula="of:=ROUND(-[.L6]*([.$J$2]+[.$I$2])*0.1)" office:value-type="float" office:value="-0" calcext:value-type="float">
            <text:p>0</text:p>
          </table:table-cell>
          <table:table-cell table:style-name="ce170" table:formula="of:=ROUND(-[.M6]*([.$J$2]+[.$I$2])*0.1)" office:value-type="float" office:value="-0" calcext:value-type="float">
            <text:p>0</text:p>
          </table:table-cell>
          <table:table-cell table:style-name="ce170" table:formula="of:=ROUND(-[.N6]*([.$J$2]+[.$I$2])*0.1)" office:value-type="float" office:value="-0" calcext:value-type="float">
            <text:p>0</text:p>
          </table:table-cell>
          <table:table-cell table:style-name="ce170" table:formula="of:=ROUND(-[.O6]*([.$J$2]+[.$I$2])*0.1)" office:value-type="float" office:value="-0" calcext:value-type="float">
            <text:p>0</text:p>
          </table:table-cell>
          <table:table-cell table:style-name="ce170" table:content-validation-name="val3" table:formula="of:=[BATTLE.C7]*[DB.$C$65]+[BATTLE.D7]*[DB.$C$66]+[BATTLE.E7]*[DB.$C$67]+[BATTLE.F7]*[DB.$C$68]+[BATTLE.G7]*[DB.$C$69]+[BATTLE.H7]*[DB.$C$70]+[BATTLE.I7]*[DB.$C$71]+[BATTLE.J7]*[DB.$C$72]+[BATTLE.K7]*[DB.$C$73]+[BATTLE.L7]*[DB.$C$74]+[BATTLE.M7]*[DB.$C$75]+[BATTLE.N7]*[DB.$C$76]+[BATTLE.O7]*[DB.$C$77]" office:value-type="float" office:value="0" calcext:value-type="float">
            <text:p>0</text:p>
          </table:table-cell>
          <table:table-cell/>
          <table:table-cell table:style-name="ce170" table:formula="of:=SQRT(([BATTLE.C7]*[DB.$O$65]+[BATTLE.D7]*[DB.$O$66]+[BATTLE.E7]*[DB.$O$67]+[BATTLE.F7]*[DB.$O$68]+[BATTLE.G7]*[DB.$O$69]+[BATTLE.H7]*[DB.$O$70]+[BATTLE.I7]*[DB.$O$71]+[BATTLE.J7]*[DB.$O$72]+[BATTLE.K7]*[DB.$O$73]+[BATTLE.L7]*[DB.$O$74]+[BATTLE.M7]*[DB.$O$75]+[BATTLE.N7]*[DB.$O$76]+[BATTLE.O7]*[DB.$O$77])^2)" office:value-type="float" office:value="0" calcext:value-type="float">
            <text:p>0</text:p>
          </table:table-cell>
          <table:table-cell table:style-name="ce170" table:formula="of:=[BATTLE.C7]*[DB.$K$65]+[BATTLE.D7]*[DB.$K$66]+[BATTLE.E7]*[DB.$K$67]+[BATTLE.F7]*[DB.$K$68]+[BATTLE.G7]*[DB.$K$69]+[BATTLE.H7]*[DB.$K$70]+[BATTLE.I7]*[DB.$K$71]+[BATTLE.J7]*[DB.$K$72]+[BATTLE.K7]*[DB.$K$73]+[BATTLE.L7]*[DB.$K$74]+[BATTLE.M7]*[DB.$K$75]+[BATTLE.N7]*[DB.$K$76]+[BATTLE.O7]*[DB.$K$77]" office:value-type="float" office:value="0" calcext:value-type="float">
            <text:p>0</text:p>
          </table:table-cell>
          <table:table-cell table:style-name="ce170" table:formula="of:=[BATTLE.C7]*[DB.$L$65]+[BATTLE.D7]*[DB.$L$66]+[BATTLE.E7]*[DB.$L$67]+[BATTLE.F7]*[DB.$L$68]+[BATTLE.G7]*[DB.$L$69]+[BATTLE.H7]*[DB.$L$70]+[BATTLE.I7]*[DB.$L$71]+[BATTLE.J7]*[DB.$L$72]+[BATTLE.K7]*[DB.$L$73]+[BATTLE.L7]*[DB.$L$74]+[BATTLE.M7]*[DB.$L$75]+[BATTLE.N7]*[DB.$L$76]+[BATTLE.O7]*[DB.$L$77]" office:value-type="float" office:value="0" calcext:value-type="float">
            <text:p>0</text:p>
          </table:table-cell>
          <table:table-cell table:style-name="ce170" table:formula="of:=[BATTLE.C7]*[DB.$M$65]+[BATTLE.D7]*[DB.$M$66]+[BATTLE.E7]*[DB.$M$67]+[BATTLE.F7]*[DB.$M$68]+[BATTLE.G7]*[DB.$M$69]+[BATTLE.H7]*[DB.$M$70]+[BATTLE.I7]*[DB.$M$71]+[BATTLE.J7]*[DB.$M$72]+[BATTLE.K7]*[DB.$M$73]+[BATTLE.L7]*[DB.$M$74]+[BATTLE.M7]*[DB.$M$75]+[BATTLE.N7]*[DB.$M$76]+[BATTLE.O7]*[DB.$M$77]" office:value-type="float" office:value="0" calcext:value-type="float">
            <text:p>0</text:p>
          </table:table-cell>
          <table:table-cell table:style-name="Default"/>
          <table:table-cell table:number-columns-repeated="42"/>
        </table:table-row>
        <table:table-row table:style-name="ro2">
          <table:table-cell table:style-name="ce8" office:value-type="string" calcext:value-type="string">
            <text:p>SURVIVORS (INCLUDES REVIVED)</text:p>
          </table:table-cell>
          <table:table-cell/>
          <table:table-cell table:style-name="ce171" table:formula="of:=SUM([.C5];[.C6];[.C7])" office:value-type="float" office:value="0" calcext:value-type="float">
            <text:p>0</text:p>
          </table:table-cell>
          <table:table-cell table:style-name="ce171" table:formula="of:=SUM([.D5];[.D6];[.D7])" office:value-type="float" office:value="0" calcext:value-type="float">
            <text:p>0</text:p>
          </table:table-cell>
          <table:table-cell table:style-name="ce171" table:formula="of:=SUM([.E5];[.E6];[.E7])" office:value-type="float" office:value="1261" calcext:value-type="float">
            <text:p>1261</text:p>
          </table:table-cell>
          <table:table-cell table:style-name="ce171" table:formula="of:=SUM([.F5];[.F6];[.F7])" office:value-type="float" office:value="0" calcext:value-type="float">
            <text:p>0</text:p>
          </table:table-cell>
          <table:table-cell table:style-name="ce171" table:formula="of:=SUM([.G5];[.G6];[.G7])" office:value-type="float" office:value="1297" calcext:value-type="float">
            <text:p>1297</text:p>
          </table:table-cell>
          <table:table-cell table:style-name="ce171" table:formula="of:=SUM([.H5];[.H6];[.H7])" office:value-type="float" office:value="960" calcext:value-type="float">
            <text:p>960</text:p>
          </table:table-cell>
          <table:table-cell table:style-name="ce171" table:formula="of:=SUM([.I5];[.I6];[.I7])" office:value-type="float" office:value="0" calcext:value-type="float">
            <text:p>0</text:p>
          </table:table-cell>
          <table:table-cell table:style-name="ce171" table:formula="of:=SUM([.J5];[.J6];[.J7])" office:value-type="float" office:value="49" calcext:value-type="float">
            <text:p>49</text:p>
          </table:table-cell>
          <table:table-cell table:style-name="ce171" table:formula="of:=SUM([.K5];[.K6];[.K7])" office:value-type="float" office:value="0" calcext:value-type="float">
            <text:p>0</text:p>
          </table:table-cell>
          <table:table-cell table:style-name="ce171" table:formula="of:=SUM([.L5];[.L6];[.L7])" office:value-type="float" office:value="0" calcext:value-type="float">
            <text:p>0</text:p>
          </table:table-cell>
          <table:table-cell table:style-name="ce171" table:formula="of:=SUM([.M5];[.M6];[.M7])" office:value-type="float" office:value="0" calcext:value-type="float">
            <text:p>0</text:p>
          </table:table-cell>
          <table:table-cell table:style-name="ce171" table:formula="of:=SUM([.N5];[.N6];[.N7])" office:value-type="float" office:value="0" calcext:value-type="float">
            <text:p>0</text:p>
          </table:table-cell>
          <table:table-cell table:style-name="ce171" table:formula="of:=SUM([.O5];[.O6];[.O7])" office:value-type="float" office:value="0" calcext:value-type="float">
            <text:p>0</text:p>
          </table:table-cell>
          <table:table-cell table:style-name="ce171" table:content-validation-name="val3" table:formula="of:=[BATTLE.C8]*[DB.$C$65]+[BATTLE.D8]*[DB.$C$66]+[BATTLE.E8]*[DB.$C$67]+[BATTLE.F8]*[DB.$C$68]+[BATTLE.G8]*[DB.$C$69]+[BATTLE.H8]*[DB.$C$70]+[BATTLE.I8]*[DB.$C$71]+[BATTLE.J8]*[DB.$C$72]+[BATTLE.K8]*[DB.$C$73]+[BATTLE.L8]*[DB.$C$74]+[BATTLE.M8]*[DB.$C$75]+[BATTLE.N8]*[DB.$C$76]+[BATTLE.O8]*[DB.$C$77]" office:value-type="float" office:value="11494" calcext:value-type="float">
            <text:p>11494</text:p>
          </table:table-cell>
          <table:table-cell/>
          <table:table-cell table:style-name="ce171" table:formula="of:=SQRT(([BATTLE.C8]*[DB.$O$65]+[BATTLE.D8]*[DB.$O$66]+[BATTLE.E8]*[DB.$O$67]+[BATTLE.F8]*[DB.$O$68]+[BATTLE.G8]*[DB.$O$69]+[BATTLE.H8]*[DB.$O$70]+[BATTLE.I8]*[DB.$O$71]+[BATTLE.J8]*[DB.$O$72]+[BATTLE.K8]*[DB.$O$73]+[BATTLE.L8]*[DB.$O$74]+[BATTLE.M8]*[DB.$O$75]+[BATTLE.N8]*[DB.$O$76]+[BATTLE.O8]*[DB.$O$77])^2)" office:value-type="float" office:value="33817" calcext:value-type="float">
            <text:p>33817</text:p>
          </table:table-cell>
          <table:table-cell table:style-name="ce171" table:formula="of:=[BATTLE.C8]*[DB.$K$65]+[BATTLE.D8]*[DB.$K$66]+[BATTLE.E8]*[DB.$K$67]+[BATTLE.F8]*[DB.$K$68]+[BATTLE.G8]*[DB.$K$69]+[BATTLE.H8]*[DB.$K$70]+[BATTLE.I8]*[DB.$K$71]+[BATTLE.J8]*[DB.$K$72]+[BATTLE.K8]*[DB.$K$73]+[BATTLE.L8]*[DB.$K$74]+[BATTLE.M8]*[DB.$K$75]+[BATTLE.N8]*[DB.$K$76]+[BATTLE.O8]*[DB.$K$77]" office:value-type="float" office:value="492485" calcext:value-type="float">
            <text:p>492485</text:p>
          </table:table-cell>
          <table:table-cell table:style-name="ce171" table:formula="of:=[BATTLE.C8]*[DB.$L$65]+[BATTLE.D8]*[DB.$L$66]+[BATTLE.E8]*[DB.$L$67]+[BATTLE.F8]*[DB.$L$68]+[BATTLE.G8]*[DB.$L$69]+[BATTLE.H8]*[DB.$L$70]+[BATTLE.I8]*[DB.$L$71]+[BATTLE.J8]*[DB.$L$72]+[BATTLE.K8]*[DB.$L$73]+[BATTLE.L8]*[DB.$L$74]+[BATTLE.M8]*[DB.$L$75]+[BATTLE.N8]*[DB.$L$76]+[BATTLE.O8]*[DB.$L$77]" office:value-type="float" office:value="369330" calcext:value-type="float">
            <text:p>369330</text:p>
          </table:table-cell>
          <table:table-cell table:style-name="ce171" table:formula="of:=[BATTLE.C8]*[DB.$M$65]+[BATTLE.D8]*[DB.$M$66]+[BATTLE.E8]*[DB.$M$67]+[BATTLE.F8]*[DB.$M$68]+[BATTLE.G8]*[DB.$M$69]+[BATTLE.H8]*[DB.$M$70]+[BATTLE.I8]*[DB.$M$71]+[BATTLE.J8]*[DB.$M$72]+[BATTLE.K8]*[DB.$M$73]+[BATTLE.L8]*[DB.$M$74]+[BATTLE.M8]*[DB.$M$75]+[BATTLE.N8]*[DB.$M$76]+[BATTLE.O8]*[DB.$M$77]" office:value-type="float" office:value="480490" calcext:value-type="float">
            <text:p>480490</text:p>
          </table:table-cell>
          <table:table-cell table:style-name="Default"/>
          <table:table-cell table:number-columns-repeated="42"/>
        </table:table-row>
        <table:table-row table:style-name="ro2">
          <table:table-cell table:style-name="ce5" office:value-type="string" calcext:value-type="string">
            <text:p>DEFENSE</text:p>
          </table:table-cell>
          <table:table-cell/>
          <table:table-cell table:style-name="ce17" table:content-validation-name="val1" office:value-type="float" office:value="1312" calcext:value-type="float">
            <text:p>1312</text:p>
          </table:table-cell>
          <table:table-cell table:style-name="ce17" table:content-validation-name="val1" office:value-type="float" office:value="2901" calcext:value-type="float">
            <text:p>2901</text:p>
          </table:table-cell>
          <table:table-cell table:style-name="ce17" table:content-validation-name="val1" office:value-type="float" office:value="600" calcext:value-type="float">
            <text:p>600</text:p>
          </table:table-cell>
          <table:table-cell table:style-name="ce17" table:content-validation-name="val1" office:value-type="float" office:value="1531" calcext:value-type="float">
            <text:p>1531</text:p>
          </table:table-cell>
          <table:table-cell table:style-name="ce17" table:content-validation-name="val1" office:value-type="float" office:value="10" calcext:value-type="float">
            <text:p>10</text:p>
          </table:table-cell>
          <table:table-cell table:style-name="ce17" table:content-validation-name="val1" office:value-type="float" office:value="5" calcext:value-type="float">
            <text:p>5</text:p>
          </table:table-cell>
          <table:table-cell table:style-name="ce17" table:content-validation-name="val1" office:value-type="float" office:value="15" calcext:value-type="float">
            <text:p>15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table:content-validation-name="val1" office:value-type="float" office:value="10" calcext:value-type="float">
            <text:p>10</text:p>
          </table:table-cell>
          <table:table-cell table:number-columns-repeated="4" table:style-name="ce17" table:content-validation-name="val1" office:value-type="float" office:value="0" calcext:value-type="float">
            <text:p>0</text:p>
          </table:table-cell>
          <table:table-cell table:style-name="ce46" table:content-validation-name="val3" table:formula="of:=[BATTLE.C9]*[DB.$C$65]+[BATTLE.D9]*[DB.$C$66]+[BATTLE.E9]*[DB.$C$67]+[BATTLE.F9]*[DB.$C$68]+[BATTLE.G9]*[DB.$C$69]+[BATTLE.H9]*[DB.$C$70]+[BATTLE.I9]*[DB.$C$71]+[BATTLE.J9]*[DB.$C$72]+[BATTLE.K9]*[DB.$C$73]+[BATTLE.L9]*[DB.$C$74]+[BATTLE.M9]*[DB.$C$75]+[BATTLE.N9]*[DB.$C$76]+[BATTLE.O9]*[DB.$C$77]" office:value-type="float" office:value="6579" calcext:value-type="float">
            <text:p>6579</text:p>
          </table:table-cell>
          <table:table-cell/>
          <table:table-cell table:style-name="ce54" table:formula="of:=SQRT(([BATTLE.C9]*[DB.$N$65]+[BATTLE.D9]*[DB.$N$66]+[BATTLE.E9]*[DB.$N$67]+[BATTLE.F9]*[DB.$N$68]+[BATTLE.G9]*[DB.$N$69]+[BATTLE.H9]*[DB.$N$70]+[BATTLE.I9]*[DB.$N$71]+[BATTLE.J9]*[DB.$N$72]+[BATTLE.K9]*[DB.$N$73]+[BATTLE.L9]*[DB.$N$74]+[BATTLE.M9]*[DB.$N$75]+[BATTLE.N9]*[DB.$N$76]+[BATTLE.O9]*[DB.$N$77])^2)" office:value-type="float" office:value="28553" calcext:value-type="float">
            <text:p>28553</text:p>
          </table:table-cell>
          <table:table-cell table:style-name="ce54" table:formula="of:=[BATTLE.C9]*[DB.$K$65]+[BATTLE.D9]*[DB.$K$66]+[BATTLE.E9]*[DB.$K$67]+[BATTLE.F9]*[DB.$K$68]+[BATTLE.G9]*[DB.$K$69]+[BATTLE.H9]*[DB.$K$70]+[BATTLE.I9]*[DB.$K$71]+[BATTLE.J9]*[DB.$K$72]+[BATTLE.K9]*[DB.$K$73]+[BATTLE.L9]*[DB.$K$74]+[BATTLE.M9]*[DB.$K$75]+[BATTLE.N9]*[DB.$K$76]+[BATTLE.O9]*[DB.$K$77]" office:value-type="float" office:value="319810" calcext:value-type="float">
            <text:p>319810</text:p>
          </table:table-cell>
          <table:table-cell table:style-name="ce54" table:formula="of:=[BATTLE.C9]*[DB.$L$65]+[BATTLE.D9]*[DB.$L$66]+[BATTLE.E9]*[DB.$L$67]+[BATTLE.F9]*[DB.$L$68]+[BATTLE.G9]*[DB.$L$69]+[BATTLE.H9]*[DB.$L$70]+[BATTLE.I9]*[DB.$L$71]+[BATTLE.J9]*[DB.$L$72]+[BATTLE.K9]*[DB.$L$73]+[BATTLE.L9]*[DB.$L$74]+[BATTLE.M9]*[DB.$L$75]+[BATTLE.N9]*[DB.$L$76]+[BATTLE.O9]*[DB.$L$77]" office:value-type="float" office:value="198570" calcext:value-type="float">
            <text:p>198570</text:p>
          </table:table-cell>
          <table:table-cell table:style-name="ce54" table:formula="of:=[BATTLE.C9]*[DB.$M$65]+[BATTLE.D9]*[DB.$M$66]+[BATTLE.E9]*[DB.$M$67]+[BATTLE.F9]*[DB.$M$68]+[BATTLE.G9]*[DB.$M$69]+[BATTLE.H9]*[DB.$M$70]+[BATTLE.I9]*[DB.$M$71]+[BATTLE.J9]*[DB.$M$72]+[BATTLE.K9]*[DB.$M$73]+[BATTLE.L9]*[DB.$M$74]+[BATTLE.M9]*[DB.$M$75]+[BATTLE.N9]*[DB.$M$76]+[BATTLE.O9]*[DB.$M$77]" office:value-type="float" office:value="358170" calcext:value-type="float">
            <text:p>358170</text:p>
          </table:table-cell>
          <table:table-cell table:style-name="Default"/>
          <table:table-cell table:number-columns-repeated="42"/>
        </table:table-row>
        <table:table-row table:style-name="ro2">
          <table:table-cell table:style-name="ce6" office:value-type="string" calcext:value-type="string">
            <text:p>LOSSES</text:p>
          </table:table-cell>
          <table:table-cell/>
          <table:table-cell table:style-name="ce6" table:formula="of:=IF([CALC.C10]=&quot;&quot;;&quot;&quot;;[CALC.C10])" office:value-type="float" office:value="-1312" calcext:value-type="float">
            <text:p>-1312</text:p>
          </table:table-cell>
          <table:table-cell table:style-name="ce6" table:formula="of:=IF([CALC.D10]=&quot;&quot;;&quot;&quot;;[CALC.D10])" office:value-type="float" office:value="-2901" calcext:value-type="float">
            <text:p>-2901</text:p>
          </table:table-cell>
          <table:table-cell table:style-name="ce6" table:formula="of:=IF([CALC.E10]=&quot;&quot;;&quot;&quot;;[CALC.E10])" office:value-type="float" office:value="-600" calcext:value-type="float">
            <text:p>-600</text:p>
          </table:table-cell>
          <table:table-cell table:style-name="ce6" table:formula="of:=IF([CALC.F10]=&quot;&quot;;&quot;&quot;;[CALC.F10])" office:value-type="float" office:value="-1531" calcext:value-type="float">
            <text:p>-1531</text:p>
          </table:table-cell>
          <table:table-cell table:style-name="ce6" table:formula="of:=IF([CALC.G10]=&quot;&quot;;&quot;&quot;;[CALC.G10])" office:value-type="float" office:value="-10" calcext:value-type="float">
            <text:p>-10</text:p>
          </table:table-cell>
          <table:table-cell table:style-name="ce6" table:formula="of:=IF([CALC.H10]=&quot;&quot;;&quot;&quot;;[CALC.H10])" office:value-type="float" office:value="-5" calcext:value-type="float">
            <text:p>-5</text:p>
          </table:table-cell>
          <table:table-cell table:style-name="ce6" table:formula="of:=IF([CALC.I10]=&quot;&quot;;&quot;&quot;;[CALC.I10])" office:value-type="float" office:value="-15" calcext:value-type="float">
            <text:p>-15</text:p>
          </table:table-cell>
          <table:table-cell table:style-name="ce6" table:formula="of:=IF([CALC.J10]=&quot;&quot;;&quot;&quot;;[CALC.J10])" office:value-type="float" office:value="0" calcext:value-type="float">
            <text:p>0</text:p>
          </table:table-cell>
          <table:table-cell table:style-name="ce6" table:formula="of:=IF([CALC.K10]=&quot;&quot;;&quot;&quot;;[CALC.K10])" office:value-type="float" office:value="-10" calcext:value-type="float">
            <text:p>-10</text:p>
          </table:table-cell>
          <table:table-cell table:style-name="ce6" table:formula="of:=IF([CALC.L10]=&quot;&quot;;&quot;&quot;;[CALC.L10])" office:value-type="float" office:value="0" calcext:value-type="float">
            <text:p>0</text:p>
          </table:table-cell>
          <table:table-cell table:style-name="ce6" table:formula="of:=IF([CALC.M10]=&quot;&quot;;&quot;&quot;;[CALC.M10])" office:value-type="float" office:value="0" calcext:value-type="float">
            <text:p>0</text:p>
          </table:table-cell>
          <table:table-cell table:style-name="ce6" table:formula="of:=IF([CALC.N10]=&quot;&quot;;&quot;&quot;;[CALC.N10])" office:value-type="float" office:value="0" calcext:value-type="float">
            <text:p>0</text:p>
          </table:table-cell>
          <table:table-cell table:style-name="ce6" table:formula="of:=IF([CALC.O10]=&quot;&quot;;&quot;&quot;;[CALC.O10])" office:value-type="float" office:value="0" calcext:value-type="float">
            <text:p>0</text:p>
          </table:table-cell>
          <table:table-cell table:style-name="ce6" table:content-validation-name="val3" table:formula="of:=[BATTLE.C10]*[DB.$C$65]+[BATTLE.D10]*[DB.$C$66]+[BATTLE.E10]*[DB.$C$67]+[BATTLE.F10]*[DB.$C$68]+[BATTLE.G10]*[DB.$C$69]+[BATTLE.H10]*[DB.$C$70]+[BATTLE.I10]*[DB.$C$71]+[BATTLE.J10]*[DB.$C$72]+[BATTLE.K10]*[DB.$C$73]+[BATTLE.L10]*[DB.$C$74]+[BATTLE.M10]*[DB.$C$75]+[BATTLE.N10]*[DB.$C$76]+[BATTLE.O10]*[DB.$C$77]" office:value-type="float" office:value="-6579" calcext:value-type="float">
            <text:p>-6579</text:p>
          </table:table-cell>
          <table:table-cell/>
          <table:table-cell table:style-name="ce6" table:formula="of:=SQRT(([BATTLE.C10]*[DB.$N$65]+[BATTLE.D10]*[DB.$N$66]+[BATTLE.E10]*[DB.$N$67]+[BATTLE.F10]*[DB.$N$68]+[BATTLE.G10]*[DB.$N$69]+[BATTLE.H10]*[DB.$N$70]+[BATTLE.I10]*[DB.$N$71]+[BATTLE.J10]*[DB.$N$72]+[BATTLE.K10]*[DB.$N$73]+[BATTLE.L10]*[DB.$N$74]+[BATTLE.M10]*[DB.$N$75]+[BATTLE.N10]*[DB.$N$76]+[BATTLE.O10]*[DB.$N$77])^2)" office:value-type="float" office:value="28553" calcext:value-type="float">
            <text:p>28553</text:p>
          </table:table-cell>
          <table:table-cell table:style-name="ce6" table:formula="of:=[BATTLE.C10]*[DB.$K$65]+[BATTLE.D10]*[DB.$K$66]+[BATTLE.E10]*[DB.$K$67]+[BATTLE.F10]*[DB.$K$68]+[BATTLE.G10]*[DB.$K$69]+[BATTLE.H10]*[DB.$K$70]+[BATTLE.I10]*[DB.$K$71]+[BATTLE.J10]*[DB.$K$72]+[BATTLE.K10]*[DB.$K$73]+[BATTLE.L10]*[DB.$K$74]+[BATTLE.M10]*[DB.$K$75]+[BATTLE.N10]*[DB.$K$76]+[BATTLE.O10]*[DB.$K$77]" office:value-type="float" office:value="-319810" calcext:value-type="float">
            <text:p>-319810</text:p>
          </table:table-cell>
          <table:table-cell table:style-name="ce6" table:formula="of:=[BATTLE.C10]*[DB.$L$65]+[BATTLE.D10]*[DB.$L$66]+[BATTLE.E10]*[DB.$L$67]+[BATTLE.F10]*[DB.$L$68]+[BATTLE.G10]*[DB.$L$69]+[BATTLE.H10]*[DB.$L$70]+[BATTLE.I10]*[DB.$L$71]+[BATTLE.J10]*[DB.$L$72]+[BATTLE.K10]*[DB.$L$73]+[BATTLE.L10]*[DB.$L$74]+[BATTLE.M10]*[DB.$L$75]+[BATTLE.N10]*[DB.$L$76]+[BATTLE.O10]*[DB.$L$77]" office:value-type="float" office:value="-198570" calcext:value-type="float">
            <text:p>-198570</text:p>
          </table:table-cell>
          <table:table-cell table:style-name="ce6" table:formula="of:=[BATTLE.C10]*[DB.$M$65]+[BATTLE.D10]*[DB.$M$66]+[BATTLE.E10]*[DB.$M$67]+[BATTLE.F10]*[DB.$M$68]+[BATTLE.G10]*[DB.$M$69]+[BATTLE.H10]*[DB.$M$70]+[BATTLE.I10]*[DB.$M$71]+[BATTLE.J10]*[DB.$M$72]+[BATTLE.K10]*[DB.$M$73]+[BATTLE.L10]*[DB.$M$74]+[BATTLE.M10]*[DB.$M$75]+[BATTLE.N10]*[DB.$M$76]+[BATTLE.O10]*[DB.$M$77]" office:value-type="float" office:value="-358170" calcext:value-type="float">
            <text:p>-358170</text:p>
          </table:table-cell>
          <table:table-cell table:style-name="Default"/>
          <table:table-cell table:number-columns-repeated="42"/>
        </table:table-row>
        <table:table-row table:style-name="ro2">
          <table:table-cell table:style-name="ce7" office:value-type="string" calcext:value-type="string">
            <text:p>REVIVED</text:p>
          </table:table-cell>
          <table:table-cell/>
          <table:table-cell table:style-name="ce170" table:formula="of:=ROUND(IF(OR([.$I$3]=0;[.C10]=0);0;IF([.$I$3]&lt;10;IF([.$U$2]&lt;=SUM([.$C10:.$F10])/2;[.C10]/2;[.C10]*[.$U$2]/SUM([.$C10:.$F10]));IF([.$U$2]&lt;=SUM([.$C10:.$F10];[.$G10]*[DB.$B$69];[.$H10]*[DB.$B$70];[.$I10]*[DB.$B$71])/2;[.C10]/2;[.C10]*[.$U$2]/SUM([.$C10:.$F10];[.$G10]*[DB.$B$69];[.$H10]*[DB.$B$70];[.$I10]*[DB.$B$71])))))" office:value-type="float" office:value="0" calcext:value-type="float">
            <text:p>0</text:p>
          </table:table-cell>
          <table:table-cell table:style-name="ce170" table:formula="of:=ROUND(IF(OR([.$I$3]=0;[.D10]=0);0;IF([.$I$3]&lt;10;IF([.$U$2]&lt;=SUM([.$C10:.$F10])/2;[.D10]/2;[.D10]*[.$U$2]/SUM([.$C10:.$F10]));IF([.$U$2]&lt;=SUM([.$C10:.$F10];[.$G10]*[DB.$B$69];[.$H10]*[DB.$B$70];[.$I10]*[DB.$B$71])/2;[.D10]/2;[.D10]*[.$U$2]/SUM([.$C10:.$F10];[.$G10]*[DB.$B$69];[.$H10]*[DB.$B$70];[.$I10]*[DB.$B$71])))))" office:value-type="float" office:value="0" calcext:value-type="float">
            <text:p>0</text:p>
          </table:table-cell>
          <table:table-cell table:style-name="ce170" table:formula="of:=ROUND(IF(OR([.$I$3]=0;[.E10]=0);0;IF([.$I$3]&lt;10;IF([.$U$2]&lt;=SUM([.$C10:.$F10])/2;[.E10]/2;[.E10]*[.$U$2]/SUM([.$C10:.$F10]));IF([.$U$2]&lt;=SUM([.$C10:.$F10];[.$G10]*[DB.$B$69];[.$H10]*[DB.$B$70];[.$I10]*[DB.$B$71])/2;[.E10]/2;[.E10]*[.$U$2]/SUM([.$C10:.$F10];[.$G10]*[DB.$B$69];[.$H10]*[DB.$B$70];[.$I10]*[DB.$B$71])))))" office:value-type="float" office:value="0" calcext:value-type="float">
            <text:p>0</text:p>
          </table:table-cell>
          <table:table-cell table:style-name="ce170" table:formula="of:=ROUND(IF(OR([.$I$3]=0;[.F10]=0);0;IF([.$I$3]&lt;10;IF([.$U$2]&lt;=SUM([.$C10:.$F10])/2;[.F10]/2;[.F10]*[.$U$2]/SUM([.$C10:.$F10]));IF([.$U$2]&lt;=SUM([.$C10:.$F10];[.$G10]*[DB.$B$69];[.$H10]*[DB.$B$70];[.$I10]*[DB.$B$71])/2;[.F10]/2;[.F10]*[.$U$2]/SUM([.$C10:.$F10];[.$G10]*[DB.$B$69];[.$H10]*[DB.$B$70];[.$I10]*[DB.$B$71])))))" office:value-type="float" office:value="0" calcext:value-type="float">
            <text:p>0</text:p>
          </table:table-cell>
          <table:table-cell table:style-name="ce170" table:formula="of:=ROUND(IF(OR([.$I$3]=0;[.G10]=0);0;IF([.$I$3]&lt;10;0;IF([.$U$2]&lt;=SUM([.$C10:.$F10];[.$G10]*[DB.$B$69];[.$H10]*[DB.$B$70];[.$I10]*[DB.$B$71])/2;[.G10]/2;[.G10]*[.$U$2]/SUM([.$C10:.$F10];[.$G10]*[DB.$B$69];[.$H10]*[DB.$B$70];[.$I10]*[DB.$B$71])))))" office:value-type="float" office:value="0" calcext:value-type="float">
            <text:p>0</text:p>
          </table:table-cell>
          <table:table-cell table:style-name="ce170" table:formula="of:=ROUND(IF(OR([.$I$3]=0;[.H10]=0);0;IF([.$I$3]&lt;10;0;IF([.$U$2]&lt;=SUM([.$C10:.$F10];[.$G10]*[DB.$B$69];[.$H10]*[DB.$B$70];[.$I10]*[DB.$B$71])/2;[.H10]/2;[.H10]*[.$U$2]/SUM([.$C10:.$F10];[.$G10]*[DB.$B$69];[.$H10]*[DB.$B$70];[.$I10]*[DB.$B$71])))))" office:value-type="float" office:value="0" calcext:value-type="float">
            <text:p>0</text:p>
          </table:table-cell>
          <table:table-cell table:style-name="ce170" table:formula="of:=ROUND(IF(OR([.$I$3]=0;[.I10]=0);0;IF([.$I$3]&lt;10;0;IF([.$U$2]&lt;=SUM([.$C10:.$F10];[.$G10]*[DB.$B$69];[.$H10]*[DB.$B$70];[.$I10]*[DB.$B$71])/2;[.I10]/2;[.I10]*[.$U$2]/SUM([.$C10:.$F10];[.$G10]*[DB.$B$69];[.$H10]*[DB.$B$70];[.$I10]*[DB.$B$71])))))" office:value-type="float" office:value="0" calcext:value-type="float">
            <text:p>0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style-name="ce170" table:content-validation-name="val3" table:formula="of:=[BATTLE.C11]*[DB.$C$65]+[BATTLE.D11]*[DB.$C$66]+[BATTLE.E11]*[DB.$C$67]+[BATTLE.F11]*[DB.$C$68]+[BATTLE.G11]*[DB.$C$69]+[BATTLE.H11]*[DB.$C$70]+[BATTLE.I11]*[DB.$C$71]+[BATTLE.J11]*[DB.$C$72]+[BATTLE.K11]*[DB.$C$73]+[BATTLE.L11]*[DB.$C$74]+[BATTLE.M11]*[DB.$C$75]+[BATTLE.N11]*[DB.$C$76]+[BATTLE.O11]*[DB.$C$77]" office:value-type="float" office:value="0" calcext:value-type="float">
            <text:p>0</text:p>
          </table:table-cell>
          <table:table-cell/>
          <table:table-cell table:style-name="ce170" table:formula="of:=SQRT(([BATTLE.C11]*[DB.$N$65]+[BATTLE.D11]*[DB.$N$66]+[BATTLE.E11]*[DB.$N$67]+[BATTLE.F11]*[DB.$N$68]+[BATTLE.G11]*[DB.$N$69]+[BATTLE.H11]*[DB.$N$70]+[BATTLE.I11]*[DB.$N$71]+[BATTLE.J11]*[DB.$N$72]+[BATTLE.K11]*[DB.$N$73]+[BATTLE.L11]*[DB.$N$74]+[BATTLE.M11]*[DB.$N$75]+[BATTLE.N11]*[DB.$N$76]+[BATTLE.O11]*[DB.$N$77])^2)" office:value-type="float" office:value="0" calcext:value-type="float">
            <text:p>0</text:p>
          </table:table-cell>
          <table:table-cell table:style-name="ce170" table:formula="of:=[BATTLE.C11]*[DB.$K$65]+[BATTLE.D11]*[DB.$K$66]+[BATTLE.E11]*[DB.$K$67]+[BATTLE.F11]*[DB.$K$68]+[BATTLE.G11]*[DB.$K$69]+[BATTLE.H11]*[DB.$K$70]+[BATTLE.I11]*[DB.$K$71]+[BATTLE.J11]*[DB.$K$72]+[BATTLE.K11]*[DB.$K$73]+[BATTLE.L11]*[DB.$K$74]+[BATTLE.M11]*[DB.$K$75]+[BATTLE.N11]*[DB.$K$76]+[BATTLE.O11]*[DB.$K$77]" office:value-type="float" office:value="0" calcext:value-type="float">
            <text:p>0</text:p>
          </table:table-cell>
          <table:table-cell table:style-name="ce170" table:formula="of:=[BATTLE.C11]*[DB.$L$65]+[BATTLE.D11]*[DB.$L$66]+[BATTLE.E11]*[DB.$L$67]+[BATTLE.F11]*[DB.$L$68]+[BATTLE.G11]*[DB.$L$69]+[BATTLE.H11]*[DB.$L$70]+[BATTLE.I11]*[DB.$L$71]+[BATTLE.J11]*[DB.$L$72]+[BATTLE.K11]*[DB.$L$73]+[BATTLE.L11]*[DB.$L$74]+[BATTLE.M11]*[DB.$L$75]+[BATTLE.N11]*[DB.$L$76]+[BATTLE.O11]*[DB.$L$77]" office:value-type="float" office:value="0" calcext:value-type="float">
            <text:p>0</text:p>
          </table:table-cell>
          <table:table-cell table:style-name="ce170" table:formula="of:=[BATTLE.C11]*[DB.$M$65]+[BATTLE.D11]*[DB.$M$66]+[BATTLE.E11]*[DB.$M$67]+[BATTLE.F11]*[DB.$M$68]+[BATTLE.G11]*[DB.$M$69]+[BATTLE.H11]*[DB.$M$70]+[BATTLE.I11]*[DB.$M$71]+[BATTLE.J11]*[DB.$M$72]+[BATTLE.K11]*[DB.$M$73]+[BATTLE.L11]*[DB.$M$74]+[BATTLE.M11]*[DB.$M$75]+[BATTLE.N11]*[DB.$M$76]+[BATTLE.O11]*[DB.$M$77]" office:value-type="float" office:value="0" calcext:value-type="float">
            <text:p>0</text:p>
          </table:table-cell>
          <table:table-cell table:style-name="Default"/>
          <table:table-cell table:number-columns-repeated="42"/>
        </table:table-row>
        <table:table-row table:style-name="ro2">
          <table:table-cell table:style-name="ce8" office:value-type="string" calcext:value-type="string">
            <text:p>SURVIVORS (EXCLUDES REVIVED)</text:p>
          </table:table-cell>
          <table:table-cell/>
          <table:table-cell table:style-name="ce172" table:formula="of:=SUM([.C9];[.C10])" office:value-type="float" office:value="0" calcext:value-type="float">
            <text:p>0</text:p>
          </table:table-cell>
          <table:table-cell table:style-name="ce172" table:formula="of:=SUM([.D9];[.D10])" office:value-type="float" office:value="0" calcext:value-type="float">
            <text:p>0</text:p>
          </table:table-cell>
          <table:table-cell table:style-name="ce172" table:formula="of:=SUM([.E9];[.E10])" office:value-type="float" office:value="0" calcext:value-type="float">
            <text:p>0</text:p>
          </table:table-cell>
          <table:table-cell table:style-name="ce172" table:formula="of:=SUM([.F9];[.F10])" office:value-type="float" office:value="0" calcext:value-type="float">
            <text:p>0</text:p>
          </table:table-cell>
          <table:table-cell table:style-name="ce172" table:formula="of:=SUM([.G9];[.G10])" office:value-type="float" office:value="0" calcext:value-type="float">
            <text:p>0</text:p>
          </table:table-cell>
          <table:table-cell table:style-name="ce172" table:formula="of:=SUM([.H9];[.H10])" office:value-type="float" office:value="0" calcext:value-type="float">
            <text:p>0</text:p>
          </table:table-cell>
          <table:table-cell table:style-name="ce172" table:formula="of:=SUM([.I9];[.I10])" office:value-type="float" office:value="0" calcext:value-type="float">
            <text:p>0</text:p>
          </table:table-cell>
          <table:table-cell table:style-name="ce172" table:formula="of:=SUM([.J9];[.J10])" office:value-type="float" office:value="0" calcext:value-type="float">
            <text:p>0</text:p>
          </table:table-cell>
          <table:table-cell table:style-name="ce172" table:formula="of:=SUM([.K9];[.K10])" office:value-type="float" office:value="0" calcext:value-type="float">
            <text:p>0</text:p>
          </table:table-cell>
          <table:table-cell table:style-name="ce172" table:formula="of:=SUM([.L9];[.L10])" office:value-type="float" office:value="0" calcext:value-type="float">
            <text:p>0</text:p>
          </table:table-cell>
          <table:table-cell table:style-name="ce172" table:formula="of:=SUM([.M9];[.M10])" office:value-type="float" office:value="0" calcext:value-type="float">
            <text:p>0</text:p>
          </table:table-cell>
          <table:table-cell table:style-name="ce172" table:formula="of:=SUM([.N9];[.N10])" office:value-type="float" office:value="0" calcext:value-type="float">
            <text:p>0</text:p>
          </table:table-cell>
          <table:table-cell table:style-name="ce172" table:formula="of:=SUM([.O9];[.O10])" office:value-type="float" office:value="0" calcext:value-type="float">
            <text:p>0</text:p>
          </table:table-cell>
          <table:table-cell table:style-name="ce172" table:content-validation-name="val3" table:formula="of:=[BATTLE.C12]*[DB.$C$65]+[BATTLE.D12]*[DB.$C$66]+[BATTLE.E12]*[DB.$C$67]+[BATTLE.F12]*[DB.$C$68]+[BATTLE.G12]*[DB.$C$69]+[BATTLE.H12]*[DB.$C$70]+[BATTLE.I12]*[DB.$C$71]+[BATTLE.J12]*[DB.$C$72]+[BATTLE.K12]*[DB.$C$73]+[BATTLE.L12]*[DB.$C$74]+[BATTLE.M12]*[DB.$C$75]+[BATTLE.N12]*[DB.$C$76]+[BATTLE.O12]*[DB.$C$77]" office:value-type="float" office:value="0" calcext:value-type="float">
            <text:p>0</text:p>
          </table:table-cell>
          <table:table-cell/>
          <table:table-cell table:style-name="ce171" table:formula="of:=SQRT(([BATTLE.C12]*[DB.$N$65]+[BATTLE.D12]*[DB.$N$66]+[BATTLE.E12]*[DB.$N$67]+[BATTLE.F12]*[DB.$N$68]+[BATTLE.G12]*[DB.$N$69]+[BATTLE.H12]*[DB.$N$70]+[BATTLE.I12]*[DB.$N$71]+[BATTLE.J12]*[DB.$N$72]+[BATTLE.K12]*[DB.$N$73]+[BATTLE.L12]*[DB.$N$74]+[BATTLE.M12]*[DB.$N$75]+[BATTLE.N12]*[DB.$N$76]+[BATTLE.O12]*[DB.$N$77])^2)" office:value-type="float" office:value="0" calcext:value-type="float">
            <text:p>0</text:p>
          </table:table-cell>
          <table:table-cell table:style-name="ce171" table:formula="of:=[BATTLE.C12]*[DB.$K$65]+[BATTLE.D12]*[DB.$K$66]+[BATTLE.E12]*[DB.$K$67]+[BATTLE.F12]*[DB.$K$68]+[BATTLE.G12]*[DB.$K$69]+[BATTLE.H12]*[DB.$K$70]+[BATTLE.I12]*[DB.$K$71]+[BATTLE.J12]*[DB.$K$72]+[BATTLE.K12]*[DB.$K$73]+[BATTLE.L12]*[DB.$K$74]+[BATTLE.M12]*[DB.$K$75]+[BATTLE.N12]*[DB.$K$76]+[BATTLE.O12]*[DB.$K$77]" office:value-type="float" office:value="0" calcext:value-type="float">
            <text:p>0</text:p>
          </table:table-cell>
          <table:table-cell table:style-name="ce171" table:formula="of:=[BATTLE.C12]*[DB.$L$65]+[BATTLE.D12]*[DB.$L$66]+[BATTLE.E12]*[DB.$L$67]+[BATTLE.F12]*[DB.$L$68]+[BATTLE.G12]*[DB.$L$69]+[BATTLE.H12]*[DB.$L$70]+[BATTLE.I12]*[DB.$L$71]+[BATTLE.J12]*[DB.$L$72]+[BATTLE.K12]*[DB.$L$73]+[BATTLE.L12]*[DB.$L$74]+[BATTLE.M12]*[DB.$L$75]+[BATTLE.N12]*[DB.$L$76]+[BATTLE.O12]*[DB.$L$77]" office:value-type="float" office:value="0" calcext:value-type="float">
            <text:p>0</text:p>
          </table:table-cell>
          <table:table-cell table:style-name="ce171" table:formula="of:=[BATTLE.C12]*[DB.$M$65]+[BATTLE.D12]*[DB.$M$66]+[BATTLE.E12]*[DB.$M$67]+[BATTLE.F12]*[DB.$M$68]+[BATTLE.G12]*[DB.$M$69]+[BATTLE.H12]*[DB.$M$70]+[BATTLE.I12]*[DB.$M$71]+[BATTLE.J12]*[DB.$M$72]+[BATTLE.K12]*[DB.$M$73]+[BATTLE.L12]*[DB.$M$74]+[BATTLE.M12]*[DB.$M$75]+[BATTLE.N12]*[DB.$M$76]+[BATTLE.O12]*[DB.$M$77]" office:value-type="float" office:value="0" calcext:value-type="float">
            <text:p>0</text:p>
          </table:table-cell>
          <table:table-cell table:style-name="Default"/>
          <table:table-cell table:number-columns-repeated="42"/>
        </table:table-row>
        <table:table-row table:style-name="ro1">
          <table:table-cell table:style-name="ce4" office:value-type="string" calcext:value-type="string">
            <text:p>PALADIN WEAPONS</text:p>
          </table:table-cell>
          <table:table-cell table:style-name="ce13"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45" office:value-type="string" calcext:value-type="string">
            <text:p>PALADIN</text:p>
            <text:p>COUNT</text:p>
          </table:table-cell>
          <table:table-cell table:style-name="ce50"/>
          <table:table-cell table:style-name="ce51" table:number-columns-repeated="3"/>
          <table:table-cell table:style-name="ce59"/>
          <table:table-cell table:style-name="ce50"/>
          <table:table-cell table:style-name="ce13" table:number-columns-repeated="2"/>
          <table:table-cell table:style-name="ce50" table:number-columns-repeated="40"/>
        </table:table-row>
        <table:table-row table:style-name="ro2">
          <table:table-cell table:style-name="ce9" office:value-type="string" calcext:value-type="string">
            <text:p>WEAPON LEVEL</text:p>
          </table:table-cell>
          <table:table-cell/>
          <table:table-cell table:number-columns-repeated="9" table:style-name="ce21" table:content-validation-name="val2" office:value-type="float" office:value="0" calcext:value-type="float">
            <text:p>0</text:p>
          </table:table-cell>
          <table:table-cell table:style-name="ce36" table:content-validation-name="val3" table:number-columns-repeated="2"/>
          <table:table-cell table:style-name="ce21" table:content-validation-name="val2" office:value-type="float" office:value="0" calcext:value-type="float">
            <text:p>0</text:p>
          </table:table-cell>
          <table:table-cell table:style-name="ce36" table:content-validation-name="val3"/>
          <table:table-cell table:style-name="ce47" table:content-validation-name="val3" table:formula="of:=IF(10-COUNTIF([BATTLE.C14:.O14];0)=[BATTLE.O5];&quot;-&quot;;&quot;PALADIN COUNT?&quot;)" office:value-type="string" office:string-value="-" calcext:value-type="string">
            <text:p>-</text:p>
          </table:table-cell>
          <table:table-cell table:style-name="ce12"/>
          <table:table-cell table:style-name="ce55" table:content-validation-name="val3"/>
          <table:table-cell table:style-name="ce62" table:content-validation-name="val3"/>
          <table:table-cell table:style-name="ce55" table:content-validation-name="val3"/>
          <table:table-cell table:style-name="ce64" table:content-validation-name="val3"/>
          <table:table-cell table:style-name="ce12"/>
          <table:table-cell table:number-columns-repeated="2"/>
          <table:table-cell table:style-name="ce12" table:number-columns-repeated="40"/>
        </table:table-row>
        <table:table-row table:style-name="ro2">
          <table:table-cell table:style-name="ce10" office:value-type="string" calcext:value-type="string">
            <text:p>BONUS EFFECT</text:p>
          </table:table-cell>
          <table:table-cell/>
          <table:table-cell table:style-name="ce22" table:content-validation-name="val3" table:formula="of:=IF([.C$14]=1;1.05;IF([.C$14]=2;1.1;IF([.C$14]=3;1.2;1)))" office:value-type="percentage" office:value="1" calcext:value-type="percentage">
            <text:p>100.00%</text:p>
          </table:table-cell>
          <table:table-cell table:style-name="ce22" table:content-validation-name="val3" table:formula="of:=IF([.D$14]=1;1.05;IF([.D$14]=2;1.1;IF([.D$14]=3;1.2;1)))" office:value-type="percentage" office:value="1" calcext:value-type="percentage">
            <text:p>100.00%</text:p>
          </table:table-cell>
          <table:table-cell table:style-name="ce22" table:content-validation-name="val3" table:formula="of:=IF([.E$14]=1;1.1;IF([.E$14]=2;1.2;IF([.E$14]=3;1.3;1)))" office:value-type="percentage" office:value="1" calcext:value-type="percentage">
            <text:p>100.00%</text:p>
          </table:table-cell>
          <table:table-cell table:style-name="ce22" table:content-validation-name="val3" table:formula="of:=IF([.F$14]=1;1.05;IF([.F$14]=2;1.1;IF([.F$14]=3;1.2;1)))" office:value-type="percentage" office:value="1" calcext:value-type="percentage">
            <text:p>100.00%</text:p>
          </table:table-cell>
          <table:table-cell table:style-name="ce22" table:content-validation-name="val3" table:formula="of:=IF([.G$14]=1;1.1;IF([.G$14]=2;1.2;IF([.G$14]=3;1.3;1)))" office:value-type="percentage" office:value="1" calcext:value-type="percentage">
            <text:p>100.00%</text:p>
          </table:table-cell>
          <table:table-cell table:style-name="ce22" table:content-validation-name="val3" table:formula="of:=IF([.H$14]=1;1.1;IF([.H$14]=2;1.2;IF([.H$14]=3;1.3;1)))" office:value-type="percentage" office:value="1" calcext:value-type="percentage">
            <text:p>100.00%</text:p>
          </table:table-cell>
          <table:table-cell table:style-name="ce22" table:content-validation-name="val3" table:formula="of:=IF([.I$14]=1;1.1;IF([.I$14]=2;1.2;IF([.I$14]=3;1.3;1)))" office:value-type="percentage" office:value="1" calcext:value-type="percentage">
            <text:p>100.00%</text:p>
          </table:table-cell>
          <table:table-cell table:style-name="ce22" table:content-validation-name="val3" table:formula="of:=IF([.J$14]=1;1.25;IF([.J$14]=2;1.5;IF([.J$14]=3;1.2;1)))" office:value-type="percentage" office:value="1" calcext:value-type="percentage">
            <text:p>100.00%</text:p>
          </table:table-cell>
          <table:table-cell table:style-name="ce22" table:content-validation-name="val3" table:formula="of:=IF([.K$14]=1;1.25;IF([.K$14]=2;1.5;IF([.K$14]=3;1.2;1)))" office:value-type="percentage" office:value="1" calcext:value-type="percentage">
            <text:p>100.00%</text:p>
          </table:table-cell>
          <table:table-cell table:style-name="ce37" table:content-validation-name="val3" table:formula="of:=IF([.P5]*2&lt;=[.P9];2;1)" office:value-type="percentage" office:value="1" calcext:value-type="percentage">
            <text:p>100.00%</text:p>
          </table:table-cell>
          <table:table-cell table:style-name="ce37" table:content-validation-name="val3"/>
          <table:table-cell table:style-name="ce41" table:content-validation-name="val3" table:formula="of:=IF([.N$14]=1;30;IF([.N$14]=2;35;IF([.N$14]=3;40;20)))" office:value-type="float" office:value="20" calcext:value-type="float">
            <text:p>20</text:p>
          </table:table-cell>
          <table:table-cell table:style-name="ce37" table:content-validation-name="val3"/>
          <table:table-cell table:style-name="ce48" table:content-validation-name="val3"/>
          <table:table-cell table:style-name="ce12"/>
          <table:table-cell table:style-name="ce56" table:content-validation-name="val3"/>
          <table:table-cell table:style-name="ce63" table:content-validation-name="val3"/>
          <table:table-cell table:style-name="ce56" table:content-validation-name="val3"/>
          <table:table-cell table:style-name="ce65" table:content-validation-name="val3"/>
          <table:table-cell table:style-name="ce12"/>
          <table:table-cell table:number-columns-repeated="2"/>
          <table:table-cell table:style-name="ce12" table:number-columns-repeated="40"/>
        </table:table-row>
        <table:table-row table:style-name="ro2">
          <table:table-cell table:style-name="ce9" office:value-type="string" calcext:value-type="string">
            <text:p>WEAPON LEVEL</text:p>
          </table:table-cell>
          <table:table-cell/>
          <table:table-cell table:number-columns-repeated="9" table:style-name="ce21" table:content-validation-name="val2" office:value-type="float" office:value="0" calcext:value-type="float">
            <text:p>0</text:p>
          </table:table-cell>
          <table:table-cell table:style-name="ce36" table:content-validation-name="val3" table:number-columns-repeated="2"/>
          <table:table-cell table:style-name="ce21" table:content-validation-name="val2" office:value-type="float" office:value="0" calcext:value-type="float">
            <text:p>0</text:p>
          </table:table-cell>
          <table:table-cell table:style-name="ce36" table:content-validation-name="val3"/>
          <table:table-cell table:style-name="ce47" table:content-validation-name="val3" table:formula="of:=IF(10-COUNTIF([BATTLE.C16:.O16];0)=[BATTLE.O9];&quot;-&quot;;&quot;PALADIN COUNT?&quot;)" office:value-type="string" office:string-value="-" calcext:value-type="string">
            <text:p>-</text:p>
          </table:table-cell>
          <table:table-cell table:style-name="ce12"/>
          <table:table-cell table:style-name="ce57" table:content-validation-name="val3"/>
          <table:table-cell table:style-name="ce64" table:content-validation-name="val3"/>
          <table:table-cell table:style-name="ce57" table:content-validation-name="val3"/>
          <table:table-cell table:style-name="ce64" table:content-validation-name="val3"/>
          <table:table-cell table:style-name="ce12"/>
          <table:table-cell table:number-columns-repeated="2"/>
          <table:table-cell table:style-name="ce12" table:number-columns-repeated="40"/>
        </table:table-row>
        <table:table-row table:style-name="ro2">
          <table:table-cell table:style-name="ce10" office:value-type="string" calcext:value-type="string">
            <text:p>BONUS EFFECT</text:p>
          </table:table-cell>
          <table:table-cell/>
          <table:table-cell table:style-name="ce22" table:content-validation-name="val3" table:formula="of:=IF([.C$16]=1;1.1;IF([.C$16]=2;1.2;IF([.C$16]=3;1.3;1)))" office:value-type="percentage" office:value="1" calcext:value-type="percentage">
            <text:p>100.00%</text:p>
          </table:table-cell>
          <table:table-cell table:style-name="ce22" table:content-validation-name="val3" table:formula="of:=IF([.D$16]=1;1.1;IF([.D$16]=2;1.2;IF([.D$16]=3;1.3;1)))" office:value-type="percentage" office:value="1" calcext:value-type="percentage">
            <text:p>100.00%</text:p>
          </table:table-cell>
          <table:table-cell table:style-name="ce22" table:content-validation-name="val3" table:formula="of:=IF([.E$16]=1;1.05;IF([.E$16]=2;1.1;IF([.E$16]=3;1.2;1)))" office:value-type="percentage" office:value="1" calcext:value-type="percentage">
            <text:p>100.00%</text:p>
          </table:table-cell>
          <table:table-cell table:style-name="ce22" table:content-validation-name="val3" table:formula="of:=IF([.F$16]=1;1.1;IF([.F$16]=2;1.2;IF([.F$16]=3;1.3;1)))" office:value-type="percentage" office:value="1" calcext:value-type="percentage">
            <text:p>100.00%</text:p>
          </table:table-cell>
          <table:table-cell table:style-name="ce22" table:content-validation-name="val3" table:formula="of:=IF([.G$16]=1;1.05;IF([.G$16]=2;1.1;IF([.G$16]=3;1.2;1)))" office:value-type="percentage" office:value="1" calcext:value-type="percentage">
            <text:p>100.00%</text:p>
          </table:table-cell>
          <table:table-cell table:style-name="ce22" table:content-validation-name="val3" table:formula="of:=IF([.H$16]=1;1.05;IF([.H$16]=2;1.1;IF([.H$16]=3;1.2;1)))" office:value-type="percentage" office:value="1" calcext:value-type="percentage">
            <text:p>100.00%</text:p>
          </table:table-cell>
          <table:table-cell table:style-name="ce22" table:content-validation-name="val3" table:formula="of:=IF([.I$16]=1;1.1;IF([.I$16]=2;1.2;IF([.I$16]=3;1.3;1)))" office:value-type="percentage" office:value="1" calcext:value-type="percentage">
            <text:p>100.00%</text:p>
          </table:table-cell>
          <table:table-cell table:style-name="ce22" table:content-validation-name="val3" table:formula="of:=IF([.J$16]=1;1.05;IF([.J$16]=2;1.1;IF([.J$16]=3;2;1)))" office:value-type="percentage" office:value="1" calcext:value-type="percentage">
            <text:p>100.00%</text:p>
          </table:table-cell>
          <table:table-cell table:style-name="ce22" table:content-validation-name="val3" table:formula="of:=IF([.K$16]=1;1.05;IF([.K$16]=2;1.1;IF([.K$16]=3;2;1)))" office:value-type="percentage" office:value="1" calcext:value-type="percentage">
            <text:p>100.00%</text:p>
          </table:table-cell>
          <table:table-cell table:style-name="ce37" table:content-validation-name="val3" table:number-columns-repeated="2"/>
          <table:table-cell table:style-name="ce41" table:content-validation-name="val3" table:formula="of:=IF([.N$14]=1;40;IF([.N$14]=2;45;IF([.N$14]=3;50;35)))" office:value-type="float" office:value="35" calcext:value-type="float">
            <text:p>35</text:p>
          </table:table-cell>
          <table:table-cell table:style-name="ce37" table:content-validation-name="val3"/>
          <table:table-cell table:style-name="ce48" table:content-validation-name="val3"/>
          <table:table-cell table:style-name="ce12"/>
          <table:table-cell table:style-name="ce58" table:content-validation-name="val3"/>
          <table:table-cell table:style-name="ce65" table:content-validation-name="val3"/>
          <table:table-cell table:style-name="ce58" table:content-validation-name="val3"/>
          <table:table-cell table:style-name="ce65" table:content-validation-name="val3"/>
          <table:table-cell table:style-name="ce12"/>
          <table:table-cell table:number-columns-repeated="2"/>
          <table:table-cell table:style-name="ce12" table:number-columns-repeated="40"/>
        </table:table-row>
        <table:table-row table:style-name="ro3">
          <table:table-cell table:number-columns-repeated="2"/>
          <table:table-cell table:style-name="ce23" table:number-columns-repeated="3"/>
          <table:table-cell table:number-columns-repeated="7"/>
          <table:table-cell table:style-name="ce23"/>
          <table:table-cell/>
          <table:table-cell table:style-name="ce23"/>
          <table:table-cell table:style-name="ce49"/>
          <table:table-cell/>
          <table:table-cell table:style-name="ce49" table:number-columns-repeated="4"/>
          <table:table-cell table:style-name="ce12"/>
          <table:table-cell table:number-columns-repeated="42"/>
        </table:table-row>
        <table:table-row table:style-name="ro3">
          <table:table-cell table:number-columns-repeated="2"/>
          <table:table-cell table:style-name="ce24" table:content-validation-name="val1" table:number-columns-repeated="13"/>
          <table:table-cell table:style-name="ce49"/>
          <table:table-cell/>
          <table:table-cell table:style-name="ce49" table:number-columns-repeated="4"/>
          <table:table-cell table:style-name="ce12"/>
          <table:table-cell table:number-columns-repeated="42"/>
        </table:table-row>
        <table:table-row table:style-name="ro3">
          <table:table-cell table:number-columns-repeated="2"/>
          <table:table-cell table:style-name="ce23" table:number-columns-repeated="3"/>
          <table:table-cell table:number-columns-repeated="9"/>
          <table:table-cell table:style-name="ce23"/>
          <table:table-cell table:style-name="ce49"/>
          <table:table-cell/>
          <table:table-cell table:style-name="ce49" table:number-columns-repeated="4"/>
          <table:table-cell table:style-name="ce12"/>
          <table:table-cell table:number-columns-repeated="42"/>
        </table:table-row>
        <table:table-row table:style-name="ro3" table:number-rows-repeated="3">
          <table:table-cell table:style-name="ce12" table:number-columns-repeated="22"/>
          <table:table-cell table:number-columns-repeated="42"/>
        </table:table-row>
        <table:table-row table:style-name="ro3">
          <table:table-cell table:style-name="ce12" table:number-columns-repeated="2"/>
          <table:table-cell table:style-name="ce25" table:number-columns-repeated="13"/>
          <table:table-cell table:style-name="ce12" table:number-columns-repeated="7"/>
          <table:table-cell table:number-columns-repeated="42"/>
        </table:table-row>
        <table:table-row table:style-name="ro3" table:number-rows-repeated="62">
          <table:table-cell table:style-name="ce12" table:number-columns-repeated="22"/>
          <table:table-cell table:number-columns-repeated="42"/>
        </table:table-row>
        <table:table-row table:style-name="ro3" table:number-rows-repeated="16">
          <table:table-cell table:style-name="ce12" table:number-columns-repeated="64"/>
        </table:table-row>
        <table:table-row table:style-name="ro3" table:number-rows-repeated="4">
          <table:table-cell table:style-name="ce12" table:number-columns-repeated="22"/>
          <table:table-cell table:number-columns-repeated="42"/>
        </table:table-row>
        <table:table-row table:style-name="ro3" table:number-rows-repeated="8">
          <table:table-cell table:number-columns-repeated="4"/>
          <table:table-cell table:style-name="ce31"/>
          <table:table-cell/>
          <table:table-cell table:style-name="ce12"/>
          <table:table-cell table:style-name="ce31"/>
          <table:table-cell table:style-name="ce32"/>
          <table:table-cell table:number-columns-repeated="55"/>
        </table:table-row>
        <table:table-row table:style-name="ro3">
          <table:table-cell table:number-columns-repeated="4"/>
          <table:table-cell table:style-name="ce31"/>
          <table:table-cell table:style-name="ce32"/>
          <table:table-cell table:style-name="ce12"/>
          <table:table-cell table:style-name="ce31"/>
          <table:table-cell table:style-name="ce32"/>
          <table:table-cell table:number-columns-repeated="2"/>
          <table:table-cell table:style-name="ce12" table:number-columns-repeated="2"/>
          <table:table-cell table:number-columns-repeated="8"/>
          <table:table-cell table:style-name="ce12"/>
          <table:table-cell table:number-columns-repeated="42"/>
        </table:table-row>
        <table:table-row table:style-name="ro3" table:number-rows-repeated="24">
          <table:table-cell table:number-columns-repeated="4"/>
          <table:table-cell table:style-name="ce31"/>
          <table:table-cell table:style-name="ce32"/>
          <table:table-cell table:style-name="ce12"/>
          <table:table-cell table:style-name="ce31"/>
          <table:table-cell table:number-columns-repeated="56"/>
        </table:table-row>
        <table:table-row table:style-name="ro3" table:number-rows-repeated="104843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ALC" table:style-name="ta1">
        <office:forms form:automatic-focus="false" form:apply-design-mode="false"/>
        <table:table-column table:style-name="co6" table:default-cell-style-name="ce74"/>
        <table:table-column table:style-name="co2" table:default-cell-style-name="ce74"/>
        <table:table-column table:style-name="co3" table:number-columns-repeated="13" table:default-cell-style-name="ce85"/>
        <table:table-column table:style-name="co7" table:default-cell-style-name="ce85"/>
        <table:table-column table:style-name="co2" table:default-cell-style-name="ce74"/>
        <table:table-column table:style-name="co8" table:number-columns-repeated="2" table:default-cell-style-name="ce85"/>
        <table:table-column table:style-name="co5" table:number-columns-repeated="45" table:default-cell-style-name="Default"/>
        <table:table-row table:style-name="ro4">
          <table:table-cell table:style-name="ce1" table:formula="of:=IF([BATTLE.A1]=&quot;&quot;;&quot;&quot;;[BATTLE.A1])" office:value-type="string" office:string-value="MODIFIERS" calcext:value-type="string">
            <text:p>MODIFIERS</text:p>
          </table:table-cell>
          <table:table-cell/>
          <table:table-cell table:style-name="ce14" table:formula="of:=IF([BATTLE.C1]=&quot;&quot;;&quot;&quot;;[BATTLE.C1])" office:value-type="string" office:string-value="FAITH" calcext:value-type="string">
            <text:p>FAITH</text:p>
          </table:table-cell>
          <table:table-cell table:style-name="ce14" table:formula="of:=IF([BATTLE.D1]=&quot;&quot;;&quot;&quot;;[BATTLE.D1])" office:value-type="string" office:string-value="CHURCH LEVEL" calcext:value-type="string">
            <text:p>CHURCH LEVEL</text:p>
          </table:table-cell>
          <table:table-cell table:style-name="ce14" table:formula="of:=IF([BATTLE.E1]=&quot;&quot;;&quot;&quot;;[BATTLE.E1])" office:value-type="string" office:string-value="MORALE" calcext:value-type="string">
            <text:p>MORALE</text:p>
          </table:table-cell>
          <table:table-cell table:style-name="ce14" table:formula="of:=IF([BATTLE.F1]=&quot;&quot;;&quot;&quot;;[BATTLE.F1])" office:value-type="string" office:string-value="LUCK" calcext:value-type="string">
            <text:p>LUCK</text:p>
          </table:table-cell>
          <table:table-cell table:style-name="ce14" table:formula="of:=IF([BATTLE.G1]=&quot;&quot;;&quot;&quot;;[BATTLE.G1])" office:value-type="string" office:string-value="OFFICER" calcext:value-type="string">
            <text:p>OFFICER</text:p>
          </table:table-cell>
          <table:table-cell table:style-name="ce14" table:formula="of:=IF([BATTLE.H1]=&quot;&quot;;&quot;&quot;;[BATTLE.H1])" office:value-type="string" office:string-value="WEAPON MASTERY" calcext:value-type="string">
            <text:p>WEAPON MASTERY</text:p>
          </table:table-cell>
          <table:table-cell table:style-name="ce14" table:formula="of:=IF([BATTLE.I1]=&quot;&quot;;&quot;&quot;;[BATTLE.I1])" office:value-type="string" office:string-value="MEDIC&#10;HOSPITAL" calcext:value-type="string">
            <text:p>MEDIC</text:p>
            <text:p>HOSPITAL</text:p>
          </table:table-cell>
          <table:table-cell table:style-name="ce14" table:formula="of:=IF([BATTLE.J1]=&quot;&quot;;&quot;&quot;;[BATTLE.J1])" office:value-type="string" office:string-value="MEDICUS&#10;CLINIC" calcext:value-type="string">
            <text:p>MEDICUS</text:p>
            <text:p>CLINIC</text:p>
          </table:table-cell>
          <table:table-cell table:style-name="ce14" table:formula="of:=IF([BATTLE.K1]=&quot;&quot;;&quot;&quot;;[BATTLE.K1])" office:value-type="string" office:string-value="IRON WALL" calcext:value-type="string">
            <text:p>IRON WALL</text:p>
          </table:table-cell>
          <table:table-cell table:style-name="ce14" table:formula="of:=IF([BATTLE.L1]=&quot;&quot;;&quot;&quot;;[BATTLE.L1])" office:value-type="string" office:string-value="WALL&#10;LEVEL" calcext:value-type="string">
            <text:p>WALL</text:p>
            <text:p>LEVEL</text:p>
          </table:table-cell>
          <table:table-cell table:style-name="ce14" table:formula="of:=IF([BATTLE.M1]=&quot;&quot;;&quot;&quot;;[BATTLE.M1])" office:value-type="string" office:string-value="BATTLE&#10;BONUS" calcext:value-type="string">
            <text:p>BATTLE</text:p>
            <text:p>BONUS</text:p>
          </table:table-cell>
          <table:table-cell table:style-name="ce14" table:formula="of:=IF([BATTLE.N1]=&quot;&quot;;&quot;&quot;;[BATTLE.N1])" office:value-type="string" office:string-value="AFTER&#10;WALL LEVEL" calcext:value-type="string">
            <text:p>AFTER</text:p>
            <text:p>WALL LEVEL</text:p>
          </table:table-cell>
          <table:table-cell table:style-name="ce14" table:formula="of:=IF([BATTLE.O1]=&quot;&quot;;&quot;&quot;;[BATTLE.O1])" office:value-type="string" office:string-value="CATAPULT&#10;WALL LEVEL" calcext:value-type="string">
            <text:p>CATAPULT</text:p>
            <text:p>WALL LEVEL</text:p>
          </table:table-cell>
          <table:table-cell table:style-name="ce44" table:formula="of:=IF([BATTLE.P1]=&quot;&quot;;&quot;&quot;;[BATTLE.P1])" office:value-type="string" office:string-value="OVERALL&#10;MODIFIER" calcext:value-type="string">
            <text:p>OVERALL</text:p>
            <text:p>MODIFIER</text:p>
          </table:table-cell>
          <table:table-cell/>
          <table:table-cell table:style-name="ce14" table:formula="of:=IF([BATTLE.R1]=&quot;&quot;;&quot;&quot;;[BATTLE.R1])" office:value-type="string" office:string-value="CATAPULT TARGET" calcext:value-type="string">
            <text:p>CATAPULT TARGET</text:p>
          </table:table-cell>
          <table:table-cell table:style-name="ce14" office:value-type="string" calcext:value-type="string">
            <text:p>OVERALL</text:p>
            <text:p>KILL RATIO</text:p>
          </table:table-cell>
          <table:table-cell table:style-name="ce74"/>
          <table:table-cell table:number-columns-repeated="3"/>
          <table:table-cell table:style-name="ce74" table:number-columns-repeated="41"/>
        </table:table-row>
        <table:table-row table:style-name="ro5">
          <table:table-cell table:style-name="ce68" table:formula="of:=IF([BATTLE.A2]=&quot;&quot;;&quot;&quot;;[BATTLE.A2])" office:value-type="string" office:string-value="OFFENSE" calcext:value-type="string">
            <text:p>OFFENSE</text:p>
          </table:table-cell>
          <table:table-cell/>
          <table:table-cell table:style-name="ce230" table:formula="of:=IF([.D2]=0;0.5;0.95+[.D2]*0.05)" office:value-type="percentage" office:value="1.05" calcext:value-type="percentage">
            <text:p>105.00%</text:p>
          </table:table-cell>
          <table:table-cell table:style-name="ce90" table:formula="of:=IF([BATTLE.D2]=&quot;&quot;;&quot;&quot;;[BATTLE.D2])" office:value-type="float" office:value="2" calcext:value-type="float">
            <text:p>2</text:p>
          </table:table-cell>
          <table:table-cell table:style-name="ce92" table:formula="of:=IF([BATTLE.E2]=&quot;&quot;;&quot;&quot;;[BATTLE.E2])" office:value-type="percentage" office:value="0.59" calcext:value-type="percentage">
            <text:p>59.00%</text:p>
          </table:table-cell>
          <table:table-cell table:style-name="ce92" table:formula="of:=IF([BATTLE.F2]=&quot;&quot;;&quot;&quot;;[BATTLE.F2])" office:value-type="percentage" office:value="0.1" calcext:value-type="percentage">
            <text:p>10.00%</text:p>
          </table:table-cell>
          <table:table-cell table:style-name="ce92" table:formula="of:=IF([BATTLE.G2]=&quot;&quot;;&quot;&quot;;[BATTLE.G2])" office:value-type="percentage" office:value="0.1" calcext:value-type="percentage">
            <text:p>10.00%</text:p>
          </table:table-cell>
          <table:table-cell table:style-name="ce96" table:formula="of:=IF([BATTLE.H2]=&quot;&quot;;&quot;&quot;;[BATTLE.H2])" office:value-type="float" office:value="4" calcext:value-type="float">
            <text:p>4</text:p>
          </table:table-cell>
          <table:table-cell table:style-name="ce96" table:formula="of:=IF([BATTLE.I2]=&quot;&quot;;&quot;&quot;;[BATTLE.I2])" office:value-type="float" office:value="0" calcext:value-type="float">
            <text:p>0</text:p>
          </table:table-cell>
          <table:table-cell table:style-name="ce96" table:formula="of:=IF([BATTLE.J2]=&quot;&quot;;&quot;&quot;;[BATTLE.J2])" office:value-type="float" office:value="0" calcext:value-type="float">
            <text:p>0</text:p>
          </table:table-cell>
          <table:table-cell table:style-name="ce96" table:formula="of:=IF([BATTLE.K2]=&quot;&quot;;&quot;&quot;;[BATTLE.K2])">
            <text:p/>
          </table:table-cell>
          <table:table-cell table:style-name="ce96" table:formula="of:=IF([BATTLE.L2]=&quot;&quot;;&quot;&quot;;[BATTLE.L2])" office:value-type="float" office:value="0" calcext:value-type="float">
            <text:p>0</text:p>
          </table:table-cell>
          <table:table-cell table:style-name="ce100" table:formula="of:=ROUND([.S26])" office:value-type="float" office:value="8" calcext:value-type="float">
            <text:p>8</text:p>
          </table:table-cell>
          <table:table-cell table:style-name="ce101" table:number-columns-repeated="2"/>
          <table:table-cell table:style-name="ce230" table:formula="of:=[.C2]*[.E2]*(1+[.F2])+([.H2]*0.02)+[.G2]" office:value-type="percentage" office:value="0.86145" calcext:value-type="percentage">
            <text:p>86.15%</text:p>
          </table:table-cell>
          <table:table-cell/>
          <table:table-cell table:style-name="ce111" table:formula="of:=[.R30]" office:value-type="float" office:value="496942.9386" calcext:value-type="float">
            <text:p>496943</text:p>
          </table:table-cell>
          <table:table-cell table:style-name="ce230" table:content-validation-name="val3" table:formula="of:=ROUND(IF(OR([.P5]=0;[.P6]=0);0;(-[.P6])/([.P5]));4)" office:value-type="percentage" office:value="0.3637" calcext:value-type="percentage">
            <text:p>36.37%</text:p>
          </table:table-cell>
          <table:table-cell table:number-columns-repeated="4"/>
          <table:table-cell table:style-name="ce74" table:number-columns-repeated="41"/>
        </table:table-row>
        <table:table-row table:style-name="ro5">
          <table:table-cell table:style-name="ce69" table:formula="of:=IF([BATTLE.A3]=&quot;&quot;;&quot;&quot;;[BATTLE.A3])" office:value-type="string" office:string-value="DEFENSE" calcext:value-type="string">
            <text:p>DEFENSE</text:p>
          </table:table-cell>
          <table:table-cell/>
          <table:table-cell table:style-name="ce231" table:formula="of:=IF([.D3]=0;0.5;0.95+[.D3]*0.05)" office:value-type="percentage" office:value="1" calcext:value-type="percentage">
            <text:p>100.00%</text:p>
          </table:table-cell>
          <table:table-cell table:style-name="ce91" table:formula="of:=IF([BATTLE.D3]=&quot;&quot;;&quot;&quot;;[BATTLE.D3])" office:value-type="float" office:value="1" calcext:value-type="float">
            <text:p>1</text:p>
          </table:table-cell>
          <table:table-cell table:style-name="ce93" table:formula="of:=IF([BATTLE.E3]=&quot;&quot;;&quot;&quot;;[BATTLE.E3])" office:value-type="percentage" office:value="1" calcext:value-type="percentage">
            <text:p>100.00%</text:p>
          </table:table-cell>
          <table:table-cell table:style-name="ce93" table:formula="of:=IF([BATTLE.F3]=&quot;&quot;;&quot;&quot;;[BATTLE.F3])">
            <text:p/>
          </table:table-cell>
          <table:table-cell table:style-name="ce93" table:formula="of:=IF([BATTLE.G3]=&quot;&quot;;&quot;&quot;;[BATTLE.G3])">
            <text:p/>
          </table:table-cell>
          <table:table-cell table:style-name="ce97"/>
          <table:table-cell table:style-name="ce98" table:formula="of:=IF([BATTLE.I3]=&quot;&quot;;&quot;&quot;;[BATTLE.I3])" office:value-type="float" office:value="0" calcext:value-type="float">
            <text:p>0</text:p>
          </table:table-cell>
          <table:table-cell table:style-name="ce98" table:formula="of:=IF([BATTLE.J3]=&quot;&quot;;&quot;&quot;;[BATTLE.J3])" office:value-type="float" office:value="0" calcext:value-type="float">
            <text:p>0</text:p>
          </table:table-cell>
          <table:table-cell table:style-name="ce98" table:formula="of:=IF([BATTLE.K3]=&quot;&quot;;&quot;&quot;;[BATTLE.K3])" office:value-type="float" office:value="0" calcext:value-type="float">
            <text:p>0</text:p>
          </table:table-cell>
          <table:table-cell table:style-name="ce98" table:formula="of:=IF([BATTLE.L3]=&quot;&quot;;&quot;&quot;;[BATTLE.L3])" office:value-type="float" office:value="12" calcext:value-type="float">
            <text:p>12</text:p>
          </table:table-cell>
          <table:table-cell table:style-name="ce231" table:formula="of:=[.M2]*0.05" office:value-type="percentage" office:value="0.4" calcext:value-type="percentage">
            <text:p>40.00%</text:p>
          </table:table-cell>
          <table:table-cell table:style-name="ce102" table:formula="of:=ROUND([.R105])" office:value-type="float" office:value="4" calcext:value-type="float">
            <text:p>4</text:p>
          </table:table-cell>
          <table:table-cell table:style-name="ce102" table:formula="of:=IF([.R5]=[DB.A50];ROUND([.S105]);[.N3])" office:value-type="float" office:value="4" calcext:value-type="float">
            <text:p>4</text:p>
          </table:table-cell>
          <table:table-cell table:style-name="ce231" table:formula="of:=[.C3]*(1+[.M3])" office:value-type="percentage" office:value="1.4" calcext:value-type="percentage">
            <text:p>140.00%</text:p>
          </table:table-cell>
          <table:table-cell/>
          <table:table-cell table:style-name="ce102" table:formula="of:=[.R33]" office:value-type="float" office:value="247738" calcext:value-type="float">
            <text:p>247738</text:p>
          </table:table-cell>
          <table:table-cell table:style-name="ce231" table:content-validation-name="val3" table:formula="of:=ROUND(IF(OR([.P9]=0;[.P10]=0);0;(-[.P10])/([.P9]));4)" office:value-type="percentage" office:value="1" calcext:value-type="percentage">
            <text:p>100.00%</text:p>
          </table:table-cell>
          <table:table-cell table:number-columns-repeated="4"/>
          <table:table-cell table:style-name="ce74" table:number-columns-repeated="41"/>
        </table:table-row>
        <table:table-row table:style-name="ro6">
          <table:table-cell table:style-name="ce4" table:formula="of:=IF([BATTLE.A4]=&quot;&quot;;&quot;&quot;;[BATTLE.A4])" office:value-type="string" office:string-value="ARMIES" calcext:value-type="string">
            <text:p>ARMIES</text:p>
          </table:table-cell>
          <table:table-cell/>
          <table:table-cell table:style-name="ce14" table:formula="of:=IF([BATTLE.C4]=&quot;&quot;;&quot;&quot;;[BATTLE.C4])" office:value-type="string" office:string-value="SPEARMAN" calcext:value-type="string">
            <text:p>SPEARMAN</text:p>
          </table:table-cell>
          <table:table-cell table:style-name="ce14" table:formula="of:=IF([BATTLE.D4]=&quot;&quot;;&quot;&quot;;[BATTLE.D4])" office:value-type="string" office:string-value="SWORDSMAN" calcext:value-type="string">
            <text:p>SWORDSMAN</text:p>
          </table:table-cell>
          <table:table-cell table:style-name="ce14" table:formula="of:=IF([BATTLE.E4]=&quot;&quot;;&quot;&quot;;[BATTLE.E4])" office:value-type="string" office:string-value="AXE&#10;FIGHTER" calcext:value-type="string">
            <text:p>AXE</text:p>
            <text:p>FIGHTER</text:p>
          </table:table-cell>
          <table:table-cell table:style-name="ce14" table:formula="of:=IF([BATTLE.F4]=&quot;&quot;;&quot;&quot;;[BATTLE.F4])" office:value-type="string" office:string-value="ARCHER" calcext:value-type="string">
            <text:p>ARCHER</text:p>
          </table:table-cell>
          <table:table-cell table:style-name="ce14" table:formula="of:=IF([BATTLE.G4]=&quot;&quot;;&quot;&quot;;[BATTLE.G4])" office:value-type="string" office:string-value="LIGHT CAVALRY" calcext:value-type="string">
            <text:p>LIGHT CAVALRY</text:p>
          </table:table-cell>
          <table:table-cell table:style-name="ce14" table:formula="of:=IF([BATTLE.H4]=&quot;&quot;;&quot;&quot;;[BATTLE.H4])" office:value-type="string" office:string-value="MOUNTED ARCHER" calcext:value-type="string">
            <text:p>MOUNTED ARCHER</text:p>
          </table:table-cell>
          <table:table-cell table:style-name="ce14" table:formula="of:=IF([BATTLE.I4]=&quot;&quot;;&quot;&quot;;[BATTLE.I4])" office:value-type="string" office:string-value="HEAVY CAVALRY" calcext:value-type="string">
            <text:p>HEAVY CAVALRY</text:p>
          </table:table-cell>
          <table:table-cell table:style-name="ce14" table:formula="of:=IF([BATTLE.J4]=&quot;&quot;;&quot;&quot;;[BATTLE.J4])" office:value-type="string" office:string-value="RAM" calcext:value-type="string">
            <text:p>RAM</text:p>
          </table:table-cell>
          <table:table-cell table:style-name="ce14" table:formula="of:=IF([BATTLE.K4]=&quot;&quot;;&quot;&quot;;[BATTLE.K4])" office:value-type="string" office:string-value="CATAPULT" calcext:value-type="string">
            <text:p>CATAPULT</text:p>
          </table:table-cell>
          <table:table-cell table:style-name="ce14" table:formula="of:=IF([BATTLE.L4]=&quot;&quot;;&quot;&quot;;[BATTLE.L4])" office:value-type="string" office:string-value="BERSERKER" calcext:value-type="string">
            <text:p>BERSERKER</text:p>
          </table:table-cell>
          <table:table-cell table:style-name="ce14" table:formula="of:=IF([BATTLE.M4]=&quot;&quot;;&quot;&quot;;[BATTLE.M4])" office:value-type="string" office:string-value="TREBUCHET" calcext:value-type="string">
            <text:p>TREBUCHET</text:p>
          </table:table-cell>
          <table:table-cell table:style-name="ce14" table:formula="of:=IF([BATTLE.N4]=&quot;&quot;;&quot;&quot;;[BATTLE.N4])" office:value-type="string" office:string-value="NOBLEMAN" calcext:value-type="string">
            <text:p>NOBLEMAN</text:p>
          </table:table-cell>
          <table:table-cell table:style-name="ce43" table:formula="of:=IF([BATTLE.O4]=&quot;&quot;;&quot;&quot;;[BATTLE.O4])" office:value-type="string" office:string-value="PALADIN" calcext:value-type="string">
            <text:p>PALADIN</text:p>
          </table:table-cell>
          <table:table-cell table:style-name="ce45" table:formula="of:=IF([BATTLE.P4]=&quot;&quot;;&quot;&quot;;[BATTLE.P4])" office:value-type="string" office:string-value="PROVISIONS" calcext:value-type="string">
            <text:p>PROVISIONS</text:p>
          </table:table-cell>
          <table:table-cell/>
          <table:table-cell table:style-name="ce51" table:formula="of:=IF([BATTLE.R1]=&quot;&quot;;&quot;&quot;;[BATTLE.R1])" office:value-type="string" office:string-value="CATAPULT TARGET" calcext:value-type="string">
            <text:p>CATAPULT TARGET</text:p>
          </table:table-cell>
          <table:table-cell table:style-name="ce44" table:formula="of:=IF([BATTLE.U23]=&quot;&quot;;&quot;&quot;;[BATTLE.U23])">
            <text:p/>
          </table:table-cell>
          <table:table-cell table:number-columns-repeated="2"/>
          <table:table-cell table:style-name="ce74" table:number-columns-repeated="43"/>
        </table:table-row>
        <table:table-row table:style-name="ro5">
          <table:table-cell table:style-name="ce70" table:formula="of:=IF([BATTLE.A5]=&quot;&quot;;&quot;&quot;;[BATTLE.A5])" office:value-type="string" office:string-value="OFFENSE" calcext:value-type="string">
            <text:p>OFFENSE</text:p>
          </table:table-cell>
          <table:table-cell/>
          <table:table-cell table:style-name="ce232" table:content-validation-name="val1" table:formula="of:=IF([BATTLE.C5]=&quot;&quot;;&quot;&quot;;[BATTLE.C5])" office:value-type="float" office:value="0" calcext:value-type="float">
            <text:p>0</text:p>
          </table:table-cell>
          <table:table-cell table:style-name="ce232" table:content-validation-name="val1" table:formula="of:=IF([BATTLE.D5]=&quot;&quot;;&quot;&quot;;[BATTLE.D5])" office:value-type="float" office:value="0" calcext:value-type="float">
            <text:p>0</text:p>
          </table:table-cell>
          <table:table-cell table:style-name="ce232" table:content-validation-name="val1" table:formula="of:=IF([BATTLE.E5]=&quot;&quot;;&quot;&quot;;[BATTLE.E5])" office:value-type="float" office:value="2022" calcext:value-type="float">
            <text:p>2022</text:p>
          </table:table-cell>
          <table:table-cell table:style-name="ce232" table:content-validation-name="val1" table:formula="of:=IF([BATTLE.F5]=&quot;&quot;;&quot;&quot;;[BATTLE.F5])" office:value-type="float" office:value="0" calcext:value-type="float">
            <text:p>0</text:p>
          </table:table-cell>
          <table:table-cell table:style-name="ce232" table:content-validation-name="val1" table:formula="of:=IF([BATTLE.G5]=&quot;&quot;;&quot;&quot;;[BATTLE.G5])" office:value-type="float" office:value="1634" calcext:value-type="float">
            <text:p>1634</text:p>
          </table:table-cell>
          <table:table-cell table:style-name="ce232" table:content-validation-name="val1" table:formula="of:=IF([BATTLE.H5]=&quot;&quot;;&quot;&quot;;[BATTLE.H5])" office:value-type="float" office:value="1822" calcext:value-type="float">
            <text:p>1822</text:p>
          </table:table-cell>
          <table:table-cell table:style-name="ce232" table:content-validation-name="val1" table:formula="of:=IF([BATTLE.I5]=&quot;&quot;;&quot;&quot;;[BATTLE.I5])" office:value-type="float" office:value="0" calcext:value-type="float">
            <text:p>0</text:p>
          </table:table-cell>
          <table:table-cell table:style-name="ce232" table:content-validation-name="val1" table:formula="of:=IF([BATTLE.J5]=&quot;&quot;;&quot;&quot;;[BATTLE.J5])" office:value-type="float" office:value="79" calcext:value-type="float">
            <text:p>79</text:p>
          </table:table-cell>
          <table:table-cell table:style-name="ce232" table:content-validation-name="val1" table:formula="of:=IF([BATTLE.K5]=&quot;&quot;;&quot;&quot;;[BATTLE.K5])" office:value-type="float" office:value="0" calcext:value-type="float">
            <text:p>0</text:p>
          </table:table-cell>
          <table:table-cell table:style-name="ce232" table:content-validation-name="val1" table:formula="of:=IF([BATTLE.L5]=&quot;&quot;;&quot;&quot;;[BATTLE.L5])" office:value-type="float" office:value="0" calcext:value-type="float">
            <text:p>0</text:p>
          </table:table-cell>
          <table:table-cell table:style-name="ce232" table:content-validation-name="val1" table:formula="of:=IF([BATTLE.M5]=&quot;&quot;;&quot;&quot;;[BATTLE.M5])" office:value-type="float" office:value="0" calcext:value-type="float">
            <text:p>0</text:p>
          </table:table-cell>
          <table:table-cell table:style-name="ce232" table:content-validation-name="val1" table:formula="of:=IF([BATTLE.N5]=&quot;&quot;;&quot;&quot;;[BATTLE.N5])" office:value-type="float" office:value="0" calcext:value-type="float">
            <text:p>0</text:p>
          </table:table-cell>
          <table:table-cell table:style-name="ce232" table:content-validation-name="val1" table:formula="of:=IF([BATTLE.O5]=&quot;&quot;;&quot;&quot;;[BATTLE.O5])" office:value-type="float" office:value="0" calcext:value-type="float">
            <text:p>0</text:p>
          </table:table-cell>
          <table:table-cell table:style-name="ce79" table:content-validation-name="val3" table:formula="of:=[.C5]*[DB.$C$65]+[.D5]*[DB.$C$66]+[.E5]*[DB.$C$67]+[.F5]*[DB.$C$68]+[.G5]*[DB.$C$69]+[.H5]*[DB.$C$70]+[.I5]*[DB.$C$71]+[.J5]*[DB.$C$72]+[.K5]*[DB.$C$73]+[.L5]*[DB.$C$74]+[.M5]*[DB.$C$75]+[.O5]*[DB.$C$77]" office:value-type="float" office:value="18063" calcext:value-type="float">
            <text:p>18063</text:p>
          </table:table-cell>
          <table:table-cell/>
          <table:table-cell table:style-name="ce112" table:content-validation-name="val3" table:formula="of:=IF([.K5]=0;&quot;-&quot;;IF([BATTLE.R3]=&quot;&quot;;&quot;&quot;;[BATTLE.R3]))" office:value-type="string" office:string-value="-" calcext:value-type="string">
            <text:p>-</text:p>
          </table:table-cell>
          <table:table-cell table:style-name="ce79" table:content-validation-name="val3" table:formula="of:=IF([.K5]=0;&quot;-&quot;;IF([.R5]=[DB.A50];[.N3];IF([BATTLE.T3]=&quot;&quot;;&quot;-&quot;;[BATTLE.T3])))" office:value-type="string" office:string-value="-" calcext:value-type="string">
            <text:p>-</text:p>
          </table:table-cell>
          <table:table-cell table:number-columns-repeated="2"/>
          <table:table-cell table:style-name="ce74" table:number-columns-repeated="43"/>
        </table:table-row>
        <table:table-row table:style-name="ro5">
          <table:table-cell table:style-name="ce71" office:value-type="string" calcext:value-type="string">
            <text:p>LOSSES</text:p>
          </table:table-cell>
          <table:table-cell/>
          <table:table-cell table:style-name="ce233" table:formula="of:=SUM(-[.C5];[.C8])" office:value-type="float" office:value="0" calcext:value-type="float">
            <text:p>0</text:p>
          </table:table-cell>
          <table:table-cell table:style-name="ce233" table:formula="of:=SUM(-[.D5];[.D8])" office:value-type="float" office:value="0" calcext:value-type="float">
            <text:p>0</text:p>
          </table:table-cell>
          <table:table-cell table:style-name="ce233" table:formula="of:=SUM(-[.E5];[.E8])" office:value-type="float" office:value="-761" calcext:value-type="float">
            <text:p>-761</text:p>
          </table:table-cell>
          <table:table-cell table:style-name="ce233" table:formula="of:=SUM(-[.F5];[.F8])" office:value-type="float" office:value="0" calcext:value-type="float">
            <text:p>0</text:p>
          </table:table-cell>
          <table:table-cell table:style-name="ce233" table:formula="of:=SUM(-[.G5];[.G8])" office:value-type="float" office:value="-337" calcext:value-type="float">
            <text:p>-337</text:p>
          </table:table-cell>
          <table:table-cell table:style-name="ce233" table:formula="of:=SUM(-[.H5];[.H8])" office:value-type="float" office:value="-862" calcext:value-type="float">
            <text:p>-862</text:p>
          </table:table-cell>
          <table:table-cell table:style-name="ce233" table:formula="of:=SUM(-[.I5];[.I8])" office:value-type="float" office:value="0" calcext:value-type="float">
            <text:p>0</text:p>
          </table:table-cell>
          <table:table-cell table:style-name="ce233" table:formula="of:=SUM(-[.J5];[.J8])" office:value-type="float" office:value="-30" calcext:value-type="float">
            <text:p>-30</text:p>
          </table:table-cell>
          <table:table-cell table:style-name="ce233" table:formula="of:=SUM(-[.K5];[.K8])" office:value-type="float" office:value="0" calcext:value-type="float">
            <text:p>0</text:p>
          </table:table-cell>
          <table:table-cell table:style-name="ce233" table:formula="of:=SUM(-[.L5];[.L8])" office:value-type="float" office:value="0" calcext:value-type="float">
            <text:p>0</text:p>
          </table:table-cell>
          <table:table-cell table:style-name="ce233" table:formula="of:=SUM(-[.M5];[.M8])" office:value-type="float" office:value="0" calcext:value-type="float">
            <text:p>0</text:p>
          </table:table-cell>
          <table:table-cell table:style-name="ce233" table:formula="of:=SUM(-[.N5];[.N8])" office:value-type="float" office:value="0" calcext:value-type="float">
            <text:p>0</text:p>
          </table:table-cell>
          <table:table-cell table:style-name="ce233" table:formula="of:=SUM(-[.O5];[.O8])" office:value-type="float" office:value="0" calcext:value-type="float">
            <text:p>0</text:p>
          </table:table-cell>
          <table:table-cell table:style-name="ce80" table:content-validation-name="val3" table:formula="of:=[.C6]*[DB.$C$65]+[.D6]*[DB.$C$66]+[.E6]*[DB.$C$67]+[.F6]*[DB.$C$68]+[.G6]*[DB.$C$69]+[.H6]*[DB.$C$70]+[.I6]*[DB.$C$71]+[.J6]*[DB.$C$72]+[.K6]*[DB.$C$73]+[.L6]*[DB.$C$74]+[.M6]*[DB.$C$75]+[.O6]*[DB.$C$77]" office:value-type="float" office:value="-6569" calcext:value-type="float">
            <text:p>-6569</text:p>
          </table:table-cell>
          <table:table-cell/>
          <table:table-cell table:style-name="ce113" table:content-validation-name="val3" table:formula="of:=IF([BATTLE.R6]=&quot;&quot;;&quot;&quot;;[BATTLE.R6])" office:value-type="float" office:value="18009" calcext:value-type="float">
            <text:p>18009</text:p>
          </table:table-cell>
          <table:table-cell table:style-name="ce80" table:content-validation-name="val3" table:formula="of:=IF(OR([.S5]=0;[.S5]=&quot;-&quot;);&quot;-&quot;;[.S5]-[.S8])" office:value-type="string" office:string-value="-" calcext:value-type="string">
            <text:p>-</text:p>
          </table:table-cell>
          <table:table-cell table:number-columns-repeated="2"/>
          <table:table-cell table:style-name="ce74" table:number-columns-repeated="43"/>
        </table:table-row>
        <table:table-row table:style-name="ro5">
          <table:table-cell table:style-name="ce72"/>
          <table:table-cell/>
          <table:table-cell table:style-name="ce234" table:number-columns-repeated="13"/>
          <table:table-cell table:style-name="ce81" table:content-validation-name="val3"/>
          <table:table-cell/>
          <table:table-cell table:style-name="ce114" table:content-validation-name="val3"/>
          <table:table-cell table:style-name="ce81" table:content-validation-name="val3"/>
          <table:table-cell table:number-columns-repeated="2"/>
          <table:table-cell table:style-name="ce74" table:number-columns-repeated="43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235" table:formula="of:=[.C102]" office:value-type="float" office:value="0" calcext:value-type="float">
            <text:p>0</text:p>
          </table:table-cell>
          <table:table-cell table:style-name="ce235" table:formula="of:=[.D102]" office:value-type="float" office:value="0" calcext:value-type="float">
            <text:p>0</text:p>
          </table:table-cell>
          <table:table-cell table:style-name="ce235" table:formula="of:=[.E102]" office:value-type="float" office:value="1261" calcext:value-type="float">
            <text:p>1261</text:p>
          </table:table-cell>
          <table:table-cell table:style-name="ce235" table:formula="of:=[.F102]" office:value-type="float" office:value="0" calcext:value-type="float">
            <text:p>0</text:p>
          </table:table-cell>
          <table:table-cell table:style-name="ce235" table:formula="of:=[.G102]" office:value-type="float" office:value="1297" calcext:value-type="float">
            <text:p>1297</text:p>
          </table:table-cell>
          <table:table-cell table:style-name="ce235" table:formula="of:=[.H102]" office:value-type="float" office:value="960" calcext:value-type="float">
            <text:p>960</text:p>
          </table:table-cell>
          <table:table-cell table:style-name="ce235" table:formula="of:=[.I102]" office:value-type="float" office:value="0" calcext:value-type="float">
            <text:p>0</text:p>
          </table:table-cell>
          <table:table-cell table:style-name="ce235" table:formula="of:=[.J102]" office:value-type="float" office:value="49" calcext:value-type="float">
            <text:p>49</text:p>
          </table:table-cell>
          <table:table-cell table:style-name="ce235" table:formula="of:=[.K102]" office:value-type="float" office:value="0" calcext:value-type="float">
            <text:p>0</text:p>
          </table:table-cell>
          <table:table-cell table:style-name="ce235" table:formula="of:=[.L102]" office:value-type="float" office:value="0" calcext:value-type="float">
            <text:p>0</text:p>
          </table:table-cell>
          <table:table-cell table:style-name="ce235" table:formula="of:=[.M102]" office:value-type="float" office:value="0" calcext:value-type="float">
            <text:p>0</text:p>
          </table:table-cell>
          <table:table-cell table:style-name="ce235" table:formula="of:=[.N102]" office:value-type="float" office:value="0" calcext:value-type="float">
            <text:p>0</text:p>
          </table:table-cell>
          <table:table-cell table:style-name="ce235" table:formula="of:=[.O102]" office:value-type="float" office:value="0" calcext:value-type="float">
            <text:p>0</text:p>
          </table:table-cell>
          <table:table-cell table:style-name="ce82" table:content-validation-name="val3" table:formula="of:=[.C8]*[DB.$C$65]+[.D8]*[DB.$C$66]+[.E8]*[DB.$C$67]+[.F8]*[DB.$C$68]+[.G8]*[DB.$C$69]+[.H8]*[DB.$C$70]+[.I8]*[DB.$C$71]+[.J8]*[DB.$C$72]+[.K8]*[DB.$C$73]+[.L8]*[DB.$C$74]+[.M8]*[DB.$C$75]+[.O8]*[DB.$C$77]" office:value-type="float" office:value="11494" calcext:value-type="float">
            <text:p>11494</text:p>
          </table:table-cell>
          <table:table-cell/>
          <table:table-cell table:style-name="ce115" table:content-validation-name="val3" table:formula="of:=IF([BATTLE.R7]=&quot;&quot;;&quot;&quot;;[BATTLE.R7])" office:value-type="float" office:value="0" calcext:value-type="float">
            <text:p>0</text:p>
          </table:table-cell>
          <table:table-cell table:style-name="ce82" table:content-validation-name="val3" table:formula="of:=IF(OR([.S5]=0;[.S5]=&quot;-&quot;);&quot;-&quot;;ROUND([.S105]))" office:value-type="string" office:string-value="-" calcext:value-type="string">
            <text:p>-</text:p>
          </table:table-cell>
          <table:table-cell table:number-columns-repeated="2"/>
          <table:table-cell table:style-name="ce74" table:number-columns-repeated="43"/>
        </table:table-row>
        <table:table-row table:style-name="ro5">
          <table:table-cell table:style-name="ce70" table:formula="of:=IF([BATTLE.A9]=&quot;&quot;;&quot;&quot;;[BATTLE.A9])" office:value-type="string" office:string-value="DEFENSE" calcext:value-type="string">
            <text:p>DEFENSE</text:p>
          </table:table-cell>
          <table:table-cell/>
          <table:table-cell table:style-name="ce232" table:content-validation-name="val1" table:formula="of:=IF([BATTLE.C9]=&quot;&quot;;&quot;&quot;;[BATTLE.C9])" office:value-type="float" office:value="1312" calcext:value-type="float">
            <text:p>1312</text:p>
          </table:table-cell>
          <table:table-cell table:style-name="ce232" table:content-validation-name="val1" table:formula="of:=IF([BATTLE.D9]=&quot;&quot;;&quot;&quot;;[BATTLE.D9])" office:value-type="float" office:value="2901" calcext:value-type="float">
            <text:p>2901</text:p>
          </table:table-cell>
          <table:table-cell table:style-name="ce232" table:content-validation-name="val1" table:formula="of:=IF([BATTLE.E9]=&quot;&quot;;&quot;&quot;;[BATTLE.E9])" office:value-type="float" office:value="600" calcext:value-type="float">
            <text:p>600</text:p>
          </table:table-cell>
          <table:table-cell table:style-name="ce232" table:content-validation-name="val1" table:formula="of:=IF([BATTLE.F9]=&quot;&quot;;&quot;&quot;;[BATTLE.F9])" office:value-type="float" office:value="1531" calcext:value-type="float">
            <text:p>1531</text:p>
          </table:table-cell>
          <table:table-cell table:style-name="ce232" table:content-validation-name="val1" table:formula="of:=IF([BATTLE.G9]=&quot;&quot;;&quot;&quot;;[BATTLE.G9])" office:value-type="float" office:value="10" calcext:value-type="float">
            <text:p>10</text:p>
          </table:table-cell>
          <table:table-cell table:style-name="ce232" table:content-validation-name="val1" table:formula="of:=IF([BATTLE.H9]=&quot;&quot;;&quot;&quot;;[BATTLE.H9])" office:value-type="float" office:value="5" calcext:value-type="float">
            <text:p>5</text:p>
          </table:table-cell>
          <table:table-cell table:style-name="ce232" table:content-validation-name="val1" table:formula="of:=IF([BATTLE.I9]=&quot;&quot;;&quot;&quot;;[BATTLE.I9])" office:value-type="float" office:value="15" calcext:value-type="float">
            <text:p>15</text:p>
          </table:table-cell>
          <table:table-cell table:style-name="ce232" table:content-validation-name="val1" table:formula="of:=IF([BATTLE.J9]=&quot;&quot;;&quot;&quot;;[BATTLE.J9])" office:value-type="float" office:value="0" calcext:value-type="float">
            <text:p>0</text:p>
          </table:table-cell>
          <table:table-cell table:style-name="ce232" table:content-validation-name="val1" table:formula="of:=IF([BATTLE.K9]=&quot;&quot;;&quot;&quot;;[BATTLE.K9])" office:value-type="float" office:value="10" calcext:value-type="float">
            <text:p>10</text:p>
          </table:table-cell>
          <table:table-cell table:style-name="ce232" table:content-validation-name="val1" table:formula="of:=IF([BATTLE.L9]=&quot;&quot;;&quot;&quot;;[BATTLE.L9])" office:value-type="float" office:value="0" calcext:value-type="float">
            <text:p>0</text:p>
          </table:table-cell>
          <table:table-cell table:style-name="ce232" table:content-validation-name="val1" table:formula="of:=IF([BATTLE.M9]=&quot;&quot;;&quot;&quot;;[BATTLE.M9])" office:value-type="float" office:value="0" calcext:value-type="float">
            <text:p>0</text:p>
          </table:table-cell>
          <table:table-cell table:style-name="ce232" table:content-validation-name="val1" table:formula="of:=IF([BATTLE.N9]=&quot;&quot;;&quot;&quot;;[BATTLE.N9])" office:value-type="float" office:value="0" calcext:value-type="float">
            <text:p>0</text:p>
          </table:table-cell>
          <table:table-cell table:style-name="ce232" table:content-validation-name="val1" table:formula="of:=IF([BATTLE.O9]=&quot;&quot;;&quot;&quot;;[BATTLE.O9])" office:value-type="float" office:value="0" calcext:value-type="float">
            <text:p>0</text:p>
          </table:table-cell>
          <table:table-cell table:style-name="ce79" table:content-validation-name="val3" table:formula="of:=IF([BATTLE.P9]=&quot;&quot;;&quot;&quot;;[BATTLE.P9])" office:value-type="float" office:value="6579" calcext:value-type="float">
            <text:p>6579</text:p>
          </table:table-cell>
          <table:table-cell/>
          <table:table-cell table:style-name="ce112" table:content-validation-name="val3" table:formula="of:=IF([BATTLE.R29]=&quot;&quot;;&quot;&quot;;[BATTLE.R29])">
            <text:p/>
          </table:table-cell>
          <table:table-cell table:style-name="ce79" table:content-validation-name="val3" table:formula="of:=IF([BATTLE.U29]=&quot;&quot;;&quot;&quot;;[BATTLE.U29])">
            <text:p/>
          </table:table-cell>
          <table:table-cell table:number-columns-repeated="2"/>
          <table:table-cell table:style-name="ce74" table:number-columns-repeated="43"/>
        </table:table-row>
        <table:table-row table:style-name="ro5">
          <table:table-cell table:style-name="ce71" office:value-type="string" calcext:value-type="string">
            <text:p>LOSSES</text:p>
          </table:table-cell>
          <table:table-cell/>
          <table:table-cell table:style-name="ce233" table:formula="of:=SUM(-[.C9];[.C12])" office:value-type="float" office:value="-1312" calcext:value-type="float">
            <text:p>-1312</text:p>
          </table:table-cell>
          <table:table-cell table:style-name="ce233" table:formula="of:=SUM(-[.D9];[.D12])" office:value-type="float" office:value="-2901" calcext:value-type="float">
            <text:p>-2901</text:p>
          </table:table-cell>
          <table:table-cell table:style-name="ce233" table:formula="of:=SUM(-[.E9];[.E12])" office:value-type="float" office:value="-600" calcext:value-type="float">
            <text:p>-600</text:p>
          </table:table-cell>
          <table:table-cell table:style-name="ce233" table:formula="of:=SUM(-[.F9];[.F12])" office:value-type="float" office:value="-1531" calcext:value-type="float">
            <text:p>-1531</text:p>
          </table:table-cell>
          <table:table-cell table:style-name="ce233" table:formula="of:=SUM(-[.G9];[.G12])" office:value-type="float" office:value="-10" calcext:value-type="float">
            <text:p>-10</text:p>
          </table:table-cell>
          <table:table-cell table:style-name="ce233" table:formula="of:=SUM(-[.H9];[.H12])" office:value-type="float" office:value="-5" calcext:value-type="float">
            <text:p>-5</text:p>
          </table:table-cell>
          <table:table-cell table:style-name="ce233" table:formula="of:=SUM(-[.I9];[.I12])" office:value-type="float" office:value="-15" calcext:value-type="float">
            <text:p>-15</text:p>
          </table:table-cell>
          <table:table-cell table:style-name="ce233" table:formula="of:=SUM(-[.J9];[.J12])" office:value-type="float" office:value="0" calcext:value-type="float">
            <text:p>0</text:p>
          </table:table-cell>
          <table:table-cell table:style-name="ce233" table:formula="of:=SUM(-[.K9];[.K12])" office:value-type="float" office:value="-10" calcext:value-type="float">
            <text:p>-10</text:p>
          </table:table-cell>
          <table:table-cell table:style-name="ce233" table:formula="of:=SUM(-[.L9];[.L12])" office:value-type="float" office:value="0" calcext:value-type="float">
            <text:p>0</text:p>
          </table:table-cell>
          <table:table-cell table:style-name="ce233" table:formula="of:=SUM(-[.M9];[.M12])" office:value-type="float" office:value="0" calcext:value-type="float">
            <text:p>0</text:p>
          </table:table-cell>
          <table:table-cell table:style-name="ce233" table:formula="of:=SUM(-[.N9];[.N12])" office:value-type="float" office:value="0" calcext:value-type="float">
            <text:p>0</text:p>
          </table:table-cell>
          <table:table-cell table:style-name="ce233" table:formula="of:=SUM(-[.O9];[.O12])" office:value-type="float" office:value="0" calcext:value-type="float">
            <text:p>0</text:p>
          </table:table-cell>
          <table:table-cell table:style-name="ce80" table:content-validation-name="val3" table:formula="of:=[.C10]*[DB.$C$65]+[.D10]*[DB.$C$66]+[.E10]*[DB.$C$67]+[.F10]*[DB.$C$68]+[.G10]*[DB.$C$69]+[.H10]*[DB.$C$70]+[.I10]*[DB.$C$71]+[.J10]*[DB.$C$72]+[.K10]*[DB.$C$73]+[.L10]*[DB.$C$74]+[.M10]*[DB.$C$75]+[.N10]*[DB.$C$76]+[.O10]*[DB.$C$77]" office:value-type="float" office:value="-6579" calcext:value-type="float">
            <text:p>-6579</text:p>
          </table:table-cell>
          <table:table-cell/>
          <table:table-cell table:style-name="ce113" table:content-validation-name="val3" table:formula="of:=IF([BATTLE.R30]=&quot;&quot;;&quot;&quot;;[BATTLE.R30])">
            <text:p/>
          </table:table-cell>
          <table:table-cell table:style-name="ce80" table:content-validation-name="val3" table:formula="of:=IF([BATTLE.U30]=&quot;&quot;;&quot;&quot;;[BATTLE.U30])">
            <text:p/>
          </table:table-cell>
          <table:table-cell table:number-columns-repeated="2"/>
          <table:table-cell table:style-name="ce74" table:number-columns-repeated="43"/>
        </table:table-row>
        <table:table-row table:style-name="ro5">
          <table:table-cell table:style-name="ce72"/>
          <table:table-cell/>
          <table:table-cell table:style-name="ce234" table:number-columns-repeated="13"/>
          <table:table-cell table:style-name="ce81" table:content-validation-name="val3"/>
          <table:table-cell/>
          <table:table-cell table:style-name="ce114" table:content-validation-name="val3"/>
          <table:table-cell table:style-name="ce81" table:content-validation-name="val3"/>
          <table:table-cell table:number-columns-repeated="2"/>
          <table:table-cell table:style-name="ce74" table:number-columns-repeated="43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235" table:formula="of:=[.C103]" office:value-type="float" office:value="0" calcext:value-type="float">
            <text:p>0</text:p>
          </table:table-cell>
          <table:table-cell table:style-name="ce235" table:formula="of:=[.D103]" office:value-type="float" office:value="0" calcext:value-type="float">
            <text:p>0</text:p>
          </table:table-cell>
          <table:table-cell table:style-name="ce235" table:formula="of:=[.E103]" office:value-type="float" office:value="0" calcext:value-type="float">
            <text:p>0</text:p>
          </table:table-cell>
          <table:table-cell table:style-name="ce235" table:formula="of:=[.F103]" office:value-type="float" office:value="0" calcext:value-type="float">
            <text:p>0</text:p>
          </table:table-cell>
          <table:table-cell table:style-name="ce235" table:formula="of:=[.G103]" office:value-type="float" office:value="0" calcext:value-type="float">
            <text:p>0</text:p>
          </table:table-cell>
          <table:table-cell table:style-name="ce235" table:formula="of:=[.H103]" office:value-type="float" office:value="0" calcext:value-type="float">
            <text:p>0</text:p>
          </table:table-cell>
          <table:table-cell table:style-name="ce235" table:formula="of:=[.I103]" office:value-type="float" office:value="0" calcext:value-type="float">
            <text:p>0</text:p>
          </table:table-cell>
          <table:table-cell table:style-name="ce235" table:formula="of:=[.J103]" office:value-type="float" office:value="0" calcext:value-type="float">
            <text:p>0</text:p>
          </table:table-cell>
          <table:table-cell table:style-name="ce235" table:formula="of:=[.K103]" office:value-type="float" office:value="0" calcext:value-type="float">
            <text:p>0</text:p>
          </table:table-cell>
          <table:table-cell table:style-name="ce235" table:formula="of:=[.L103]" office:value-type="float" office:value="0" calcext:value-type="float">
            <text:p>0</text:p>
          </table:table-cell>
          <table:table-cell table:style-name="ce235" table:formula="of:=[.M103]" office:value-type="float" office:value="0" calcext:value-type="float">
            <text:p>0</text:p>
          </table:table-cell>
          <table:table-cell table:style-name="ce235" table:formula="of:=[.N103]" office:value-type="float" office:value="0" calcext:value-type="float">
            <text:p>0</text:p>
          </table:table-cell>
          <table:table-cell table:style-name="ce235" table:formula="of:=[.O103]" office:value-type="float" office:value="0" calcext:value-type="float">
            <text:p>0</text:p>
          </table:table-cell>
          <table:table-cell table:style-name="ce82" table:content-validation-name="val3" table:formula="of:=[.C12]*[DB.$C$65]+[.D12]*[DB.$C$66]+[.E12]*[DB.$C$67]+[.F12]*[DB.$C$68]+[.G12]*[DB.$C$69]+[.H12]*[DB.$C$70]+[.I12]*[DB.$C$71]+[.J12]*[DB.$C$72]+[.K12]*[DB.$C$73]+[.L12]*[DB.$C$74]+[.M12]*[DB.$C$75]+[.N12]*[DB.$C$76]+[.O12]*[DB.$C$77]" office:value-type="float" office:value="0" calcext:value-type="float">
            <text:p>0</text:p>
          </table:table-cell>
          <table:table-cell/>
          <table:table-cell table:style-name="ce115" table:content-validation-name="val3" table:formula="of:=IF([BATTLE.R31]=&quot;&quot;;&quot;&quot;;[BATTLE.R31])">
            <text:p/>
          </table:table-cell>
          <table:table-cell table:style-name="ce82" table:content-validation-name="val3" table:formula="of:=IF([BATTLE.U31]=&quot;&quot;;&quot;&quot;;[BATTLE.U31])">
            <text:p/>
          </table:table-cell>
          <table:table-cell table:number-columns-repeated="2"/>
          <table:table-cell table:style-name="ce74" table:number-columns-repeated="43"/>
        </table:table-row>
        <table:table-row table:style-name="ro6">
          <table:table-cell table:style-name="ce4" table:formula="of:=IF([BATTLE.A13]=&quot;&quot;;&quot;&quot;;[BATTLE.A13])" office:value-type="string" office:string-value="PALADIN WEAPONS" calcext:value-type="string">
            <text:p>PALADIN WEAPONS</text:p>
          </table:table-cell>
          <table:table-cell/>
          <table:table-cell table:style-name="ce14" table:formula="of:=IF([BATTLE.C13]=&quot;&quot;;&quot;&quot;;[BATTLE.C13])" office:value-type="string" office:string-value="SPEARMAN" calcext:value-type="string">
            <text:p>SPEARMAN</text:p>
          </table:table-cell>
          <table:table-cell table:style-name="ce14" table:formula="of:=IF([BATTLE.D13]=&quot;&quot;;&quot;&quot;;[BATTLE.D13])" office:value-type="string" office:string-value="SWORDSMAN" calcext:value-type="string">
            <text:p>SWORDSMAN</text:p>
          </table:table-cell>
          <table:table-cell table:style-name="ce14" table:formula="of:=IF([BATTLE.E13]=&quot;&quot;;&quot;&quot;;[BATTLE.E13])" office:value-type="string" office:string-value="AXE FIGHTER" calcext:value-type="string">
            <text:p>AXE FIGHTER</text:p>
          </table:table-cell>
          <table:table-cell table:style-name="ce14" table:formula="of:=IF([BATTLE.F13]=&quot;&quot;;&quot;&quot;;[BATTLE.F13])" office:value-type="string" office:string-value="ARCHER" calcext:value-type="string">
            <text:p>ARCHER</text:p>
          </table:table-cell>
          <table:table-cell table:style-name="ce14" table:formula="of:=IF([BATTLE.G13]=&quot;&quot;;&quot;&quot;;[BATTLE.G13])" office:value-type="string" office:string-value="LIGHT CAVALRY" calcext:value-type="string">
            <text:p>LIGHT CAVALRY</text:p>
          </table:table-cell>
          <table:table-cell table:style-name="ce14" table:formula="of:=IF([BATTLE.H13]=&quot;&quot;;&quot;&quot;;[BATTLE.H13])" office:value-type="string" office:string-value="MOUNTED ARCHER" calcext:value-type="string">
            <text:p>MOUNTED ARCHER</text:p>
          </table:table-cell>
          <table:table-cell table:style-name="ce14" table:formula="of:=IF([BATTLE.I13]=&quot;&quot;;&quot;&quot;;[BATTLE.I13])" office:value-type="string" office:string-value="HEAVY CAVALRY" calcext:value-type="string">
            <text:p>HEAVY CAVALRY</text:p>
          </table:table-cell>
          <table:table-cell table:style-name="ce14" table:formula="of:=IF([BATTLE.J13]=&quot;&quot;;&quot;&quot;;[BATTLE.J13])" office:value-type="string" office:string-value="RAM" calcext:value-type="string">
            <text:p>RAM</text:p>
          </table:table-cell>
          <table:table-cell table:style-name="ce14" table:formula="of:=IF([BATTLE.K13]=&quot;&quot;;&quot;&quot;;[BATTLE.K13])" office:value-type="string" office:string-value="CATAPULT" calcext:value-type="string">
            <text:p>CATAPULT</text:p>
          </table:table-cell>
          <table:table-cell table:style-name="ce14" table:formula="of:=IF([BATTLE.L13]=&quot;&quot;;&quot;&quot;;[BATTLE.L13])" office:value-type="string" office:string-value="BERSERKER" calcext:value-type="string">
            <text:p>BERSERKER</text:p>
          </table:table-cell>
          <table:table-cell table:style-name="ce14" table:formula="of:=IF([BATTLE.M13]=&quot;&quot;;&quot;&quot;;[BATTLE.M13])" office:value-type="string" office:string-value="TREBUCHET" calcext:value-type="string">
            <text:p>TREBUCHET</text:p>
          </table:table-cell>
          <table:table-cell table:style-name="ce14" table:formula="of:=IF([BATTLE.N13]=&quot;&quot;;&quot;&quot;;[BATTLE.N13])" office:value-type="string" office:string-value="NOBLEMAN" calcext:value-type="string">
            <text:p>NOBLEMAN</text:p>
          </table:table-cell>
          <table:table-cell table:style-name="ce43" table:formula="of:=IF([BATTLE.O13]=&quot;&quot;;&quot;&quot;;[BATTLE.O13])" office:value-type="string" office:string-value="PALADIN" calcext:value-type="string">
            <text:p>PALADIN</text:p>
          </table:table-cell>
          <table:table-cell table:style-name="ce45" table:formula="of:=IF([BATTLE.P13]=&quot;&quot;;&quot;&quot;;[BATTLE.P13])" office:value-type="string" office:string-value="PALADIN&#10;COUNT" calcext:value-type="string">
            <text:p>PALADIN</text:p>
            <text:p>COUNT</text:p>
          </table:table-cell>
          <table:table-cell table:style-name="Default"/>
          <table:table-cell table:style-name="ce14" office:value-type="string" calcext:value-type="string">
            <text:p>PRE</text:p>
            <text:p>BASEDEFENSE</text:p>
          </table:table-cell>
          <table:table-cell table:style-name="ce14" office:value-type="string" calcext:value-type="string">
            <text:p>BASEDEFENSE</text:p>
          </table:table-cell>
          <table:table-cell table:number-columns-repeated="45"/>
        </table:table-row>
        <table:table-row table:style-name="ro5">
          <table:table-cell table:style-name="ce71" table:formula="of:=IF([BATTLE.A14]=&quot;&quot;;&quot;&quot;;[BATTLE.A14])" office:value-type="string" office:string-value="WEAPON LEVEL" calcext:value-type="string">
            <text:p>WEAPON LEVEL</text:p>
          </table:table-cell>
          <table:table-cell/>
          <table:table-cell table:style-name="ce83" table:content-validation-name="val3" table:formula="of:=IF([BATTLE.C14]=&quot;&quot;;&quot;&quot;;[BATTLE.C14])" office:value-type="float" office:value="0" calcext:value-type="float">
            <text:p>0</text:p>
          </table:table-cell>
          <table:table-cell table:style-name="ce83" table:content-validation-name="val3" table:formula="of:=IF([BATTLE.D14]=&quot;&quot;;&quot;&quot;;[BATTLE.D14])" office:value-type="float" office:value="0" calcext:value-type="float">
            <text:p>0</text:p>
          </table:table-cell>
          <table:table-cell table:style-name="ce83" table:content-validation-name="val3" table:formula="of:=IF([BATTLE.E14]=&quot;&quot;;&quot;&quot;;[BATTLE.E14])" office:value-type="float" office:value="0" calcext:value-type="float">
            <text:p>0</text:p>
          </table:table-cell>
          <table:table-cell table:style-name="ce83" table:content-validation-name="val3" table:formula="of:=IF([BATTLE.F14]=&quot;&quot;;&quot;&quot;;[BATTLE.F14])" office:value-type="float" office:value="0" calcext:value-type="float">
            <text:p>0</text:p>
          </table:table-cell>
          <table:table-cell table:style-name="ce83" table:content-validation-name="val3" table:formula="of:=IF([BATTLE.G14]=&quot;&quot;;&quot;&quot;;[BATTLE.G14])" office:value-type="float" office:value="0" calcext:value-type="float">
            <text:p>0</text:p>
          </table:table-cell>
          <table:table-cell table:style-name="ce83" table:content-validation-name="val3" table:formula="of:=IF([BATTLE.H14]=&quot;&quot;;&quot;&quot;;[BATTLE.H14])" office:value-type="float" office:value="0" calcext:value-type="float">
            <text:p>0</text:p>
          </table:table-cell>
          <table:table-cell table:style-name="ce83" table:content-validation-name="val3" table:formula="of:=IF([BATTLE.I14]=&quot;&quot;;&quot;&quot;;[BATTLE.I14])" office:value-type="float" office:value="0" calcext:value-type="float">
            <text:p>0</text:p>
          </table:table-cell>
          <table:table-cell table:style-name="ce83" table:content-validation-name="val3" table:formula="of:=IF([BATTLE.J14]=&quot;&quot;;&quot;&quot;;[BATTLE.J14])" office:value-type="float" office:value="0" calcext:value-type="float">
            <text:p>0</text:p>
          </table:table-cell>
          <table:table-cell table:style-name="ce83" table:content-validation-name="val3" table:formula="of:=IF([BATTLE.K14]=&quot;&quot;;&quot;&quot;;[BATTLE.K14])" office:value-type="float" office:value="0" calcext:value-type="float">
            <text:p>0</text:p>
          </table:table-cell>
          <table:table-cell table:style-name="ce86" table:content-validation-name="val3" table:formula="of:=IF([BATTLE.L14]=&quot;&quot;;&quot;&quot;;[BATTLE.L14])">
            <text:p/>
          </table:table-cell>
          <table:table-cell table:style-name="ce86" table:content-validation-name="val3" table:formula="of:=IF([BATTLE.M14]=&quot;&quot;;&quot;&quot;;[BATTLE.M14])">
            <text:p/>
          </table:table-cell>
          <table:table-cell table:style-name="ce83" table:content-validation-name="val3" table:formula="of:=IF([BATTLE.N14]=&quot;&quot;;&quot;&quot;;[BATTLE.N14])" office:value-type="float" office:value="0" calcext:value-type="float">
            <text:p>0</text:p>
          </table:table-cell>
          <table:table-cell table:style-name="ce86" table:content-validation-name="val3" table:formula="of:=IF([BATTLE.O14]=&quot;&quot;;&quot;&quot;;[BATTLE.O14])">
            <text:p/>
          </table:table-cell>
          <table:table-cell table:style-name="ce107" table:content-validation-name="val3"/>
          <table:table-cell table:style-name="Default"/>
          <table:table-cell table:style-name="ce230" table:number-columns-repeated="2"/>
          <table:table-cell table:number-columns-repeated="2"/>
          <table:table-cell table:style-name="ce74" table:number-columns-repeated="2"/>
          <table:table-cell table:number-columns-repeated="41"/>
        </table:table-row>
        <table:table-row table:style-name="ro5">
          <table:table-cell table:style-name="ce73" office:value-type="string" calcext:value-type="string">
            <text:p>OFFENSE</text:p>
          </table:table-cell>
          <table:table-cell/>
          <table:table-cell table:style-name="ce84" table:content-validation-name="val3" table:formula="of:=IF([BATTLE.C15]=&quot;&quot;;&quot;&quot;;[BATTLE.C15])" office:value-type="percentage" office:value="1" calcext:value-type="percentage">
            <text:p>100.00%</text:p>
          </table:table-cell>
          <table:table-cell table:style-name="ce84" table:content-validation-name="val3" table:formula="of:=IF([BATTLE.D15]=&quot;&quot;;&quot;&quot;;[BATTLE.D15])" office:value-type="percentage" office:value="1" calcext:value-type="percentage">
            <text:p>100.00%</text:p>
          </table:table-cell>
          <table:table-cell table:style-name="ce84" table:content-validation-name="val3" table:formula="of:=IF([BATTLE.E15]=&quot;&quot;;&quot;&quot;;[BATTLE.E15])" office:value-type="percentage" office:value="1" calcext:value-type="percentage">
            <text:p>100.00%</text:p>
          </table:table-cell>
          <table:table-cell table:style-name="ce84" table:content-validation-name="val3" table:formula="of:=IF([BATTLE.F15]=&quot;&quot;;&quot;&quot;;[BATTLE.F15])" office:value-type="percentage" office:value="1" calcext:value-type="percentage">
            <text:p>100.00%</text:p>
          </table:table-cell>
          <table:table-cell table:style-name="ce84" table:content-validation-name="val3" table:formula="of:=IF([BATTLE.G15]=&quot;&quot;;&quot;&quot;;[BATTLE.G15])" office:value-type="percentage" office:value="1" calcext:value-type="percentage">
            <text:p>100.00%</text:p>
          </table:table-cell>
          <table:table-cell table:style-name="ce84" table:content-validation-name="val3" table:formula="of:=IF([BATTLE.H15]=&quot;&quot;;&quot;&quot;;[BATTLE.H15])" office:value-type="percentage" office:value="1" calcext:value-type="percentage">
            <text:p>100.00%</text:p>
          </table:table-cell>
          <table:table-cell table:style-name="ce84" table:content-validation-name="val3" table:formula="of:=IF([BATTLE.I15]=&quot;&quot;;&quot;&quot;;[BATTLE.I15])" office:value-type="percentage" office:value="1" calcext:value-type="percentage">
            <text:p>100.00%</text:p>
          </table:table-cell>
          <table:table-cell table:style-name="ce84" table:content-validation-name="val3" table:formula="of:=IF([BATTLE.J15]=&quot;&quot;;&quot;&quot;;[BATTLE.J15])" office:value-type="percentage" office:value="1" calcext:value-type="percentage">
            <text:p>100.00%</text:p>
          </table:table-cell>
          <table:table-cell table:style-name="ce84" table:content-validation-name="val3" table:formula="of:=IF([BATTLE.K15]=&quot;&quot;;&quot;&quot;;[BATTLE.K15])" office:value-type="percentage" office:value="1" calcext:value-type="percentage">
            <text:p>100.00%</text:p>
          </table:table-cell>
          <table:table-cell table:style-name="ce99" table:content-validation-name="val3" table:formula="of:=IF([BATTLE.L15]=&quot;&quot;;&quot;&quot;;[BATTLE.L15])" office:value-type="percentage" office:value="1" calcext:value-type="percentage">
            <text:p>100.00%</text:p>
          </table:table-cell>
          <table:table-cell table:style-name="ce99" table:content-validation-name="val3"/>
          <table:table-cell table:style-name="ce103" table:content-validation-name="val3"/>
          <table:table-cell table:style-name="ce99" table:content-validation-name="val3"/>
          <table:table-cell table:style-name="ce108" table:content-validation-name="val3"/>
          <table:table-cell table:style-name="Default"/>
          <table:table-cell table:style-name="ce102" table:formula="of:=IF([.L3]=0;0;ROUND((1.2515^([.$L$3]-1))*20))" office:value-type="float" office:value="236" calcext:value-type="float">
            <text:p>236</text:p>
          </table:table-cell>
          <table:table-cell table:style-name="ce102" table:formula="of:=IF([.$M$2]=0;0;ROUND((1.2515^([.$M$2]-1))*20))" office:value-type="float" office:value="96" calcext:value-type="float">
            <text:p>96</text:p>
          </table:table-cell>
          <table:table-cell table:number-columns-repeated="45"/>
        </table:table-row>
        <table:table-row table:style-name="ro5">
          <table:table-cell table:style-name="ce71" table:formula="of:=IF([BATTLE.A16]=&quot;&quot;;&quot;&quot;;[BATTLE.A16])" office:value-type="string" office:string-value="WEAPON LEVEL" calcext:value-type="string">
            <text:p>WEAPON LEVEL</text:p>
          </table:table-cell>
          <table:table-cell/>
          <table:table-cell table:style-name="ce83" table:content-validation-name="val3" table:formula="of:=IF([BATTLE.C16]=&quot;&quot;;&quot;&quot;;[BATTLE.C16])" office:value-type="float" office:value="0" calcext:value-type="float">
            <text:p>0</text:p>
          </table:table-cell>
          <table:table-cell table:style-name="ce83" table:content-validation-name="val3" table:formula="of:=IF([BATTLE.D16]=&quot;&quot;;&quot;&quot;;[BATTLE.D16])" office:value-type="float" office:value="0" calcext:value-type="float">
            <text:p>0</text:p>
          </table:table-cell>
          <table:table-cell table:style-name="ce83" table:content-validation-name="val3" table:formula="of:=IF([BATTLE.E16]=&quot;&quot;;&quot;&quot;;[BATTLE.E16])" office:value-type="float" office:value="0" calcext:value-type="float">
            <text:p>0</text:p>
          </table:table-cell>
          <table:table-cell table:style-name="ce83" table:content-validation-name="val3" table:formula="of:=IF([BATTLE.F16]=&quot;&quot;;&quot;&quot;;[BATTLE.F16])" office:value-type="float" office:value="0" calcext:value-type="float">
            <text:p>0</text:p>
          </table:table-cell>
          <table:table-cell table:style-name="ce83" table:content-validation-name="val3" table:formula="of:=IF([BATTLE.G16]=&quot;&quot;;&quot;&quot;;[BATTLE.G16])" office:value-type="float" office:value="0" calcext:value-type="float">
            <text:p>0</text:p>
          </table:table-cell>
          <table:table-cell table:style-name="ce83" table:content-validation-name="val3" table:formula="of:=IF([BATTLE.H16]=&quot;&quot;;&quot;&quot;;[BATTLE.H16])" office:value-type="float" office:value="0" calcext:value-type="float">
            <text:p>0</text:p>
          </table:table-cell>
          <table:table-cell table:style-name="ce83" table:content-validation-name="val3" table:formula="of:=IF([BATTLE.I16]=&quot;&quot;;&quot;&quot;;[BATTLE.I16])" office:value-type="float" office:value="0" calcext:value-type="float">
            <text:p>0</text:p>
          </table:table-cell>
          <table:table-cell table:style-name="ce83" table:content-validation-name="val3" table:formula="of:=IF([BATTLE.J16]=&quot;&quot;;&quot;&quot;;[BATTLE.J16])" office:value-type="float" office:value="0" calcext:value-type="float">
            <text:p>0</text:p>
          </table:table-cell>
          <table:table-cell table:style-name="ce83" table:content-validation-name="val3" table:formula="of:=IF([BATTLE.K16]=&quot;&quot;;&quot;&quot;;[BATTLE.K16])" office:value-type="float" office:value="0" calcext:value-type="float">
            <text:p>0</text:p>
          </table:table-cell>
          <table:table-cell table:style-name="ce86" table:content-validation-name="val3" table:formula="of:=IF([BATTLE.L16]=&quot;&quot;;&quot;&quot;;[BATTLE.L16])">
            <text:p/>
          </table:table-cell>
          <table:table-cell table:style-name="ce86" table:content-validation-name="val3" table:formula="of:=IF([BATTLE.M16]=&quot;&quot;;&quot;&quot;;[BATTLE.M16])">
            <text:p/>
          </table:table-cell>
          <table:table-cell table:style-name="ce83" table:content-validation-name="val3" table:formula="of:=IF([BATTLE.N16]=&quot;&quot;;&quot;&quot;;[BATTLE.N16])" office:value-type="float" office:value="0" calcext:value-type="float">
            <text:p>0</text:p>
          </table:table-cell>
          <table:table-cell table:style-name="ce86" table:content-validation-name="val3" table:formula="of:=IF([BATTLE.O16]=&quot;&quot;;&quot;&quot;;[BATTLE.O16])">
            <text:p/>
          </table:table-cell>
          <table:table-cell table:style-name="ce107" table:content-validation-name="val3"/>
          <table:table-cell table:style-name="Default"/>
          <table:table-cell table:style-name="ce86" table:content-validation-name="val3" table:number-columns-repeated="2"/>
          <table:table-cell table:number-columns-repeated="2"/>
          <table:table-cell table:style-name="ce74" table:number-columns-repeated="2"/>
          <table:table-cell table:number-columns-repeated="41"/>
        </table:table-row>
        <table:table-row table:style-name="ro5">
          <table:table-cell table:style-name="ce73" office:value-type="string" calcext:value-type="string">
            <text:p>DEFENSE</text:p>
          </table:table-cell>
          <table:table-cell/>
          <table:table-cell table:style-name="ce84" table:content-validation-name="val3" table:formula="of:=IF([BATTLE.C17]=&quot;&quot;;&quot;&quot;;[BATTLE.C17])" office:value-type="percentage" office:value="1" calcext:value-type="percentage">
            <text:p>100.00%</text:p>
          </table:table-cell>
          <table:table-cell table:style-name="ce84" table:content-validation-name="val3" table:formula="of:=IF([BATTLE.D17]=&quot;&quot;;&quot;&quot;;[BATTLE.D17])" office:value-type="percentage" office:value="1" calcext:value-type="percentage">
            <text:p>100.00%</text:p>
          </table:table-cell>
          <table:table-cell table:style-name="ce84" table:content-validation-name="val3" table:formula="of:=IF([BATTLE.E17]=&quot;&quot;;&quot;&quot;;[BATTLE.E17])" office:value-type="percentage" office:value="1" calcext:value-type="percentage">
            <text:p>100.00%</text:p>
          </table:table-cell>
          <table:table-cell table:style-name="ce84" table:content-validation-name="val3" table:formula="of:=IF([BATTLE.F17]=&quot;&quot;;&quot;&quot;;[BATTLE.F17])" office:value-type="percentage" office:value="1" calcext:value-type="percentage">
            <text:p>100.00%</text:p>
          </table:table-cell>
          <table:table-cell table:style-name="ce84" table:content-validation-name="val3" table:formula="of:=IF([BATTLE.G17]=&quot;&quot;;&quot;&quot;;[BATTLE.G17])" office:value-type="percentage" office:value="1" calcext:value-type="percentage">
            <text:p>100.00%</text:p>
          </table:table-cell>
          <table:table-cell table:style-name="ce84" table:content-validation-name="val3" table:formula="of:=IF([BATTLE.H17]=&quot;&quot;;&quot;&quot;;[BATTLE.H17])" office:value-type="percentage" office:value="1" calcext:value-type="percentage">
            <text:p>100.00%</text:p>
          </table:table-cell>
          <table:table-cell table:style-name="ce84" table:content-validation-name="val3" table:formula="of:=IF([BATTLE.I17]=&quot;&quot;;&quot;&quot;;[BATTLE.I17])" office:value-type="percentage" office:value="1" calcext:value-type="percentage">
            <text:p>100.00%</text:p>
          </table:table-cell>
          <table:table-cell table:style-name="ce84" table:content-validation-name="val3" table:formula="of:=IF([BATTLE.J17]=&quot;&quot;;&quot;&quot;;[BATTLE.J17])" office:value-type="percentage" office:value="1" calcext:value-type="percentage">
            <text:p>100.00%</text:p>
          </table:table-cell>
          <table:table-cell table:style-name="ce84" table:content-validation-name="val3" table:formula="of:=IF([BATTLE.K17]=&quot;&quot;;&quot;&quot;;[BATTLE.K17])" office:value-type="percentage" office:value="1" calcext:value-type="percentage">
            <text:p>100.00%</text:p>
          </table:table-cell>
          <table:table-cell table:style-name="ce99" table:content-validation-name="val3" table:number-columns-repeated="2"/>
          <table:table-cell table:style-name="ce103" table:content-validation-name="val3"/>
          <table:table-cell table:style-name="ce99" table:content-validation-name="val3"/>
          <table:table-cell table:style-name="ce108" table:content-validation-name="val3"/>
          <table:table-cell table:style-name="Default"/>
          <table:table-cell table:style-name="ce99" table:content-validation-name="val3" table:number-columns-repeated="2"/>
          <table:table-cell table:number-columns-repeated="45"/>
        </table:table-row>
        <table:table-row table:style-name="ro5">
          <table:table-cell table:number-columns-repeated="4"/>
          <table:table-cell table:style-name="ce94"/>
          <table:table-cell table:style-name="ce95"/>
          <table:table-cell table:style-name="Default"/>
          <table:table-cell table:style-name="ce94"/>
          <table:table-cell table:number-columns-repeated="56"/>
        </table:table-row>
        <table:table-row table:style-name="ro5">
          <table:table-cell table:style-name="ce4" office:value-type="string" calcext:value-type="string">
            <text:p>PRE-ROUND</text:p>
          </table:table-cell>
          <table:table-cell/>
          <table:table-cell table:style-name="ce14" table:number-columns-repeated="12"/>
          <table:table-cell table:style-name="ce43"/>
          <table:table-cell table:style-name="ce45"/>
          <table:table-cell/>
          <table:table-cell table:style-name="ce45" table:number-columns-repeated="2"/>
          <table:table-cell table:number-columns-repeated="45"/>
        </table:table-row>
        <table:table-row table:style-name="ro6">
          <table:table-cell table:style-name="ce4"/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MODIFIED PROVISIONS</text:p>
          </table:table-cell>
          <table:table-cell table:style-name="ce109" office:value-type="string" calcext:value-type="string">
            <text:p>PRE-$M$3</text:p>
            <text:p>DEMOLITION</text:p>
          </table:table-cell>
          <table:table-cell table:number-columns-repeated="45"/>
        </table:table-row>
        <table:table-row table:style-name="ro5">
          <table:table-cell table:style-name="ce68" office:value-type="string" calcext:value-type="string">
            <text:p>OFFENSE</text:p>
          </table:table-cell>
          <table:table-cell/>
          <table:table-cell table:style-name="ce86" table:content-validation-name="val3" table:formula="of:=[.C5]" office:value-type="float" office:value="0" calcext:value-type="float">
            <text:p>0</text:p>
          </table:table-cell>
          <table:table-cell table:style-name="ce86" table:content-validation-name="val3" table:formula="of:=[.D5]" office:value-type="float" office:value="0" calcext:value-type="float">
            <text:p>0</text:p>
          </table:table-cell>
          <table:table-cell table:style-name="ce86" table:content-validation-name="val3" table:formula="of:=[.E5]" office:value-type="float" office:value="2022" calcext:value-type="float">
            <text:p>2022</text:p>
          </table:table-cell>
          <table:table-cell table:style-name="ce86" table:content-validation-name="val3" table:formula="of:=[.F5]" office:value-type="float" office:value="0" calcext:value-type="float">
            <text:p>0</text:p>
          </table:table-cell>
          <table:table-cell table:style-name="ce86" table:content-validation-name="val3" table:formula="of:=[.G5]" office:value-type="float" office:value="1634" calcext:value-type="float">
            <text:p>1634</text:p>
          </table:table-cell>
          <table:table-cell table:style-name="ce86" table:content-validation-name="val3" table:formula="of:=[.H5]" office:value-type="float" office:value="1822" calcext:value-type="float">
            <text:p>1822</text:p>
          </table:table-cell>
          <table:table-cell table:style-name="ce86" table:content-validation-name="val3" table:formula="of:=[.I5]" office:value-type="float" office:value="0" calcext:value-type="float">
            <text:p>0</text:p>
          </table:table-cell>
          <table:table-cell table:style-name="ce86" table:content-validation-name="val3" table:formula="of:=[.J5]" office:value-type="float" office:value="79" calcext:value-type="float">
            <text:p>79</text:p>
          </table:table-cell>
          <table:table-cell table:style-name="ce86" table:content-validation-name="val3" table:formula="of:=[.K5]" office:value-type="float" office:value="0" calcext:value-type="float">
            <text:p>0</text:p>
          </table:table-cell>
          <table:table-cell table:style-name="ce86" table:content-validation-name="val3" table:formula="of:=[.L5]" office:value-type="float" office:value="0" calcext:value-type="float">
            <text:p>0</text:p>
          </table:table-cell>
          <table:table-cell table:style-name="ce86" table:content-validation-name="val3" table:formula="of:=[.M5]" office:value-type="float" office:value="0" calcext:value-type="float">
            <text:p>0</text:p>
          </table:table-cell>
          <table:table-cell table:style-name="ce86" table:content-validation-name="val3" table:formula="of:=[.N5]" office:value-type="float" office:value="0" calcext:value-type="float">
            <text:p>0</text:p>
          </table:table-cell>
          <table:table-cell table:style-name="ce86" table:content-validation-name="val3" table:formula="of:=[.O5]" office:value-type="float" office:value="0" calcext:value-type="float">
            <text:p>0</text:p>
          </table:table-cell>
          <table:table-cell table:style-name="ce272" table:content-validation-name="val3" table:formula="of:=[.C21]*[DB.$C$65]+[.D21]*[DB.$C$66]+[.E21]*[DB.$C$67]+[.F21]*[DB.$C$68]+[.G21]*[DB.$C$69]+[.H21]*[DB.$C$70]+[.I21]*[DB.$C$71]+[.J21]*[DB.$C$72]+[.K21]*[DB.$C$73]+[.L21]*[DB.$C$74]+[.M21]*[DB.$C$75]+[.N21]*[DB.$C$76]+[.O21]*[DB.$C$77]" office:value-type="float" office:value="18063" calcext:value-type="float">
            <text:p>18063</text:p>
          </table:table-cell>
          <table:table-cell/>
          <table:table-cell table:style-name="ce80" table:content-validation-name="val3" table:formula="of:=[.P21]" office:value-type="float" office:value="18063" calcext:value-type="float">
            <text:p>18063</text:p>
          </table:table-cell>
          <table:table-cell table:style-name="ce230" table:content-validation-name="val3" table:formula="of:=IF(OR([.R23]=0;[.R26]=0);0;IF([.R23]/[.R26]&gt;1;1;[.R23]/[.R26]))" office:value-type="percentage" office:value="1" calcext:value-type="percentage">
            <text:p>100.00%</text:p>
          </table:table-cell>
          <table:table-cell office:value-type="string" calcext:value-type="string">
            <text:p>←RamRatio</text:p>
          </table:table-cell>
          <table:table-cell table:number-columns-repeated="44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number-columns-repeated="7" table:style-name="ce87" table:content-validation-name="val3" office:value-type="float" office:value="0" calcext:value-type="float">
            <text:p>0</text:p>
          </table:table-cell>
          <table:table-cell table:style-name="ce256" table:content-validation-name="val3" table:formula="of:=IF([.J21]=0;0;IF([.J21]&lt;ROUND([.M24]*([.J21]/([.J21]+[.K21])));-[.J21];-ROUND([.M24]*([.J21]/([.J21]+[.K21])))))" office:value-type="float" office:value="-0" calcext:value-type="float">
            <text:p>0</text:p>
          </table:table-cell>
          <table:table-cell table:style-name="ce87" table:content-validation-name="val3" table:formula="of:=IF([.K21]=0;0;IF([.K21]&lt;ROUND([.N24]*([.K21]/([.K21]+[.J21])));-[.K21];-ROUND([.N24]*([.K21]/([.K21]+[.J21])))))" office:value-type="float" office:value="0" calcext:value-type="float">
            <text:p>0</text:p>
          </table:table-cell>
          <table:table-cell table:number-columns-repeated="4" table:style-name="ce87" table:content-validation-name="val3" office:value-type="float" office:value="0" calcext:value-type="float">
            <text:p>0</text:p>
          </table:table-cell>
          <table:table-cell table:style-name="ce81" table:content-validation-name="val3" table:formula="of:=[.C22]*[DB.$C$65]+[.D22]*[DB.$C$66]+[.E22]*[DB.$C$67]+[.F22]*[DB.$C$68]+[.G22]*[DB.$C$69]+[.H22]*[DB.$C$70]+[.I22]*[DB.$C$71]+[.J22]*[DB.$C$72]+[.K22]*[DB.$C$73]+[.L22]*[DB.$C$74]+[.M22]*[DB.$C$75]+[.N22]*[DB.$C$76]+[.O22]*[DB.$C$77]" office:value-type="float" office:value="0" calcext:value-type="float">
            <text:p>0</text:p>
          </table:table-cell>
          <table:table-cell/>
          <table:table-cell table:style-name="ce81" table:content-validation-name="val3" table:formula="of:=[.J21]*[DB.$C$72]" office:value-type="float" office:value="395" calcext:value-type="float">
            <text:p>395</text:p>
          </table:table-cell>
          <table:table-cell table:style-name="ce120"/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[.C21]" office:value-type="float" office:value="0" calcext:value-type="float">
            <text:p>0</text:p>
          </table:table-cell>
          <table:table-cell table:style-name="ce88" table:content-validation-name="val3" table:formula="of:=[.D21]" office:value-type="float" office:value="0" calcext:value-type="float">
            <text:p>0</text:p>
          </table:table-cell>
          <table:table-cell table:style-name="ce88" table:content-validation-name="val3" table:formula="of:=[.E21]" office:value-type="float" office:value="2022" calcext:value-type="float">
            <text:p>2022</text:p>
          </table:table-cell>
          <table:table-cell table:style-name="ce88" table:content-validation-name="val3" table:formula="of:=[.F21]" office:value-type="float" office:value="0" calcext:value-type="float">
            <text:p>0</text:p>
          </table:table-cell>
          <table:table-cell table:style-name="ce88" table:content-validation-name="val3" table:formula="of:=[.G21]" office:value-type="float" office:value="1634" calcext:value-type="float">
            <text:p>1634</text:p>
          </table:table-cell>
          <table:table-cell table:style-name="ce88" table:content-validation-name="val3" table:formula="of:=[.H21]" office:value-type="float" office:value="1822" calcext:value-type="float">
            <text:p>1822</text:p>
          </table:table-cell>
          <table:table-cell table:style-name="ce88" table:content-validation-name="val3" table:formula="of:=[.I21]" office:value-type="float" office:value="0" calcext:value-type="float">
            <text:p>0</text:p>
          </table:table-cell>
          <table:table-cell table:style-name="ce88" table:content-validation-name="val3" table:formula="of:=SUM([.J21:.J22])" office:value-type="float" office:value="79" calcext:value-type="float">
            <text:p>79</text:p>
          </table:table-cell>
          <table:table-cell table:style-name="ce88" table:content-validation-name="val3" table:formula="of:=SUM([.K21:.K22])" office:value-type="float" office:value="0" calcext:value-type="float">
            <text:p>0</text:p>
          </table:table-cell>
          <table:table-cell table:style-name="ce88" table:content-validation-name="val3" table:formula="of:=[.L21]" office:value-type="float" office:value="0" calcext:value-type="float">
            <text:p>0</text:p>
          </table:table-cell>
          <table:table-cell table:style-name="ce88" table:content-validation-name="val3" table:formula="of:=[.M21]" office:value-type="float" office:value="0" calcext:value-type="float">
            <text:p>0</text:p>
          </table:table-cell>
          <table:table-cell table:style-name="ce88" table:content-validation-name="val3" table:formula="of:=[.N21]" office:value-type="float" office:value="0" calcext:value-type="float">
            <text:p>0</text:p>
          </table:table-cell>
          <table:table-cell table:style-name="ce88" table:content-validation-name="val3" table:formula="of:=[.O21]" office:value-type="float" office:value="0" calcext:value-type="float">
            <text:p>0</text:p>
          </table:table-cell>
          <table:table-cell table:style-name="ce273" table:content-validation-name="val3" table:formula="of:=[.C23]*[DB.$C$65]+[.D23]*[DB.$C$66]+[.E23]*[DB.$C$67]+[.F23]*[DB.$C$68]+[.G23]*[DB.$C$69]+[.H23]*[DB.$C$70]+[.I23]*[DB.$C$71]+[.J23]*[DB.$C$72]+[.K23]*[DB.$C$73]+[.L23]*[DB.$C$74]+[.M23]*[DB.$C$75]+[.N23]*[DB.$C$76]+[.O23]*[DB.$C$77]" office:value-type="float" office:value="18063" calcext:value-type="float">
            <text:p>18063</text:p>
          </table:table-cell>
          <table:table-cell/>
          <table:table-cell table:style-name="ce82" table:content-validation-name="val3" table:formula="of:=SUM([.R21];-[.R22])" office:value-type="float" office:value="17668" calcext:value-type="float">
            <text:p>17668</text:p>
          </table:table-cell>
          <table:table-cell table:style-name="ce119" table:content-validation-name="val3" table:formula="of:=[.J23]*[.S21]*[.P2]*[.J15]" office:value-type="float" office:value="68.05455" calcext:value-type="float">
            <text:p>68.05</text:p>
          </table:table-cell>
          <table:table-cell table:number-columns-repeated="45"/>
        </table:table-row>
        <table:table-row table:style-name="ro5">
          <table:table-cell table:style-name="ce68" office:value-type="string" calcext:value-type="string">
            <text:p>DEFENSE</text:p>
          </table:table-cell>
          <table:table-cell table:style-name="ce76"/>
          <table:table-cell table:style-name="ce86" table:content-validation-name="val3" table:formula="of:=[.C9]" office:value-type="float" office:value="1312" calcext:value-type="float">
            <text:p>1312</text:p>
          </table:table-cell>
          <table:table-cell table:style-name="ce86" table:content-validation-name="val3" table:formula="of:=[.D9]" office:value-type="float" office:value="2901" calcext:value-type="float">
            <text:p>2901</text:p>
          </table:table-cell>
          <table:table-cell table:style-name="ce86" table:content-validation-name="val3" table:formula="of:=[.E9]" office:value-type="float" office:value="600" calcext:value-type="float">
            <text:p>600</text:p>
          </table:table-cell>
          <table:table-cell table:style-name="ce86" table:content-validation-name="val3" table:formula="of:=[.F9]" office:value-type="float" office:value="1531" calcext:value-type="float">
            <text:p>1531</text:p>
          </table:table-cell>
          <table:table-cell table:style-name="ce86" table:content-validation-name="val3" table:formula="of:=[.G9]" office:value-type="float" office:value="10" calcext:value-type="float">
            <text:p>10</text:p>
          </table:table-cell>
          <table:table-cell table:style-name="ce86" table:content-validation-name="val3" table:formula="of:=[.H9]" office:value-type="float" office:value="5" calcext:value-type="float">
            <text:p>5</text:p>
          </table:table-cell>
          <table:table-cell table:style-name="ce86" table:content-validation-name="val3" table:formula="of:=[.I9]" office:value-type="float" office:value="15" calcext:value-type="float">
            <text:p>15</text:p>
          </table:table-cell>
          <table:table-cell table:style-name="ce86" table:content-validation-name="val3" table:formula="of:=[.J9]" office:value-type="float" office:value="0" calcext:value-type="float">
            <text:p>0</text:p>
          </table:table-cell>
          <table:table-cell table:style-name="ce86" table:content-validation-name="val3" table:formula="of:=[.K9]" office:value-type="float" office:value="10" calcext:value-type="float">
            <text:p>10</text:p>
          </table:table-cell>
          <table:table-cell table:style-name="ce86" table:content-validation-name="val3" table:formula="of:=[.L9]" office:value-type="float" office:value="0" calcext:value-type="float">
            <text:p>0</text:p>
          </table:table-cell>
          <table:table-cell table:style-name="ce86" table:content-validation-name="val3" table:formula="of:=[.M9]" office:value-type="float" office:value="0" calcext:value-type="float">
            <text:p>0</text:p>
          </table:table-cell>
          <table:table-cell table:style-name="ce86" table:content-validation-name="val3" table:formula="of:=[.N9]" office:value-type="float" office:value="0" calcext:value-type="float">
            <text:p>0</text:p>
          </table:table-cell>
          <table:table-cell table:style-name="ce86" table:content-validation-name="val3" table:formula="of:=[.O9]" office:value-type="float" office:value="0" calcext:value-type="float">
            <text:p>0</text:p>
          </table:table-cell>
          <table:table-cell table:style-name="ce80" table:content-validation-name="val3" table:formula="of:=[.C24]*[DB.$C$65]+[.D24]*[DB.$C$66]+[.E24]*[DB.$C$67]+[.F24]*[DB.$C$68]+[.G24]*[DB.$C$69]+[.H24]*[DB.$C$70]+[.I24]*[DB.$C$71]+[.J24]*[DB.$C$72]+[.K24]*[DB.$C$73]+[.L24]*[DB.$C$74]+[.M24]*[DB.$C$75]+[.N24]*[DB.$C$76]+[.O24]*[DB.$C$77]" office:value-type="float" office:value="6579" calcext:value-type="float">
            <text:p>6579</text:p>
          </table:table-cell>
          <table:table-cell table:style-name="ce76"/>
          <table:table-cell table:style-name="ce80" table:content-validation-name="val3" table:formula="of:=[.P24]" office:value-type="float" office:value="6579" calcext:value-type="float">
            <text:p>6579</text:p>
          </table:table-cell>
          <table:table-cell table:style-name="ce121" table:content-validation-name="val3" table:formula="of:=IF([.L3]=0;0;HLOOKUP([.L3];BHITPOINTS;12;0)*2)" office:value-type="float" office:value="18" calcext:value-type="float">
            <text:p>18.00</text:p>
          </table:table-cell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number-columns-repeated="13" table:style-name="ce87" table:content-validation-name="val3" office:value-type="float" office:value="0" calcext:value-type="float">
            <text:p>0</text:p>
          </table:table-cell>
          <table:table-cell table:style-name="ce81" table:content-validation-name="val3" table:formula="of:=[.C25]*[DB.$C$65]+[.D25]*[DB.$C$66]+[.E25]*[DB.$C$67]+[.F25]*[DB.$C$68]+[.G25]*[DB.$C$69]+[.H25]*[DB.$C$70]+[.I25]*[DB.$C$71]+[.J25]*[DB.$C$72]+[.K25]*[DB.$C$73]+[.L25]*[DB.$C$74]+[.M25]*[DB.$C$75]+[.N25]*[DB.$C$76]+[.O25]*[DB.$C$77]" office:value-type="float" office:value="0" calcext:value-type="float">
            <text:p>0</text:p>
          </table:table-cell>
          <table:table-cell/>
          <table:table-cell table:style-name="ce81" table:content-validation-name="val3" table:formula="of:=[.R15]+[.N24]*100" office:value-type="float" office:value="236" calcext:value-type="float">
            <text:p>236</text:p>
          </table:table-cell>
          <table:table-cell table:style-name="ce118" table:content-validation-name="val3" table:formula="of:=IF([.L3]=0;0;-([.S23]/[.S24]))" office:value-type="float" office:value="-3.78080833333333" calcext:value-type="float">
            <text:p>-3.78</text:p>
          </table:table-cell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[.C24]" office:value-type="float" office:value="1312" calcext:value-type="float">
            <text:p>1312</text:p>
          </table:table-cell>
          <table:table-cell table:style-name="ce88" table:content-validation-name="val3" table:formula="of:=[.D24]" office:value-type="float" office:value="2901" calcext:value-type="float">
            <text:p>2901</text:p>
          </table:table-cell>
          <table:table-cell table:style-name="ce88" table:content-validation-name="val3" table:formula="of:=[.E24]" office:value-type="float" office:value="600" calcext:value-type="float">
            <text:p>600</text:p>
          </table:table-cell>
          <table:table-cell table:style-name="ce88" table:content-validation-name="val3" table:formula="of:=[.F24]" office:value-type="float" office:value="1531" calcext:value-type="float">
            <text:p>1531</text:p>
          </table:table-cell>
          <table:table-cell table:style-name="ce88" table:content-validation-name="val3" table:formula="of:=[.G24]" office:value-type="float" office:value="10" calcext:value-type="float">
            <text:p>10</text:p>
          </table:table-cell>
          <table:table-cell table:style-name="ce88" table:content-validation-name="val3" table:formula="of:=[.H24]" office:value-type="float" office:value="5" calcext:value-type="float">
            <text:p>5</text:p>
          </table:table-cell>
          <table:table-cell table:style-name="ce88" table:content-validation-name="val3" table:formula="of:=[.I24]" office:value-type="float" office:value="15" calcext:value-type="float">
            <text:p>15</text:p>
          </table:table-cell>
          <table:table-cell table:style-name="ce88" table:content-validation-name="val3" table:formula="of:=[.J24]" office:value-type="float" office:value="0" calcext:value-type="float">
            <text:p>0</text:p>
          </table:table-cell>
          <table:table-cell table:style-name="ce88" table:content-validation-name="val3" table:formula="of:=[.K24]" office:value-type="float" office:value="10" calcext:value-type="float">
            <text:p>10</text:p>
          </table:table-cell>
          <table:table-cell table:style-name="ce88" table:content-validation-name="val3" table:formula="of:=[.L24]" office:value-type="float" office:value="0" calcext:value-type="float">
            <text:p>0</text:p>
          </table:table-cell>
          <table:table-cell table:style-name="ce88" table:content-validation-name="val3" table:formula="of:=[.M24]" office:value-type="float" office:value="0" calcext:value-type="float">
            <text:p>0</text:p>
          </table:table-cell>
          <table:table-cell table:style-name="ce88" table:content-validation-name="val3" table:formula="of:=[.N24]" office:value-type="float" office:value="0" calcext:value-type="float">
            <text:p>0</text:p>
          </table:table-cell>
          <table:table-cell table:style-name="ce88" table:content-validation-name="val3" table:formula="of:=[.O24]" office:value-type="float" office:value="0" calcext:value-type="float">
            <text:p>0</text:p>
          </table:table-cell>
          <table:table-cell table:style-name="ce82" table:content-validation-name="val3" table:formula="of:=[.C26]*[DB.$C$65]+[.D26]*[DB.$C$66]+[.E26]*[DB.$C$67]+[.F26]*[DB.$C$68]+[.G26]*[DB.$C$69]+[.H26]*[DB.$C$70]+[.I26]*[DB.$C$71]+[.J26]*[DB.$C$72]+[.K26]*[DB.$C$73]+[.L26]*[DB.$C$74]+[.M26]*[DB.$C$75]+[.N26]*[DB.$C$76]+[.O26]*[DB.$C$77]" office:value-type="float" office:value="6579" calcext:value-type="float">
            <text:p>6579</text:p>
          </table:table-cell>
          <table:table-cell/>
          <table:table-cell table:style-name="ce82" table:content-validation-name="val3" table:formula="of:=SUM([.R25];[.R24])" office:value-type="float" office:value="6815" calcext:value-type="float">
            <text:p>6815</text:p>
          </table:table-cell>
          <table:table-cell table:style-name="ce119" table:content-validation-name="val3" table:formula="of:=IF([.L3]&lt;=[.K3];[.L3];IF([.L3]-[.K3]&lt;-[.S25];IF([.L3]&lt;[.K3];[.L3];[.K3]);SUM([.L3];[.S25])))" office:value-type="float" office:value="8.21919166666667" calcext:value-type="float">
            <text:p>8.22</text:p>
          </table:table-cell>
          <table:table-cell table:number-columns-repeated="45"/>
        </table:table-row>
        <table:table-row table:style-name="ro5">
          <table:table-cell table:number-columns-repeated="4"/>
          <table:table-cell table:style-name="ce94"/>
          <table:table-cell table:style-name="ce95"/>
          <table:table-cell table:style-name="Default"/>
          <table:table-cell table:style-name="ce94"/>
          <table:table-cell table:number-columns-repeated="56"/>
        </table:table-row>
        <table:table-row table:style-name="ro5">
          <table:table-cell table:style-name="ce4" office:value-type="string" calcext:value-type="string">
            <text:p>ROUND 1</text:p>
          </table:table-cell>
          <table:table-cell/>
          <table:table-cell table:style-name="ce14" table:number-columns-repeated="12"/>
          <table:table-cell table:style-name="ce43"/>
          <table:table-cell table:style-name="ce45"/>
          <table:table-cell/>
          <table:table-cell table:style-name="ce45" table:number-columns-repeated="2"/>
          <table:table-cell table:number-columns-repeated="45"/>
        </table:table-row>
        <table:table-row table:style-name="ro6">
          <table:table-cell table:style-name="ce4" office:value-type="string" calcext:value-type="string">
            <text:p>TOT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LARGER/BIGGER/STRONGER</text:p>
          </table:table-cell>
          <table:table-cell table:style-name="ce124"/>
          <table:table-cell table:number-columns-repeated="44"/>
        </table:table-row>
        <table:table-row table:style-name="ro5">
          <table:table-cell table:style-name="ce75" office:value-type="string" calcext:value-type="string">
            <text:p>OFFENSE</text:p>
          </table:table-cell>
          <table:table-cell/>
          <table:table-cell table:style-name="ce86" table:content-validation-name="val3" table:formula="of:=[.C23]" office:value-type="float" office:value="0" calcext:value-type="float">
            <text:p>0</text:p>
          </table:table-cell>
          <table:table-cell table:style-name="ce86" table:content-validation-name="val3" table:formula="of:=[.D23]" office:value-type="float" office:value="0" calcext:value-type="float">
            <text:p>0</text:p>
          </table:table-cell>
          <table:table-cell table:style-name="ce86" table:content-validation-name="val3" table:formula="of:=[.E23]" office:value-type="float" office:value="2022" calcext:value-type="float">
            <text:p>2022</text:p>
          </table:table-cell>
          <table:table-cell table:style-name="ce86" table:content-validation-name="val3" table:formula="of:=[.F23]" office:value-type="float" office:value="0" calcext:value-type="float">
            <text:p>0</text:p>
          </table:table-cell>
          <table:table-cell table:style-name="ce86" table:content-validation-name="val3" table:formula="of:=[.G23]" office:value-type="float" office:value="1634" calcext:value-type="float">
            <text:p>1634</text:p>
          </table:table-cell>
          <table:table-cell table:style-name="ce86" table:content-validation-name="val3" table:formula="of:=[.H23]" office:value-type="float" office:value="1822" calcext:value-type="float">
            <text:p>1822</text:p>
          </table:table-cell>
          <table:table-cell table:style-name="ce86" table:content-validation-name="val3" table:formula="of:=[.I23]" office:value-type="float" office:value="0" calcext:value-type="float">
            <text:p>0</text:p>
          </table:table-cell>
          <table:table-cell table:style-name="ce86" table:content-validation-name="val3" table:formula="of:=[.J23]" office:value-type="float" office:value="79" calcext:value-type="float">
            <text:p>79</text:p>
          </table:table-cell>
          <table:table-cell table:style-name="ce86" table:content-validation-name="val3" table:formula="of:=[.K23]" office:value-type="float" office:value="0" calcext:value-type="float">
            <text:p>0</text:p>
          </table:table-cell>
          <table:table-cell table:style-name="ce86" table:content-validation-name="val3" table:formula="of:=[.L23]" office:value-type="float" office:value="0" calcext:value-type="float">
            <text:p>0</text:p>
          </table:table-cell>
          <table:table-cell table:style-name="ce86" table:content-validation-name="val3" table:formula="of:=[.M23]" office:value-type="float" office:value="0" calcext:value-type="float">
            <text:p>0</text:p>
          </table:table-cell>
          <table:table-cell table:style-name="ce86" table:content-validation-name="val3" table:formula="of:=[.N23]" office:value-type="float" office:value="0" calcext:value-type="float">
            <text:p>0</text:p>
          </table:table-cell>
          <table:table-cell table:style-name="ce86" table:content-validation-name="val3" table:formula="of:=[.O23]" office:value-type="float" office:value="0" calcext:value-type="float">
            <text:p>0</text:p>
          </table:table-cell>
          <table:table-cell table:style-name="ce272" table:content-validation-name="val3" table:formula="of:=[.C30]*[DB.$C$65]+[.D30]*[DB.$C$66]+[.E30]*[DB.$C$67]+[.F30]*[DB.$C$68]+[.G30]*[DB.$C$69]+[.H30]*[DB.$C$70]+[.I30]*[DB.$C$71]+[.J30]*[DB.$C$72]+[.K30]*[DB.$C$73]+[.L30]*[DB.$C$74]+[.M30]*[DB.$C$75]+[.N30]*[DB.$C$76]+[.O30]*[DB.$C$77]" office:value-type="float" office:value="18063" calcext:value-type="float">
            <text:p>18063</text:p>
          </table:table-cell>
          <table:table-cell/>
          <table:table-cell table:style-name="ce81" table:content-validation-name="val3" table:formula="of:=SUM([.R48];[.R43];[.R38])" office:value-type="float" office:value="496942.9386" calcext:value-type="float">
            <text:p>496943</text:p>
          </table:table-cell>
          <table:table-cell table:style-name="ce117" table:formula="of:=IF(AND([.C30]+[.D30]+[.E30]+[.L30]&gt;[.G30]+[.I30];[.C30]+[.D30]+[.E30]+[.L30]&gt;[.F30]+[.H30]);&quot;INF&quot;;IF([.G30]+[.I30]&gt;[.F30]+[.H30];&quot;CAV&quot;;&quot;ARC&quot;))" office:value-type="string" office:string-value="INF" calcext:value-type="string">
            <text:p>INF</text:p>
          </table:table-cell>
          <table:table-cell table:style-name="ce125"/>
          <table:table-cell table:number-columns-repeated="44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ROUND(SUM([.C38];[.C43];[.C48]))" office:value-type="float" office:value="0" calcext:value-type="float">
            <text:p>0</text:p>
          </table:table-cell>
          <table:table-cell table:style-name="ce87" table:content-validation-name="val3" table:formula="of:=ROUND(SUM([.D38];[.D43];[.D48]))" office:value-type="float" office:value="0" calcext:value-type="float">
            <text:p>0</text:p>
          </table:table-cell>
          <table:table-cell table:style-name="ce87" table:content-validation-name="val3" table:formula="of:=ROUND(SUM([.E38];[.E43];[.E48]))" office:value-type="float" office:value="-761" calcext:value-type="float">
            <text:p>-761</text:p>
          </table:table-cell>
          <table:table-cell table:style-name="ce87" table:content-validation-name="val3" table:formula="of:=ROUND(SUM([.F38];[.F43];[.F48]))" office:value-type="float" office:value="0" calcext:value-type="float">
            <text:p>0</text:p>
          </table:table-cell>
          <table:table-cell table:style-name="ce87" table:content-validation-name="val3" table:formula="of:=ROUND(SUM([.G38];[.G43];[.G48]))" office:value-type="float" office:value="-337" calcext:value-type="float">
            <text:p>-337</text:p>
          </table:table-cell>
          <table:table-cell table:style-name="ce87" table:content-validation-name="val3" table:formula="of:=ROUND(SUM([.H38];[.H43];[.H48]))" office:value-type="float" office:value="-862" calcext:value-type="float">
            <text:p>-862</text:p>
          </table:table-cell>
          <table:table-cell table:style-name="ce87" table:content-validation-name="val3" table:formula="of:=ROUND(SUM([.I38];[.I43];[.I48]))" office:value-type="float" office:value="0" calcext:value-type="float">
            <text:p>0</text:p>
          </table:table-cell>
          <table:table-cell table:style-name="ce87" table:content-validation-name="val3" table:formula="of:=ROUND(SUM([.J38];[.J43];[.J48]))" office:value-type="float" office:value="-30" calcext:value-type="float">
            <text:p>-30</text:p>
          </table:table-cell>
          <table:table-cell table:style-name="ce87" table:content-validation-name="val3" table:formula="of:=ROUND(SUM([.K38];[.K43];[.K48]))" office:value-type="float" office:value="0" calcext:value-type="float">
            <text:p>0</text:p>
          </table:table-cell>
          <table:table-cell table:style-name="ce87" table:content-validation-name="val3" table:formula="of:=ROUND(SUM([.L38];[.L43];[.L48]))" office:value-type="float" office:value="0" calcext:value-type="float">
            <text:p>0</text:p>
          </table:table-cell>
          <table:table-cell table:style-name="ce87" table:content-validation-name="val3" table:formula="of:=ROUND(SUM([.M38];[.M43];[.M48]))" office:value-type="float" office:value="0" calcext:value-type="float">
            <text:p>0</text:p>
          </table:table-cell>
          <table:table-cell table:style-name="ce87" table:content-validation-name="val3" table:formula="of:=ROUND(SUM([.N38];[.N43];[.N48]))" office:value-type="float" office:value="0" calcext:value-type="float">
            <text:p>0</text:p>
          </table:table-cell>
          <table:table-cell table:style-name="ce87" table:content-validation-name="val3" table:formula="of:=ROUND(SUM([.O38];[.O43];[.O48]))" office:value-type="float" office:value="0" calcext:value-type="float">
            <text:p>0</text:p>
          </table:table-cell>
          <table:table-cell table:style-name="ce274" table:content-validation-name="val3" table:formula="of:=[.C31]*[DB.$C$65]+[.D31]*[DB.$C$66]+[.E31]*[DB.$C$67]+[.F31]*[DB.$C$68]+[.G31]*[DB.$C$69]+[.H31]*[DB.$C$70]+[.I31]*[DB.$C$71]+[.J31]*[DB.$C$72]+[.K31]*[DB.$C$73]+[.L31]*[DB.$C$74]+[.M31]*[DB.$C$75]+[.N31]*[DB.$C$76]+[.O31]*[DB.$C$77]" office:value-type="float" office:value="-6569" calcext:value-type="float">
            <text:p>-6569</text:p>
          </table:table-cell>
          <table:table-cell/>
          <table:table-cell table:style-name="ce81" table:content-validation-name="val3"/>
          <table:table-cell table:style-name="ce81" table:content-validation-name="val3" table:formula="of:=IF(AND([.C30]*[DB.C65]+[.D30]*[DB.C66]+[.E30]*[DB.C67]+[.L30]*[DB.C74]&gt;[.G30]*[DB.C69]+[.I30]*[DB.C71];[.C30]*[DB.C65]+[.D30]*[DB.C66]+[.E30]*[DB.C67]+[.L30]*[DB.C74]&gt;[.F30]*[DB.C68]+[.H30]*[DB.C70]);&quot;INF&quot;;IF([.G30]*[DB.C69]+[.I30]*[DB.C71]&gt;[.F30]*[DB.C68]+[.H30]*[DB.C70];&quot;CAV&quot;;&quot;ARC&quot;))" office:value-type="string" office:string-value="ARC" calcext:value-type="string">
            <text:p>ARC</text:p>
          </table:table-cell>
          <table:table-cell table:style-name="ce125"/>
          <table:table-cell table:number-columns-repeated="44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31];[.C30])" office:value-type="float" office:value="0" calcext:value-type="float">
            <text:p>0</text:p>
          </table:table-cell>
          <table:table-cell table:style-name="ce88" table:content-validation-name="val3" table:formula="of:=SUM([.D31];[.D30])" office:value-type="float" office:value="0" calcext:value-type="float">
            <text:p>0</text:p>
          </table:table-cell>
          <table:table-cell table:style-name="ce88" table:content-validation-name="val3" table:formula="of:=SUM([.E31];[.E30])" office:value-type="float" office:value="1261" calcext:value-type="float">
            <text:p>1261</text:p>
          </table:table-cell>
          <table:table-cell table:style-name="ce88" table:content-validation-name="val3" table:formula="of:=SUM([.F31];[.F30])" office:value-type="float" office:value="0" calcext:value-type="float">
            <text:p>0</text:p>
          </table:table-cell>
          <table:table-cell table:style-name="ce88" table:content-validation-name="val3" table:formula="of:=SUM([.G31];[.G30])" office:value-type="float" office:value="1297" calcext:value-type="float">
            <text:p>1297</text:p>
          </table:table-cell>
          <table:table-cell table:style-name="ce88" table:content-validation-name="val3" table:formula="of:=SUM([.H31];[.H30])" office:value-type="float" office:value="960" calcext:value-type="float">
            <text:p>960</text:p>
          </table:table-cell>
          <table:table-cell table:style-name="ce88" table:content-validation-name="val3" table:formula="of:=SUM([.I31];[.I30])" office:value-type="float" office:value="0" calcext:value-type="float">
            <text:p>0</text:p>
          </table:table-cell>
          <table:table-cell table:style-name="ce88" table:content-validation-name="val3" table:formula="of:=SUM([.J31];[.J30])" office:value-type="float" office:value="49" calcext:value-type="float">
            <text:p>49</text:p>
          </table:table-cell>
          <table:table-cell table:style-name="ce88" table:content-validation-name="val3" table:formula="of:=SUM([.K31];[.K30])" office:value-type="float" office:value="0" calcext:value-type="float">
            <text:p>0</text:p>
          </table:table-cell>
          <table:table-cell table:style-name="ce88" table:content-validation-name="val3" table:formula="of:=SUM([.L31];[.L30])" office:value-type="float" office:value="0" calcext:value-type="float">
            <text:p>0</text:p>
          </table:table-cell>
          <table:table-cell table:style-name="ce88" table:content-validation-name="val3" table:formula="of:=SUM([.M31];[.M30])" office:value-type="float" office:value="0" calcext:value-type="float">
            <text:p>0</text:p>
          </table:table-cell>
          <table:table-cell table:style-name="ce88" table:content-validation-name="val3" table:formula="of:=SUM([.N31];[.N30])" office:value-type="float" office:value="0" calcext:value-type="float">
            <text:p>0</text:p>
          </table:table-cell>
          <table:table-cell table:style-name="ce88" table:content-validation-name="val3" table:formula="of:=SUM([.O31];[.O30])" office:value-type="float" office:value="0" calcext:value-type="float">
            <text:p>0</text:p>
          </table:table-cell>
          <table:table-cell table:style-name="ce82" table:content-validation-name="val3" table:formula="of:=[.C32]*[DB.$C$65]+[.D32]*[DB.$C$66]+[.E32]*[DB.$C$67]+[.F32]*[DB.$C$68]+[.G32]*[DB.$C$69]+[.H32]*[DB.$C$70]+[.I32]*[DB.$C$71]+[.J32]*[DB.$C$72]+[.K32]*[DB.$C$73]+[.L32]*[DB.$C$74]+[.M32]*[DB.$C$75]+[.N32]*[DB.$C$76]+[.O32]*[DB.$C$77]" office:value-type="float" office:value="11494" calcext:value-type="float">
            <text:p>11494</text:p>
          </table:table-cell>
          <table:table-cell/>
          <table:table-cell table:style-name="ce82" table:content-validation-name="val3"/>
          <table:table-cell table:style-name="ce82" table:content-validation-name="val3" table:formula="of:=IF(AND([.C30]*[DB.D65]+[.D30]*[DB.D66]+[.E30]*[DB.D67]+[.L30]*[DB.D74]&gt;[.G30]*[DB.D69]+[.I30]*[DB.D71];[.C30]*[DB.D65]+[.D30]*[DB.D66]+[.E30]*[DB.D67]+[.L30]*[DB.D74]&gt;[.F30]*[DB.D68]+[.H30]*[DB.D70]);&quot;INF&quot;;IF([.G30]*[DB.D69]+[.I30]*[DB.D71]&gt;[.F30]*[DB.D68]+[.H30]*[DB.D70];&quot;CAV&quot;;&quot;ARC&quot;))" office:value-type="string" office:string-value="ARC" calcext:value-type="string">
            <text:p>ARC</text:p>
          </table:table-cell>
          <table:table-cell table:style-name="ce125"/>
          <table:table-cell table:number-columns-repeated="44"/>
        </table:table-row>
        <table:table-row table:style-name="ro5">
          <table:table-cell table:style-name="ce75" office:value-type="string" calcext:value-type="string">
            <text:p>DEFENSE</text:p>
          </table:table-cell>
          <table:table-cell/>
          <table:table-cell table:style-name="ce86" table:content-validation-name="val3" table:formula="of:=[.C24]" office:value-type="float" office:value="1312" calcext:value-type="float">
            <text:p>1312</text:p>
          </table:table-cell>
          <table:table-cell table:style-name="ce86" table:content-validation-name="val3" table:formula="of:=[.D24]" office:value-type="float" office:value="2901" calcext:value-type="float">
            <text:p>2901</text:p>
          </table:table-cell>
          <table:table-cell table:style-name="ce86" table:content-validation-name="val3" table:formula="of:=[.E24]" office:value-type="float" office:value="600" calcext:value-type="float">
            <text:p>600</text:p>
          </table:table-cell>
          <table:table-cell table:style-name="ce86" table:content-validation-name="val3" table:formula="of:=[.F24]" office:value-type="float" office:value="1531" calcext:value-type="float">
            <text:p>1531</text:p>
          </table:table-cell>
          <table:table-cell table:style-name="ce86" table:content-validation-name="val3" table:formula="of:=[.G24]" office:value-type="float" office:value="10" calcext:value-type="float">
            <text:p>10</text:p>
          </table:table-cell>
          <table:table-cell table:style-name="ce86" table:content-validation-name="val3" table:formula="of:=[.H24]" office:value-type="float" office:value="5" calcext:value-type="float">
            <text:p>5</text:p>
          </table:table-cell>
          <table:table-cell table:style-name="ce86" table:content-validation-name="val3" table:formula="of:=[.I24]" office:value-type="float" office:value="15" calcext:value-type="float">
            <text:p>15</text:p>
          </table:table-cell>
          <table:table-cell table:style-name="ce86" table:content-validation-name="val3" table:formula="of:=[.J24]" office:value-type="float" office:value="0" calcext:value-type="float">
            <text:p>0</text:p>
          </table:table-cell>
          <table:table-cell table:style-name="ce86" table:content-validation-name="val3" table:formula="of:=[.K24]" office:value-type="float" office:value="10" calcext:value-type="float">
            <text:p>10</text:p>
          </table:table-cell>
          <table:table-cell table:style-name="ce86" table:content-validation-name="val3" table:formula="of:=[.L24]" office:value-type="float" office:value="0" calcext:value-type="float">
            <text:p>0</text:p>
          </table:table-cell>
          <table:table-cell table:style-name="ce86" table:content-validation-name="val3" table:formula="of:=[.M24]" office:value-type="float" office:value="0" calcext:value-type="float">
            <text:p>0</text:p>
          </table:table-cell>
          <table:table-cell table:style-name="ce86" table:content-validation-name="val3" table:formula="of:=[.N24]" office:value-type="float" office:value="0" calcext:value-type="float">
            <text:p>0</text:p>
          </table:table-cell>
          <table:table-cell table:style-name="ce86" table:content-validation-name="val3" table:formula="of:=[.O24]" office:value-type="float" office:value="0" calcext:value-type="float">
            <text:p>0</text:p>
          </table:table-cell>
          <table:table-cell table:style-name="ce80" table:content-validation-name="val3" table:formula="of:=[.C33]*[DB.$C$65]+[.D33]*[DB.$C$66]+[.E33]*[DB.$C$67]+[.F33]*[DB.$C$68]+[.G33]*[DB.$C$69]+[.H33]*[DB.$C$70]+[.I33]*[DB.$C$71]+[.J33]*[DB.$C$72]+[.K33]*[DB.$C$73]+[.L33]*[DB.$C$74]+[.M33]*[DB.$C$75]+[.N33]*[DB.$C$76]+[.O33]*[DB.$C$77]" office:value-type="float" office:value="6579" calcext:value-type="float">
            <text:p>6579</text:p>
          </table:table-cell>
          <table:table-cell/>
          <table:table-cell table:style-name="ce81" table:content-validation-name="val3" table:formula="of:=SUM([.R50];[.R45];[.R40])" office:value-type="float" office:value="247738" calcext:value-type="float">
            <text:p>247738</text:p>
          </table:table-cell>
          <table:table-cell table:style-name="ce122" table:content-validation-name="val3"/>
          <table:table-cell table:style-name="ce124"/>
          <table:table-cell table:number-columns-repeated="44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ROUND(SUM([.C40];[.C45];[.C50]))" office:value-type="float" office:value="-1312" calcext:value-type="float">
            <text:p>-1312</text:p>
          </table:table-cell>
          <table:table-cell table:style-name="ce87" table:content-validation-name="val3" table:formula="of:=ROUND(SUM([.D40];[.D45];[.D50]))" office:value-type="float" office:value="-2901" calcext:value-type="float">
            <text:p>-2901</text:p>
          </table:table-cell>
          <table:table-cell table:style-name="ce87" table:content-validation-name="val3" table:formula="of:=ROUND(SUM([.E40];[.E45];[.E50]))" office:value-type="float" office:value="-600" calcext:value-type="float">
            <text:p>-600</text:p>
          </table:table-cell>
          <table:table-cell table:style-name="ce87" table:content-validation-name="val3" table:formula="of:=ROUND(SUM([.F40];[.F45];[.F50]))" office:value-type="float" office:value="-1531" calcext:value-type="float">
            <text:p>-1531</text:p>
          </table:table-cell>
          <table:table-cell table:style-name="ce87" table:content-validation-name="val3" table:formula="of:=ROUND(SUM([.G40];[.G45];[.G50]))" office:value-type="float" office:value="-10" calcext:value-type="float">
            <text:p>-10</text:p>
          </table:table-cell>
          <table:table-cell table:style-name="ce87" table:content-validation-name="val3" table:formula="of:=ROUND(SUM([.H40];[.H45];[.H50]))" office:value-type="float" office:value="-5" calcext:value-type="float">
            <text:p>-5</text:p>
          </table:table-cell>
          <table:table-cell table:style-name="ce87" table:content-validation-name="val3" table:formula="of:=ROUND(SUM([.I40];[.I45];[.I50]))" office:value-type="float" office:value="-15" calcext:value-type="float">
            <text:p>-15</text:p>
          </table:table-cell>
          <table:table-cell table:style-name="ce87" table:content-validation-name="val3" table:formula="of:=ROUND(SUM([.J40];[.J45];[.J50]))" office:value-type="float" office:value="0" calcext:value-type="float">
            <text:p>0</text:p>
          </table:table-cell>
          <table:table-cell table:style-name="ce87" table:content-validation-name="val3" table:formula="of:=ROUND(SUM([.K40];[.K45];[.K50]))" office:value-type="float" office:value="-10" calcext:value-type="float">
            <text:p>-10</text:p>
          </table:table-cell>
          <table:table-cell table:style-name="ce87" table:content-validation-name="val3" table:formula="of:=ROUND(SUM([.L40];[.L45];[.L50]))" office:value-type="float" office:value="0" calcext:value-type="float">
            <text:p>0</text:p>
          </table:table-cell>
          <table:table-cell table:style-name="ce87" table:content-validation-name="val3" table:formula="of:=ROUND(SUM([.M40];[.M45];[.M50]))" office:value-type="float" office:value="0" calcext:value-type="float">
            <text:p>0</text:p>
          </table:table-cell>
          <table:table-cell table:style-name="ce87" table:content-validation-name="val3" table:formula="of:=ROUND(SUM([.N40];[.N45];[.N50]))" office:value-type="float" office:value="0" calcext:value-type="float">
            <text:p>0</text:p>
          </table:table-cell>
          <table:table-cell table:style-name="ce87" table:content-validation-name="val3" table:formula="of:=ROUND(SUM([.O40];[.O45];[.O50]))" office:value-type="float" office:value="0" calcext:value-type="float">
            <text:p>0</text:p>
          </table:table-cell>
          <table:table-cell table:style-name="ce81" table:content-validation-name="val3" table:formula="of:=[.C34]*[DB.$C$65]+[.D34]*[DB.$C$66]+[.E34]*[DB.$C$67]+[.F34]*[DB.$C$68]+[.G34]*[DB.$C$69]+[.H34]*[DB.$C$70]+[.I34]*[DB.$C$71]+[.J34]*[DB.$C$72]+[.K34]*[DB.$C$73]+[.L34]*[DB.$C$74]+[.M34]*[DB.$C$75]+[.N34]*[DB.$C$76]+[.O34]*[DB.$C$77]" office:value-type="float" office:value="-6579" calcext:value-type="float">
            <text:p>-6579</text:p>
          </table:table-cell>
          <table:table-cell/>
          <table:table-cell table:style-name="ce81" table:content-validation-name="val3"/>
          <table:table-cell table:style-name="ce122" table:content-validation-name="val3"/>
          <table:table-cell table:style-name="ce124"/>
          <table:table-cell table:number-columns-repeated="44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34];[.C33])" office:value-type="float" office:value="0" calcext:value-type="float">
            <text:p>0</text:p>
          </table:table-cell>
          <table:table-cell table:style-name="ce88" table:content-validation-name="val3" table:formula="of:=SUM([.D34];[.D33])" office:value-type="float" office:value="0" calcext:value-type="float">
            <text:p>0</text:p>
          </table:table-cell>
          <table:table-cell table:style-name="ce88" table:content-validation-name="val3" table:formula="of:=SUM([.E34];[.E33])" office:value-type="float" office:value="0" calcext:value-type="float">
            <text:p>0</text:p>
          </table:table-cell>
          <table:table-cell table:style-name="ce88" table:content-validation-name="val3" table:formula="of:=SUM([.F34];[.F33])" office:value-type="float" office:value="0" calcext:value-type="float">
            <text:p>0</text:p>
          </table:table-cell>
          <table:table-cell table:style-name="ce88" table:content-validation-name="val3" table:formula="of:=SUM([.G34];[.G33])" office:value-type="float" office:value="0" calcext:value-type="float">
            <text:p>0</text:p>
          </table:table-cell>
          <table:table-cell table:style-name="ce88" table:content-validation-name="val3" table:formula="of:=SUM([.H34];[.H33])" office:value-type="float" office:value="0" calcext:value-type="float">
            <text:p>0</text:p>
          </table:table-cell>
          <table:table-cell table:style-name="ce88" table:content-validation-name="val3" table:formula="of:=SUM([.I34];[.I33])" office:value-type="float" office:value="0" calcext:value-type="float">
            <text:p>0</text:p>
          </table:table-cell>
          <table:table-cell table:style-name="ce88" table:content-validation-name="val3" table:formula="of:=SUM([.J34];[.J33])" office:value-type="float" office:value="0" calcext:value-type="float">
            <text:p>0</text:p>
          </table:table-cell>
          <table:table-cell table:style-name="ce88" table:content-validation-name="val3" table:formula="of:=SUM([.K34];[.K33])" office:value-type="float" office:value="0" calcext:value-type="float">
            <text:p>0</text:p>
          </table:table-cell>
          <table:table-cell table:style-name="ce88" table:content-validation-name="val3" table:formula="of:=SUM([.L34];[.L33])" office:value-type="float" office:value="0" calcext:value-type="float">
            <text:p>0</text:p>
          </table:table-cell>
          <table:table-cell table:style-name="ce88" table:content-validation-name="val3" table:formula="of:=SUM([.M34];[.M33])" office:value-type="float" office:value="0" calcext:value-type="float">
            <text:p>0</text:p>
          </table:table-cell>
          <table:table-cell table:style-name="ce88" table:content-validation-name="val3" table:formula="of:=SUM([.N34];[.N33])" office:value-type="float" office:value="0" calcext:value-type="float">
            <text:p>0</text:p>
          </table:table-cell>
          <table:table-cell table:style-name="ce88" table:content-validation-name="val3" table:formula="of:=SUM([.O34];[.O33])" office:value-type="float" office:value="0" calcext:value-type="float">
            <text:p>0</text:p>
          </table:table-cell>
          <table:table-cell table:style-name="ce82" table:content-validation-name="val3" table:formula="of:=[.C35]*[DB.$C$65]+[.D35]*[DB.$C$66]+[.E35]*[DB.$C$67]+[.F35]*[DB.$C$68]+[.G35]*[DB.$C$69]+[.H35]*[DB.$C$70]+[.I35]*[DB.$C$71]+[.J35]*[DB.$C$72]+[.K35]*[DB.$C$73]+[.L35]*[DB.$C$74]+[.M35]*[DB.$C$75]+[.N35]*[DB.$C$76]+[.O35]*[DB.$C$77]" office:value-type="float" office:value="0" calcext:value-type="float">
            <text:p>0</text:p>
          </table:table-cell>
          <table:table-cell/>
          <table:table-cell table:style-name="ce82" table:content-validation-name="val3"/>
          <table:table-cell table:style-name="ce231" table:content-validation-name="val3" table:formula="of:=IF(OR([.R30]=0;[.R33]=0);0;IF([.R33]&lt;=[.R30];1;([.R30]/[.R33])^(1/2)/([.R33]/[.R30])))" office:value-type="percentage" office:value="1" calcext:value-type="percentage">
            <text:p>100.00%</text:p>
          </table:table-cell>
          <table:table-cell table:number-columns-repeated="45"/>
        </table:table-row>
        <table:table-row table:style-name="ro6">
          <table:table-cell table:style-name="ce4" office:value-type="string" calcext:value-type="string">
            <text:p>GENER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[.C30]" office:value-type="float" office:value="0" calcext:value-type="float">
            <text:p>0</text:p>
          </table:table-cell>
          <table:table-cell table:style-name="ce86" table:content-validation-name="val3" table:formula="of:=[.D30]" office:value-type="float" office:value="0" calcext:value-type="float">
            <text:p>0</text:p>
          </table:table-cell>
          <table:table-cell table:style-name="ce86" table:content-validation-name="val3" table:formula="of:=[.E30]" office:value-type="float" office:value="2022" calcext:value-type="float">
            <text:p>2022</text:p>
          </table:table-cell>
          <table:table-cell table:style-name="ce83" table:content-validation-name="val3" table:number-columns-repeated="4"/>
          <table:table-cell table:style-name="ce86" table:content-validation-name="val3" table:formula="of:=IF([.$S$30]=&quot;INF&quot;;[.J30];0)" office:value-type="float" office:value="79" calcext:value-type="float">
            <text:p>79</text:p>
          </table:table-cell>
          <table:table-cell table:style-name="ce86" table:content-validation-name="val3" table:formula="of:=IF([.$S$30]=&quot;INF&quot;;[.K30];0)" office:value-type="float" office:value="0" calcext:value-type="float">
            <text:p>0</text:p>
          </table:table-cell>
          <table:table-cell table:style-name="ce86" table:content-validation-name="val3" table:formula="of:=[.L30]" office:value-type="float" office:value="0" calcext:value-type="float">
            <text:p>0</text:p>
          </table:table-cell>
          <table:table-cell table:style-name="ce86" table:content-validation-name="val3" table:formula="of:=IF([.$S$30]=&quot;INF&quot;;[.M30];0)" office:value-type="float" office:value="0" calcext:value-type="float">
            <text:p>0</text:p>
          </table:table-cell>
          <table:table-cell table:style-name="ce86" table:content-validation-name="val3" table:formula="of:=IF([.$S$30]=&quot;INF&quot;;[.N30];0)" office:value-type="float" office:value="0" calcext:value-type="float">
            <text:p>0</text:p>
          </table:table-cell>
          <table:table-cell table:style-name="ce86" table:content-validation-name="val3" table:formula="of:=IF([.$S$30]=&quot;INF&quot;;[.O30];0)" office:value-type="float" office:value="0" calcext:value-type="float">
            <text:p>0</text:p>
          </table:table-cell>
          <table:table-cell table:style-name="ce80" table:content-validation-name="val3" table:formula="of:=[.C37]*[DB.$C$65]+[.D37]*[DB.$C$66]+[.E37]*[DB.$C$67]+[.L37]*[DB.$C$74]+[.J37]*[DB.$C$72]+[.K37]*[DB.$C$73]+[.M37]*[DB.$C$75]+[.N37]*[DB.$C$76]+[.O37]*[DB.$C$77]" office:value-type="float" office:value="2417" calcext:value-type="float">
            <text:p>2417</text:p>
          </table:table-cell>
          <table:table-cell/>
          <table:table-cell table:style-name="ce272" table:content-validation-name="val3" table:formula="of:=[.C37]*[DB.$D$65]*[.C$15]+[.D37]*[DB.$D$66]*[.D$15]+[.E37]*[DB.$D$67]*[.E$15]+[.F37]*[DB.$D$68]*[.F$15]+[.G37]*[DB.$D$69]*[.G$15]+[.H37]*[DB.$D$70]*[.H$15]+[.I37]*[DB.$D$71]*[.I$15]+[.J37]*[DB.$D$72]*[.J$15]+[.K37]*[DB.$D$73]*[.K$15]+[.L37]*[DB.$D$74]*[.L$15]+[.M37]*[DB.$D$75]+[.N37]*[DB.$D$76]+[.O37]*[DB.$D$77]" office:value-type="float" office:value="91148" calcext:value-type="float">
            <text:p>91148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37]*[.$S38]+0.000001)" office:value-type="float" office:value="0" calcext:value-type="float">
            <text:p>0</text:p>
          </table:table-cell>
          <table:table-cell table:style-name="ce88" table:content-validation-name="val3" table:formula="of:=ROUND(-[.D37]*[.$S38]+0.000001)" office:value-type="float" office:value="0" calcext:value-type="float">
            <text:p>0</text:p>
          </table:table-cell>
          <table:table-cell table:style-name="ce88" table:content-validation-name="val3" table:formula="of:=ROUND(-[.E37]*[.$S38]+0.000001)" office:value-type="float" office:value="-761" calcext:value-type="float">
            <text:p>-761</text:p>
          </table:table-cell>
          <table:table-cell table:style-name="ce89" table:content-validation-name="val3" table:number-columns-repeated="4"/>
          <table:table-cell table:style-name="ce88" table:content-validation-name="val3" table:formula="of:=ROUND(-[.J37]*[.$S38]+0.000001)" office:value-type="float" office:value="-30" calcext:value-type="float">
            <text:p>-30</text:p>
          </table:table-cell>
          <table:table-cell table:style-name="ce88" table:content-validation-name="val3" table:formula="of:=ROUND(-[.K37]*[.$S38]+0.000001)" office:value-type="float" office:value="0" calcext:value-type="float">
            <text:p>0</text:p>
          </table:table-cell>
          <table:table-cell table:style-name="ce88" table:content-validation-name="val3" table:formula="of:=ROUND(-[.L37]*[.$S38]+0.000001)" office:value-type="float" office:value="0" calcext:value-type="float">
            <text:p>0</text:p>
          </table:table-cell>
          <table:table-cell table:style-name="ce88" table:content-validation-name="val3" table:formula="of:=ROUND(-[.M37]*[.$S38]+0.000001)" office:value-type="float" office:value="0" calcext:value-type="float">
            <text:p>0</text:p>
          </table:table-cell>
          <table:table-cell table:style-name="ce88" table:content-validation-name="val3" table:formula="of:=ROUND(-[.N37]*[.$S38]+0.000001)" office:value-type="float" office:value="0" calcext:value-type="float">
            <text:p>0</text:p>
          </table:table-cell>
          <table:table-cell table:style-name="ce88" table:content-validation-name="val3" table:formula="of:=ROUND(-[.O37]*[.$S38]+0.000001)" office:value-type="float" office:value="0" calcext:value-type="float">
            <text:p>0</text:p>
          </table:table-cell>
          <table:table-cell table:style-name="ce110"/>
          <table:table-cell/>
          <table:table-cell table:style-name="ce116" table:content-validation-name="val3" table:formula="of:=[.R37]*ATTMOD" office:value-type="float" office:value="78519.4446" calcext:value-type="float">
            <text:p>78519</text:p>
          </table:table-cell>
          <table:table-cell table:style-name="ce231" table:content-validation-name="val3" table:formula="of:=ROUND(IF(OR([.R38]=0;[.R40]=0);0;IF([.R38]&lt;=[.R40];1;([.R40]/[.R38])^(1/2)/([.R38]/[.R40])));6)" office:value-type="percentage" office:value="0.376216" calcext:value-type="percentage">
            <text:p>37.62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33]*[.$P40])" office:value-type="float" office:value="176" calcext:value-type="float">
            <text:p>176</text:p>
          </table:table-cell>
          <table:table-cell table:style-name="ce86" table:content-validation-name="val3" table:formula="of:=ROUND([.D33]*[.$P40])" office:value-type="float" office:value="388" calcext:value-type="float">
            <text:p>388</text:p>
          </table:table-cell>
          <table:table-cell table:style-name="ce86" table:content-validation-name="val3" table:formula="of:=ROUND([.E33]*[.$P40])" office:value-type="float" office:value="80" calcext:value-type="float">
            <text:p>80</text:p>
          </table:table-cell>
          <table:table-cell table:style-name="ce86" table:content-validation-name="val3" table:formula="of:=ROUND([.F33]*[.$P40])" office:value-type="float" office:value="205" calcext:value-type="float">
            <text:p>205</text:p>
          </table:table-cell>
          <table:table-cell table:style-name="ce86" table:content-validation-name="val3" table:formula="of:=ROUND([.G33]*[.$P40])" office:value-type="float" office:value="1" calcext:value-type="float">
            <text:p>1</text:p>
          </table:table-cell>
          <table:table-cell table:style-name="ce86" table:content-validation-name="val3" table:formula="of:=ROUND([.H33]*[.$P40])" office:value-type="float" office:value="1" calcext:value-type="float">
            <text:p>1</text:p>
          </table:table-cell>
          <table:table-cell table:style-name="ce86" table:content-validation-name="val3" table:formula="of:=ROUND([.I33]*[.$P40])" office:value-type="float" office:value="2" calcext:value-type="float">
            <text:p>2</text:p>
          </table:table-cell>
          <table:table-cell table:style-name="ce86" table:content-validation-name="val3" table:formula="of:=ROUND([.J33]*[.$P40])" office:value-type="float" office:value="0" calcext:value-type="float">
            <text:p>0</text:p>
          </table:table-cell>
          <table:table-cell table:style-name="ce86" table:content-validation-name="val3" table:formula="of:=ROUND([.K33]*[.$P40])" office:value-type="float" office:value="1" calcext:value-type="float">
            <text:p>1</text:p>
          </table:table-cell>
          <table:table-cell table:style-name="ce86" table:content-validation-name="val3" table:formula="of:=ROUND([.L33]*[.$P40])" office:value-type="float" office:value="0" calcext:value-type="float">
            <text:p>0</text:p>
          </table:table-cell>
          <table:table-cell table:style-name="ce86" table:content-validation-name="val3" table:formula="of:=ROUND([.M33]*[.$P40])" office:value-type="float" office:value="0" calcext:value-type="float">
            <text:p>0</text:p>
          </table:table-cell>
          <table:table-cell table:style-name="ce86" table:content-validation-name="val3" table:formula="of:=ROUND([.N33]*[.$P40])" office:value-type="float" office:value="0" calcext:value-type="float">
            <text:p>0</text:p>
          </table:table-cell>
          <table:table-cell table:style-name="ce86" table:content-validation-name="val3" table:formula="of:=ROUND([.O33]*[.$P40])" office:value-type="float" office:value="0" calcext:value-type="float">
            <text:p>0</text:p>
          </table:table-cell>
          <table:table-cell table:style-name="ce80" table:content-validation-name="val3" table:formula="of:=[.C39]*[DB.$C$65]+[.D39]*[DB.$C$66]+[.E39]*[DB.$C$67]+[.F39]*[DB.$C$68]+[.G39]*[DB.$C$69]+[.H39]*[DB.$C$70]+[.I39]*[DB.$C$71]+[.J39]*[DB.$C$72]+[.K39]*[DB.$C$73]+[.L39]*[DB.$C$74]+[.M39]*[DB.$C$75]+[.N39]*[DB.$C$76]+[.O39]*[DB.$C$77]" office:value-type="float" office:value="878" calcext:value-type="float">
            <text:p>878</text:p>
          </table:table-cell>
          <table:table-cell/>
          <table:table-cell table:style-name="ce80" table:content-validation-name="val3" table:formula="of:=[.C39]*[DB.$E$65]*[.C$17]+[.D39]*[DB.$E$66]*[.D$17]+[.E39]*[DB.$E$67]*[.E$17]+[.F39]*[DB.$E$68]*[.F$17]+[.G39]*[DB.$E$69]*[.G$17]+[.H39]*[DB.$E$70]*[.H$17]+[.I39]*[DB.$E$71]*[.I$17]+[.J39]*[DB.$E$72]*[.J$17]+[.K39]*[DB.$E$73]*[.K$17]+[.L39]*[DB.$E$74]+[.M39]*[DB.$E$75]+[.N39]*[DB.$E$76]+[.O39]*[DB.$E$77]" office:value-type="float" office:value="29160" calcext:value-type="float">
            <text:p>2916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39]*[.$S40]+0.000001)" office:value-type="float" office:value="-176" calcext:value-type="float">
            <text:p>-176</text:p>
          </table:table-cell>
          <table:table-cell table:style-name="ce88" table:content-validation-name="val3" table:formula="of:=ROUND(-[.D39]*[.$S40]+0.000001)" office:value-type="float" office:value="-388" calcext:value-type="float">
            <text:p>-388</text:p>
          </table:table-cell>
          <table:table-cell table:style-name="ce88" table:content-validation-name="val3" table:formula="of:=ROUND(-[.E39]*[.$S40]+0.000001)" office:value-type="float" office:value="-80" calcext:value-type="float">
            <text:p>-80</text:p>
          </table:table-cell>
          <table:table-cell table:style-name="ce88" table:content-validation-name="val3" table:formula="of:=ROUND(-[.F39]*[.$S40]+0.000001)" office:value-type="float" office:value="-205" calcext:value-type="float">
            <text:p>-205</text:p>
          </table:table-cell>
          <table:table-cell table:style-name="ce88" table:content-validation-name="val3" table:formula="of:=ROUND(-[.G39]*[.$S40]+0.000001)" office:value-type="float" office:value="-1" calcext:value-type="float">
            <text:p>-1</text:p>
          </table:table-cell>
          <table:table-cell table:style-name="ce88" table:content-validation-name="val3" table:formula="of:=ROUND(-[.H39]*[.$S40]+0.000001)" office:value-type="float" office:value="-1" calcext:value-type="float">
            <text:p>-1</text:p>
          </table:table-cell>
          <table:table-cell table:style-name="ce88" table:content-validation-name="val3" table:formula="of:=ROUND(-[.I39]*[.$S40]+0.000001)" office:value-type="float" office:value="-2" calcext:value-type="float">
            <text:p>-2</text:p>
          </table:table-cell>
          <table:table-cell table:style-name="ce88" table:content-validation-name="val3" table:formula="of:=ROUND(-[.J39]*[.$S40]+0.000001)" office:value-type="float" office:value="0" calcext:value-type="float">
            <text:p>0</text:p>
          </table:table-cell>
          <table:table-cell table:style-name="ce88" table:content-validation-name="val3" table:formula="of:=ROUND(-[.K39]*[.$S40]+0.000001)" office:value-type="float" office:value="-1" calcext:value-type="float">
            <text:p>-1</text:p>
          </table:table-cell>
          <table:table-cell table:style-name="ce88" table:content-validation-name="val3" table:formula="of:=ROUND(-[.L39]*[.$S40]+0.000001)" office:value-type="float" office:value="0" calcext:value-type="float">
            <text:p>0</text:p>
          </table:table-cell>
          <table:table-cell table:style-name="ce88" table:content-validation-name="val3" table:formula="of:=ROUND(-[.M39]*[.$S40]+0.000001)" office:value-type="float" office:value="0" calcext:value-type="float">
            <text:p>0</text:p>
          </table:table-cell>
          <table:table-cell table:style-name="ce88" table:content-validation-name="val3" table:formula="of:=ROUND(-[.N39]*[.$S40]+0.000001)" office:value-type="float" office:value="0" calcext:value-type="float">
            <text:p>0</text:p>
          </table:table-cell>
          <table:table-cell table:style-name="ce88" table:content-validation-name="val3" table:formula="of:=ROUND(-[.O39]*[.$S40]+0.000001)" office:value-type="float" office:value="0" calcext:value-type="float">
            <text:p>0</text:p>
          </table:table-cell>
          <table:table-cell table:style-name="ce231" table:content-validation-name="val3" table:formula="of:=IF([.P37]=0;0;ROUND([.P37]/[.P$30];4))" office:value-type="percentage" office:value="0.1338" calcext:value-type="percentage">
            <text:p>13.38%</text:p>
          </table:table-cell>
          <table:table-cell/>
          <table:table-cell table:style-name="ce82" table:content-validation-name="val3" table:formula="of:=IF([.R37]=0;0;[.R39]*DEFMOD+[.$S$15])" office:value-type="float" office:value="40920" calcext:value-type="float">
            <text:p>40920</text:p>
          </table:table-cell>
          <table:table-cell table:style-name="ce231" table:content-validation-name="val3" table:formula="of:=ROUND(IF(OR([.R38]=0;[.R40]=0);0;IF([.R40]&lt;=[.R38];1;([.R38]/[.R40])^(1/2)/([.R40]/[.R38])));6)" office:value-type="percentage" office:value="1" calcext:value-type="percentage">
            <text:p>100.00%</text:p>
          </table:table-cell>
          <table:table-cell table:number-columns-repeated="45"/>
        </table:table-row>
        <table:table-row table:style-name="ro6">
          <table:table-cell table:style-name="ce4" office:value-type="string" calcext:value-type="string">
            <text:p>CAVALRY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4"/>
          <table:table-cell table:style-name="ce86" table:content-validation-name="val3" table:formula="of:=[.G30]" office:value-type="float" office:value="1634" calcext:value-type="float">
            <text:p>1634</text:p>
          </table:table-cell>
          <table:table-cell table:style-name="ce83" table:content-validation-name="val3"/>
          <table:table-cell table:style-name="ce86" table:content-validation-name="val3" table:formula="of:=[.I30]" office:value-type="float" office:value="0" calcext:value-type="float">
            <text:p>0</text:p>
          </table:table-cell>
          <table:table-cell table:style-name="ce86" table:content-validation-name="val3" table:formula="of:=IF([.$S$30]=&quot;CAV&quot;;[.J30];0)" office:value-type="float" office:value="0" calcext:value-type="float">
            <text:p>0</text:p>
          </table:table-cell>
          <table:table-cell table:style-name="ce86" table:content-validation-name="val3" table:formula="of:=IF([.$S$30]=&quot;CAV&quot;;[.K30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30]=&quot;CAV&quot;;[.M30];0)" office:value-type="float" office:value="0" calcext:value-type="float">
            <text:p>0</text:p>
          </table:table-cell>
          <table:table-cell table:style-name="ce86" table:content-validation-name="val3" table:formula="of:=IF([.$S$30]=&quot;CAV&quot;;[.N30];0)" office:value-type="float" office:value="0" calcext:value-type="float">
            <text:p>0</text:p>
          </table:table-cell>
          <table:table-cell table:style-name="ce86" table:content-validation-name="val3" table:formula="of:=IF([.$S$30]=&quot;CAV&quot;;[.O30];0)" office:value-type="float" office:value="0" calcext:value-type="float">
            <text:p>0</text:p>
          </table:table-cell>
          <table:table-cell table:style-name="ce272" table:content-validation-name="val3" table:formula="of:=[.G42]*[DB.$C$69]+[.I42]*[DB.$C$71]+[.J42]*[DB.$C$72]+[.K42]*[DB.$C$73]+[.M42]*[DB.$C$75]+[.N42]*[DB.$C$76]+[.O42]*[DB.$C$77]" office:value-type="float" office:value="6536" calcext:value-type="float">
            <text:p>6536</text:p>
          </table:table-cell>
          <table:table-cell/>
          <table:table-cell table:style-name="ce282" table:content-validation-name="val3" table:formula="of:=[.C42]*[DB.$D$65]*[.C$15]+[.D42]*[DB.$D$66]*[.D$15]+[.E42]*[DB.$D$67]*[.E$15]+[.F42]*[DB.$D$68]*[.F$15]+[.G42]*[DB.$D$69]*[.G$15]+[.H42]*[DB.$D$70]*[.H$15]+[.I42]*[DB.$D$71]*[.I$15]+[.J42]*[DB.$D$72]*[.J$15]+[.K42]*[DB.$D$73]*[.K$15]+[.L42]*[DB.$D$74]*[.L$15]+[.M42]*[DB.$D$75]+[.N42]*[DB.$D$76]+[.O42]*[DB.$D$77]" office:value-type="float" office:value="212420" calcext:value-type="float">
            <text:p>21242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4"/>
          <table:table-cell table:style-name="ce88" table:content-validation-name="val3" table:formula="of:=ROUND(-[.G42]*[.$S43]+0.000001)" office:value-type="float" office:value="-337" calcext:value-type="float">
            <text:p>-337</text:p>
          </table:table-cell>
          <table:table-cell table:style-name="ce89" table:content-validation-name="val3"/>
          <table:table-cell table:style-name="ce88" table:content-validation-name="val3" table:formula="of:=ROUND(-[.I42]*[.$S43]+0.000001)" office:value-type="float" office:value="0" calcext:value-type="float">
            <text:p>0</text:p>
          </table:table-cell>
          <table:table-cell table:style-name="ce88" table:content-validation-name="val3" table:formula="of:=ROUND(-[.J42]*[.$S43]+0.000001)" office:value-type="float" office:value="0" calcext:value-type="float">
            <text:p>0</text:p>
          </table:table-cell>
          <table:table-cell table:style-name="ce88" table:content-validation-name="val3" table:formula="of:=ROUND(-[.K42]*[.$S43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42]*[.$S43]+0.000001)" office:value-type="float" office:value="0" calcext:value-type="float">
            <text:p>0</text:p>
          </table:table-cell>
          <table:table-cell table:style-name="ce88" table:content-validation-name="val3" table:formula="of:=ROUND(-[.N42]*[.$S43]+0.000001)" office:value-type="float" office:value="0" calcext:value-type="float">
            <text:p>0</text:p>
          </table:table-cell>
          <table:table-cell table:style-name="ce88" table:content-validation-name="val3" table:formula="of:=ROUND(-[.O42]*[.$S43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42]*ATTMOD" office:value-type="float" office:value="182989.209" calcext:value-type="float">
            <text:p>182989</text:p>
          </table:table-cell>
          <table:table-cell table:style-name="ce231" table:content-validation-name="val3" table:formula="of:=ROUND(IF(OR([.R43]=0;[.R45]=0);0;IF([.R43]&lt;=[.R45];1;([.R45]/[.R43])^(1/2)/([.R43]/[.R45])));6)" office:value-type="percentage" office:value="0.206189" calcext:value-type="percentage">
            <text:p>20.62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33]*[.$P45])" office:value-type="float" office:value="475" calcext:value-type="float">
            <text:p>475</text:p>
          </table:table-cell>
          <table:table-cell table:style-name="ce86" table:content-validation-name="val3" table:formula="of:=ROUND([.D33]*[.$P45])" office:value-type="float" office:value="1050" calcext:value-type="float">
            <text:p>1050</text:p>
          </table:table-cell>
          <table:table-cell table:style-name="ce86" table:content-validation-name="val3" table:formula="of:=ROUND([.E33]*[.$P45])" office:value-type="float" office:value="217" calcext:value-type="float">
            <text:p>217</text:p>
          </table:table-cell>
          <table:table-cell table:style-name="ce86" table:content-validation-name="val3" table:formula="of:=ROUND([.F33]*[.$P45])" office:value-type="float" office:value="554" calcext:value-type="float">
            <text:p>554</text:p>
          </table:table-cell>
          <table:table-cell table:style-name="ce86" table:content-validation-name="val3" table:formula="of:=ROUND([.G33]*[.$P45])" office:value-type="float" office:value="4" calcext:value-type="float">
            <text:p>4</text:p>
          </table:table-cell>
          <table:table-cell table:style-name="ce86" table:content-validation-name="val3" table:formula="of:=ROUND([.H33]*[.$P45])" office:value-type="float" office:value="2" calcext:value-type="float">
            <text:p>2</text:p>
          </table:table-cell>
          <table:table-cell table:style-name="ce86" table:content-validation-name="val3" table:formula="of:=ROUND([.I33]*[.$P45])" office:value-type="float" office:value="5" calcext:value-type="float">
            <text:p>5</text:p>
          </table:table-cell>
          <table:table-cell table:style-name="ce86" table:content-validation-name="val3" table:formula="of:=ROUND([.J33]*[.$P45])" office:value-type="float" office:value="0" calcext:value-type="float">
            <text:p>0</text:p>
          </table:table-cell>
          <table:table-cell table:style-name="ce86" table:content-validation-name="val3" table:formula="of:=ROUND([.K33]*[.$P45])" office:value-type="float" office:value="4" calcext:value-type="float">
            <text:p>4</text:p>
          </table:table-cell>
          <table:table-cell table:style-name="ce86" table:content-validation-name="val3" table:formula="of:=ROUND([.L33]*[.$P45])" office:value-type="float" office:value="0" calcext:value-type="float">
            <text:p>0</text:p>
          </table:table-cell>
          <table:table-cell table:style-name="ce86" table:content-validation-name="val3" table:formula="of:=ROUND([.M33]*[.$P45])" office:value-type="float" office:value="0" calcext:value-type="float">
            <text:p>0</text:p>
          </table:table-cell>
          <table:table-cell table:style-name="ce86" table:content-validation-name="val3" table:formula="of:=ROUND([.N33]*[.$P45])" office:value-type="float" office:value="0" calcext:value-type="float">
            <text:p>0</text:p>
          </table:table-cell>
          <table:table-cell table:style-name="ce86" table:content-validation-name="val3" table:formula="of:=ROUND([.O33]*[.$P45])" office:value-type="float" office:value="0" calcext:value-type="float">
            <text:p>0</text:p>
          </table:table-cell>
          <table:table-cell table:style-name="ce80" table:content-validation-name="val3" table:formula="of:=[.C44]*[DB.$C$65]+[.D44]*[DB.$C$66]+[.E44]*[DB.$C$67]+[.F44]*[DB.$C$68]+[.G44]*[DB.$C$69]+[.H44]*[DB.$C$70]+[.I44]*[DB.$C$71]+[.J44]*[DB.$C$72]+[.K44]*[DB.$C$73]+[.L44]*[DB.$C$74]+[.M44]*[DB.$C$75]+[.N44]*[DB.$C$76]+[.O44]*[DB.$C$77]" office:value-type="float" office:value="2384" calcext:value-type="float">
            <text:p>2384</text:p>
          </table:table-cell>
          <table:table-cell/>
          <table:table-cell table:style-name="ce80" table:content-validation-name="val3" table:formula="of:=[.C44]*[DB.$F$65]*[.C$17]+[.D44]*[DB.$F$66]*[.D$17]+[.E44]*[DB.$F$67]*[.E$17]+[.F44]*[DB.$F$68]*[.F$17]+[.G44]*[DB.$F$69]*[.G$17]+[.H44]*[DB.$F$70]*[.H$17]+[.I44]*[DB.$F$71]*[.I$17]+[.J44]*[DB.$F$72]*[.J$17]+[.K44]*[DB.$F$73]*[.K$17]+[.L44]*[DB.$F$74]+[.M44]*[DB.$F$75]+[.N44]*[DB.$F$76]+[.O44]*[DB.$F$77]" office:value-type="float" office:value="45550" calcext:value-type="float">
            <text:p>4555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44]*[.$S45]+0.000001)" office:value-type="float" office:value="-475" calcext:value-type="float">
            <text:p>-475</text:p>
          </table:table-cell>
          <table:table-cell table:style-name="ce88" table:content-validation-name="val3" table:formula="of:=ROUND(-[.D44]*[.$S45]+0.000001)" office:value-type="float" office:value="-1050" calcext:value-type="float">
            <text:p>-1050</text:p>
          </table:table-cell>
          <table:table-cell table:style-name="ce88" table:content-validation-name="val3" table:formula="of:=ROUND(-[.E44]*[.$S45]+0.000001)" office:value-type="float" office:value="-217" calcext:value-type="float">
            <text:p>-217</text:p>
          </table:table-cell>
          <table:table-cell table:style-name="ce88" table:content-validation-name="val3" table:formula="of:=ROUND(-[.F44]*[.$S45]+0.000001)" office:value-type="float" office:value="-554" calcext:value-type="float">
            <text:p>-554</text:p>
          </table:table-cell>
          <table:table-cell table:style-name="ce88" table:content-validation-name="val3" table:formula="of:=ROUND(-[.G44]*[.$S45]+0.000001)" office:value-type="float" office:value="-4" calcext:value-type="float">
            <text:p>-4</text:p>
          </table:table-cell>
          <table:table-cell table:style-name="ce88" table:content-validation-name="val3" table:formula="of:=ROUND(-[.H44]*[.$S45]+0.000001)" office:value-type="float" office:value="-2" calcext:value-type="float">
            <text:p>-2</text:p>
          </table:table-cell>
          <table:table-cell table:style-name="ce88" table:content-validation-name="val3" table:formula="of:=ROUND(-[.I44]*[.$S45]+0.000001)" office:value-type="float" office:value="-5" calcext:value-type="float">
            <text:p>-5</text:p>
          </table:table-cell>
          <table:table-cell table:style-name="ce88" table:content-validation-name="val3" table:formula="of:=ROUND(-[.J44]*[.$S45]+0.000001)" office:value-type="float" office:value="0" calcext:value-type="float">
            <text:p>0</text:p>
          </table:table-cell>
          <table:table-cell table:style-name="ce88" table:content-validation-name="val3" table:formula="of:=ROUND(-[.K44]*[.$S45]+0.000001)" office:value-type="float" office:value="-4" calcext:value-type="float">
            <text:p>-4</text:p>
          </table:table-cell>
          <table:table-cell table:style-name="ce88" table:content-validation-name="val3" table:formula="of:=ROUND(-[.L44]*[.$S45]+0.000001)" office:value-type="float" office:value="0" calcext:value-type="float">
            <text:p>0</text:p>
          </table:table-cell>
          <table:table-cell table:style-name="ce88" table:content-validation-name="val3" table:formula="of:=ROUND(-[.M44]*[.$S45]+0.000001)" office:value-type="float" office:value="0" calcext:value-type="float">
            <text:p>0</text:p>
          </table:table-cell>
          <table:table-cell table:style-name="ce88" table:content-validation-name="val3" table:formula="of:=ROUND(-[.N44]*[.$S45]+0.000001)" office:value-type="float" office:value="0" calcext:value-type="float">
            <text:p>0</text:p>
          </table:table-cell>
          <table:table-cell table:style-name="ce88" table:content-validation-name="val3" table:formula="of:=ROUND(-[.O44]*[.$S45]+0.000001)" office:value-type="float" office:value="0" calcext:value-type="float">
            <text:p>0</text:p>
          </table:table-cell>
          <table:table-cell table:style-name="ce231" table:content-validation-name="val3" table:formula="of:=IF([.P42]=0;0;ROUND([.P42]/[.P$30];4))" office:value-type="percentage" office:value="0.3618" calcext:value-type="percentage">
            <text:p>36.18%</text:p>
          </table:table-cell>
          <table:table-cell/>
          <table:table-cell table:style-name="ce82" table:content-validation-name="val3" table:formula="of:=IF([.R42]=0;0;[.R44]*DEFMOD+[.$S$15])" office:value-type="float" office:value="63866" calcext:value-type="float">
            <text:p>63866</text:p>
          </table:table-cell>
          <table:table-cell table:style-name="ce231" table:content-validation-name="val3" table:formula="of:=ROUND(IF(OR([.R43]=0;[.R45]=0);0;IF([.R45]&lt;=[.R43];1;([.R43]/[.R45])^(1/2)/([.R45]/[.R43])));6)" office:value-type="percentage" office:value="1" calcext:value-type="percentage">
            <text:p>100.00%</text:p>
          </table:table-cell>
          <table:table-cell table:number-columns-repeated="45"/>
        </table:table-row>
        <table:table-row table:style-name="ro6">
          <table:table-cell table:style-name="ce4" office:value-type="string" calcext:value-type="string">
            <text:p>ARCHER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3"/>
          <table:table-cell table:style-name="ce86" table:content-validation-name="val3" table:formula="of:=[.F30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[.H30]" office:value-type="float" office:value="1822" calcext:value-type="float">
            <text:p>1822</text:p>
          </table:table-cell>
          <table:table-cell table:style-name="ce83" table:content-validation-name="val3"/>
          <table:table-cell table:style-name="ce86" table:content-validation-name="val3" table:formula="of:=IF([.$S$30]=&quot;ARC&quot;;[.J30];0)" office:value-type="float" office:value="0" calcext:value-type="float">
            <text:p>0</text:p>
          </table:table-cell>
          <table:table-cell table:style-name="ce86" table:content-validation-name="val3" table:formula="of:=IF([.$S$30]=&quot;ARC&quot;;[.K30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30]=&quot;ARC&quot;;[.M30];0)" office:value-type="float" office:value="0" calcext:value-type="float">
            <text:p>0</text:p>
          </table:table-cell>
          <table:table-cell table:style-name="ce86" table:content-validation-name="val3" table:formula="of:=IF([.$S$30]=&quot;ARC&quot;;[.N30];0)" office:value-type="float" office:value="0" calcext:value-type="float">
            <text:p>0</text:p>
          </table:table-cell>
          <table:table-cell table:style-name="ce86" table:content-validation-name="val3" table:formula="of:=IF([.$S$30]=&quot;ARC&quot;;[.O30];0)" office:value-type="float" office:value="0" calcext:value-type="float">
            <text:p>0</text:p>
          </table:table-cell>
          <table:table-cell table:style-name="ce80" table:content-validation-name="val3" table:formula="of:=[.F47]*[DB.$C$68]+[.H47]*[DB.$C$70]+[.J47]*[DB.$C$72]+[.K47]*[DB.$C$73]+[.M47]*[DB.$C$75]+[.N47]*[DB.$C$76]+[.O47]*[DB.$C$77]" office:value-type="float" office:value="9110" calcext:value-type="float">
            <text:p>9110</text:p>
          </table:table-cell>
          <table:table-cell/>
          <table:table-cell table:style-name="ce80" table:content-validation-name="val3" table:formula="of:=[.C47]*[DB.$D$65]*[.C$15]+[.D47]*[DB.$D$66]*[.D$15]+[.E47]*[DB.$D$67]*[.E$15]+[.F47]*[DB.$D$68]*[.F$15]+[.G47]*[DB.$D$69]*[.G$15]+[.H47]*[DB.$D$70]*[.H$15]+[.I47]*[DB.$D$71]*[.I$15]+[.J47]*[DB.$D$72]*[.J$15]+[.K47]*[DB.$D$73]*[.K$15]+[.L47]*[DB.$D$74]*[.L$15]+[.M47]*[DB.$D$75]+[.N47]*[DB.$D$76]+[.O47]*[DB.$D$77]" office:value-type="float" office:value="273300" calcext:value-type="float">
            <text:p>27330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3"/>
          <table:table-cell table:style-name="ce88" table:content-validation-name="val3" table:formula="of:=ROUND(-[.F47]*[.$S48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H47]*[.$S48]+0.000001)" office:value-type="float" office:value="-862" calcext:value-type="float">
            <text:p>-862</text:p>
          </table:table-cell>
          <table:table-cell table:style-name="ce89" table:content-validation-name="val3"/>
          <table:table-cell table:style-name="ce88" table:content-validation-name="val3" table:formula="of:=ROUND(-[.J47]*[.$S48]+0.000001)" office:value-type="float" office:value="0" calcext:value-type="float">
            <text:p>0</text:p>
          </table:table-cell>
          <table:table-cell table:style-name="ce88" table:content-validation-name="val3" table:formula="of:=ROUND(-[.K47]*[.$S48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47]*[.$S48]+0.000001)" office:value-type="float" office:value="0" calcext:value-type="float">
            <text:p>0</text:p>
          </table:table-cell>
          <table:table-cell table:style-name="ce88" table:content-validation-name="val3" table:formula="of:=ROUND(-[.N47]*[.$S48]+0.000001)" office:value-type="float" office:value="0" calcext:value-type="float">
            <text:p>0</text:p>
          </table:table-cell>
          <table:table-cell table:style-name="ce88" table:content-validation-name="val3" table:formula="of:=ROUND(-[.O47]*[.$S48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47]*ATTMOD" office:value-type="float" office:value="235434.285" calcext:value-type="float">
            <text:p>235434</text:p>
          </table:table-cell>
          <table:table-cell table:style-name="ce231" table:content-validation-name="val3" table:formula="of:=ROUND(IF(OR([.R48]=0;[.R50]=0);0;IF([.R48]&lt;=[.R50];1;([.R50]/[.R48])^(1/2)/([.R48]/[.R50])));6)" office:value-type="percentage" office:value="0.47313" calcext:value-type="percentage">
            <text:p>47.31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SUM([.C33];-[.C39];-[.C44])" office:value-type="float" office:value="661" calcext:value-type="float">
            <text:p>661</text:p>
          </table:table-cell>
          <table:table-cell table:style-name="ce86" table:content-validation-name="val3" table:formula="of:=SUM([.D33];-[.D39];-[.D44])" office:value-type="float" office:value="1463" calcext:value-type="float">
            <text:p>1463</text:p>
          </table:table-cell>
          <table:table-cell table:style-name="ce86" table:content-validation-name="val3" table:formula="of:=SUM([.E33];-[.E39];-[.E44])" office:value-type="float" office:value="303" calcext:value-type="float">
            <text:p>303</text:p>
          </table:table-cell>
          <table:table-cell table:style-name="ce86" table:content-validation-name="val3" table:formula="of:=SUM([.F33];-[.F39];-[.F44])" office:value-type="float" office:value="772" calcext:value-type="float">
            <text:p>772</text:p>
          </table:table-cell>
          <table:table-cell table:style-name="ce86" table:content-validation-name="val3" table:formula="of:=SUM([.G33];-[.G39];-[.G44])" office:value-type="float" office:value="5" calcext:value-type="float">
            <text:p>5</text:p>
          </table:table-cell>
          <table:table-cell table:style-name="ce86" table:content-validation-name="val3" table:formula="of:=SUM([.H33];-[.H39];-[.H44])" office:value-type="float" office:value="2" calcext:value-type="float">
            <text:p>2</text:p>
          </table:table-cell>
          <table:table-cell table:style-name="ce86" table:content-validation-name="val3" table:formula="of:=SUM([.I33];-[.I39];-[.I44])" office:value-type="float" office:value="8" calcext:value-type="float">
            <text:p>8</text:p>
          </table:table-cell>
          <table:table-cell table:style-name="ce86" table:content-validation-name="val3" table:formula="of:=SUM([.J33];-[.J39];-[.J44])" office:value-type="float" office:value="0" calcext:value-type="float">
            <text:p>0</text:p>
          </table:table-cell>
          <table:table-cell table:style-name="ce86" table:content-validation-name="val3" table:formula="of:=SUM([.K33];-[.K39];-[.K44])" office:value-type="float" office:value="5" calcext:value-type="float">
            <text:p>5</text:p>
          </table:table-cell>
          <table:table-cell table:style-name="ce86" table:content-validation-name="val3" table:formula="of:=SUM([.L33];-[.L39];-[.L44])" office:value-type="float" office:value="0" calcext:value-type="float">
            <text:p>0</text:p>
          </table:table-cell>
          <table:table-cell table:style-name="ce86" table:content-validation-name="val3" table:formula="of:=SUM([.M33];-[.M39];-[.M44])" office:value-type="float" office:value="0" calcext:value-type="float">
            <text:p>0</text:p>
          </table:table-cell>
          <table:table-cell table:style-name="ce86" table:content-validation-name="val3" table:formula="of:=SUM([.N33];-[.N39];-[.N44])" office:value-type="float" office:value="0" calcext:value-type="float">
            <text:p>0</text:p>
          </table:table-cell>
          <table:table-cell table:style-name="ce86" table:content-validation-name="val3" table:formula="of:=SUM([.O33];-[.O39];-[.O44])" office:value-type="float" office:value="0" calcext:value-type="float">
            <text:p>0</text:p>
          </table:table-cell>
          <table:table-cell table:style-name="ce80" table:content-validation-name="val3" table:formula="of:=[.C49]*[DB.$C$65]+[.D49]*[DB.$C$66]+[.E49]*[DB.$C$67]+[.F49]*[DB.$C$68]+[.G49]*[DB.$C$69]+[.H49]*[DB.$C$70]+[.I49]*[DB.$C$71]+[.J49]*[DB.$C$72]+[.K49]*[DB.$C$73]+[.L49]*[DB.$C$74]+[.M49]*[DB.$C$75]+[.N49]*[DB.$C$76]+[.O49]*[DB.$C$77]" office:value-type="float" office:value="3317" calcext:value-type="float">
            <text:p>3317</text:p>
          </table:table-cell>
          <table:table-cell/>
          <table:table-cell table:style-name="ce80" table:content-validation-name="val3" table:formula="of:=[.C49]*[DB.$G$65]*[.C$17]+[.D49]*[DB.$G$66]*[.D$17]+[.E49]*[DB.$G$67]*[.E$17]+[.F49]*[DB.$G$68]*[.F$17]+[.G49]*[DB.$G$69]*[.G$17]+[.H49]*[DB.$G$70]*[.H$17]+[.I49]*[DB.$G$71]*[.I$17]+[.J49]*[DB.$G$72]*[.J$17]+[.K49]*[DB.$G$73]*[.K$17]+[.L49]*[DB.$G$74]+[.M49]*[DB.$G$75]+[.N49]*[DB.$G$76]+[.O49]*[DB.$G$77]" office:value-type="float" office:value="102040" calcext:value-type="float">
            <text:p>10204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3" office:value-type="string" calcext:value-type="string">
            <text:p>LOSSES</text:p>
          </table:table-cell>
          <table:table-cell/>
          <table:table-cell table:style-name="ce88" table:content-validation-name="val3" table:formula="of:=ROUND(-[.C49]*[.$S50]+0.000001)" office:value-type="float" office:value="-661" calcext:value-type="float">
            <text:p>-661</text:p>
          </table:table-cell>
          <table:table-cell table:style-name="ce88" table:content-validation-name="val3" table:formula="of:=ROUND(-[.D49]*[.$S50]+0.000001)" office:value-type="float" office:value="-1463" calcext:value-type="float">
            <text:p>-1463</text:p>
          </table:table-cell>
          <table:table-cell table:style-name="ce88" table:content-validation-name="val3" table:formula="of:=ROUND(-[.E49]*[.$S50]+0.000001)" office:value-type="float" office:value="-303" calcext:value-type="float">
            <text:p>-303</text:p>
          </table:table-cell>
          <table:table-cell table:style-name="ce88" table:content-validation-name="val3" table:formula="of:=ROUND(-[.F49]*[.$S50]+0.000001)" office:value-type="float" office:value="-772" calcext:value-type="float">
            <text:p>-772</text:p>
          </table:table-cell>
          <table:table-cell table:style-name="ce88" table:content-validation-name="val3" table:formula="of:=ROUND(-[.G49]*[.$S50]+0.000001)" office:value-type="float" office:value="-5" calcext:value-type="float">
            <text:p>-5</text:p>
          </table:table-cell>
          <table:table-cell table:style-name="ce88" table:content-validation-name="val3" table:formula="of:=ROUND(-[.H49]*[.$S50]+0.000001)" office:value-type="float" office:value="-2" calcext:value-type="float">
            <text:p>-2</text:p>
          </table:table-cell>
          <table:table-cell table:style-name="ce88" table:content-validation-name="val3" table:formula="of:=ROUND(-[.I49]*[.$S50]+0.000001)" office:value-type="float" office:value="-8" calcext:value-type="float">
            <text:p>-8</text:p>
          </table:table-cell>
          <table:table-cell table:style-name="ce88" table:content-validation-name="val3" table:formula="of:=ROUND(-[.J49]*[.$S50]+0.000001)" office:value-type="float" office:value="0" calcext:value-type="float">
            <text:p>0</text:p>
          </table:table-cell>
          <table:table-cell table:style-name="ce88" table:content-validation-name="val3" table:formula="of:=ROUND(-[.K49]*[.$S50]+0.000001)" office:value-type="float" office:value="-5" calcext:value-type="float">
            <text:p>-5</text:p>
          </table:table-cell>
          <table:table-cell table:style-name="ce88" table:content-validation-name="val3" table:formula="of:=ROUND(-[.L49]*[.$S50]+0.000001)" office:value-type="float" office:value="0" calcext:value-type="float">
            <text:p>0</text:p>
          </table:table-cell>
          <table:table-cell table:style-name="ce88" table:content-validation-name="val3" table:formula="of:=ROUND(-[.M49]*[.$S50]+0.000001)" office:value-type="float" office:value="0" calcext:value-type="float">
            <text:p>0</text:p>
          </table:table-cell>
          <table:table-cell table:style-name="ce88" table:content-validation-name="val3" table:formula="of:=ROUND(-[.N49]*[.$S50]+0.000001)" office:value-type="float" office:value="0" calcext:value-type="float">
            <text:p>0</text:p>
          </table:table-cell>
          <table:table-cell table:style-name="ce88" table:content-validation-name="val3" table:formula="of:=ROUND(-[.O49]*[.$S50]+0.000001)" office:value-type="float" office:value="0" calcext:value-type="float">
            <text:p>0</text:p>
          </table:table-cell>
          <table:table-cell table:style-name="ce231" table:content-validation-name="val3" table:formula="of:=IF([.P47]=0;0;ROUND([.P47]/[.P$30];4))" office:value-type="percentage" office:value="0.5043" calcext:value-type="percentage">
            <text:p>50.43%</text:p>
          </table:table-cell>
          <table:table-cell/>
          <table:table-cell table:style-name="ce82" table:content-validation-name="val3" table:formula="of:=IF([.R47]=0;0;[.R49]*DEFMOD+[.$S$15])" office:value-type="float" office:value="142952" calcext:value-type="float">
            <text:p>142952</text:p>
          </table:table-cell>
          <table:table-cell table:style-name="ce231" table:content-validation-name="val3" table:formula="of:=ROUND(IF(OR([.R48]=0;[.R50]=0);0;IF([.R50]&lt;=[.R48];1;([.R48]/[.R50])^(1/2)/([.R50]/[.R48])));6)" office:value-type="percentage" office:value="1" calcext:value-type="percentage">
            <text:p>100.00%</text:p>
          </table:table-cell>
          <table:table-cell table:number-columns-repeated="45"/>
        </table:table-row>
        <table:table-row table:style-name="ro5">
          <table:table-cell table:number-columns-repeated="64"/>
        </table:table-row>
        <table:table-row table:style-name="ro5">
          <table:table-cell table:style-name="ce4" office:value-type="string" calcext:value-type="string">
            <text:p>ROUND 2</text:p>
          </table:table-cell>
          <table:table-cell/>
          <table:table-cell table:style-name="ce14" table:number-columns-repeated="12"/>
          <table:table-cell table:style-name="ce43"/>
          <table:table-cell table:style-name="ce45"/>
          <table:table-cell/>
          <table:table-cell table:style-name="ce45" table:number-columns-repeated="2"/>
          <table:table-cell table:number-columns-repeated="45"/>
        </table:table-row>
        <table:table-row table:style-name="ro6">
          <table:table-cell table:style-name="ce4" office:value-type="string" calcext:value-type="string">
            <text:p>TOT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LARGEST</text:p>
            <text:p>GROUP</text:p>
          </table:table-cell>
          <table:table-cell table:number-columns-repeated="45"/>
        </table:table-row>
        <table:table-row table:style-name="ro5">
          <table:table-cell table:style-name="ce75" office:value-type="string" calcext:value-type="string">
            <text:p>AMOUNT</text:p>
          </table:table-cell>
          <table:table-cell/>
          <table:table-cell table:style-name="ce86" table:content-validation-name="val3" table:formula="of:=[.C32]" office:value-type="float" office:value="0" calcext:value-type="float">
            <text:p>0</text:p>
          </table:table-cell>
          <table:table-cell table:style-name="ce86" table:content-validation-name="val3" table:formula="of:=[.D32]" office:value-type="float" office:value="0" calcext:value-type="float">
            <text:p>0</text:p>
          </table:table-cell>
          <table:table-cell table:style-name="ce86" table:content-validation-name="val3" table:formula="of:=[.E32]" office:value-type="float" office:value="1261" calcext:value-type="float">
            <text:p>1261</text:p>
          </table:table-cell>
          <table:table-cell table:style-name="ce86" table:content-validation-name="val3" table:formula="of:=[.F32]" office:value-type="float" office:value="0" calcext:value-type="float">
            <text:p>0</text:p>
          </table:table-cell>
          <table:table-cell table:style-name="ce86" table:content-validation-name="val3" table:formula="of:=[.G32]" office:value-type="float" office:value="1297" calcext:value-type="float">
            <text:p>1297</text:p>
          </table:table-cell>
          <table:table-cell table:style-name="ce86" table:content-validation-name="val3" table:formula="of:=[.H32]" office:value-type="float" office:value="960" calcext:value-type="float">
            <text:p>960</text:p>
          </table:table-cell>
          <table:table-cell table:style-name="ce86" table:content-validation-name="val3" table:formula="of:=[.I32]" office:value-type="float" office:value="0" calcext:value-type="float">
            <text:p>0</text:p>
          </table:table-cell>
          <table:table-cell table:style-name="ce86" table:content-validation-name="val3" table:formula="of:=[.J32]" office:value-type="float" office:value="49" calcext:value-type="float">
            <text:p>49</text:p>
          </table:table-cell>
          <table:table-cell table:style-name="ce86" table:content-validation-name="val3" table:formula="of:=[.K32]" office:value-type="float" office:value="0" calcext:value-type="float">
            <text:p>0</text:p>
          </table:table-cell>
          <table:table-cell table:style-name="ce86" table:content-validation-name="val3" table:formula="of:=[.L32]" office:value-type="float" office:value="0" calcext:value-type="float">
            <text:p>0</text:p>
          </table:table-cell>
          <table:table-cell table:style-name="ce86" table:content-validation-name="val3" table:formula="of:=[.M32]" office:value-type="float" office:value="0" calcext:value-type="float">
            <text:p>0</text:p>
          </table:table-cell>
          <table:table-cell table:style-name="ce86" table:content-validation-name="val3" table:formula="of:=[.N32]" office:value-type="float" office:value="0" calcext:value-type="float">
            <text:p>0</text:p>
          </table:table-cell>
          <table:table-cell table:style-name="ce86" table:content-validation-name="val3" table:formula="of:=[.O32]" office:value-type="float" office:value="0" calcext:value-type="float">
            <text:p>0</text:p>
          </table:table-cell>
          <table:table-cell table:style-name="ce80" table:content-validation-name="val3" table:formula="of:=[.C54]*[DB.$C$65]+[.D54]*[DB.$C$66]+[.E54]*[DB.$C$67]+[.F54]*[DB.$C$68]+[.G54]*[DB.$C$69]+[.H54]*[DB.$C$70]+[.I54]*[DB.$C$71]+[.J54]*[DB.$C$72]+[.K54]*[DB.$C$73]+[.L54]*[DB.$C$74]+[.M54]*[DB.$C$75]+[.N54]*[DB.$C$76]+[.O54]*[DB.$C$77]" office:value-type="float" office:value="11494" calcext:value-type="float">
            <text:p>11494</text:p>
          </table:table-cell>
          <table:table-cell/>
          <table:table-cell table:style-name="ce81" table:content-validation-name="val3" table:formula="of:=SUM([.R72];[.R67];[.R62])" office:value-type="float" office:value="318265.28685" calcext:value-type="float">
            <text:p>318265</text:p>
          </table:table-cell>
          <table:table-cell table:style-name="ce117" table:formula="of:=[.S30]" office:value-type="string" office:string-value="INF" calcext:value-type="string">
            <text:p>INF</text:p>
          </table:table-cell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SUM([.C62];[.C67];[.C72])" office:value-type="float" office:value="0" calcext:value-type="float">
            <text:p>0</text:p>
          </table:table-cell>
          <table:table-cell table:style-name="ce87" table:content-validation-name="val3" table:formula="of:=SUM([.D62];[.D67];[.D72])" office:value-type="float" office:value="0" calcext:value-type="float">
            <text:p>0</text:p>
          </table:table-cell>
          <table:table-cell table:style-name="ce87" table:content-validation-name="val3" table:formula="of:=SUM([.E62];[.E67];[.E72])" office:value-type="float" office:value="0" calcext:value-type="float">
            <text:p>0</text:p>
          </table:table-cell>
          <table:table-cell table:style-name="ce87" table:content-validation-name="val3" table:formula="of:=SUM([.F62];[.F67];[.F72])" office:value-type="float" office:value="0" calcext:value-type="float">
            <text:p>0</text:p>
          </table:table-cell>
          <table:table-cell table:style-name="ce87" table:content-validation-name="val3" table:formula="of:=SUM([.G62];[.G67];[.G72])" office:value-type="float" office:value="0" calcext:value-type="float">
            <text:p>0</text:p>
          </table:table-cell>
          <table:table-cell table:style-name="ce87" table:content-validation-name="val3" table:formula="of:=SUM([.H62];[.H67];[.H72])" office:value-type="float" office:value="0" calcext:value-type="float">
            <text:p>0</text:p>
          </table:table-cell>
          <table:table-cell table:style-name="ce87" table:content-validation-name="val3" table:formula="of:=SUM([.I62];[.I67];[.I72])" office:value-type="float" office:value="0" calcext:value-type="float">
            <text:p>0</text:p>
          </table:table-cell>
          <table:table-cell table:style-name="ce87" table:content-validation-name="val3" table:formula="of:=SUM([.J62];[.J67];[.J72])" office:value-type="float" office:value="0" calcext:value-type="float">
            <text:p>0</text:p>
          </table:table-cell>
          <table:table-cell table:style-name="ce87" table:content-validation-name="val3" table:formula="of:=SUM([.K62];[.K67];[.K72])" office:value-type="float" office:value="0" calcext:value-type="float">
            <text:p>0</text:p>
          </table:table-cell>
          <table:table-cell table:style-name="ce87" table:content-validation-name="val3" table:formula="of:=SUM([.L62];[.L67];[.L72])" office:value-type="float" office:value="0" calcext:value-type="float">
            <text:p>0</text:p>
          </table:table-cell>
          <table:table-cell table:style-name="ce87" table:content-validation-name="val3" table:formula="of:=SUM([.M62];[.M67];[.M72])" office:value-type="float" office:value="0" calcext:value-type="float">
            <text:p>0</text:p>
          </table:table-cell>
          <table:table-cell table:style-name="ce87" table:content-validation-name="val3" table:formula="of:=SUM([.N62];[.N67];[.N72])" office:value-type="float" office:value="0" calcext:value-type="float">
            <text:p>0</text:p>
          </table:table-cell>
          <table:table-cell table:style-name="ce87" table:content-validation-name="val3" table:formula="of:=SUM([.O62];[.O67];[.O72])" office:value-type="float" office:value="0" calcext:value-type="float">
            <text:p>0</text:p>
          </table:table-cell>
          <table:table-cell table:style-name="ce81" table:content-validation-name="val3" table:formula="of:=[.C55]*[DB.$C$65]+[.D55]*[DB.$C$66]+[.E55]*[DB.$C$67]+[.F55]*[DB.$C$68]+[.G55]*[DB.$C$69]+[.H55]*[DB.$C$70]+[.I55]*[DB.$C$71]+[.J55]*[DB.$C$72]+[.K55]*[DB.$C$73]+[.L55]*[DB.$C$74]+[.M55]*[DB.$C$75]+[.N55]*[DB.$C$76]+[.O55]*[DB.$C$77]" office:value-type="float" office:value="0" calcext:value-type="float">
            <text:p>0</text:p>
          </table:table-cell>
          <table:table-cell/>
          <table:table-cell table:style-name="ce81" table:content-validation-name="val3" table:number-columns-repeated="2"/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55];[.C54])" office:value-type="float" office:value="0" calcext:value-type="float">
            <text:p>0</text:p>
          </table:table-cell>
          <table:table-cell table:style-name="ce88" table:content-validation-name="val3" table:formula="of:=SUM([.D55];[.D54])" office:value-type="float" office:value="0" calcext:value-type="float">
            <text:p>0</text:p>
          </table:table-cell>
          <table:table-cell table:style-name="ce88" table:content-validation-name="val3" table:formula="of:=SUM([.E55];[.E54])" office:value-type="float" office:value="1261" calcext:value-type="float">
            <text:p>1261</text:p>
          </table:table-cell>
          <table:table-cell table:style-name="ce88" table:content-validation-name="val3" table:formula="of:=SUM([.F55];[.F54])" office:value-type="float" office:value="0" calcext:value-type="float">
            <text:p>0</text:p>
          </table:table-cell>
          <table:table-cell table:style-name="ce88" table:content-validation-name="val3" table:formula="of:=SUM([.G55];[.G54])" office:value-type="float" office:value="1297" calcext:value-type="float">
            <text:p>1297</text:p>
          </table:table-cell>
          <table:table-cell table:style-name="ce88" table:content-validation-name="val3" table:formula="of:=SUM([.H55];[.H54])" office:value-type="float" office:value="960" calcext:value-type="float">
            <text:p>960</text:p>
          </table:table-cell>
          <table:table-cell table:style-name="ce88" table:content-validation-name="val3" table:formula="of:=SUM([.I55];[.I54])" office:value-type="float" office:value="0" calcext:value-type="float">
            <text:p>0</text:p>
          </table:table-cell>
          <table:table-cell table:style-name="ce88" table:content-validation-name="val3" table:formula="of:=SUM([.J55];[.J54])" office:value-type="float" office:value="49" calcext:value-type="float">
            <text:p>49</text:p>
          </table:table-cell>
          <table:table-cell table:style-name="ce88" table:content-validation-name="val3" table:formula="of:=SUM([.K55];[.K54])" office:value-type="float" office:value="0" calcext:value-type="float">
            <text:p>0</text:p>
          </table:table-cell>
          <table:table-cell table:style-name="ce88" table:content-validation-name="val3" table:formula="of:=SUM([.L55];[.L54])" office:value-type="float" office:value="0" calcext:value-type="float">
            <text:p>0</text:p>
          </table:table-cell>
          <table:table-cell table:style-name="ce88" table:content-validation-name="val3" table:formula="of:=SUM([.M55];[.M54])" office:value-type="float" office:value="0" calcext:value-type="float">
            <text:p>0</text:p>
          </table:table-cell>
          <table:table-cell table:style-name="ce88" table:content-validation-name="val3" table:formula="of:=SUM([.N55];[.N54])" office:value-type="float" office:value="0" calcext:value-type="float">
            <text:p>0</text:p>
          </table:table-cell>
          <table:table-cell table:style-name="ce88" table:content-validation-name="val3" table:formula="of:=SUM([.O55];[.O54])" office:value-type="float" office:value="0" calcext:value-type="float">
            <text:p>0</text:p>
          </table:table-cell>
          <table:table-cell table:style-name="ce82" table:content-validation-name="val3" table:formula="of:=[.C56]*[DB.$C$65]+[.D56]*[DB.$C$66]+[.E56]*[DB.$C$67]+[.F56]*[DB.$C$68]+[.G56]*[DB.$C$69]+[.H56]*[DB.$C$70]+[.I56]*[DB.$C$71]+[.J56]*[DB.$C$72]+[.K56]*[DB.$C$73]+[.L56]*[DB.$C$74]+[.M56]*[DB.$C$75]+[.N56]*[DB.$C$76]+[.O56]*[DB.$C$77]" office:value-type="float" office:value="11494" calcext:value-type="float">
            <text:p>11494</text:p>
          </table:table-cell>
          <table:table-cell/>
          <table:table-cell table:style-name="ce82" table:content-validation-name="val3" table:number-columns-repeated="2"/>
          <table:table-cell table:number-columns-repeated="45"/>
        </table:table-row>
        <table:table-row table:style-name="ro5">
          <table:table-cell table:style-name="ce75" office:value-type="string" calcext:value-type="string">
            <text:p>AMOUNT</text:p>
          </table:table-cell>
          <table:table-cell/>
          <table:table-cell table:style-name="ce86" table:content-validation-name="val3" table:formula="of:=[.C35]" office:value-type="float" office:value="0" calcext:value-type="float">
            <text:p>0</text:p>
          </table:table-cell>
          <table:table-cell table:style-name="ce86" table:content-validation-name="val3" table:formula="of:=[.D35]" office:value-type="float" office:value="0" calcext:value-type="float">
            <text:p>0</text:p>
          </table:table-cell>
          <table:table-cell table:style-name="ce86" table:content-validation-name="val3" table:formula="of:=[.E35]" office:value-type="float" office:value="0" calcext:value-type="float">
            <text:p>0</text:p>
          </table:table-cell>
          <table:table-cell table:style-name="ce86" table:content-validation-name="val3" table:formula="of:=[.F35]" office:value-type="float" office:value="0" calcext:value-type="float">
            <text:p>0</text:p>
          </table:table-cell>
          <table:table-cell table:style-name="ce86" table:content-validation-name="val3" table:formula="of:=[.G35]" office:value-type="float" office:value="0" calcext:value-type="float">
            <text:p>0</text:p>
          </table:table-cell>
          <table:table-cell table:style-name="ce86" table:content-validation-name="val3" table:formula="of:=[.H35]" office:value-type="float" office:value="0" calcext:value-type="float">
            <text:p>0</text:p>
          </table:table-cell>
          <table:table-cell table:style-name="ce86" table:content-validation-name="val3" table:formula="of:=[.I35]" office:value-type="float" office:value="0" calcext:value-type="float">
            <text:p>0</text:p>
          </table:table-cell>
          <table:table-cell table:style-name="ce86" table:content-validation-name="val3" table:formula="of:=[.J35]" office:value-type="float" office:value="0" calcext:value-type="float">
            <text:p>0</text:p>
          </table:table-cell>
          <table:table-cell table:style-name="ce86" table:content-validation-name="val3" table:formula="of:=[.K35]" office:value-type="float" office:value="0" calcext:value-type="float">
            <text:p>0</text:p>
          </table:table-cell>
          <table:table-cell table:style-name="ce86" table:content-validation-name="val3" table:formula="of:=[.L35]" office:value-type="float" office:value="0" calcext:value-type="float">
            <text:p>0</text:p>
          </table:table-cell>
          <table:table-cell table:style-name="ce86" table:content-validation-name="val3" table:formula="of:=[.M35]" office:value-type="float" office:value="0" calcext:value-type="float">
            <text:p>0</text:p>
          </table:table-cell>
          <table:table-cell table:style-name="ce86" table:content-validation-name="val3" table:formula="of:=[.N35]" office:value-type="float" office:value="0" calcext:value-type="float">
            <text:p>0</text:p>
          </table:table-cell>
          <table:table-cell table:style-name="ce86" table:content-validation-name="val3" table:formula="of:=[.O35]" office:value-type="float" office:value="0" calcext:value-type="float">
            <text:p>0</text:p>
          </table:table-cell>
          <table:table-cell table:style-name="ce80" table:content-validation-name="val3" table:formula="of:=[.C57]*[DB.$C$65]+[.D57]*[DB.$C$66]+[.E57]*[DB.$C$67]+[.F57]*[DB.$C$68]+[.G57]*[DB.$C$69]+[.H57]*[DB.$C$70]+[.I57]*[DB.$C$71]+[.J57]*[DB.$C$72]+[.K57]*[DB.$C$73]+[.L57]*[DB.$C$74]+[.M57]*[DB.$C$75]+[.N57]*[DB.$C$76]+[.O57]*[DB.$C$77]" office:value-type="float" office:value="0" calcext:value-type="float">
            <text:p>0</text:p>
          </table:table-cell>
          <table:table-cell/>
          <table:table-cell table:style-name="ce81" table:content-validation-name="val3" table:formula="of:=SUM([.R74];[.R69];[.R64])" office:value-type="float" office:value="0" calcext:value-type="float">
            <text:p>0</text:p>
          </table:table-cell>
          <table:table-cell table:style-name="ce81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SUM([.C64];[.C69];[.C74])" office:value-type="float" office:value="0" calcext:value-type="float">
            <text:p>0</text:p>
          </table:table-cell>
          <table:table-cell table:style-name="ce87" table:content-validation-name="val3" table:formula="of:=SUM([.D64];[.D69];[.D74])" office:value-type="float" office:value="0" calcext:value-type="float">
            <text:p>0</text:p>
          </table:table-cell>
          <table:table-cell table:style-name="ce87" table:content-validation-name="val3" table:formula="of:=SUM([.E64];[.E69];[.E74])" office:value-type="float" office:value="0" calcext:value-type="float">
            <text:p>0</text:p>
          </table:table-cell>
          <table:table-cell table:style-name="ce87" table:content-validation-name="val3" table:formula="of:=SUM([.F64];[.F69];[.F74])" office:value-type="float" office:value="0" calcext:value-type="float">
            <text:p>0</text:p>
          </table:table-cell>
          <table:table-cell table:style-name="ce87" table:content-validation-name="val3" table:formula="of:=SUM([.G64];[.G69];[.G74])" office:value-type="float" office:value="0" calcext:value-type="float">
            <text:p>0</text:p>
          </table:table-cell>
          <table:table-cell table:style-name="ce87" table:content-validation-name="val3" table:formula="of:=SUM([.H64];[.H69];[.H74])" office:value-type="float" office:value="0" calcext:value-type="float">
            <text:p>0</text:p>
          </table:table-cell>
          <table:table-cell table:style-name="ce87" table:content-validation-name="val3" table:formula="of:=SUM([.I64];[.I69];[.I74])" office:value-type="float" office:value="0" calcext:value-type="float">
            <text:p>0</text:p>
          </table:table-cell>
          <table:table-cell table:style-name="ce87" table:content-validation-name="val3" table:formula="of:=SUM([.J64];[.J69];[.J74])" office:value-type="float" office:value="0" calcext:value-type="float">
            <text:p>0</text:p>
          </table:table-cell>
          <table:table-cell table:style-name="ce87" table:content-validation-name="val3" table:formula="of:=SUM([.K64];[.K69];[.K74])" office:value-type="float" office:value="0" calcext:value-type="float">
            <text:p>0</text:p>
          </table:table-cell>
          <table:table-cell table:style-name="ce87" table:content-validation-name="val3" table:formula="of:=SUM([.L64];[.L69];[.L74])" office:value-type="float" office:value="0" calcext:value-type="float">
            <text:p>0</text:p>
          </table:table-cell>
          <table:table-cell table:style-name="ce87" table:content-validation-name="val3" table:formula="of:=SUM([.M64];[.M69];[.M74])" office:value-type="float" office:value="0" calcext:value-type="float">
            <text:p>0</text:p>
          </table:table-cell>
          <table:table-cell table:style-name="ce87" table:content-validation-name="val3" table:formula="of:=SUM([.N64];[.N69];[.N74])" office:value-type="float" office:value="0" calcext:value-type="float">
            <text:p>0</text:p>
          </table:table-cell>
          <table:table-cell table:style-name="ce87" table:content-validation-name="val3" table:formula="of:=SUM([.O64];[.O69];[.O74])" office:value-type="float" office:value="0" calcext:value-type="float">
            <text:p>0</text:p>
          </table:table-cell>
          <table:table-cell table:style-name="ce81" table:content-validation-name="val3" table:formula="of:=[.C58]*[DB.$C$65]+[.D58]*[DB.$C$66]+[.E58]*[DB.$C$67]+[.F58]*[DB.$C$68]+[.G58]*[DB.$C$69]+[.H58]*[DB.$C$70]+[.I58]*[DB.$C$71]+[.J58]*[DB.$C$72]+[.K58]*[DB.$C$73]+[.L58]*[DB.$C$74]+[.M58]*[DB.$C$75]+[.N58]*[DB.$C$76]+[.O58]*[DB.$C$77]" office:value-type="float" office:value="0" calcext:value-type="float">
            <text:p>0</text:p>
          </table:table-cell>
          <table:table-cell/>
          <table:table-cell table:style-name="ce81" table:content-validation-name="val3" table:number-columns-repeated="2"/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58];[.C57])" office:value-type="float" office:value="0" calcext:value-type="float">
            <text:p>0</text:p>
          </table:table-cell>
          <table:table-cell table:style-name="ce88" table:content-validation-name="val3" table:formula="of:=SUM([.D58];[.D57])" office:value-type="float" office:value="0" calcext:value-type="float">
            <text:p>0</text:p>
          </table:table-cell>
          <table:table-cell table:style-name="ce88" table:content-validation-name="val3" table:formula="of:=SUM([.E58];[.E57])" office:value-type="float" office:value="0" calcext:value-type="float">
            <text:p>0</text:p>
          </table:table-cell>
          <table:table-cell table:style-name="ce88" table:content-validation-name="val3" table:formula="of:=SUM([.F58];[.F57])" office:value-type="float" office:value="0" calcext:value-type="float">
            <text:p>0</text:p>
          </table:table-cell>
          <table:table-cell table:style-name="ce88" table:content-validation-name="val3" table:formula="of:=SUM([.G58];[.G57])" office:value-type="float" office:value="0" calcext:value-type="float">
            <text:p>0</text:p>
          </table:table-cell>
          <table:table-cell table:style-name="ce88" table:content-validation-name="val3" table:formula="of:=SUM([.H58];[.H57])" office:value-type="float" office:value="0" calcext:value-type="float">
            <text:p>0</text:p>
          </table:table-cell>
          <table:table-cell table:style-name="ce88" table:content-validation-name="val3" table:formula="of:=SUM([.I58];[.I57])" office:value-type="float" office:value="0" calcext:value-type="float">
            <text:p>0</text:p>
          </table:table-cell>
          <table:table-cell table:style-name="ce88" table:content-validation-name="val3" table:formula="of:=SUM([.J58];[.J57])" office:value-type="float" office:value="0" calcext:value-type="float">
            <text:p>0</text:p>
          </table:table-cell>
          <table:table-cell table:style-name="ce88" table:content-validation-name="val3" table:formula="of:=SUM([.K58];[.K57])" office:value-type="float" office:value="0" calcext:value-type="float">
            <text:p>0</text:p>
          </table:table-cell>
          <table:table-cell table:style-name="ce88" table:content-validation-name="val3" table:formula="of:=SUM([.L58];[.L57])" office:value-type="float" office:value="0" calcext:value-type="float">
            <text:p>0</text:p>
          </table:table-cell>
          <table:table-cell table:style-name="ce88" table:content-validation-name="val3" table:formula="of:=SUM([.M58];[.M57])" office:value-type="float" office:value="0" calcext:value-type="float">
            <text:p>0</text:p>
          </table:table-cell>
          <table:table-cell table:style-name="ce88" table:content-validation-name="val3" table:formula="of:=SUM([.N58];[.N57])" office:value-type="float" office:value="0" calcext:value-type="float">
            <text:p>0</text:p>
          </table:table-cell>
          <table:table-cell table:style-name="ce88" table:content-validation-name="val3" table:formula="of:=SUM([.O58];[.O57])" office:value-type="float" office:value="0" calcext:value-type="float">
            <text:p>0</text:p>
          </table:table-cell>
          <table:table-cell table:style-name="ce82" table:content-validation-name="val3" table:formula="of:=[.C59]*[DB.$C$65]+[.D59]*[DB.$C$66]+[.E59]*[DB.$C$67]+[.F59]*[DB.$C$68]+[.G59]*[DB.$C$69]+[.H59]*[DB.$C$70]+[.I59]*[DB.$C$71]+[.J59]*[DB.$C$72]+[.K59]*[DB.$C$73]+[.L59]*[DB.$C$74]+[.M59]*[DB.$C$75]+[.N59]*[DB.$C$76]+[.O59]*[DB.$C$77]" office:value-type="float" office:value="0" calcext:value-type="float">
            <text:p>0</text:p>
          </table:table-cell>
          <table:table-cell/>
          <table:table-cell table:style-name="ce82" table:content-validation-name="val3" table:number-columns-repeated="2"/>
          <table:table-cell table:number-columns-repeated="45"/>
        </table:table-row>
        <table:table-row table:style-name="ro6">
          <table:table-cell table:style-name="ce4" office:value-type="string" calcext:value-type="string">
            <text:p>GENER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[.C54]" office:value-type="float" office:value="0" calcext:value-type="float">
            <text:p>0</text:p>
          </table:table-cell>
          <table:table-cell table:style-name="ce86" table:content-validation-name="val3" table:formula="of:=[.D54]" office:value-type="float" office:value="0" calcext:value-type="float">
            <text:p>0</text:p>
          </table:table-cell>
          <table:table-cell table:style-name="ce86" table:content-validation-name="val3" table:formula="of:=[.E54]" office:value-type="float" office:value="1261" calcext:value-type="float">
            <text:p>1261</text:p>
          </table:table-cell>
          <table:table-cell table:style-name="ce83" table:content-validation-name="val3" table:number-columns-repeated="4"/>
          <table:table-cell table:style-name="ce86" table:content-validation-name="val3" table:formula="of:=IF([.$S$54]=&quot;INF&quot;;[.J54];0)" office:value-type="float" office:value="49" calcext:value-type="float">
            <text:p>49</text:p>
          </table:table-cell>
          <table:table-cell table:style-name="ce86" table:content-validation-name="val3" table:formula="of:=IF([.$S$54]=&quot;INF&quot;;[.K54];0)" office:value-type="float" office:value="0" calcext:value-type="float">
            <text:p>0</text:p>
          </table:table-cell>
          <table:table-cell table:style-name="ce86" table:content-validation-name="val3" table:formula="of:=[.L54]" office:value-type="float" office:value="0" calcext:value-type="float">
            <text:p>0</text:p>
          </table:table-cell>
          <table:table-cell table:style-name="ce86" table:content-validation-name="val3" table:formula="of:=IF([.$S$54]=&quot;INF&quot;;[.M54];0)" office:value-type="float" office:value="0" calcext:value-type="float">
            <text:p>0</text:p>
          </table:table-cell>
          <table:table-cell table:style-name="ce104" table:content-validation-name="val3" table:formula="of:=[.N54]" office:value-type="float" office:value="0" calcext:value-type="float">
            <text:p>0</text:p>
          </table:table-cell>
          <table:table-cell table:style-name="ce86" table:content-validation-name="val3" table:formula="of:=IF([.$S$54]=&quot;INF&quot;;[.O54];0)" office:value-type="float" office:value="0" calcext:value-type="float">
            <text:p>0</text:p>
          </table:table-cell>
          <table:table-cell table:style-name="ce80" table:content-validation-name="val3" table:formula="of:=[.C61]*[DB.$C$65]+[.D61]*[DB.$C$66]+[.E61]*[DB.$C$67]+[.L61]*[DB.$C$74]+[.J61]*[DB.$C$72]+[.K61]*[DB.$C$73]+[.M61]*[DB.$C$75]+[.N61]*[DB.$C$76]+[.O61]*[DB.$C$77]" office:value-type="float" office:value="1506" calcext:value-type="float">
            <text:p>1506</text:p>
          </table:table-cell>
          <table:table-cell/>
          <table:table-cell table:style-name="ce80" table:content-validation-name="val3" table:formula="of:=[.C61]*[DB.$D$65]*[.C$15]+[.D61]*[DB.$D$66]*[.D$15]+[.E61]*[DB.$D$67]*[.E$15]+[.F61]*[DB.$D$68]*[.F$15]+[.G61]*[DB.$D$69]*[.G$15]+[.H61]*[DB.$D$70]*[.H$15]+[.I61]*[DB.$D$71]*[.I$15]+[.J61]*[DB.$D$72]*[.J$15]+[.K61]*[DB.$D$73]*[.K$15]+[.L61]*[DB.$D$74]*[.L$15]+[.M61]*[DB.$D$75]+[.N61]*[DB.$D$76]+[.O61]*[DB.$D$77]" office:value-type="float" office:value="56843" calcext:value-type="float">
            <text:p>56843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61]*[.$S62]+0.000001)" office:value-type="float" office:value="0" calcext:value-type="float">
            <text:p>0</text:p>
          </table:table-cell>
          <table:table-cell table:style-name="ce88" table:content-validation-name="val3" table:formula="of:=ROUND(-[.D61]*[.$S62]+0.000001)" office:value-type="float" office:value="0" calcext:value-type="float">
            <text:p>0</text:p>
          </table:table-cell>
          <table:table-cell table:style-name="ce88" table:content-validation-name="val3" table:formula="of:=ROUND(-[.E61]*[.$S62]+0.000001)" office:value-type="float" office:value="0" calcext:value-type="float">
            <text:p>0</text:p>
          </table:table-cell>
          <table:table-cell table:style-name="ce89" table:content-validation-name="val3" table:number-columns-repeated="4"/>
          <table:table-cell table:style-name="ce88" table:content-validation-name="val3" table:formula="of:=ROUND(-[.J61]*[.$S62]+0.000001)" office:value-type="float" office:value="0" calcext:value-type="float">
            <text:p>0</text:p>
          </table:table-cell>
          <table:table-cell table:style-name="ce88" table:content-validation-name="val3" table:formula="of:=ROUND(-[.K61]*[.$S62]+0.000001)" office:value-type="float" office:value="0" calcext:value-type="float">
            <text:p>0</text:p>
          </table:table-cell>
          <table:table-cell table:style-name="ce88" table:content-validation-name="val3" table:formula="of:=ROUND(-[.L61]*[.$S62]+0.000001)" office:value-type="float" office:value="0" calcext:value-type="float">
            <text:p>0</text:p>
          </table:table-cell>
          <table:table-cell table:style-name="ce88" table:content-validation-name="val3" table:formula="of:=ROUND(-[.M61]*[.$S62]+0.000001)" office:value-type="float" office:value="0" calcext:value-type="float">
            <text:p>0</text:p>
          </table:table-cell>
          <table:table-cell table:style-name="ce105" table:content-validation-name="val3" table:formula="of:=IF([.N61]*[DB.$C$76]=[.P61];0;ROUND(-[.N61]*[.$S62]+0.000001))" office:value-type="float" office:value="0" calcext:value-type="float">
            <text:p>0</text:p>
          </table:table-cell>
          <table:table-cell table:style-name="ce88" table:content-validation-name="val3" table:formula="of:=ROUND(-[.O61]*[.$S62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61]*ATTMOD" office:value-type="float" office:value="48967.40235" calcext:value-type="float">
            <text:p>48967</text:p>
          </table:table-cell>
          <table:table-cell table:style-name="ce231" table:content-validation-name="val3" table:formula="of:=ROUND(IF(OR([.R62]=0;[.R64]=0);0;IF([.R62]&lt;=[.R64];1;([.R64]/[.R62])^(1/2)/([.R62]/[.R64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57]*[.$P64])" office:value-type="float" office:value="0" calcext:value-type="float">
            <text:p>0</text:p>
          </table:table-cell>
          <table:table-cell table:style-name="ce86" table:content-validation-name="val3" table:formula="of:=ROUND([.D57]*[.$P64])" office:value-type="float" office:value="0" calcext:value-type="float">
            <text:p>0</text:p>
          </table:table-cell>
          <table:table-cell table:style-name="ce86" table:content-validation-name="val3" table:formula="of:=ROUND([.E57]*[.$P64])" office:value-type="float" office:value="0" calcext:value-type="float">
            <text:p>0</text:p>
          </table:table-cell>
          <table:table-cell table:style-name="ce86" table:content-validation-name="val3" table:formula="of:=ROUND([.F57]*[.$P64])" office:value-type="float" office:value="0" calcext:value-type="float">
            <text:p>0</text:p>
          </table:table-cell>
          <table:table-cell table:style-name="ce86" table:content-validation-name="val3" table:formula="of:=ROUND([.G57]*[.$P64])" office:value-type="float" office:value="0" calcext:value-type="float">
            <text:p>0</text:p>
          </table:table-cell>
          <table:table-cell table:style-name="ce86" table:content-validation-name="val3" table:formula="of:=ROUND([.H57]*[.$P64])" office:value-type="float" office:value="0" calcext:value-type="float">
            <text:p>0</text:p>
          </table:table-cell>
          <table:table-cell table:style-name="ce86" table:content-validation-name="val3" table:formula="of:=ROUND([.I57]*[.$P64])" office:value-type="float" office:value="0" calcext:value-type="float">
            <text:p>0</text:p>
          </table:table-cell>
          <table:table-cell table:style-name="ce86" table:content-validation-name="val3" table:formula="of:=ROUND([.J57]*[.$P64])" office:value-type="float" office:value="0" calcext:value-type="float">
            <text:p>0</text:p>
          </table:table-cell>
          <table:table-cell table:style-name="ce86" table:content-validation-name="val3" table:formula="of:=ROUND([.K57]*[.$P64])" office:value-type="float" office:value="0" calcext:value-type="float">
            <text:p>0</text:p>
          </table:table-cell>
          <table:table-cell table:style-name="ce86" table:content-validation-name="val3" table:formula="of:=ROUND([.L57]*[.$P64])" office:value-type="float" office:value="0" calcext:value-type="float">
            <text:p>0</text:p>
          </table:table-cell>
          <table:table-cell table:style-name="ce86" table:content-validation-name="val3" table:formula="of:=ROUND([.M57]*[.$P64])" office:value-type="float" office:value="0" calcext:value-type="float">
            <text:p>0</text:p>
          </table:table-cell>
          <table:table-cell table:style-name="ce86" table:content-validation-name="val3" table:formula="of:=ROUND([.N57]*[.$P64])" office:value-type="float" office:value="0" calcext:value-type="float">
            <text:p>0</text:p>
          </table:table-cell>
          <table:table-cell table:style-name="ce86" table:content-validation-name="val3" table:formula="of:=ROUND([.O57]*[.$P64])" office:value-type="float" office:value="0" calcext:value-type="float">
            <text:p>0</text:p>
          </table:table-cell>
          <table:table-cell table:style-name="ce80" table:content-validation-name="val3" table:formula="of:=[.C63]*[DB.$C$65]+[.D63]*[DB.$C$66]+[.E63]*[DB.$C$67]+[.F63]*[DB.$C$68]+[.G63]*[DB.$C$69]+[.H63]*[DB.$C$70]+[.I63]*[DB.$C$71]+[.J63]*[DB.$C$72]+[.K63]*[DB.$C$73]+[.L63]*[DB.$C$74]+[.M63]*[DB.$C$75]+[.N63]*[DB.$C$76]+[.O63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63]*[DB.$E$65]*[.C$17]+[.D63]*[DB.$E$66]*[.D$17]+[.E63]*[DB.$E$67]*[.E$17]+[.F63]*[DB.$E$68]*[.F$17]+[.G63]*[DB.$E$69]*[.G$17]+[.H63]*[DB.$E$70]*[.H$17]+[.I63]*[DB.$E$71]*[.I$17]+[.J63]*[DB.$E$72]*[.J$17]+[.K63]*[DB.$E$73]*[.K$17]+[.L63]*[DB.$E$74]+[.M63]*[DB.$E$75]+[.N63]*[DB.$E$76]+[.O63]*[DB.$E$77]" office:value-type="float" office:value="0" calcext:value-type="float">
            <text:p>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63]*[.$S64]+0.000001)" office:value-type="float" office:value="0" calcext:value-type="float">
            <text:p>0</text:p>
          </table:table-cell>
          <table:table-cell table:style-name="ce88" table:content-validation-name="val3" table:formula="of:=ROUND(-[.D63]*[.$S64]+0.000001)" office:value-type="float" office:value="0" calcext:value-type="float">
            <text:p>0</text:p>
          </table:table-cell>
          <table:table-cell table:style-name="ce88" table:content-validation-name="val3" table:formula="of:=ROUND(-[.E63]*[.$S64]+0.000001)" office:value-type="float" office:value="0" calcext:value-type="float">
            <text:p>0</text:p>
          </table:table-cell>
          <table:table-cell table:style-name="ce88" table:content-validation-name="val3" table:formula="of:=ROUND(-[.F63]*[.$S64]+0.000001)" office:value-type="float" office:value="0" calcext:value-type="float">
            <text:p>0</text:p>
          </table:table-cell>
          <table:table-cell table:style-name="ce88" table:content-validation-name="val3" table:formula="of:=ROUND(-[.G63]*[.$S64]+0.000001)" office:value-type="float" office:value="0" calcext:value-type="float">
            <text:p>0</text:p>
          </table:table-cell>
          <table:table-cell table:style-name="ce88" table:content-validation-name="val3" table:formula="of:=ROUND(-[.H63]*[.$S64]+0.000001)" office:value-type="float" office:value="0" calcext:value-type="float">
            <text:p>0</text:p>
          </table:table-cell>
          <table:table-cell table:style-name="ce88" table:content-validation-name="val3" table:formula="of:=ROUND(-[.I63]*[.$S64]+0.000001)" office:value-type="float" office:value="0" calcext:value-type="float">
            <text:p>0</text:p>
          </table:table-cell>
          <table:table-cell table:style-name="ce88" table:content-validation-name="val3" table:formula="of:=ROUND(-[.J63]*[.$S64]+0.000001)" office:value-type="float" office:value="0" calcext:value-type="float">
            <text:p>0</text:p>
          </table:table-cell>
          <table:table-cell table:style-name="ce88" table:content-validation-name="val3" table:formula="of:=ROUND(-[.K63]*[.$S64]+0.000001)" office:value-type="float" office:value="0" calcext:value-type="float">
            <text:p>0</text:p>
          </table:table-cell>
          <table:table-cell table:style-name="ce88" table:content-validation-name="val3" table:formula="of:=ROUND(-[.L63]*[.$S64]+0.000001)" office:value-type="float" office:value="0" calcext:value-type="float">
            <text:p>0</text:p>
          </table:table-cell>
          <table:table-cell table:style-name="ce88" table:content-validation-name="val3" table:formula="of:=ROUND(-[.M63]*[.$S64]+0.000001)" office:value-type="float" office:value="0" calcext:value-type="float">
            <text:p>0</text:p>
          </table:table-cell>
          <table:table-cell table:style-name="ce88" table:content-validation-name="val3" table:formula="of:=ROUND(-[.N63]*[.$S64]+0.000001)" office:value-type="float" office:value="0" calcext:value-type="float">
            <text:p>0</text:p>
          </table:table-cell>
          <table:table-cell table:style-name="ce88" table:content-validation-name="val3" table:formula="of:=ROUND(-[.O63]*[.$S64]+0.000001)" office:value-type="float" office:value="0" calcext:value-type="float">
            <text:p>0</text:p>
          </table:table-cell>
          <table:table-cell table:style-name="ce231" table:content-validation-name="val3" table:formula="of:=IF([.P61]=0;0;ROUND([.P61]/[.P$54];4))" office:value-type="percentage" office:value="0.131" calcext:value-type="percentage">
            <text:p>13.10%</text:p>
          </table:table-cell>
          <table:table-cell/>
          <table:table-cell table:style-name="ce82" table:content-validation-name="val3" table:formula="of:=IF([.R63]=0;0;[.R63]*DEFMOD)" office:value-type="float" office:value="0" calcext:value-type="float">
            <text:p>0</text:p>
          </table:table-cell>
          <table:table-cell table:style-name="ce231" table:content-validation-name="val3" table:formula="of:=ROUND(IF(OR([.R62]=0;[.R64]=0);0;IF([.R64]&lt;=[.R62];1;([.R62]/[.R64])^(1/2)/([.R64]/[.R62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6">
          <table:table-cell table:style-name="ce4" office:value-type="string" calcext:value-type="string">
            <text:p>CAVALRY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4"/>
          <table:table-cell table:style-name="ce86" table:content-validation-name="val3" table:formula="of:=[.G54]" office:value-type="float" office:value="1297" calcext:value-type="float">
            <text:p>1297</text:p>
          </table:table-cell>
          <table:table-cell table:style-name="ce83" table:content-validation-name="val3"/>
          <table:table-cell table:style-name="ce86" table:content-validation-name="val3" table:formula="of:=[.I54]" office:value-type="float" office:value="0" calcext:value-type="float">
            <text:p>0</text:p>
          </table:table-cell>
          <table:table-cell table:style-name="ce86" table:content-validation-name="val3" table:formula="of:=IF([.$S$54]=&quot;CAV&quot;;[.J54];0)" office:value-type="float" office:value="0" calcext:value-type="float">
            <text:p>0</text:p>
          </table:table-cell>
          <table:table-cell table:style-name="ce86" table:content-validation-name="val3" table:formula="of:=IF([.$S$54]=&quot;CAV&quot;;[.K54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54]=&quot;CAV&quot;;[.M54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54]=&quot;CAV&quot;;[.O54];0)" office:value-type="float" office:value="0" calcext:value-type="float">
            <text:p>0</text:p>
          </table:table-cell>
          <table:table-cell table:style-name="ce80" table:content-validation-name="val3" table:formula="of:=[.G66]*[DB.$C$69]+[.I66]*[DB.$C$71]+[.J66]*[DB.$C$72]+[.K66]*[DB.$C$73]+[.M66]*[DB.$C$75]+[.N66]*[DB.$C$76]+[.O66]*[DB.$C$77]" office:value-type="float" office:value="5188" calcext:value-type="float">
            <text:p>5188</text:p>
          </table:table-cell>
          <table:table-cell/>
          <table:table-cell table:style-name="ce80" table:content-validation-name="val3" table:formula="of:=[.C66]*[DB.$D$65]*[.C$15]+[.D66]*[DB.$D$66]*[.D$15]+[.E66]*[DB.$D$67]*[.E$15]+[.F66]*[DB.$D$68]*[.F$15]+[.G66]*[DB.$D$69]*[.G$15]+[.H66]*[DB.$D$70]*[.H$15]+[.I66]*[DB.$D$71]*[.I$15]+[.J66]*[DB.$D$72]*[.J$15]+[.K66]*[DB.$D$73]*[.K$15]+[.L66]*[DB.$D$74]*[.L$15]+[.M66]*[DB.$D$75]+[.N66]*[DB.$D$76]+[.O66]*[DB.$D$77]" office:value-type="float" office:value="168610" calcext:value-type="float">
            <text:p>16861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4"/>
          <table:table-cell table:style-name="ce88" table:content-validation-name="val3" table:formula="of:=ROUND(-[.G66]*[.$S67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I66]*[.$S67]+0.000001)" office:value-type="float" office:value="0" calcext:value-type="float">
            <text:p>0</text:p>
          </table:table-cell>
          <table:table-cell table:style-name="ce88" table:content-validation-name="val3" table:formula="of:=ROUND(-[.J66]*[.$S67]+0.000001)" office:value-type="float" office:value="0" calcext:value-type="float">
            <text:p>0</text:p>
          </table:table-cell>
          <table:table-cell table:style-name="ce88" table:content-validation-name="val3" table:formula="of:=ROUND(-[.K66]*[.$S67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66]*[.$S67]+0.000001)" office:value-type="float" office:value="0" calcext:value-type="float">
            <text:p>0</text:p>
          </table:table-cell>
          <table:table-cell table:style-name="ce106" table:content-validation-name="val3"/>
          <table:table-cell table:style-name="ce88" table:content-validation-name="val3" table:formula="of:=ROUND(-[.O66]*[.$S67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66]*ATTMOD" office:value-type="float" office:value="145249.0845" calcext:value-type="float">
            <text:p>145249</text:p>
          </table:table-cell>
          <table:table-cell table:style-name="ce231" table:content-validation-name="val3" table:formula="of:=ROUND(IF(OR([.R67]=0;[.R69]=0);0;IF([.R67]&lt;=[.R69];1;([.R69]/[.R67])^(1/2)/([.R67]/[.R69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57]*[.$P69])" office:value-type="float" office:value="0" calcext:value-type="float">
            <text:p>0</text:p>
          </table:table-cell>
          <table:table-cell table:style-name="ce86" table:content-validation-name="val3" table:formula="of:=ROUND([.D57]*[.$P69])" office:value-type="float" office:value="0" calcext:value-type="float">
            <text:p>0</text:p>
          </table:table-cell>
          <table:table-cell table:style-name="ce86" table:content-validation-name="val3" table:formula="of:=ROUND([.E57]*[.$P69])" office:value-type="float" office:value="0" calcext:value-type="float">
            <text:p>0</text:p>
          </table:table-cell>
          <table:table-cell table:style-name="ce86" table:content-validation-name="val3" table:formula="of:=ROUND([.F57]*[.$P69])" office:value-type="float" office:value="0" calcext:value-type="float">
            <text:p>0</text:p>
          </table:table-cell>
          <table:table-cell table:style-name="ce86" table:content-validation-name="val3" table:formula="of:=ROUND([.G57]*[.$P69])" office:value-type="float" office:value="0" calcext:value-type="float">
            <text:p>0</text:p>
          </table:table-cell>
          <table:table-cell table:style-name="ce86" table:content-validation-name="val3" table:formula="of:=ROUND([.H57]*[.$P69])" office:value-type="float" office:value="0" calcext:value-type="float">
            <text:p>0</text:p>
          </table:table-cell>
          <table:table-cell table:style-name="ce86" table:content-validation-name="val3" table:formula="of:=ROUND([.I57]*[.$P69])" office:value-type="float" office:value="0" calcext:value-type="float">
            <text:p>0</text:p>
          </table:table-cell>
          <table:table-cell table:style-name="ce86" table:content-validation-name="val3" table:formula="of:=ROUND([.J57]*[.$P69])" office:value-type="float" office:value="0" calcext:value-type="float">
            <text:p>0</text:p>
          </table:table-cell>
          <table:table-cell table:style-name="ce86" table:content-validation-name="val3" table:formula="of:=ROUND([.K57]*[.$P69])" office:value-type="float" office:value="0" calcext:value-type="float">
            <text:p>0</text:p>
          </table:table-cell>
          <table:table-cell table:style-name="ce86" table:content-validation-name="val3" table:formula="of:=ROUND([.L57]*[.$P69])" office:value-type="float" office:value="0" calcext:value-type="float">
            <text:p>0</text:p>
          </table:table-cell>
          <table:table-cell table:style-name="ce86" table:content-validation-name="val3" table:formula="of:=ROUND([.M57]*[.$P69])" office:value-type="float" office:value="0" calcext:value-type="float">
            <text:p>0</text:p>
          </table:table-cell>
          <table:table-cell table:style-name="ce86" table:content-validation-name="val3" table:formula="of:=ROUND([.N57]*[.$P69])" office:value-type="float" office:value="0" calcext:value-type="float">
            <text:p>0</text:p>
          </table:table-cell>
          <table:table-cell table:style-name="ce86" table:content-validation-name="val3" table:formula="of:=ROUND([.O57]*[.$P69])" office:value-type="float" office:value="0" calcext:value-type="float">
            <text:p>0</text:p>
          </table:table-cell>
          <table:table-cell table:style-name="ce80" table:content-validation-name="val3" table:formula="of:=[.C68]*[DB.$C$65]+[.D68]*[DB.$C$66]+[.E68]*[DB.$C$67]+[.F68]*[DB.$C$68]+[.G68]*[DB.$C$69]+[.H68]*[DB.$C$70]+[.I68]*[DB.$C$71]+[.J68]*[DB.$C$72]+[.K68]*[DB.$C$73]+[.L68]*[DB.$C$74]+[.M68]*[DB.$C$75]+[.N68]*[DB.$C$76]+[.O68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68]*[DB.$F$65]*[.C$17]+[.D68]*[DB.$F$66]*[.D$17]+[.E68]*[DB.$F$67]*[.E$17]+[.F68]*[DB.$F$68]*[.F$17]+[.G68]*[DB.$F$69]*[.G$17]+[.H68]*[DB.$F$70]*[.H$17]+[.I68]*[DB.$F$71]*[.I$17]+[.J68]*[DB.$F$72]*[.J$17]+[.K68]*[DB.$F$73]*[.K$17]+[.L68]*[DB.$F$74]+[.M68]*[DB.$F$75]+[.N68]*[DB.$F$76]+[.O68]*[DB.$F$77]" office:value-type="float" office:value="0" calcext:value-type="float">
            <text:p>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68]*[.$S69]+0.000001)" office:value-type="float" office:value="0" calcext:value-type="float">
            <text:p>0</text:p>
          </table:table-cell>
          <table:table-cell table:style-name="ce88" table:content-validation-name="val3" table:formula="of:=ROUND(-[.D68]*[.$S69]+0.000001)" office:value-type="float" office:value="0" calcext:value-type="float">
            <text:p>0</text:p>
          </table:table-cell>
          <table:table-cell table:style-name="ce88" table:content-validation-name="val3" table:formula="of:=ROUND(-[.E68]*[.$S69]+0.000001)" office:value-type="float" office:value="0" calcext:value-type="float">
            <text:p>0</text:p>
          </table:table-cell>
          <table:table-cell table:style-name="ce88" table:content-validation-name="val3" table:formula="of:=ROUND(-[.F68]*[.$S69]+0.000001)" office:value-type="float" office:value="0" calcext:value-type="float">
            <text:p>0</text:p>
          </table:table-cell>
          <table:table-cell table:style-name="ce88" table:content-validation-name="val3" table:formula="of:=ROUND(-[.G68]*[.$S69]+0.000001)" office:value-type="float" office:value="0" calcext:value-type="float">
            <text:p>0</text:p>
          </table:table-cell>
          <table:table-cell table:style-name="ce88" table:content-validation-name="val3" table:formula="of:=ROUND(-[.H68]*[.$S69]+0.000001)" office:value-type="float" office:value="0" calcext:value-type="float">
            <text:p>0</text:p>
          </table:table-cell>
          <table:table-cell table:style-name="ce88" table:content-validation-name="val3" table:formula="of:=ROUND(-[.I68]*[.$S69]+0.000001)" office:value-type="float" office:value="0" calcext:value-type="float">
            <text:p>0</text:p>
          </table:table-cell>
          <table:table-cell table:style-name="ce88" table:content-validation-name="val3" table:formula="of:=ROUND(-[.J68]*[.$S69]+0.000001)" office:value-type="float" office:value="0" calcext:value-type="float">
            <text:p>0</text:p>
          </table:table-cell>
          <table:table-cell table:style-name="ce88" table:content-validation-name="val3" table:formula="of:=ROUND(-[.K68]*[.$S69]+0.000001)" office:value-type="float" office:value="0" calcext:value-type="float">
            <text:p>0</text:p>
          </table:table-cell>
          <table:table-cell table:style-name="ce88" table:content-validation-name="val3" table:formula="of:=ROUND(-[.L68]*[.$S69]+0.000001)" office:value-type="float" office:value="0" calcext:value-type="float">
            <text:p>0</text:p>
          </table:table-cell>
          <table:table-cell table:style-name="ce88" table:content-validation-name="val3" table:formula="of:=ROUND(-[.M68]*[.$S69]+0.000001)" office:value-type="float" office:value="0" calcext:value-type="float">
            <text:p>0</text:p>
          </table:table-cell>
          <table:table-cell table:style-name="ce88" table:content-validation-name="val3" table:formula="of:=ROUND(-[.N68]*[.$S69]+0.000001)" office:value-type="float" office:value="0" calcext:value-type="float">
            <text:p>0</text:p>
          </table:table-cell>
          <table:table-cell table:style-name="ce88" table:content-validation-name="val3" table:formula="of:=ROUND(-[.O68]*[.$S69]+0.000001)" office:value-type="float" office:value="0" calcext:value-type="float">
            <text:p>0</text:p>
          </table:table-cell>
          <table:table-cell table:style-name="ce231" table:content-validation-name="val3" table:formula="of:=IF([.P66]=0;0;ROUND([.P66]/[.P$54];4))" office:value-type="percentage" office:value="0.4514" calcext:value-type="percentage">
            <text:p>45.14%</text:p>
          </table:table-cell>
          <table:table-cell/>
          <table:table-cell table:style-name="ce82" table:content-validation-name="val3" table:formula="of:=IF([.R68]=0;0;[.R68]*DEFMOD)" office:value-type="float" office:value="0" calcext:value-type="float">
            <text:p>0</text:p>
          </table:table-cell>
          <table:table-cell table:style-name="ce231" table:content-validation-name="val3" table:formula="of:=ROUND(IF(OR([.R67]=0;[.R69]=0);0;IF([.R69]&lt;=[.R67];1;([.R67]/[.R69])^(1/2)/([.R69]/[.R67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6">
          <table:table-cell table:style-name="ce4" office:value-type="string" calcext:value-type="string">
            <text:p>ARCHER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3"/>
          <table:table-cell table:style-name="ce86" table:content-validation-name="val3" table:formula="of:=[.F54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[.H54]" office:value-type="float" office:value="960" calcext:value-type="float">
            <text:p>960</text:p>
          </table:table-cell>
          <table:table-cell table:style-name="ce83" table:content-validation-name="val3"/>
          <table:table-cell table:style-name="ce86" table:content-validation-name="val3" table:formula="of:=IF([.$S$54]=&quot;ARC&quot;;[.J54];0)" office:value-type="float" office:value="0" calcext:value-type="float">
            <text:p>0</text:p>
          </table:table-cell>
          <table:table-cell table:style-name="ce86" table:content-validation-name="val3" table:formula="of:=IF([.$S$54]=&quot;ARC&quot;;[.K54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54]=&quot;ARC&quot;;[.M54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54]=&quot;ARC&quot;;[.O54];0)" office:value-type="float" office:value="0" calcext:value-type="float">
            <text:p>0</text:p>
          </table:table-cell>
          <table:table-cell table:style-name="ce80" table:content-validation-name="val3" table:formula="of:=[.F71]*[DB.$C$68]+[.H71]*[DB.$C$70]+[.J71]*[DB.$C$72]+[.K71]*[DB.$C$73]+[.M71]*[DB.$C$75]+[.N71]*[DB.$C$76]+[.O71]*[DB.$C$77]" office:value-type="float" office:value="4800" calcext:value-type="float">
            <text:p>4800</text:p>
          </table:table-cell>
          <table:table-cell/>
          <table:table-cell table:style-name="ce80" table:content-validation-name="val3" table:formula="of:=[.C71]*[DB.$D$65]*[.C$15]+[.D71]*[DB.$D$66]*[.D$15]+[.E71]*[DB.$D$67]*[.E$15]+[.F71]*[DB.$D$68]*[.F$15]+[.G71]*[DB.$D$69]*[.G$15]+[.H71]*[DB.$D$70]*[.H$15]+[.I71]*[DB.$D$71]*[.I$15]+[.J71]*[DB.$D$72]*[.J$15]+[.K71]*[DB.$D$73]*[.K$15]+[.L71]*[DB.$D$74]*[.L$15]+[.M71]*[DB.$D$75]+[.N71]*[DB.$D$76]+[.O71]*[DB.$D$77]" office:value-type="float" office:value="144000" calcext:value-type="float">
            <text:p>14400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3"/>
          <table:table-cell table:style-name="ce88" table:content-validation-name="val3" table:formula="of:=ROUND(-[.F71]*[.$S72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H71]*[.$S72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J71]*[.$S72]+0.000001)" office:value-type="float" office:value="0" calcext:value-type="float">
            <text:p>0</text:p>
          </table:table-cell>
          <table:table-cell table:style-name="ce88" table:content-validation-name="val3" table:formula="of:=ROUND(-[.K71]*[.$S72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71]*[.$S72]+0.000001)" office:value-type="float" office:value="0" calcext:value-type="float">
            <text:p>0</text:p>
          </table:table-cell>
          <table:table-cell table:style-name="ce106" table:content-validation-name="val3"/>
          <table:table-cell table:style-name="ce88" table:content-validation-name="val3" table:formula="of:=ROUND(-[.O71]*[.$S72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71]*ATTMOD" office:value-type="float" office:value="124048.8" calcext:value-type="float">
            <text:p>124049</text:p>
          </table:table-cell>
          <table:table-cell table:style-name="ce231" table:content-validation-name="val3" table:formula="of:=ROUND(IF(OR([.R72]=0;[.R74]=0);0;IF([.R72]&lt;=[.R74];1;([.R74]/[.R72])^(1/2)/([.R72]/[.R74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SUM([.C57];-[.C63];-[.C68])" office:value-type="float" office:value="0" calcext:value-type="float">
            <text:p>0</text:p>
          </table:table-cell>
          <table:table-cell table:style-name="ce86" table:content-validation-name="val3" table:formula="of:=SUM([.D57];-[.D63];-[.D68])" office:value-type="float" office:value="0" calcext:value-type="float">
            <text:p>0</text:p>
          </table:table-cell>
          <table:table-cell table:style-name="ce86" table:content-validation-name="val3" table:formula="of:=SUM([.E57];-[.E63];-[.E68])" office:value-type="float" office:value="0" calcext:value-type="float">
            <text:p>0</text:p>
          </table:table-cell>
          <table:table-cell table:style-name="ce86" table:content-validation-name="val3" table:formula="of:=SUM([.F57];-[.F63];-[.F68])" office:value-type="float" office:value="0" calcext:value-type="float">
            <text:p>0</text:p>
          </table:table-cell>
          <table:table-cell table:style-name="ce86" table:content-validation-name="val3" table:formula="of:=SUM([.G57];-[.G63];-[.G68])" office:value-type="float" office:value="0" calcext:value-type="float">
            <text:p>0</text:p>
          </table:table-cell>
          <table:table-cell table:style-name="ce86" table:content-validation-name="val3" table:formula="of:=SUM([.H57];-[.H63];-[.H68])" office:value-type="float" office:value="0" calcext:value-type="float">
            <text:p>0</text:p>
          </table:table-cell>
          <table:table-cell table:style-name="ce86" table:content-validation-name="val3" table:formula="of:=SUM([.I57];-[.I63];-[.I68])" office:value-type="float" office:value="0" calcext:value-type="float">
            <text:p>0</text:p>
          </table:table-cell>
          <table:table-cell table:style-name="ce86" table:content-validation-name="val3" table:formula="of:=SUM([.J57];-[.J63];-[.J68])" office:value-type="float" office:value="0" calcext:value-type="float">
            <text:p>0</text:p>
          </table:table-cell>
          <table:table-cell table:style-name="ce86" table:content-validation-name="val3" table:formula="of:=SUM([.K57];-[.K63];-[.K68])" office:value-type="float" office:value="0" calcext:value-type="float">
            <text:p>0</text:p>
          </table:table-cell>
          <table:table-cell table:style-name="ce86" table:content-validation-name="val3" table:formula="of:=SUM([.L57];-[.L63];-[.L68])" office:value-type="float" office:value="0" calcext:value-type="float">
            <text:p>0</text:p>
          </table:table-cell>
          <table:table-cell table:style-name="ce86" table:content-validation-name="val3" table:formula="of:=SUM([.M57];-[.M63];-[.M68])" office:value-type="float" office:value="0" calcext:value-type="float">
            <text:p>0</text:p>
          </table:table-cell>
          <table:table-cell table:style-name="ce86" table:content-validation-name="val3" table:formula="of:=SUM([.N57];-[.N63];-[.N68])" office:value-type="float" office:value="0" calcext:value-type="float">
            <text:p>0</text:p>
          </table:table-cell>
          <table:table-cell table:style-name="ce86" table:content-validation-name="val3" table:formula="of:=SUM([.O57];-[.O63];-[.O68])" office:value-type="float" office:value="0" calcext:value-type="float">
            <text:p>0</text:p>
          </table:table-cell>
          <table:table-cell table:style-name="ce80" table:content-validation-name="val3" table:formula="of:=[.C73]*[DB.$C$65]+[.D73]*[DB.$C$66]+[.E73]*[DB.$C$67]+[.F73]*[DB.$C$68]+[.G73]*[DB.$C$69]+[.H73]*[DB.$C$70]+[.I73]*[DB.$C$71]+[.J73]*[DB.$C$72]+[.K73]*[DB.$C$73]+[.L73]*[DB.$C$74]+[.M73]*[DB.$C$75]+[.N73]*[DB.$C$76]+[.O73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73]*[DB.$G$65]*[.C$17]+[.D73]*[DB.$G$66]*[.D$17]+[.E73]*[DB.$G$67]*[.E$17]+[.F73]*[DB.$G$68]*[.F$17]+[.G73]*[DB.$G$69]*[.G$17]+[.H73]*[DB.$G$70]*[.H$17]+[.I73]*[DB.$G$71]*[.I$17]+[.J73]*[DB.$G$72]*[.J$17]+[.K73]*[DB.$G$73]*[.K$17]+[.L73]*[DB.$G$74]+[.M73]*[DB.$G$75]+[.N73]*[DB.$G$76]+[.O73]*[DB.$G$77]" office:value-type="float" office:value="0" calcext:value-type="float">
            <text:p>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3" office:value-type="string" calcext:value-type="string">
            <text:p>LOSSES</text:p>
          </table:table-cell>
          <table:table-cell/>
          <table:table-cell table:style-name="ce88" table:content-validation-name="val3" table:formula="of:=ROUND(-[.C73]*[.$S74]+0.000001)" office:value-type="float" office:value="0" calcext:value-type="float">
            <text:p>0</text:p>
          </table:table-cell>
          <table:table-cell table:style-name="ce88" table:content-validation-name="val3" table:formula="of:=ROUND(-[.D73]*[.$S74]+0.000001)" office:value-type="float" office:value="0" calcext:value-type="float">
            <text:p>0</text:p>
          </table:table-cell>
          <table:table-cell table:style-name="ce88" table:content-validation-name="val3" table:formula="of:=ROUND(-[.E73]*[.$S74]+0.000001)" office:value-type="float" office:value="0" calcext:value-type="float">
            <text:p>0</text:p>
          </table:table-cell>
          <table:table-cell table:style-name="ce88" table:content-validation-name="val3" table:formula="of:=ROUND(-[.F73]*[.$S74]+0.000001)" office:value-type="float" office:value="0" calcext:value-type="float">
            <text:p>0</text:p>
          </table:table-cell>
          <table:table-cell table:style-name="ce88" table:content-validation-name="val3" table:formula="of:=ROUND(-[.G73]*[.$S74]+0.000001)" office:value-type="float" office:value="0" calcext:value-type="float">
            <text:p>0</text:p>
          </table:table-cell>
          <table:table-cell table:style-name="ce88" table:content-validation-name="val3" table:formula="of:=ROUND(-[.H73]*[.$S74]+0.000001)" office:value-type="float" office:value="0" calcext:value-type="float">
            <text:p>0</text:p>
          </table:table-cell>
          <table:table-cell table:style-name="ce88" table:content-validation-name="val3" table:formula="of:=ROUND(-[.I73]*[.$S74]+0.000001)" office:value-type="float" office:value="0" calcext:value-type="float">
            <text:p>0</text:p>
          </table:table-cell>
          <table:table-cell table:style-name="ce88" table:content-validation-name="val3" table:formula="of:=ROUND(-[.J73]*[.$S74]+0.000001)" office:value-type="float" office:value="0" calcext:value-type="float">
            <text:p>0</text:p>
          </table:table-cell>
          <table:table-cell table:style-name="ce88" table:content-validation-name="val3" table:formula="of:=ROUND(-[.K73]*[.$S74]+0.000001)" office:value-type="float" office:value="0" calcext:value-type="float">
            <text:p>0</text:p>
          </table:table-cell>
          <table:table-cell table:style-name="ce88" table:content-validation-name="val3" table:formula="of:=ROUND(-[.L73]*[.$S74]+0.000001)" office:value-type="float" office:value="0" calcext:value-type="float">
            <text:p>0</text:p>
          </table:table-cell>
          <table:table-cell table:style-name="ce88" table:content-validation-name="val3" table:formula="of:=ROUND(-[.M73]*[.$S74]+0.000001)" office:value-type="float" office:value="0" calcext:value-type="float">
            <text:p>0</text:p>
          </table:table-cell>
          <table:table-cell table:style-name="ce88" table:content-validation-name="val3" table:formula="of:=ROUND(-[.N73]*[.$S74]+0.000001)" office:value-type="float" office:value="0" calcext:value-type="float">
            <text:p>0</text:p>
          </table:table-cell>
          <table:table-cell table:style-name="ce88" table:content-validation-name="val3" table:formula="of:=ROUND(-[.O73]*[.$S74]+0.000001)" office:value-type="float" office:value="0" calcext:value-type="float">
            <text:p>0</text:p>
          </table:table-cell>
          <table:table-cell table:style-name="ce231" table:content-validation-name="val3" table:formula="of:=IF([.P71]=0;0;ROUND([.P71]/[.P$54];4))" office:value-type="percentage" office:value="0.4176" calcext:value-type="percentage">
            <text:p>41.76%</text:p>
          </table:table-cell>
          <table:table-cell/>
          <table:table-cell table:style-name="ce82" table:content-validation-name="val3" table:formula="of:=IF([.R73]=0;0;[.R73]*DEFMOD)" office:value-type="float" office:value="0" calcext:value-type="float">
            <text:p>0</text:p>
          </table:table-cell>
          <table:table-cell table:style-name="ce231" table:content-validation-name="val3" table:formula="of:=ROUND(IF(OR([.R72]=0;[.R74]=0);0;IF([.R74]&lt;=[.R72];1;([.R72]/[.R74])^(1/2)/([.R74]/[.R72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number-columns-repeated="64"/>
        </table:table-row>
        <table:table-row table:style-name="ro5">
          <table:table-cell table:style-name="ce4" office:value-type="string" calcext:value-type="string">
            <text:p>ROUND 3</text:p>
          </table:table-cell>
          <table:table-cell/>
          <table:table-cell table:style-name="ce14" table:number-columns-repeated="12"/>
          <table:table-cell table:style-name="ce43"/>
          <table:table-cell table:style-name="ce45"/>
          <table:table-cell/>
          <table:table-cell table:style-name="ce45" table:number-columns-repeated="2"/>
          <table:table-cell table:number-columns-repeated="45"/>
        </table:table-row>
        <table:table-row table:style-name="ro6">
          <table:table-cell table:style-name="ce4" office:value-type="string" calcext:value-type="string">
            <text:p>TOT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LARGEST</text:p>
            <text:p>GROUP</text:p>
          </table:table-cell>
          <table:table-cell table:number-columns-repeated="45"/>
        </table:table-row>
        <table:table-row table:style-name="ro5">
          <table:table-cell table:style-name="ce75" office:value-type="string" calcext:value-type="string">
            <text:p>AMOUNT</text:p>
          </table:table-cell>
          <table:table-cell/>
          <table:table-cell table:style-name="ce86" table:content-validation-name="val3" table:formula="of:=[.C56]" office:value-type="float" office:value="0" calcext:value-type="float">
            <text:p>0</text:p>
          </table:table-cell>
          <table:table-cell table:style-name="ce86" table:content-validation-name="val3" table:formula="of:=[.D56]" office:value-type="float" office:value="0" calcext:value-type="float">
            <text:p>0</text:p>
          </table:table-cell>
          <table:table-cell table:style-name="ce86" table:content-validation-name="val3" table:formula="of:=[.E56]" office:value-type="float" office:value="1261" calcext:value-type="float">
            <text:p>1261</text:p>
          </table:table-cell>
          <table:table-cell table:style-name="ce86" table:content-validation-name="val3" table:formula="of:=[.F56]" office:value-type="float" office:value="0" calcext:value-type="float">
            <text:p>0</text:p>
          </table:table-cell>
          <table:table-cell table:style-name="ce86" table:content-validation-name="val3" table:formula="of:=[.G56]" office:value-type="float" office:value="1297" calcext:value-type="float">
            <text:p>1297</text:p>
          </table:table-cell>
          <table:table-cell table:style-name="ce86" table:content-validation-name="val3" table:formula="of:=[.H56]" office:value-type="float" office:value="960" calcext:value-type="float">
            <text:p>960</text:p>
          </table:table-cell>
          <table:table-cell table:style-name="ce86" table:content-validation-name="val3" table:formula="of:=[.I56]" office:value-type="float" office:value="0" calcext:value-type="float">
            <text:p>0</text:p>
          </table:table-cell>
          <table:table-cell table:style-name="ce86" table:content-validation-name="val3" table:formula="of:=[.J56]" office:value-type="float" office:value="49" calcext:value-type="float">
            <text:p>49</text:p>
          </table:table-cell>
          <table:table-cell table:style-name="ce86" table:content-validation-name="val3" table:formula="of:=[.K56]" office:value-type="float" office:value="0" calcext:value-type="float">
            <text:p>0</text:p>
          </table:table-cell>
          <table:table-cell table:style-name="ce86" table:content-validation-name="val3" table:formula="of:=[.L56]" office:value-type="float" office:value="0" calcext:value-type="float">
            <text:p>0</text:p>
          </table:table-cell>
          <table:table-cell table:style-name="ce86" table:content-validation-name="val3" table:formula="of:=[.M56]" office:value-type="float" office:value="0" calcext:value-type="float">
            <text:p>0</text:p>
          </table:table-cell>
          <table:table-cell table:style-name="ce86" table:content-validation-name="val3" table:formula="of:=[.N56]" office:value-type="float" office:value="0" calcext:value-type="float">
            <text:p>0</text:p>
          </table:table-cell>
          <table:table-cell table:style-name="ce86" table:content-validation-name="val3" table:formula="of:=[.O56]" office:value-type="float" office:value="0" calcext:value-type="float">
            <text:p>0</text:p>
          </table:table-cell>
          <table:table-cell table:style-name="ce80" table:content-validation-name="val3" table:formula="of:=[.C78]*[DB.$C$65]+[.D78]*[DB.$C$66]+[.E78]*[DB.$C$67]+[.F78]*[DB.$C$68]+[.G78]*[DB.$C$69]+[.H78]*[DB.$C$70]+[.I78]*[DB.$C$71]+[.J78]*[DB.$C$72]+[.K78]*[DB.$C$73]+[.L78]*[DB.$C$74]+[.M78]*[DB.$C$75]+[.N78]*[DB.$C$76]+[.O78]*[DB.$C$77]" office:value-type="float" office:value="11494" calcext:value-type="float">
            <text:p>11494</text:p>
          </table:table-cell>
          <table:table-cell/>
          <table:table-cell table:style-name="ce81" table:content-validation-name="val3" table:formula="of:=SUM([.R96];[.R91];[.R86])" office:value-type="float" office:value="318265.28685" calcext:value-type="float">
            <text:p>318265</text:p>
          </table:table-cell>
          <table:table-cell table:style-name="ce117" table:formula="of:=[.S54]" office:value-type="string" office:string-value="INF" calcext:value-type="string">
            <text:p>INF</text:p>
          </table:table-cell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SUM([.C86];[.C91];[.C96])" office:value-type="float" office:value="0" calcext:value-type="float">
            <text:p>0</text:p>
          </table:table-cell>
          <table:table-cell table:style-name="ce87" table:content-validation-name="val3" table:formula="of:=SUM([.D86];[.D91];[.D96])" office:value-type="float" office:value="0" calcext:value-type="float">
            <text:p>0</text:p>
          </table:table-cell>
          <table:table-cell table:style-name="ce87" table:content-validation-name="val3" table:formula="of:=SUM([.E86];[.E91];[.E96])" office:value-type="float" office:value="0" calcext:value-type="float">
            <text:p>0</text:p>
          </table:table-cell>
          <table:table-cell table:style-name="ce87" table:content-validation-name="val3" table:formula="of:=SUM([.F86];[.F91];[.F96])" office:value-type="float" office:value="0" calcext:value-type="float">
            <text:p>0</text:p>
          </table:table-cell>
          <table:table-cell table:style-name="ce87" table:content-validation-name="val3" table:formula="of:=SUM([.G86];[.G91];[.G96])" office:value-type="float" office:value="0" calcext:value-type="float">
            <text:p>0</text:p>
          </table:table-cell>
          <table:table-cell table:style-name="ce87" table:content-validation-name="val3" table:formula="of:=SUM([.H86];[.H91];[.H96])" office:value-type="float" office:value="0" calcext:value-type="float">
            <text:p>0</text:p>
          </table:table-cell>
          <table:table-cell table:style-name="ce87" table:content-validation-name="val3" table:formula="of:=SUM([.I86];[.I91];[.I96])" office:value-type="float" office:value="0" calcext:value-type="float">
            <text:p>0</text:p>
          </table:table-cell>
          <table:table-cell table:style-name="ce87" table:content-validation-name="val3" table:formula="of:=SUM([.J86];[.J91];[.J96])" office:value-type="float" office:value="0" calcext:value-type="float">
            <text:p>0</text:p>
          </table:table-cell>
          <table:table-cell table:style-name="ce87" table:content-validation-name="val3" table:formula="of:=SUM([.K86];[.K91];[.K96])" office:value-type="float" office:value="0" calcext:value-type="float">
            <text:p>0</text:p>
          </table:table-cell>
          <table:table-cell table:style-name="ce87" table:content-validation-name="val3" table:formula="of:=SUM([.L86];[.L91];[.L96])" office:value-type="float" office:value="0" calcext:value-type="float">
            <text:p>0</text:p>
          </table:table-cell>
          <table:table-cell table:style-name="ce87" table:content-validation-name="val3" table:formula="of:=SUM([.M86];[.M91];[.M96])" office:value-type="float" office:value="0" calcext:value-type="float">
            <text:p>0</text:p>
          </table:table-cell>
          <table:table-cell table:style-name="ce87" table:content-validation-name="val3" table:formula="of:=SUM([.N86];[.N91];[.N96])" office:value-type="float" office:value="0" calcext:value-type="float">
            <text:p>0</text:p>
          </table:table-cell>
          <table:table-cell table:style-name="ce87" table:content-validation-name="val3" table:formula="of:=SUM([.O86];[.O91];[.O96])" office:value-type="float" office:value="0" calcext:value-type="float">
            <text:p>0</text:p>
          </table:table-cell>
          <table:table-cell table:style-name="ce81" table:content-validation-name="val3" table:formula="of:=[.C79]*[DB.$C$65]+[.D79]*[DB.$C$66]+[.E79]*[DB.$C$67]+[.F79]*[DB.$C$68]+[.G79]*[DB.$C$69]+[.H79]*[DB.$C$70]+[.I79]*[DB.$C$71]+[.J79]*[DB.$C$72]+[.K79]*[DB.$C$73]+[.L79]*[DB.$C$74]+[.M79]*[DB.$C$75]+[.N79]*[DB.$C$76]+[.O79]*[DB.$C$77]" office:value-type="float" office:value="0" calcext:value-type="float">
            <text:p>0</text:p>
          </table:table-cell>
          <table:table-cell/>
          <table:table-cell table:style-name="ce81" table:content-validation-name="val3" table:number-columns-repeated="2"/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79];[.C78])" office:value-type="float" office:value="0" calcext:value-type="float">
            <text:p>0</text:p>
          </table:table-cell>
          <table:table-cell table:style-name="ce88" table:content-validation-name="val3" table:formula="of:=SUM([.D79];[.D78])" office:value-type="float" office:value="0" calcext:value-type="float">
            <text:p>0</text:p>
          </table:table-cell>
          <table:table-cell table:style-name="ce88" table:content-validation-name="val3" table:formula="of:=SUM([.E79];[.E78])" office:value-type="float" office:value="1261" calcext:value-type="float">
            <text:p>1261</text:p>
          </table:table-cell>
          <table:table-cell table:style-name="ce88" table:content-validation-name="val3" table:formula="of:=SUM([.F79];[.F78])" office:value-type="float" office:value="0" calcext:value-type="float">
            <text:p>0</text:p>
          </table:table-cell>
          <table:table-cell table:style-name="ce88" table:content-validation-name="val3" table:formula="of:=SUM([.G79];[.G78])" office:value-type="float" office:value="1297" calcext:value-type="float">
            <text:p>1297</text:p>
          </table:table-cell>
          <table:table-cell table:style-name="ce88" table:content-validation-name="val3" table:formula="of:=SUM([.H79];[.H78])" office:value-type="float" office:value="960" calcext:value-type="float">
            <text:p>960</text:p>
          </table:table-cell>
          <table:table-cell table:style-name="ce88" table:content-validation-name="val3" table:formula="of:=SUM([.I79];[.I78])" office:value-type="float" office:value="0" calcext:value-type="float">
            <text:p>0</text:p>
          </table:table-cell>
          <table:table-cell table:style-name="ce88" table:content-validation-name="val3" table:formula="of:=SUM([.J79];[.J78])" office:value-type="float" office:value="49" calcext:value-type="float">
            <text:p>49</text:p>
          </table:table-cell>
          <table:table-cell table:style-name="ce88" table:content-validation-name="val3" table:formula="of:=SUM([.K79];[.K78])" office:value-type="float" office:value="0" calcext:value-type="float">
            <text:p>0</text:p>
          </table:table-cell>
          <table:table-cell table:style-name="ce88" table:content-validation-name="val3" table:formula="of:=SUM([.L79];[.L78])" office:value-type="float" office:value="0" calcext:value-type="float">
            <text:p>0</text:p>
          </table:table-cell>
          <table:table-cell table:style-name="ce88" table:content-validation-name="val3" table:formula="of:=SUM([.M79];[.M78])" office:value-type="float" office:value="0" calcext:value-type="float">
            <text:p>0</text:p>
          </table:table-cell>
          <table:table-cell table:style-name="ce88" table:content-validation-name="val3" table:formula="of:=SUM([.N79];[.N78])" office:value-type="float" office:value="0" calcext:value-type="float">
            <text:p>0</text:p>
          </table:table-cell>
          <table:table-cell table:style-name="ce88" table:content-validation-name="val3" table:formula="of:=SUM([.O79];[.O78])" office:value-type="float" office:value="0" calcext:value-type="float">
            <text:p>0</text:p>
          </table:table-cell>
          <table:table-cell table:style-name="ce82" table:content-validation-name="val3" table:formula="of:=[.C80]*[DB.$C$65]+[.D80]*[DB.$C$66]+[.E80]*[DB.$C$67]+[.F80]*[DB.$C$68]+[.G80]*[DB.$C$69]+[.H80]*[DB.$C$70]+[.I80]*[DB.$C$71]+[.J80]*[DB.$C$72]+[.K80]*[DB.$C$73]+[.L80]*[DB.$C$74]+[.M80]*[DB.$C$75]+[.N80]*[DB.$C$76]+[.O80]*[DB.$C$77]" office:value-type="float" office:value="11494" calcext:value-type="float">
            <text:p>11494</text:p>
          </table:table-cell>
          <table:table-cell/>
          <table:table-cell table:style-name="ce82" table:content-validation-name="val3" table:number-columns-repeated="2"/>
          <table:table-cell table:number-columns-repeated="45"/>
        </table:table-row>
        <table:table-row table:style-name="ro5">
          <table:table-cell table:style-name="ce75" office:value-type="string" calcext:value-type="string">
            <text:p>AMOUNT</text:p>
          </table:table-cell>
          <table:table-cell/>
          <table:table-cell table:style-name="ce86" table:content-validation-name="val3" table:formula="of:=[.C59]" office:value-type="float" office:value="0" calcext:value-type="float">
            <text:p>0</text:p>
          </table:table-cell>
          <table:table-cell table:style-name="ce86" table:content-validation-name="val3" table:formula="of:=[.D59]" office:value-type="float" office:value="0" calcext:value-type="float">
            <text:p>0</text:p>
          </table:table-cell>
          <table:table-cell table:style-name="ce86" table:content-validation-name="val3" table:formula="of:=[.E59]" office:value-type="float" office:value="0" calcext:value-type="float">
            <text:p>0</text:p>
          </table:table-cell>
          <table:table-cell table:style-name="ce86" table:content-validation-name="val3" table:formula="of:=[.F59]" office:value-type="float" office:value="0" calcext:value-type="float">
            <text:p>0</text:p>
          </table:table-cell>
          <table:table-cell table:style-name="ce86" table:content-validation-name="val3" table:formula="of:=[.G59]" office:value-type="float" office:value="0" calcext:value-type="float">
            <text:p>0</text:p>
          </table:table-cell>
          <table:table-cell table:style-name="ce86" table:content-validation-name="val3" table:formula="of:=[.H59]" office:value-type="float" office:value="0" calcext:value-type="float">
            <text:p>0</text:p>
          </table:table-cell>
          <table:table-cell table:style-name="ce86" table:content-validation-name="val3" table:formula="of:=[.I59]" office:value-type="float" office:value="0" calcext:value-type="float">
            <text:p>0</text:p>
          </table:table-cell>
          <table:table-cell table:style-name="ce86" table:content-validation-name="val3" table:formula="of:=[.J59]" office:value-type="float" office:value="0" calcext:value-type="float">
            <text:p>0</text:p>
          </table:table-cell>
          <table:table-cell table:style-name="ce86" table:content-validation-name="val3" table:formula="of:=[.K59]" office:value-type="float" office:value="0" calcext:value-type="float">
            <text:p>0</text:p>
          </table:table-cell>
          <table:table-cell table:style-name="ce86" table:content-validation-name="val3" table:formula="of:=[.L59]" office:value-type="float" office:value="0" calcext:value-type="float">
            <text:p>0</text:p>
          </table:table-cell>
          <table:table-cell table:style-name="ce86" table:content-validation-name="val3" table:formula="of:=[.M59]" office:value-type="float" office:value="0" calcext:value-type="float">
            <text:p>0</text:p>
          </table:table-cell>
          <table:table-cell table:style-name="ce86" table:content-validation-name="val3" table:formula="of:=[.N59]" office:value-type="float" office:value="0" calcext:value-type="float">
            <text:p>0</text:p>
          </table:table-cell>
          <table:table-cell table:style-name="ce86" table:content-validation-name="val3" table:formula="of:=[.O59]" office:value-type="float" office:value="0" calcext:value-type="float">
            <text:p>0</text:p>
          </table:table-cell>
          <table:table-cell table:style-name="ce80" table:content-validation-name="val3" table:formula="of:=[.C81]*[DB.$C$65]+[.D81]*[DB.$C$66]+[.E81]*[DB.$C$67]+[.F81]*[DB.$C$68]+[.G81]*[DB.$C$69]+[.H81]*[DB.$C$70]+[.I81]*[DB.$C$71]+[.J81]*[DB.$C$72]+[.K81]*[DB.$C$73]+[.L81]*[DB.$C$74]+[.M81]*[DB.$C$75]+[.N81]*[DB.$C$76]+[.O81]*[DB.$C$77]" office:value-type="float" office:value="0" calcext:value-type="float">
            <text:p>0</text:p>
          </table:table-cell>
          <table:table-cell/>
          <table:table-cell table:style-name="ce81" table:content-validation-name="val3" table:formula="of:=SUM([.R98];[.R93];[.R88])" office:value-type="float" office:value="0" calcext:value-type="float">
            <text:p>0</text:p>
          </table:table-cell>
          <table:table-cell table:style-name="ce81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formula="of:=SUM([.C88];[.C93];[.C98])" office:value-type="float" office:value="0" calcext:value-type="float">
            <text:p>0</text:p>
          </table:table-cell>
          <table:table-cell table:style-name="ce87" table:content-validation-name="val3" table:formula="of:=SUM([.D88];[.D93];[.D98])" office:value-type="float" office:value="0" calcext:value-type="float">
            <text:p>0</text:p>
          </table:table-cell>
          <table:table-cell table:style-name="ce87" table:content-validation-name="val3" table:formula="of:=SUM([.E88];[.E93];[.E98])" office:value-type="float" office:value="0" calcext:value-type="float">
            <text:p>0</text:p>
          </table:table-cell>
          <table:table-cell table:style-name="ce87" table:content-validation-name="val3" table:formula="of:=SUM([.F88];[.F93];[.F98])" office:value-type="float" office:value="0" calcext:value-type="float">
            <text:p>0</text:p>
          </table:table-cell>
          <table:table-cell table:style-name="ce87" table:content-validation-name="val3" table:formula="of:=SUM([.G88];[.G93];[.G98])" office:value-type="float" office:value="0" calcext:value-type="float">
            <text:p>0</text:p>
          </table:table-cell>
          <table:table-cell table:style-name="ce87" table:content-validation-name="val3" table:formula="of:=SUM([.H88];[.H93];[.H98])" office:value-type="float" office:value="0" calcext:value-type="float">
            <text:p>0</text:p>
          </table:table-cell>
          <table:table-cell table:style-name="ce87" table:content-validation-name="val3" table:formula="of:=SUM([.I88];[.I93];[.I98])" office:value-type="float" office:value="0" calcext:value-type="float">
            <text:p>0</text:p>
          </table:table-cell>
          <table:table-cell table:style-name="ce87" table:content-validation-name="val3" table:formula="of:=SUM([.J88];[.J93];[.J98])" office:value-type="float" office:value="0" calcext:value-type="float">
            <text:p>0</text:p>
          </table:table-cell>
          <table:table-cell table:style-name="ce87" table:content-validation-name="val3" table:formula="of:=SUM([.K88];[.K93];[.K98])" office:value-type="float" office:value="0" calcext:value-type="float">
            <text:p>0</text:p>
          </table:table-cell>
          <table:table-cell table:style-name="ce87" table:content-validation-name="val3" table:formula="of:=SUM([.L88];[.L93];[.L98])" office:value-type="float" office:value="0" calcext:value-type="float">
            <text:p>0</text:p>
          </table:table-cell>
          <table:table-cell table:style-name="ce87" table:content-validation-name="val3" table:formula="of:=SUM([.M88];[.M93];[.M98])" office:value-type="float" office:value="0" calcext:value-type="float">
            <text:p>0</text:p>
          </table:table-cell>
          <table:table-cell table:style-name="ce87" table:content-validation-name="val3" table:formula="of:=SUM([.N88];[.N93];[.N98])" office:value-type="float" office:value="0" calcext:value-type="float">
            <text:p>0</text:p>
          </table:table-cell>
          <table:table-cell table:style-name="ce87" table:content-validation-name="val3" table:formula="of:=SUM([.O88];[.O93];[.O98])" office:value-type="float" office:value="0" calcext:value-type="float">
            <text:p>0</text:p>
          </table:table-cell>
          <table:table-cell table:style-name="ce81" table:content-validation-name="val3" table:formula="of:=[.C82]*[DB.$C$65]+[.D82]*[DB.$C$66]+[.E82]*[DB.$C$67]+[.F82]*[DB.$C$68]+[.G82]*[DB.$C$69]+[.H82]*[DB.$C$70]+[.I82]*[DB.$C$71]+[.J82]*[DB.$C$72]+[.K82]*[DB.$C$73]+[.L82]*[DB.$C$74]+[.M82]*[DB.$C$75]+[.N82]*[DB.$C$76]+[.O82]*[DB.$C$77]" office:value-type="float" office:value="0" calcext:value-type="float">
            <text:p>0</text:p>
          </table:table-cell>
          <table:table-cell/>
          <table:table-cell table:style-name="ce81" table:content-validation-name="val3" table:number-columns-repeated="2"/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formula="of:=SUM([.C82];[.C81])" office:value-type="float" office:value="0" calcext:value-type="float">
            <text:p>0</text:p>
          </table:table-cell>
          <table:table-cell table:style-name="ce88" table:content-validation-name="val3" table:formula="of:=SUM([.D82];[.D81])" office:value-type="float" office:value="0" calcext:value-type="float">
            <text:p>0</text:p>
          </table:table-cell>
          <table:table-cell table:style-name="ce88" table:content-validation-name="val3" table:formula="of:=SUM([.E82];[.E81])" office:value-type="float" office:value="0" calcext:value-type="float">
            <text:p>0</text:p>
          </table:table-cell>
          <table:table-cell table:style-name="ce88" table:content-validation-name="val3" table:formula="of:=SUM([.F82];[.F81])" office:value-type="float" office:value="0" calcext:value-type="float">
            <text:p>0</text:p>
          </table:table-cell>
          <table:table-cell table:style-name="ce88" table:content-validation-name="val3" table:formula="of:=SUM([.G82];[.G81])" office:value-type="float" office:value="0" calcext:value-type="float">
            <text:p>0</text:p>
          </table:table-cell>
          <table:table-cell table:style-name="ce88" table:content-validation-name="val3" table:formula="of:=SUM([.H82];[.H81])" office:value-type="float" office:value="0" calcext:value-type="float">
            <text:p>0</text:p>
          </table:table-cell>
          <table:table-cell table:style-name="ce88" table:content-validation-name="val3" table:formula="of:=SUM([.I82];[.I81])" office:value-type="float" office:value="0" calcext:value-type="float">
            <text:p>0</text:p>
          </table:table-cell>
          <table:table-cell table:style-name="ce88" table:content-validation-name="val3" table:formula="of:=SUM([.J82];[.J81])" office:value-type="float" office:value="0" calcext:value-type="float">
            <text:p>0</text:p>
          </table:table-cell>
          <table:table-cell table:style-name="ce88" table:content-validation-name="val3" table:formula="of:=SUM([.K82];[.K81])" office:value-type="float" office:value="0" calcext:value-type="float">
            <text:p>0</text:p>
          </table:table-cell>
          <table:table-cell table:style-name="ce88" table:content-validation-name="val3" table:formula="of:=SUM([.L82];[.L81])" office:value-type="float" office:value="0" calcext:value-type="float">
            <text:p>0</text:p>
          </table:table-cell>
          <table:table-cell table:style-name="ce88" table:content-validation-name="val3" table:formula="of:=SUM([.M82];[.M81])" office:value-type="float" office:value="0" calcext:value-type="float">
            <text:p>0</text:p>
          </table:table-cell>
          <table:table-cell table:style-name="ce88" table:content-validation-name="val3" table:formula="of:=SUM([.N82];[.N81])" office:value-type="float" office:value="0" calcext:value-type="float">
            <text:p>0</text:p>
          </table:table-cell>
          <table:table-cell table:style-name="ce88" table:content-validation-name="val3" table:formula="of:=SUM([.O82];[.O81])" office:value-type="float" office:value="0" calcext:value-type="float">
            <text:p>0</text:p>
          </table:table-cell>
          <table:table-cell table:style-name="ce82" table:content-validation-name="val3" table:formula="of:=[.C83]*[DB.$C$65]+[.D83]*[DB.$C$66]+[.E83]*[DB.$C$67]+[.F83]*[DB.$C$68]+[.G83]*[DB.$C$69]+[.H83]*[DB.$C$70]+[.I83]*[DB.$C$71]+[.J83]*[DB.$C$72]+[.K83]*[DB.$C$73]+[.L83]*[DB.$C$74]+[.M83]*[DB.$C$75]+[.N83]*[DB.$C$76]+[.O83]*[DB.$C$77]" office:value-type="float" office:value="0" calcext:value-type="float">
            <text:p>0</text:p>
          </table:table-cell>
          <table:table-cell/>
          <table:table-cell table:style-name="ce82" table:content-validation-name="val3" table:number-columns-repeated="2"/>
          <table:table-cell table:number-columns-repeated="45"/>
        </table:table-row>
        <table:table-row table:style-name="ro6">
          <table:table-cell table:style-name="ce4" office:value-type="string" calcext:value-type="string">
            <text:p>GENERAL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[.C78]" office:value-type="float" office:value="0" calcext:value-type="float">
            <text:p>0</text:p>
          </table:table-cell>
          <table:table-cell table:style-name="ce86" table:content-validation-name="val3" table:formula="of:=[.D78]" office:value-type="float" office:value="0" calcext:value-type="float">
            <text:p>0</text:p>
          </table:table-cell>
          <table:table-cell table:style-name="ce86" table:content-validation-name="val3" table:formula="of:=[.E78]" office:value-type="float" office:value="1261" calcext:value-type="float">
            <text:p>1261</text:p>
          </table:table-cell>
          <table:table-cell table:style-name="ce83" table:content-validation-name="val3" table:number-columns-repeated="4"/>
          <table:table-cell table:style-name="ce86" table:content-validation-name="val3" table:formula="of:=IF([.$S$78]=&quot;INF&quot;;[.J78];0)" office:value-type="float" office:value="49" calcext:value-type="float">
            <text:p>49</text:p>
          </table:table-cell>
          <table:table-cell table:style-name="ce86" table:content-validation-name="val3" table:formula="of:=IF([.$S$78]=&quot;INF&quot;;[.K78];0)" office:value-type="float" office:value="0" calcext:value-type="float">
            <text:p>0</text:p>
          </table:table-cell>
          <table:table-cell table:style-name="ce86" table:content-validation-name="val3" table:formula="of:=[.L78]" office:value-type="float" office:value="0" calcext:value-type="float">
            <text:p>0</text:p>
          </table:table-cell>
          <table:table-cell table:style-name="ce86" table:content-validation-name="val3" table:formula="of:=IF([.$S$78]=&quot;INF&quot;;[.M78];0)" office:value-type="float" office:value="0" calcext:value-type="float">
            <text:p>0</text:p>
          </table:table-cell>
          <table:table-cell table:style-name="ce104" table:content-validation-name="val3" table:formula="of:=[.N78]" office:value-type="float" office:value="0" calcext:value-type="float">
            <text:p>0</text:p>
          </table:table-cell>
          <table:table-cell table:style-name="ce86" table:content-validation-name="val3" table:formula="of:=IF([.$S$78]=&quot;INF&quot;;[.O78];0)" office:value-type="float" office:value="0" calcext:value-type="float">
            <text:p>0</text:p>
          </table:table-cell>
          <table:table-cell table:style-name="ce80" table:content-validation-name="val3" table:formula="of:=[.C85]*[DB.$C$65]+[.D85]*[DB.$C$66]+[.E85]*[DB.$C$67]+[.L85]*[DB.$C$74]+[.J85]*[DB.$C$72]+[.K85]*[DB.$C$73]+[.M85]*[DB.$C$75]+[.N85]*[DB.$C$76]+[.O85]*[DB.$C$77]" office:value-type="float" office:value="1506" calcext:value-type="float">
            <text:p>1506</text:p>
          </table:table-cell>
          <table:table-cell/>
          <table:table-cell table:style-name="ce272" table:content-validation-name="val3" table:formula="of:=[.C85]*[DB.$D$65]*[.C$15]+[.D85]*[DB.$D$66]*[.D$15]+[.E85]*[DB.$D$67]*[.E$15]+[.F85]*[DB.$D$68]*[.F$15]+[.G85]*[DB.$D$69]*[.G$15]+[.H85]*[DB.$D$70]*[.H$15]+[.I85]*[DB.$D$71]*[.I$15]+[.J85]*[DB.$D$72]*[.J$15]+[.K85]*[DB.$D$73]*[.K$15]+[.L85]*[DB.$D$74]*[.L$15]+[.M85]*[DB.$D$75]+[.N85]*[DB.$D$76]+[.O85]*[DB.$D$77]" office:value-type="float" office:value="56843" calcext:value-type="float">
            <text:p>56843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85]*[.$S86]+0.000001)" office:value-type="float" office:value="0" calcext:value-type="float">
            <text:p>0</text:p>
          </table:table-cell>
          <table:table-cell table:style-name="ce88" table:content-validation-name="val3" table:formula="of:=ROUND(-[.D85]*[.$S86]+0.000001)" office:value-type="float" office:value="0" calcext:value-type="float">
            <text:p>0</text:p>
          </table:table-cell>
          <table:table-cell table:style-name="ce88" table:content-validation-name="val3" table:formula="of:=ROUND(-[.E85]*[.$S86]+0.000001)" office:value-type="float" office:value="0" calcext:value-type="float">
            <text:p>0</text:p>
          </table:table-cell>
          <table:table-cell table:style-name="ce89" table:content-validation-name="val3" table:number-columns-repeated="4"/>
          <table:table-cell table:style-name="ce88" table:content-validation-name="val3" table:formula="of:=ROUND(-[.J85]*[.$S86]+0.000001)" office:value-type="float" office:value="0" calcext:value-type="float">
            <text:p>0</text:p>
          </table:table-cell>
          <table:table-cell table:style-name="ce88" table:content-validation-name="val3" table:formula="of:=ROUND(-[.K85]*[.$S86]+0.000001)" office:value-type="float" office:value="0" calcext:value-type="float">
            <text:p>0</text:p>
          </table:table-cell>
          <table:table-cell table:style-name="ce88" table:content-validation-name="val3" table:formula="of:=ROUND(-[.L85]*[.$S86]+0.000001)" office:value-type="float" office:value="0" calcext:value-type="float">
            <text:p>0</text:p>
          </table:table-cell>
          <table:table-cell table:style-name="ce88" table:content-validation-name="val3" table:formula="of:=ROUND(-[.M85]*[.$S86]+0.000001)" office:value-type="float" office:value="0" calcext:value-type="float">
            <text:p>0</text:p>
          </table:table-cell>
          <table:table-cell table:style-name="ce105" table:content-validation-name="val3" table:formula="of:=IF([.N85]*[DB.$C$76]=[.P85];0;ROUND(-[.N85]*[.$S86]+0.000001))" office:value-type="float" office:value="0" calcext:value-type="float">
            <text:p>0</text:p>
          </table:table-cell>
          <table:table-cell table:style-name="ce88" table:content-validation-name="val3" table:formula="of:=ROUND(-[.O85]*[.$S86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85]*ATTMOD" office:value-type="float" office:value="48967.40235" calcext:value-type="float">
            <text:p>48967</text:p>
          </table:table-cell>
          <table:table-cell table:style-name="ce231" table:content-validation-name="val3" table:formula="of:=ROUND(IF(OR([.R86]=0;[.R88]=0);0;IF([.R86]&lt;=[.R88];1;([.R88]/[.R86])^(1/2)/([.R86]/[.R88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81]*[.$P88])" office:value-type="float" office:value="0" calcext:value-type="float">
            <text:p>0</text:p>
          </table:table-cell>
          <table:table-cell table:style-name="ce86" table:content-validation-name="val3" table:formula="of:=ROUND([.D81]*[.$P88])" office:value-type="float" office:value="0" calcext:value-type="float">
            <text:p>0</text:p>
          </table:table-cell>
          <table:table-cell table:style-name="ce86" table:content-validation-name="val3" table:formula="of:=ROUND([.E81]*[.$P88])" office:value-type="float" office:value="0" calcext:value-type="float">
            <text:p>0</text:p>
          </table:table-cell>
          <table:table-cell table:style-name="ce86" table:content-validation-name="val3" table:formula="of:=ROUND([.F81]*[.$P88])" office:value-type="float" office:value="0" calcext:value-type="float">
            <text:p>0</text:p>
          </table:table-cell>
          <table:table-cell table:style-name="ce86" table:content-validation-name="val3" table:formula="of:=ROUND([.G81]*[.$P88])" office:value-type="float" office:value="0" calcext:value-type="float">
            <text:p>0</text:p>
          </table:table-cell>
          <table:table-cell table:style-name="ce86" table:content-validation-name="val3" table:formula="of:=ROUND([.H81]*[.$P88])" office:value-type="float" office:value="0" calcext:value-type="float">
            <text:p>0</text:p>
          </table:table-cell>
          <table:table-cell table:style-name="ce86" table:content-validation-name="val3" table:formula="of:=ROUND([.I81]*[.$P88])" office:value-type="float" office:value="0" calcext:value-type="float">
            <text:p>0</text:p>
          </table:table-cell>
          <table:table-cell table:style-name="ce86" table:content-validation-name="val3" table:formula="of:=ROUND([.J81]*[.$P88])" office:value-type="float" office:value="0" calcext:value-type="float">
            <text:p>0</text:p>
          </table:table-cell>
          <table:table-cell table:style-name="ce86" table:content-validation-name="val3" table:formula="of:=ROUND([.K81]*[.$P88])" office:value-type="float" office:value="0" calcext:value-type="float">
            <text:p>0</text:p>
          </table:table-cell>
          <table:table-cell table:style-name="ce86" table:content-validation-name="val3" table:formula="of:=ROUND([.L81]*[.$P88])" office:value-type="float" office:value="0" calcext:value-type="float">
            <text:p>0</text:p>
          </table:table-cell>
          <table:table-cell table:style-name="ce86" table:content-validation-name="val3" table:formula="of:=ROUND([.M81]*[.$P88])" office:value-type="float" office:value="0" calcext:value-type="float">
            <text:p>0</text:p>
          </table:table-cell>
          <table:table-cell table:style-name="ce86" table:content-validation-name="val3" table:formula="of:=ROUND([.N81]*[.$P88])" office:value-type="float" office:value="0" calcext:value-type="float">
            <text:p>0</text:p>
          </table:table-cell>
          <table:table-cell table:style-name="ce86" table:content-validation-name="val3" table:formula="of:=ROUND([.O81]*[.$P88])" office:value-type="float" office:value="0" calcext:value-type="float">
            <text:p>0</text:p>
          </table:table-cell>
          <table:table-cell table:style-name="ce80" table:content-validation-name="val3" table:formula="of:=[.C87]*[DB.$C$65]+[.D87]*[DB.$C$66]+[.E87]*[DB.$C$67]+[.F87]*[DB.$C$68]+[.G87]*[DB.$C$69]+[.H87]*[DB.$C$70]+[.I87]*[DB.$C$71]+[.J87]*[DB.$C$72]+[.K87]*[DB.$C$73]+[.L87]*[DB.$C$74]+[.M87]*[DB.$C$75]+[.N87]*[DB.$C$76]+[.O87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87]*[DB.$E$65]*[.C$17]+[.D87]*[DB.$E$66]*[.D$17]+[.E87]*[DB.$E$67]*[.E$17]+[.F87]*[DB.$E$68]*[.F$17]+[.G87]*[DB.$E$69]*[.G$17]+[.H87]*[DB.$E$70]*[.H$17]+[.I87]*[DB.$E$71]*[.I$17]+[.J87]*[DB.$E$72]*[.J$17]+[.K87]*[DB.$E$73]*[.K$17]+[.L87]*[DB.$E$74]+[.M87]*[DB.$E$75]+[.N87]*[DB.$E$76]+[.O87]*[DB.$E$77]" office:value-type="float" office:value="0" calcext:value-type="float">
            <text:p>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87]*[.$S88]+0.000001)" office:value-type="float" office:value="0" calcext:value-type="float">
            <text:p>0</text:p>
          </table:table-cell>
          <table:table-cell table:style-name="ce88" table:content-validation-name="val3" table:formula="of:=ROUND(-[.D87]*[.$S88]+0.000001)" office:value-type="float" office:value="0" calcext:value-type="float">
            <text:p>0</text:p>
          </table:table-cell>
          <table:table-cell table:style-name="ce88" table:content-validation-name="val3" table:formula="of:=ROUND(-[.E87]*[.$S88]+0.000001)" office:value-type="float" office:value="0" calcext:value-type="float">
            <text:p>0</text:p>
          </table:table-cell>
          <table:table-cell table:style-name="ce88" table:content-validation-name="val3" table:formula="of:=ROUND(-[.F87]*[.$S88]+0.000001)" office:value-type="float" office:value="0" calcext:value-type="float">
            <text:p>0</text:p>
          </table:table-cell>
          <table:table-cell table:style-name="ce88" table:content-validation-name="val3" table:formula="of:=ROUND(-[.G87]*[.$S88]+0.000001)" office:value-type="float" office:value="0" calcext:value-type="float">
            <text:p>0</text:p>
          </table:table-cell>
          <table:table-cell table:style-name="ce88" table:content-validation-name="val3" table:formula="of:=ROUND(-[.H87]*[.$S88]+0.000001)" office:value-type="float" office:value="0" calcext:value-type="float">
            <text:p>0</text:p>
          </table:table-cell>
          <table:table-cell table:style-name="ce88" table:content-validation-name="val3" table:formula="of:=ROUND(-[.I87]*[.$S88]+0.000001)" office:value-type="float" office:value="0" calcext:value-type="float">
            <text:p>0</text:p>
          </table:table-cell>
          <table:table-cell table:style-name="ce88" table:content-validation-name="val3" table:formula="of:=ROUND(-[.J87]*[.$S88]+0.000001)" office:value-type="float" office:value="0" calcext:value-type="float">
            <text:p>0</text:p>
          </table:table-cell>
          <table:table-cell table:style-name="ce88" table:content-validation-name="val3" table:formula="of:=ROUND(-[.K87]*[.$S88]+0.000001)" office:value-type="float" office:value="0" calcext:value-type="float">
            <text:p>0</text:p>
          </table:table-cell>
          <table:table-cell table:style-name="ce88" table:content-validation-name="val3" table:formula="of:=ROUND(-[.L87]*[.$S88]+0.000001)" office:value-type="float" office:value="0" calcext:value-type="float">
            <text:p>0</text:p>
          </table:table-cell>
          <table:table-cell table:style-name="ce88" table:content-validation-name="val3" table:formula="of:=ROUND(-[.M87]*[.$S88]+0.000001)" office:value-type="float" office:value="0" calcext:value-type="float">
            <text:p>0</text:p>
          </table:table-cell>
          <table:table-cell table:style-name="ce88" table:content-validation-name="val3" table:formula="of:=ROUND(-[.N87]*[.$S88]+0.000001)" office:value-type="float" office:value="0" calcext:value-type="float">
            <text:p>0</text:p>
          </table:table-cell>
          <table:table-cell table:style-name="ce88" table:content-validation-name="val3" table:formula="of:=ROUND(-[.O87]*[.$S88]+0.000001)" office:value-type="float" office:value="0" calcext:value-type="float">
            <text:p>0</text:p>
          </table:table-cell>
          <table:table-cell table:style-name="ce231" table:content-validation-name="val3" table:formula="of:=IF([.P85]=0;0;ROUND([.P85]/[.P$78];4))" office:value-type="percentage" office:value="0.131" calcext:value-type="percentage">
            <text:p>13.10%</text:p>
          </table:table-cell>
          <table:table-cell/>
          <table:table-cell table:style-name="ce82" table:content-validation-name="val3" table:formula="of:=IF([.R87]=0;0;[.R87]*DEFMOD)" office:value-type="float" office:value="0" calcext:value-type="float">
            <text:p>0</text:p>
          </table:table-cell>
          <table:table-cell table:style-name="ce231" table:content-validation-name="val3" table:formula="of:=ROUND(IF(OR([.R86]=0;[.R88]=0);0;IF([.R88]&lt;=[.R86];1;([.R86]/[.R88])^(1/2)/([.R88]/[.R86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6">
          <table:table-cell table:style-name="ce4" office:value-type="string" calcext:value-type="string">
            <text:p>CAVALRY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4"/>
          <table:table-cell table:style-name="ce86" table:content-validation-name="val3" table:formula="of:=[.G78]" office:value-type="float" office:value="1297" calcext:value-type="float">
            <text:p>1297</text:p>
          </table:table-cell>
          <table:table-cell table:style-name="ce83" table:content-validation-name="val3"/>
          <table:table-cell table:style-name="ce86" table:content-validation-name="val3" table:formula="of:=[.I78]" office:value-type="float" office:value="0" calcext:value-type="float">
            <text:p>0</text:p>
          </table:table-cell>
          <table:table-cell table:style-name="ce86" table:content-validation-name="val3" table:formula="of:=IF([.$S$78]=&quot;CAV&quot;;[.J78];0)" office:value-type="float" office:value="0" calcext:value-type="float">
            <text:p>0</text:p>
          </table:table-cell>
          <table:table-cell table:style-name="ce86" table:content-validation-name="val3" table:formula="of:=IF([.$S$78]=&quot;CAV&quot;;[.K78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78]=&quot;CAV&quot;;[.M78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78]=&quot;CAV&quot;;[.O78];0)" office:value-type="float" office:value="0" calcext:value-type="float">
            <text:p>0</text:p>
          </table:table-cell>
          <table:table-cell table:style-name="ce80" table:content-validation-name="val3" table:formula="of:=[.G90]*[DB.$C$69]+[.I90]*[DB.$C$71]+[.J90]*[DB.$C$72]+[.K90]*[DB.$C$73]+[.M90]*[DB.$C$75]+[.N90]*[DB.$C$76]+[.O90]*[DB.$C$77]" office:value-type="float" office:value="5188" calcext:value-type="float">
            <text:p>5188</text:p>
          </table:table-cell>
          <table:table-cell/>
          <table:table-cell table:style-name="ce80" table:content-validation-name="val3" table:formula="of:=[.C90]*[DB.$D$65]*[.C$15]+[.D90]*[DB.$D$66]*[.D$15]+[.E90]*[DB.$D$67]*[.E$15]+[.F90]*[DB.$D$68]*[.F$15]+[.G90]*[DB.$D$69]*[.G$15]+[.H90]*[DB.$D$70]*[.H$15]+[.I90]*[DB.$D$71]*[.I$15]+[.J90]*[DB.$D$72]*[.J$15]+[.K90]*[DB.$D$73]*[.K$15]+[.L90]*[DB.$D$74]*[.L$15]+[.M90]*[DB.$D$75]+[.N90]*[DB.$D$76]+[.O90]*[DB.$D$77]" office:value-type="float" office:value="168610" calcext:value-type="float">
            <text:p>16861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4"/>
          <table:table-cell table:style-name="ce88" table:content-validation-name="val3" table:formula="of:=ROUND(-[.G90]*[.$S91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I90]*[.$S91]+0.000001)" office:value-type="float" office:value="0" calcext:value-type="float">
            <text:p>0</text:p>
          </table:table-cell>
          <table:table-cell table:style-name="ce88" table:content-validation-name="val3" table:formula="of:=ROUND(-[.J90]*[.$S91]+0.000001)" office:value-type="float" office:value="0" calcext:value-type="float">
            <text:p>0</text:p>
          </table:table-cell>
          <table:table-cell table:style-name="ce88" table:content-validation-name="val3" table:formula="of:=ROUND(-[.K90]*[.$S91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90]*[.$S91]+0.000001)" office:value-type="float" office:value="0" calcext:value-type="float">
            <text:p>0</text:p>
          </table:table-cell>
          <table:table-cell table:style-name="ce106" table:content-validation-name="val3"/>
          <table:table-cell table:style-name="ce88" table:content-validation-name="val3" table:formula="of:=ROUND(-[.O90]*[.$S91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90]*ATTMOD" office:value-type="float" office:value="145249.0845" calcext:value-type="float">
            <text:p>145249</text:p>
          </table:table-cell>
          <table:table-cell table:style-name="ce231" table:content-validation-name="val3" table:formula="of:=ROUND(IF(OR([.R91]=0;[.R93]=0);0;IF([.R91]&lt;=[.R93];1;([.R93]/[.R91])^(1/2)/([.R91]/[.R93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ROUND([.C81]*[.$P93])" office:value-type="float" office:value="0" calcext:value-type="float">
            <text:p>0</text:p>
          </table:table-cell>
          <table:table-cell table:style-name="ce86" table:content-validation-name="val3" table:formula="of:=ROUND([.D81]*[.$P93])" office:value-type="float" office:value="0" calcext:value-type="float">
            <text:p>0</text:p>
          </table:table-cell>
          <table:table-cell table:style-name="ce86" table:content-validation-name="val3" table:formula="of:=ROUND([.E81]*[.$P93])" office:value-type="float" office:value="0" calcext:value-type="float">
            <text:p>0</text:p>
          </table:table-cell>
          <table:table-cell table:style-name="ce86" table:content-validation-name="val3" table:formula="of:=ROUND([.F81]*[.$P93])" office:value-type="float" office:value="0" calcext:value-type="float">
            <text:p>0</text:p>
          </table:table-cell>
          <table:table-cell table:style-name="ce86" table:content-validation-name="val3" table:formula="of:=ROUND([.G81]*[.$P93])" office:value-type="float" office:value="0" calcext:value-type="float">
            <text:p>0</text:p>
          </table:table-cell>
          <table:table-cell table:style-name="ce86" table:content-validation-name="val3" table:formula="of:=ROUND([.H81]*[.$P93])" office:value-type="float" office:value="0" calcext:value-type="float">
            <text:p>0</text:p>
          </table:table-cell>
          <table:table-cell table:style-name="ce86" table:content-validation-name="val3" table:formula="of:=ROUND([.I81]*[.$P93])" office:value-type="float" office:value="0" calcext:value-type="float">
            <text:p>0</text:p>
          </table:table-cell>
          <table:table-cell table:style-name="ce86" table:content-validation-name="val3" table:formula="of:=ROUND([.J81]*[.$P93])" office:value-type="float" office:value="0" calcext:value-type="float">
            <text:p>0</text:p>
          </table:table-cell>
          <table:table-cell table:style-name="ce86" table:content-validation-name="val3" table:formula="of:=ROUND([.K81]*[.$P93])" office:value-type="float" office:value="0" calcext:value-type="float">
            <text:p>0</text:p>
          </table:table-cell>
          <table:table-cell table:style-name="ce86" table:content-validation-name="val3" table:formula="of:=ROUND([.L81]*[.$P93])" office:value-type="float" office:value="0" calcext:value-type="float">
            <text:p>0</text:p>
          </table:table-cell>
          <table:table-cell table:style-name="ce86" table:content-validation-name="val3" table:formula="of:=ROUND([.M81]*[.$P93])" office:value-type="float" office:value="0" calcext:value-type="float">
            <text:p>0</text:p>
          </table:table-cell>
          <table:table-cell table:style-name="ce86" table:content-validation-name="val3" table:formula="of:=ROUND([.N81]*[.$P93])" office:value-type="float" office:value="0" calcext:value-type="float">
            <text:p>0</text:p>
          </table:table-cell>
          <table:table-cell table:style-name="ce86" table:content-validation-name="val3" table:formula="of:=ROUND([.O81]*[.$P93])" office:value-type="float" office:value="0" calcext:value-type="float">
            <text:p>0</text:p>
          </table:table-cell>
          <table:table-cell table:style-name="ce80" table:content-validation-name="val3" table:formula="of:=[.C92]*[DB.$C$65]+[.D92]*[DB.$C$66]+[.E92]*[DB.$C$67]+[.F92]*[DB.$C$68]+[.G92]*[DB.$C$69]+[.H92]*[DB.$C$70]+[.I92]*[DB.$C$71]+[.J92]*[DB.$C$72]+[.K92]*[DB.$C$73]+[.L92]*[DB.$C$74]+[.M92]*[DB.$C$75]+[.N92]*[DB.$C$76]+[.O92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92]*[DB.$F$65]*[.C$17]+[.D92]*[DB.$F$66]*[.D$17]+[.E92]*[DB.$F$67]*[.E$17]+[.F92]*[DB.$F$68]*[.F$17]+[.G92]*[DB.$F$69]*[.G$17]+[.H92]*[DB.$F$70]*[.H$17]+[.I92]*[DB.$F$71]*[.I$17]+[.J92]*[DB.$F$72]*[.J$17]+[.K92]*[DB.$F$73]*[.K$17]+[.L92]*[DB.$F$74]+[.M92]*[DB.$F$75]+[.N92]*[DB.$F$76]+[.O92]*[DB.$F$77]" office:value-type="float" office:value="0" calcext:value-type="float">
            <text:p>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8" table:content-validation-name="val3" table:formula="of:=ROUND(-[.C92]*[.$S93]+0.000001)" office:value-type="float" office:value="0" calcext:value-type="float">
            <text:p>0</text:p>
          </table:table-cell>
          <table:table-cell table:style-name="ce88" table:content-validation-name="val3" table:formula="of:=ROUND(-[.D92]*[.$S93]+0.000001)" office:value-type="float" office:value="0" calcext:value-type="float">
            <text:p>0</text:p>
          </table:table-cell>
          <table:table-cell table:style-name="ce88" table:content-validation-name="val3" table:formula="of:=ROUND(-[.E92]*[.$S93]+0.000001)" office:value-type="float" office:value="0" calcext:value-type="float">
            <text:p>0</text:p>
          </table:table-cell>
          <table:table-cell table:style-name="ce88" table:content-validation-name="val3" table:formula="of:=ROUND(-[.F92]*[.$S93]+0.000001)" office:value-type="float" office:value="0" calcext:value-type="float">
            <text:p>0</text:p>
          </table:table-cell>
          <table:table-cell table:style-name="ce88" table:content-validation-name="val3" table:formula="of:=ROUND(-[.G92]*[.$S93]+0.000001)" office:value-type="float" office:value="0" calcext:value-type="float">
            <text:p>0</text:p>
          </table:table-cell>
          <table:table-cell table:style-name="ce88" table:content-validation-name="val3" table:formula="of:=ROUND(-[.H92]*[.$S93]+0.000001)" office:value-type="float" office:value="0" calcext:value-type="float">
            <text:p>0</text:p>
          </table:table-cell>
          <table:table-cell table:style-name="ce88" table:content-validation-name="val3" table:formula="of:=ROUND(-[.I92]*[.$S93]+0.000001)" office:value-type="float" office:value="0" calcext:value-type="float">
            <text:p>0</text:p>
          </table:table-cell>
          <table:table-cell table:style-name="ce88" table:content-validation-name="val3" table:formula="of:=ROUND(-[.J92]*[.$S93]+0.000001)" office:value-type="float" office:value="0" calcext:value-type="float">
            <text:p>0</text:p>
          </table:table-cell>
          <table:table-cell table:style-name="ce88" table:content-validation-name="val3" table:formula="of:=ROUND(-[.K92]*[.$S93]+0.000001)" office:value-type="float" office:value="0" calcext:value-type="float">
            <text:p>0</text:p>
          </table:table-cell>
          <table:table-cell table:style-name="ce88" table:content-validation-name="val3" table:formula="of:=ROUND(-[.L92]*[.$S93]+0.000001)" office:value-type="float" office:value="0" calcext:value-type="float">
            <text:p>0</text:p>
          </table:table-cell>
          <table:table-cell table:style-name="ce88" table:content-validation-name="val3" table:formula="of:=ROUND(-[.M92]*[.$S93]+0.000001)" office:value-type="float" office:value="0" calcext:value-type="float">
            <text:p>0</text:p>
          </table:table-cell>
          <table:table-cell table:style-name="ce88" table:content-validation-name="val3" table:formula="of:=ROUND(-[.N92]*[.$S93]+0.000001)" office:value-type="float" office:value="0" calcext:value-type="float">
            <text:p>0</text:p>
          </table:table-cell>
          <table:table-cell table:style-name="ce88" table:content-validation-name="val3" table:formula="of:=ROUND(-[.O92]*[.$S93]+0.000001)" office:value-type="float" office:value="0" calcext:value-type="float">
            <text:p>0</text:p>
          </table:table-cell>
          <table:table-cell table:style-name="ce231" table:content-validation-name="val3" table:formula="of:=IF([.P90]=0;0;ROUND([.P90]/[.P$78];4))" office:value-type="percentage" office:value="0.4514" calcext:value-type="percentage">
            <text:p>45.14%</text:p>
          </table:table-cell>
          <table:table-cell/>
          <table:table-cell table:style-name="ce82" table:content-validation-name="val3" table:formula="of:=IF([.R92]=0;0;[.R92]*DEFMOD)" office:value-type="float" office:value="0" calcext:value-type="float">
            <text:p>0</text:p>
          </table:table-cell>
          <table:table-cell table:style-name="ce231" table:content-validation-name="val3" table:formula="of:=ROUND(IF(OR([.R91]=0;[.R93]=0);0;IF([.R93]&lt;=[.R91];1;([.R91]/[.R93])^(1/2)/([.R93]/[.R91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6">
          <table:table-cell table:style-name="ce4" office:value-type="string" calcext:value-type="string">
            <text:p>ARCHER</text:p>
          </table:table-cell>
          <table:table-cell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/>
          <table:table-cell table:style-name="ce109" office:value-type="string" calcext:value-type="string">
            <text:p>STRENGTH</text:p>
          </table:table-cell>
          <table:table-cell table:style-name="ce109" office:value-type="string" calcext:value-type="string">
            <text:p>KILL RATE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3" table:content-validation-name="val3" table:number-columns-repeated="3"/>
          <table:table-cell table:style-name="ce86" table:content-validation-name="val3" table:formula="of:=[.F78]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[.H78]" office:value-type="float" office:value="960" calcext:value-type="float">
            <text:p>960</text:p>
          </table:table-cell>
          <table:table-cell table:style-name="ce83" table:content-validation-name="val3"/>
          <table:table-cell table:style-name="ce86" table:content-validation-name="val3" table:formula="of:=IF([.$S$78]=&quot;ARC&quot;;[.J78];0)" office:value-type="float" office:value="0" calcext:value-type="float">
            <text:p>0</text:p>
          </table:table-cell>
          <table:table-cell table:style-name="ce86" table:content-validation-name="val3" table:formula="of:=IF([.$S$78]=&quot;ARC&quot;;[.K78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78]=&quot;ARC&quot;;[.M78];0)" office:value-type="float" office:value="0" calcext:value-type="float">
            <text:p>0</text:p>
          </table:table-cell>
          <table:table-cell table:style-name="ce83" table:content-validation-name="val3"/>
          <table:table-cell table:style-name="ce86" table:content-validation-name="val3" table:formula="of:=IF([.$S$78]=&quot;ARC&quot;;[.O78];0)" office:value-type="float" office:value="0" calcext:value-type="float">
            <text:p>0</text:p>
          </table:table-cell>
          <table:table-cell table:style-name="ce80" table:content-validation-name="val3" table:formula="of:=[.F95]*[DB.$C$68]+[.H95]*[DB.$C$70]+[.J95]*[DB.$C$72]+[.K95]*[DB.$C$73]+[.M95]*[DB.$C$75]+[.N95]*[DB.$C$76]+[.O95]*[DB.$C$77]" office:value-type="float" office:value="4800" calcext:value-type="float">
            <text:p>4800</text:p>
          </table:table-cell>
          <table:table-cell/>
          <table:table-cell table:style-name="ce80" table:content-validation-name="val3" table:formula="of:=[.C95]*[DB.$D$65]*[.C$15]+[.D95]*[DB.$D$66]*[.D$15]+[.E95]*[DB.$D$67]*[.E$15]+[.F95]*[DB.$D$68]*[.F$15]+[.G95]*[DB.$D$69]*[.G$15]+[.H95]*[DB.$D$70]*[.H$15]+[.I95]*[DB.$D$71]*[.I$15]+[.J95]*[DB.$D$72]*[.J$15]+[.K95]*[DB.$D$73]*[.K$15]+[.L95]*[DB.$D$74]*[.L$15]+[.M95]*[DB.$D$75]+[.N95]*[DB.$D$76]+[.O95]*[DB.$D$77]" office:value-type="float" office:value="144000" calcext:value-type="float">
            <text:p>144000</text:p>
          </table:table-cell>
          <table:table-cell table:style-name="ce123"/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9" table:content-validation-name="val3" table:number-columns-repeated="3"/>
          <table:table-cell table:style-name="ce88" table:content-validation-name="val3" table:formula="of:=ROUND(-[.F95]*[.$S96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H95]*[.$S96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J95]*[.$S96]+0.000001)" office:value-type="float" office:value="0" calcext:value-type="float">
            <text:p>0</text:p>
          </table:table-cell>
          <table:table-cell table:style-name="ce88" table:content-validation-name="val3" table:formula="of:=ROUND(-[.K95]*[.$S96]+0.000001)" office:value-type="float" office:value="0" calcext:value-type="float">
            <text:p>0</text:p>
          </table:table-cell>
          <table:table-cell table:style-name="ce89" table:content-validation-name="val3"/>
          <table:table-cell table:style-name="ce88" table:content-validation-name="val3" table:formula="of:=ROUND(-[.M95]*[.$S96]+0.000001)" office:value-type="float" office:value="0" calcext:value-type="float">
            <text:p>0</text:p>
          </table:table-cell>
          <table:table-cell table:style-name="ce106" table:content-validation-name="val3"/>
          <table:table-cell table:style-name="ce88" table:content-validation-name="val3" table:formula="of:=ROUND(-[.O95]*[.$S96]+0.000001)" office:value-type="float" office:value="0" calcext:value-type="float">
            <text:p>0</text:p>
          </table:table-cell>
          <table:table-cell table:style-name="ce110"/>
          <table:table-cell/>
          <table:table-cell table:style-name="ce82" table:content-validation-name="val3" table:formula="of:=[.R95]*ATTMOD" office:value-type="float" office:value="124048.8" calcext:value-type="float">
            <text:p>124049</text:p>
          </table:table-cell>
          <table:table-cell table:style-name="ce231" table:content-validation-name="val3" table:formula="of:=ROUND(IF(OR([.R96]=0;[.R98]=0);0;IF([.R96]&lt;=[.R98];1;([.R98]/[.R96])^(1/2)/([.R96]/[.R98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ce71" office:value-type="string" calcext:value-type="string">
            <text:p>AMOUNT</text:p>
          </table:table-cell>
          <table:table-cell/>
          <table:table-cell table:style-name="ce86" table:content-validation-name="val3" table:formula="of:=SUM([.C81];-[.C87];-[.C92])" office:value-type="float" office:value="0" calcext:value-type="float">
            <text:p>0</text:p>
          </table:table-cell>
          <table:table-cell table:style-name="ce86" table:content-validation-name="val3" table:formula="of:=SUM([.D81];-[.D87];-[.D92])" office:value-type="float" office:value="0" calcext:value-type="float">
            <text:p>0</text:p>
          </table:table-cell>
          <table:table-cell table:style-name="ce86" table:content-validation-name="val3" table:formula="of:=SUM([.E81];-[.E87];-[.E92])" office:value-type="float" office:value="0" calcext:value-type="float">
            <text:p>0</text:p>
          </table:table-cell>
          <table:table-cell table:style-name="ce86" table:content-validation-name="val3" table:formula="of:=SUM([.F81];-[.F87];-[.F92])" office:value-type="float" office:value="0" calcext:value-type="float">
            <text:p>0</text:p>
          </table:table-cell>
          <table:table-cell table:style-name="ce86" table:content-validation-name="val3" table:formula="of:=SUM([.G81];-[.G87];-[.G92])" office:value-type="float" office:value="0" calcext:value-type="float">
            <text:p>0</text:p>
          </table:table-cell>
          <table:table-cell table:style-name="ce86" table:content-validation-name="val3" table:formula="of:=SUM([.H81];-[.H87];-[.H92])" office:value-type="float" office:value="0" calcext:value-type="float">
            <text:p>0</text:p>
          </table:table-cell>
          <table:table-cell table:style-name="ce86" table:content-validation-name="val3" table:formula="of:=SUM([.I81];-[.I87];-[.I92])" office:value-type="float" office:value="0" calcext:value-type="float">
            <text:p>0</text:p>
          </table:table-cell>
          <table:table-cell table:style-name="ce86" table:content-validation-name="val3" table:formula="of:=SUM([.J81];-[.J87];-[.J92])" office:value-type="float" office:value="0" calcext:value-type="float">
            <text:p>0</text:p>
          </table:table-cell>
          <table:table-cell table:style-name="ce86" table:content-validation-name="val3" table:formula="of:=SUM([.K81];-[.K87];-[.K92])" office:value-type="float" office:value="0" calcext:value-type="float">
            <text:p>0</text:p>
          </table:table-cell>
          <table:table-cell table:style-name="ce86" table:content-validation-name="val3" table:formula="of:=SUM([.L81];-[.L87];-[.L92])" office:value-type="float" office:value="0" calcext:value-type="float">
            <text:p>0</text:p>
          </table:table-cell>
          <table:table-cell table:style-name="ce86" table:content-validation-name="val3" table:formula="of:=SUM([.M81];-[.M87];-[.M92])" office:value-type="float" office:value="0" calcext:value-type="float">
            <text:p>0</text:p>
          </table:table-cell>
          <table:table-cell table:style-name="ce86" table:content-validation-name="val3" table:formula="of:=SUM([.N81];-[.N87];-[.N92])" office:value-type="float" office:value="0" calcext:value-type="float">
            <text:p>0</text:p>
          </table:table-cell>
          <table:table-cell table:style-name="ce86" table:content-validation-name="val3" table:formula="of:=SUM([.O81];-[.O87];-[.O92])" office:value-type="float" office:value="0" calcext:value-type="float">
            <text:p>0</text:p>
          </table:table-cell>
          <table:table-cell table:style-name="ce80" table:content-validation-name="val3" table:formula="of:=[.C97]*[DB.$C$65]+[.D97]*[DB.$C$66]+[.E97]*[DB.$C$67]+[.F97]*[DB.$C$68]+[.G97]*[DB.$C$69]+[.H97]*[DB.$C$70]+[.I97]*[DB.$C$71]+[.J97]*[DB.$C$72]+[.K97]*[DB.$C$73]+[.L97]*[DB.$C$74]+[.M97]*[DB.$C$75]+[.N97]*[DB.$C$76]+[.O97]*[DB.$C$77]" office:value-type="float" office:value="0" calcext:value-type="float">
            <text:p>0</text:p>
          </table:table-cell>
          <table:table-cell/>
          <table:table-cell table:style-name="ce80" table:content-validation-name="val3" table:formula="of:=[.C97]*[DB.$G$65]*[.C$17]+[.D97]*[DB.$G$66]*[.D$17]+[.E97]*[DB.$G$67]*[.E$17]+[.F97]*[DB.$G$68]*[.F$17]+[.G97]*[DB.$G$69]*[.G$17]+[.H97]*[DB.$G$70]*[.H$17]+[.I97]*[DB.$G$71]*[.I$17]+[.J97]*[DB.$G$72]*[.J$17]+[.K97]*[DB.$G$73]*[.K$17]+[.L97]*[DB.$G$74]+[.M97]*[DB.$G$75]+[.N97]*[DB.$G$76]+[.O97]*[DB.$G$77]" office:value-type="float" office:value="0" calcext:value-type="float">
            <text:p>0</text:p>
          </table:table-cell>
          <table:table-cell table:style-name="ce230" table:content-validation-name="val3"/>
          <table:table-cell table:number-columns-repeated="45"/>
        </table:table-row>
        <table:table-row table:style-name="ro5">
          <table:table-cell table:style-name="ce73" office:value-type="string" calcext:value-type="string">
            <text:p>LOSSES</text:p>
          </table:table-cell>
          <table:table-cell/>
          <table:table-cell table:style-name="ce88" table:content-validation-name="val3" table:formula="of:=ROUND(-[.C97]*[.$S98]+0.000001)" office:value-type="float" office:value="0" calcext:value-type="float">
            <text:p>0</text:p>
          </table:table-cell>
          <table:table-cell table:style-name="ce88" table:content-validation-name="val3" table:formula="of:=ROUND(-[.D97]*[.$S98]+0.000001)" office:value-type="float" office:value="0" calcext:value-type="float">
            <text:p>0</text:p>
          </table:table-cell>
          <table:table-cell table:style-name="ce88" table:content-validation-name="val3" table:formula="of:=ROUND(-[.E97]*[.$S98]+0.000001)" office:value-type="float" office:value="0" calcext:value-type="float">
            <text:p>0</text:p>
          </table:table-cell>
          <table:table-cell table:style-name="ce88" table:content-validation-name="val3" table:formula="of:=ROUND(-[.F97]*[.$S98]+0.000001)" office:value-type="float" office:value="0" calcext:value-type="float">
            <text:p>0</text:p>
          </table:table-cell>
          <table:table-cell table:style-name="ce88" table:content-validation-name="val3" table:formula="of:=ROUND(-[.G97]*[.$S98]+0.000001)" office:value-type="float" office:value="0" calcext:value-type="float">
            <text:p>0</text:p>
          </table:table-cell>
          <table:table-cell table:style-name="ce88" table:content-validation-name="val3" table:formula="of:=ROUND(-[.H97]*[.$S98]+0.000001)" office:value-type="float" office:value="0" calcext:value-type="float">
            <text:p>0</text:p>
          </table:table-cell>
          <table:table-cell table:style-name="ce88" table:content-validation-name="val3" table:formula="of:=ROUND(-[.I97]*[.$S98]+0.000001)" office:value-type="float" office:value="0" calcext:value-type="float">
            <text:p>0</text:p>
          </table:table-cell>
          <table:table-cell table:style-name="ce88" table:content-validation-name="val3" table:formula="of:=ROUND(-[.J97]*[.$S98]+0.000001)" office:value-type="float" office:value="0" calcext:value-type="float">
            <text:p>0</text:p>
          </table:table-cell>
          <table:table-cell table:style-name="ce88" table:content-validation-name="val3" table:formula="of:=ROUND(-[.K97]*[.$S98]+0.000001)" office:value-type="float" office:value="0" calcext:value-type="float">
            <text:p>0</text:p>
          </table:table-cell>
          <table:table-cell table:style-name="ce88" table:content-validation-name="val3" table:formula="of:=ROUND(-[.L97]*[.$S98]+0.000001)" office:value-type="float" office:value="0" calcext:value-type="float">
            <text:p>0</text:p>
          </table:table-cell>
          <table:table-cell table:style-name="ce88" table:content-validation-name="val3" table:formula="of:=ROUND(-[.M97]*[.$S98]+0.000001)" office:value-type="float" office:value="0" calcext:value-type="float">
            <text:p>0</text:p>
          </table:table-cell>
          <table:table-cell table:style-name="ce88" table:content-validation-name="val3" table:formula="of:=ROUND(-[.N97]*[.$S98]+0.000001)" office:value-type="float" office:value="0" calcext:value-type="float">
            <text:p>0</text:p>
          </table:table-cell>
          <table:table-cell table:style-name="ce88" table:content-validation-name="val3" table:formula="of:=ROUND(-[.O97]*[.$S98]+0.000001)" office:value-type="float" office:value="0" calcext:value-type="float">
            <text:p>0</text:p>
          </table:table-cell>
          <table:table-cell table:style-name="ce231" table:content-validation-name="val3" table:formula="of:=IF([.P95]=0;0;ROUND([.P95]/[.P$78];4))" office:value-type="percentage" office:value="0.4176" calcext:value-type="percentage">
            <text:p>41.76%</text:p>
          </table:table-cell>
          <table:table-cell/>
          <table:table-cell table:style-name="ce82" table:content-validation-name="val3" table:formula="of:=IF([.R97]=0;0;[.R97]*DEFMOD)" office:value-type="float" office:value="0" calcext:value-type="float">
            <text:p>0</text:p>
          </table:table-cell>
          <table:table-cell table:style-name="ce231" table:content-validation-name="val3" table:formula="of:=ROUND(IF(OR([.R96]=0;[.R98]=0);0;IF([.R98]&lt;=[.R96];1;([.R96]/[.R98])^(1/2)/([.R98]/[.R96])));6)" office:value-type="percentage" office:value="0" calcext:value-type="percentage">
            <text:p>0.00%</text:p>
          </table:table-cell>
          <table:table-cell table:number-columns-repeated="45"/>
        </table:table-row>
        <table:table-row table:style-name="ro5">
          <table:table-cell table:style-name="Default" table:number-columns-repeated="19"/>
          <table:table-cell table:number-columns-repeated="45"/>
        </table:table-row>
        <table:table-row table:style-name="ro5">
          <table:table-cell table:style-name="ce4" office:value-type="string" calcext:value-type="string">
            <text:p>FINAL RAM&amp;CAT ASSAULT</text:p>
          </table:table-cell>
          <table:table-cell table:style-name="Default"/>
          <table:table-cell table:style-name="ce14" table:number-columns-repeated="12"/>
          <table:table-cell table:style-name="ce43"/>
          <table:table-cell table:style-name="ce45"/>
          <table:table-cell table:style-name="Default"/>
          <table:table-cell table:style-name="ce45" table:number-columns-repeated="2"/>
          <table:table-cell table:number-columns-repeated="45"/>
        </table:table-row>
        <table:table-row table:style-name="ro6">
          <table:table-cell table:style-name="ce4"/>
          <table:table-cell table:style-name="Default"/>
          <table:table-cell table:style-name="ce14" office:value-type="string" calcext:value-type="string">
            <text:p>SPEARMAN</text:p>
          </table:table-cell>
          <table:table-cell table:style-name="ce14" office:value-type="string" calcext:value-type="string">
            <text:p>SWORDSMAN</text:p>
          </table:table-cell>
          <table:table-cell table:style-name="ce14" office:value-type="string" calcext:value-type="string">
            <text:p>AXE FIGHTER</text:p>
          </table:table-cell>
          <table:table-cell table:style-name="ce14" office:value-type="string" calcext:value-type="string">
            <text:p>ARCHER</text:p>
          </table:table-cell>
          <table:table-cell table:style-name="ce14" office:value-type="string" calcext:value-type="string">
            <text:p>LIGHT CAVALRY</text:p>
          </table:table-cell>
          <table:table-cell table:style-name="ce14" office:value-type="string" calcext:value-type="string">
            <text:p>MOUNTED ARCHER</text:p>
          </table:table-cell>
          <table:table-cell table:style-name="ce14" office:value-type="string" calcext:value-type="string">
            <text:p>HEAVY CAVALRY</text:p>
          </table:table-cell>
          <table:table-cell table:style-name="ce14" office:value-type="string" calcext:value-type="string">
            <text:p>RAM</text:p>
          </table:table-cell>
          <table:table-cell table:style-name="ce14" office:value-type="string" calcext:value-type="string">
            <text:p>CATAPULT</text:p>
          </table:table-cell>
          <table:table-cell table:style-name="ce14" office:value-type="string" calcext:value-type="string">
            <text:p>BERSERKER</text:p>
          </table:table-cell>
          <table:table-cell table:style-name="ce14" office:value-type="string" calcext:value-type="string">
            <text:p>TREBUCHET</text:p>
          </table:table-cell>
          <table:table-cell table:style-name="ce14" office:value-type="string" calcext:value-type="string">
            <text:p>NOBLEMAN</text:p>
          </table:table-cell>
          <table:table-cell table:style-name="ce43" office:value-type="string" calcext:value-type="string">
            <text:p>PALADIN</text:p>
          </table:table-cell>
          <table:table-cell table:style-name="ce109" office:value-type="string" calcext:value-type="string">
            <text:p>PROVISIONS</text:p>
          </table:table-cell>
          <table:table-cell table:style-name="Default"/>
          <table:table-cell table:style-name="ce109" office:value-type="string" calcext:value-type="string">
            <text:p>RAM DAMAGE</text:p>
            <text:p>CALCULATION</text:p>
          </table:table-cell>
          <table:table-cell table:style-name="ce109" office:value-type="string" calcext:value-type="string">
            <text:p>CATAPULT DAMAGE CALCULATION</text:p>
          </table:table-cell>
          <table:table-cell table:number-columns-repeated="45"/>
        </table:table-row>
        <table:table-row table:style-name="ro5">
          <table:table-cell table:style-name="ce68" office:value-type="string" calcext:value-type="string">
            <text:p>OFFENSE</text:p>
          </table:table-cell>
          <table:table-cell table:style-name="Default"/>
          <table:table-cell table:style-name="ce86" table:content-validation-name="val3" table:formula="of:=[.C80]" office:value-type="float" office:value="0" calcext:value-type="float">
            <text:p>0</text:p>
          </table:table-cell>
          <table:table-cell table:style-name="ce86" table:content-validation-name="val3" table:formula="of:=[.D80]" office:value-type="float" office:value="0" calcext:value-type="float">
            <text:p>0</text:p>
          </table:table-cell>
          <table:table-cell table:style-name="ce86" table:content-validation-name="val3" table:formula="of:=[.E80]" office:value-type="float" office:value="1261" calcext:value-type="float">
            <text:p>1261</text:p>
          </table:table-cell>
          <table:table-cell table:style-name="ce86" table:content-validation-name="val3" table:formula="of:=[.F80]" office:value-type="float" office:value="0" calcext:value-type="float">
            <text:p>0</text:p>
          </table:table-cell>
          <table:table-cell table:style-name="ce86" table:content-validation-name="val3" table:formula="of:=[.G80]" office:value-type="float" office:value="1297" calcext:value-type="float">
            <text:p>1297</text:p>
          </table:table-cell>
          <table:table-cell table:style-name="ce86" table:content-validation-name="val3" table:formula="of:=[.H80]" office:value-type="float" office:value="960" calcext:value-type="float">
            <text:p>960</text:p>
          </table:table-cell>
          <table:table-cell table:style-name="ce86" table:content-validation-name="val3" table:formula="of:=[.I80]" office:value-type="float" office:value="0" calcext:value-type="float">
            <text:p>0</text:p>
          </table:table-cell>
          <table:table-cell table:style-name="ce86" table:content-validation-name="val3" table:formula="of:=[.J80]" office:value-type="float" office:value="49" calcext:value-type="float">
            <text:p>49</text:p>
          </table:table-cell>
          <table:table-cell table:style-name="ce86" table:content-validation-name="val3" table:formula="of:=[.K80]" office:value-type="float" office:value="0" calcext:value-type="float">
            <text:p>0</text:p>
          </table:table-cell>
          <table:table-cell table:style-name="ce86" table:content-validation-name="val3" table:formula="of:=[.L80]" office:value-type="float" office:value="0" calcext:value-type="float">
            <text:p>0</text:p>
          </table:table-cell>
          <table:table-cell table:style-name="ce86" table:content-validation-name="val3" table:formula="of:=[.M80]" office:value-type="float" office:value="0" calcext:value-type="float">
            <text:p>0</text:p>
          </table:table-cell>
          <table:table-cell table:style-name="ce88" table:content-validation-name="val3" table:formula="of:=SUM([.N80];ROUND(-[.N80]*[.$S$2]+0.000001))" office:value-type="float" office:value="0" calcext:value-type="float">
            <text:p>0</text:p>
          </table:table-cell>
          <table:table-cell table:style-name="ce86" table:content-validation-name="val3" table:formula="of:=[.O80]" office:value-type="float" office:value="0" calcext:value-type="float">
            <text:p>0</text:p>
          </table:table-cell>
          <table:table-cell table:style-name="ce86" table:content-validation-name="val3" table:formula="of:=[.P80]" office:value-type="float" office:value="11494" calcext:value-type="float">
            <text:p>11494</text:p>
          </table:table-cell>
          <table:table-cell table:style-name="Default"/>
          <table:table-cell table:style-name="ce117" table:content-validation-name="val3" table:formula="of:=IF([.J102]=0;0;[.J102]*ATTMOD*[.J15])" office:value-type="float" office:value="42.21105" calcext:value-type="float">
            <text:p>42.21</text:p>
          </table:table-cell>
          <table:table-cell table:style-name="ce117" table:content-validation-name="val3" table:formula="of:=IF(OR([.S5]=0;[.S5]=&quot;-&quot;);&quot;-&quot;;IF([.K102]=0;0;[.K102]*ATTMOD*[.J15]))" office:value-type="string" office:string-value="-" calcext:value-type="string">
            <text:p>-</text:p>
          </table:table-cell>
          <table:table-cell table:number-columns-repeated="45"/>
        </table:table-row>
        <table:table-row table:style-name="ro5">
          <table:table-cell table:style-name="ce68" office:value-type="string" calcext:value-type="string">
            <text:p>DEFENSE</text:p>
          </table:table-cell>
          <table:table-cell table:style-name="Default"/>
          <table:table-cell table:style-name="ce86" table:content-validation-name="val3" table:formula="of:=[.C83]" office:value-type="float" office:value="0" calcext:value-type="float">
            <text:p>0</text:p>
          </table:table-cell>
          <table:table-cell table:style-name="ce86" table:content-validation-name="val3" table:formula="of:=[.D83]" office:value-type="float" office:value="0" calcext:value-type="float">
            <text:p>0</text:p>
          </table:table-cell>
          <table:table-cell table:style-name="ce86" table:content-validation-name="val3" table:formula="of:=[.E83]" office:value-type="float" office:value="0" calcext:value-type="float">
            <text:p>0</text:p>
          </table:table-cell>
          <table:table-cell table:style-name="ce86" table:content-validation-name="val3" table:formula="of:=[.F83]" office:value-type="float" office:value="0" calcext:value-type="float">
            <text:p>0</text:p>
          </table:table-cell>
          <table:table-cell table:style-name="ce86" table:content-validation-name="val3" table:formula="of:=[.G83]" office:value-type="float" office:value="0" calcext:value-type="float">
            <text:p>0</text:p>
          </table:table-cell>
          <table:table-cell table:style-name="ce86" table:content-validation-name="val3" table:formula="of:=[.H83]" office:value-type="float" office:value="0" calcext:value-type="float">
            <text:p>0</text:p>
          </table:table-cell>
          <table:table-cell table:style-name="ce86" table:content-validation-name="val3" table:formula="of:=[.I83]" office:value-type="float" office:value="0" calcext:value-type="float">
            <text:p>0</text:p>
          </table:table-cell>
          <table:table-cell table:style-name="ce86" table:content-validation-name="val3" table:formula="of:=[.J83]" office:value-type="float" office:value="0" calcext:value-type="float">
            <text:p>0</text:p>
          </table:table-cell>
          <table:table-cell table:style-name="ce86" table:content-validation-name="val3" table:formula="of:=[.K83]" office:value-type="float" office:value="0" calcext:value-type="float">
            <text:p>0</text:p>
          </table:table-cell>
          <table:table-cell table:style-name="ce86" table:content-validation-name="val3" table:formula="of:=[.L83]" office:value-type="float" office:value="0" calcext:value-type="float">
            <text:p>0</text:p>
          </table:table-cell>
          <table:table-cell table:style-name="ce86" table:content-validation-name="val3" table:formula="of:=[.M83]" office:value-type="float" office:value="0" calcext:value-type="float">
            <text:p>0</text:p>
          </table:table-cell>
          <table:table-cell table:style-name="ce86" table:content-validation-name="val3" table:formula="of:=[.N83]" office:value-type="float" office:value="0" calcext:value-type="float">
            <text:p>0</text:p>
          </table:table-cell>
          <table:table-cell table:style-name="ce86" table:content-validation-name="val3" table:formula="of:=[.O83]" office:value-type="float" office:value="0" calcext:value-type="float">
            <text:p>0</text:p>
          </table:table-cell>
          <table:table-cell table:style-name="ce86" table:content-validation-name="val3" table:formula="of:=[.P83]" office:value-type="float" office:value="0" calcext:value-type="float">
            <text:p>0</text:p>
          </table:table-cell>
          <table:table-cell table:style-name="Default"/>
          <table:table-cell table:style-name="ce117" table:content-validation-name="val3" table:formula="of:=IF([BATTLE.M3]=0;0;HLOOKUP([.M2];BHITPOINTS;12;0)*2)" office:value-type="float" office:value="12" calcext:value-type="float">
            <text:p>12.00</text:p>
          </table:table-cell>
          <table:table-cell table:style-name="ce117" table:content-validation-name="val3" table:formula="of:=IF(OR([.S5]=0;[.S5]=&quot;-&quot;);&quot;-&quot;;IF([.R5]=[DB.A40];HLOOKUP([.S5];BHITPOINTS;2;0);IF([.R5]=[DB.A41];HLOOKUP([.S5];BHITPOINTS;3;0);IF([.R5]=[DB.A42];HLOOKUP([.S5];BHITPOINTS;4;0);IF([.R5]=[DB.A43];HLOOKUP([.S5];BHITPOINTS;5;0);IF([.R5]=[DB.A44];HLOOKUP([.S5];BHITPOINTS;6;0);IF([.R5]=[DB.A45];HLOOKUP([.S5];BHITPOINTS;7;0);IF([.R5]=[DB.A46];HLOOKUP([.S5];BHITPOINTS;8;0);IF([.R5]=[DB.A47];HLOOKUP([.S5];BHITPOINTS;9;0);IF([.R5]=[DB.A48];HLOOKUP([.S5];BHITPOINTS;10;0);IF([.R5]=[DB.A49];HLOOKUP([.S5];BHITPOINTS;11;0);IF([.R5]=[DB.A50];HLOOKUP([.N3];BHITPOINTS;12;0);IF([.R5]=[DB.A51];HLOOKUP([.S5];BHITPOINTS;13;0);IF([.R5]=[DB.A52];HLOOKUP([.S5];BHITPOINTS;14;0);IF([.R5]=[DB.A53];HLOOKUP([.S5];BHITPOINTS;15;0);IF([.R5]=[DB.A54];HLOOKUP([.S5];BHITPOINTS;16;0);0)))))))))))))))*DEFMOD)" office:value-type="string" office:string-value="-" calcext:value-type="string">
            <text:p>-</text:p>
          </table:table-cell>
          <table:table-cell table:number-columns-repeated="45"/>
        </table:table-row>
        <table:table-row table:style-name="ro5">
          <table:table-cell table:style-name="ce72" office:value-type="string" calcext:value-type="string">
            <text:p>LOSSES</text:p>
          </table:table-cell>
          <table:table-cell/>
          <table:table-cell table:style-name="ce87" table:content-validation-name="val3" table:number-columns-repeated="14"/>
          <table:table-cell/>
          <table:table-cell table:style-name="ce118" table:content-validation-name="val3" table:formula="of:=IF(OR([.R102]=0;[.R103]=0);0;-[.R102]/[.R103])" office:value-type="float" office:value="-3.5175875" calcext:value-type="float">
            <text:p>-3.52</text:p>
          </table:table-cell>
          <table:table-cell table:style-name="ce118" table:content-validation-name="val3" table:formula="of:=IF(OR([.S5]=0;[.S5]=&quot;-&quot;);&quot;-&quot;;IF(OR([.S102]=0;[.S103]=0);0;-[.S102]/[.S103]))" office:value-type="string" office:string-value="-" calcext:value-type="string">
            <text:p>-</text:p>
          </table:table-cell>
          <table:table-cell table:number-columns-repeated="45"/>
        </table:table-row>
        <table:table-row table:style-name="ro5">
          <table:table-cell table:style-name="ce73" office:value-type="string" calcext:value-type="string">
            <text:p>SURVIVORS</text:p>
          </table:table-cell>
          <table:table-cell/>
          <table:table-cell table:style-name="ce88" table:content-validation-name="val3" table:number-columns-repeated="14"/>
          <table:table-cell/>
          <table:table-cell table:style-name="ce119" table:content-validation-name="val3" table:formula="of:=IF([.M2]&lt;=[.K3];[.M2];IF([.M2]-[.K3]&lt;-[.R104];IF([.M2]&lt;[.K3];[.M2];[.K3]);SUM([.M2];[.R104])))" office:value-type="float" office:value="4.4824125" calcext:value-type="float">
            <text:p>4.48</text:p>
          </table:table-cell>
          <table:table-cell table:style-name="ce119" table:content-validation-name="val3" table:formula="of:=IF(OR([.S5]=0;[.S5]=&quot;-&quot;);&quot;-&quot;;IF([.R5]=[DB.A50];IF([.N3]&lt;=[.K3];[.N3];IF([.N3]-[.K3]&lt;-[.S104];IF([.N3]&lt;[.K3];[.N3];[.K3]);SUM([.N3];[.S104])));IF(SUM([.S5];[.S104])&lt;=0;0;SUM([.S5];[.S104]))))" office:value-type="string" office:string-value="-" calcext:value-type="string">
            <text:p>-</text:p>
          </table:table-cell>
          <table:table-cell table:number-columns-repeated="45"/>
        </table:table-row>
        <table:table-row table:style-name="ro5">
          <table:table-cell table:number-columns-repeated="64"/>
        </table:table-row>
        <table:table-row table:style-name="ro5" table:number-rows-repeated="2">
          <table:table-cell table:number-columns-repeated="17"/>
          <table:table-cell table:style-name="Default"/>
          <table:table-cell table:number-columns-repeated="46"/>
        </table:table-row>
        <table:table-row table:style-name="ro5">
          <table:table-cell table:number-columns-repeated="64"/>
        </table:table-row>
        <table:table-row table:style-name="ro5" table:number-rows-repeated="3">
          <table:table-cell table:number-columns-repeated="6"/>
          <table:table-cell table:style-name="Default"/>
          <table:table-cell table:number-columns-repeated="57"/>
        </table:table-row>
        <table:table-row table:style-name="ro5" table:number-rows-repeated="2">
          <table:table-cell table:number-columns-repeated="4"/>
          <table:table-cell table:style-name="ce94"/>
          <table:table-cell/>
          <table:table-cell table:style-name="Default"/>
          <table:table-cell table:style-name="ce94"/>
          <table:table-cell table:style-name="ce95"/>
          <table:table-cell table:number-columns-repeated="55"/>
        </table:table-row>
        <table:table-row table:style-name="ro5" table:number-rows-repeated="1048461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B" table:style-name="ta1">
        <office:forms form:automatic-focus="false" form:apply-design-mode="false"/>
        <table:table-column table:style-name="co9" table:default-cell-style-name="ce129"/>
        <table:table-column table:style-name="co10" table:number-columns-repeated="31" table:default-cell-style-name="ce85"/>
        <table:table-column table:style-name="co5" table:number-columns-repeated="32" table:default-cell-style-name="ce74"/>
        <table:table-row table:style-name="ro5">
          <table:table-cell table:style-name="ce126" office:value-type="string" calcext:value-type="string">
            <text:p>PROVISIONS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16" calcext:value-type="float">
            <text:p>16</text:p>
          </table:table-cell>
          <table:table-cell table:style-name="ce132" office:value-type="float" office:value="17" calcext:value-type="float">
            <text:p>17</text:p>
          </table:table-cell>
          <table:table-cell table:style-name="ce132" office:value-type="float" office:value="18" calcext:value-type="float">
            <text:p>18</text:p>
          </table:table-cell>
          <table:table-cell table:style-name="ce132" office:value-type="float" office:value="19" calcext:value-type="float">
            <text:p>19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21" calcext:value-type="float">
            <text:p>21</text:p>
          </table:table-cell>
          <table:table-cell table:style-name="ce132" office:value-type="float" office:value="22" calcext:value-type="float">
            <text:p>22</text:p>
          </table:table-cell>
          <table:table-cell table:style-name="ce132" office:value-type="float" office:value="23" calcext:value-type="float">
            <text:p>23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26" calcext:value-type="float">
            <text:p>26</text:p>
          </table:table-cell>
          <table:table-cell table:style-name="ce132" office:value-type="float" office:value="27" calcext:value-type="float">
            <text:p>27</text:p>
          </table:table-cell>
          <table:table-cell table:style-name="ce132" office:value-type="float" office:value="28" calcext:value-type="float">
            <text:p>28</text:p>
          </table:table-cell>
          <table:table-cell table:style-name="ce132" office:value-type="float" office:value="29" calcext:value-type="float">
            <text:p>29</text:p>
          </table:table-cell>
          <table:table-cell table:style-name="ce158" office:value-type="float" office:value="30" calcext:value-type="float">
            <text:p>30</text:p>
          </table:table-cell>
          <table:table-cell table:style-name="ce159" table:number-columns-repeated="32"/>
        </table:table-row>
        <table:table-row table:style-name="ro5">
          <table:table-cell table:style-name="ce75" office:value-type="string" calcext:value-type="string">
            <text:p>VILLAGE HEADQUARTERS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5" office:value-type="float" office:value="9" calcext:value-type="float">
            <text:p>9</text:p>
          </table:table-cell>
          <table:table-cell table:style-name="ce133" office:value-type="float" office:value="11" calcext:value-type="float">
            <text:p>11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8" calcext:value-type="float">
            <text:p>18</text:p>
          </table:table-cell>
          <table:table-cell table:style-name="ce145" office:value-type="float" office:value="21" calcext:value-type="float">
            <text:p>21</text:p>
          </table:table-cell>
          <table:table-cell table:style-name="ce133" office:value-type="float" office:value="24" calcext:value-type="float">
            <text:p>24</text:p>
          </table:table-cell>
          <table:table-cell table:style-name="ce140" office:value-type="float" office:value="28" calcext:value-type="float">
            <text:p>28</text:p>
          </table:table-cell>
          <table:table-cell table:style-name="ce140" office:value-type="float" office:value="33" calcext:value-type="float">
            <text:p>33</text:p>
          </table:table-cell>
          <table:table-cell table:style-name="ce140" office:value-type="float" office:value="38" calcext:value-type="float">
            <text:p>38</text:p>
          </table:table-cell>
          <table:table-cell table:style-name="ce145" office:value-type="float" office:value="45" calcext:value-type="float">
            <text:p>45</text:p>
          </table:table-cell>
          <table:table-cell table:style-name="ce133" office:value-type="float" office:value="53" calcext:value-type="float">
            <text:p>53</text:p>
          </table:table-cell>
          <table:table-cell table:style-name="ce140" office:value-type="float" office:value="62" calcext:value-type="float">
            <text:p>62</text:p>
          </table:table-cell>
          <table:table-cell table:style-name="ce140" office:value-type="float" office:value="72" calcext:value-type="float">
            <text:p>72</text:p>
          </table:table-cell>
          <table:table-cell table:style-name="ce140" office:value-type="float" office:value="84" calcext:value-type="float">
            <text:p>84</text:p>
          </table:table-cell>
          <table:table-cell table:style-name="ce145" office:value-type="float" office:value="99" calcext:value-type="float">
            <text:p>99</text:p>
          </table:table-cell>
          <table:table-cell table:style-name="ce133" office:value-type="float" office:value="116" calcext:value-type="float">
            <text:p>116</text:p>
          </table:table-cell>
          <table:table-cell table:style-name="ce140" office:value-type="float" office:value="135" calcext:value-type="float">
            <text:p>135</text:p>
          </table:table-cell>
          <table:table-cell table:style-name="ce140" office:value-type="float" office:value="158" calcext:value-type="float">
            <text:p>158</text:p>
          </table:table-cell>
          <table:table-cell table:style-name="ce140" office:value-type="float" office:value="185" calcext:value-type="float">
            <text:p>185</text:p>
          </table:table-cell>
          <table:table-cell table:style-name="ce145" office:value-type="float" office:value="216" calcext:value-type="float">
            <text:p>216</text:p>
          </table:table-cell>
          <table:table-cell table:style-name="ce133" office:value-type="float" office:value="253" calcext:value-type="float">
            <text:p>253</text:p>
          </table:table-cell>
          <table:table-cell table:style-name="ce140" office:value-type="float" office:value="296" calcext:value-type="float">
            <text:p>296</text:p>
          </table:table-cell>
          <table:table-cell table:style-name="ce140" office:value-type="float" office:value="347" calcext:value-type="float">
            <text:p>347</text:p>
          </table:table-cell>
          <table:table-cell table:style-name="ce140" office:value-type="float" office:value="406" calcext:value-type="float">
            <text:p>406</text:p>
          </table:table-cell>
          <table:table-cell table:style-name="ce145" office:value-type="float" office:value="475" calcext:value-type="float">
            <text:p>475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TIMBER CAMP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table:style-name="ce134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43" office:value-type="float" office:value="18" calcext:value-type="float">
            <text:p>18</text:p>
          </table:table-cell>
          <table:table-cell table:style-name="ce134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style-name="ce143" office:value-type="float" office:value="38" calcext:value-type="float">
            <text:p>38</text:p>
          </table:table-cell>
          <table:table-cell table:style-name="ce134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table:style-name="ce143" office:value-type="float" office:value="77" calcext:value-type="float">
            <text:p>77</text:p>
          </table:table-cell>
          <table:table-cell table:style-name="ce134"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  <table:table-cell table:style-name="ce143" office:value-type="float" office:value="159" calcext:value-type="float">
            <text:p>159</text:p>
          </table:table-cell>
          <table:table-cell table:style-name="ce134" office:value-type="float" office:value="183" calcext:value-type="float">
            <text:p>183</text:p>
          </table:table-cell>
          <table:table-cell office:value-type="float" office:value="212" calcext:value-type="float">
            <text:p>212</text:p>
          </table:table-cell>
          <table:table-cell office:value-type="float" office:value="245" calcext:value-type="float">
            <text:p>245</text:p>
          </table:table-cell>
          <table:table-cell office:value-type="float" office:value="283" calcext:value-type="float">
            <text:p>283</text:p>
          </table:table-cell>
          <table:table-cell table:style-name="ce143" office:value-type="float" office:value="326" calcext:value-type="float">
            <text:p>326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CLAY PI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43" office:value-type="float" office:value="17" calcext:value-type="float">
            <text:p>17</text:p>
          </table:table-cell>
          <table:table-cell table:style-name="ce134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143" office:value-type="float" office:value="33" calcext:value-type="float">
            <text:p>33</text:p>
          </table:table-cell>
          <table:table-cell table:style-name="ce134"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style-name="ce143" office:value-type="float" office:value="63" calcext:value-type="float">
            <text:p>63</text:p>
          </table:table-cell>
          <table:table-cell table:style-name="ce134"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table:style-name="ce143" office:value-type="float" office:value="121" calcext:value-type="float">
            <text:p>121</text:p>
          </table:table-cell>
          <table:table-cell table:style-name="ce134"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float" office:value="179" calcext:value-type="float">
            <text:p>179</text:p>
          </table:table-cell>
          <table:table-cell office:value-type="float" office:value="204" calcext:value-type="float">
            <text:p>204</text:p>
          </table:table-cell>
          <table:table-cell table:style-name="ce143" office:value-type="float" office:value="232" calcext:value-type="float">
            <text:p>232</text:p>
          </table:table-cell>
          <table:table-cell table:style-name="ce134" office:value-type="float" office:value="265" calcext:value-type="float">
            <text:p>265</text:p>
          </table:table-cell>
          <table:table-cell office:value-type="float" office:value="302" calcext:value-type="float">
            <text:p>302</text:p>
          </table:table-cell>
          <table:table-cell office:value-type="float" office:value="344" calcext:value-type="float">
            <text:p>344</text:p>
          </table:table-cell>
          <table:table-cell office:value-type="float" office:value="392" calcext:value-type="float">
            <text:p>392</text:p>
          </table:table-cell>
          <table:table-cell table:style-name="ce143" office:value-type="float" office:value="447" calcext:value-type="float">
            <text:p>447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IRON MINE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43" office:value-type="float" office:value="19" calcext:value-type="float">
            <text:p>19</text:p>
          </table:table-cell>
          <table:table-cell table:style-name="ce134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43" office:value-type="float" office:value="41" calcext:value-type="float">
            <text:p>41</text:p>
          </table:table-cell>
          <table:table-cell table:style-name="ce134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table:style-name="ce143" office:value-type="float" office:value="90" calcext:value-type="float">
            <text:p>90</text:p>
          </table:table-cell>
          <table:table-cell table:style-name="ce134"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 office:value-type="float" office:value="169" calcext:value-type="float">
            <text:p>169</text:p>
          </table:table-cell>
          <table:table-cell table:style-name="ce143" office:value-type="float" office:value="197" calcext:value-type="float">
            <text:p>197</text:p>
          </table:table-cell>
          <table:table-cell table:style-name="ce134" office:value-type="float" office:value="231" calcext:value-type="float">
            <text:p>231</text:p>
          </table:table-cell>
          <table:table-cell office:value-type="float" office:value="270" calcext:value-type="float">
            <text:p>270</text:p>
          </table:table-cell>
          <table:table-cell office:value-type="float" office:value="316" calcext:value-type="float">
            <text:p>316</text:p>
          </table:table-cell>
          <table:table-cell office:value-type="float" office:value="370" calcext:value-type="float">
            <text:p>370</text:p>
          </table:table-cell>
          <table:table-cell table:style-name="ce143" office:value-type="float" office:value="433" calcext:value-type="float">
            <text:p>433</text:p>
          </table:table-cell>
          <table:table-cell table:style-name="ce134" office:value-type="float" office:value="507" calcext:value-type="float">
            <text:p>507</text:p>
          </table:table-cell>
          <table:table-cell office:value-type="float" office:value="593" calcext:value-type="float">
            <text:p>593</text:p>
          </table:table-cell>
          <table:table-cell office:value-type="float" office:value="693" calcext:value-type="float">
            <text:p>693</text:p>
          </table:table-cell>
          <table:table-cell office:value-type="float" office:value="811" calcext:value-type="float">
            <text:p>811</text:p>
          </table:table-cell>
          <table:table-cell table:style-name="ce143" office:value-type="float" office:value="949" calcext:value-type="float">
            <text:p>949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FARM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-240" calcext:value-type="float">
            <text:p>-240</text:p>
          </table:table-cell>
          <table:table-cell office:value-type="float" office:value="-281" calcext:value-type="float">
            <text:p>-281</text:p>
          </table:table-cell>
          <table:table-cell office:value-type="float" office:value="-330" calcext:value-type="float">
            <text:p>-330</text:p>
          </table:table-cell>
          <table:table-cell office:value-type="float" office:value="-386" calcext:value-type="float">
            <text:p>-386</text:p>
          </table:table-cell>
          <table:table-cell table:style-name="ce143" office:value-type="float" office:value="-453" calcext:value-type="float">
            <text:p>-453</text:p>
          </table:table-cell>
          <table:table-cell table:style-name="ce134" office:value-type="float" office:value="-531" calcext:value-type="float">
            <text:p>-531</text:p>
          </table:table-cell>
          <table:table-cell office:value-type="float" office:value="-622" calcext:value-type="float">
            <text:p>-622</text:p>
          </table:table-cell>
          <table:table-cell office:value-type="float" office:value="-729" calcext:value-type="float">
            <text:p>-729</text:p>
          </table:table-cell>
          <table:table-cell office:value-type="float" office:value="-855" calcext:value-type="float">
            <text:p>-855</text:p>
          </table:table-cell>
          <table:table-cell table:style-name="ce143" office:value-type="float" office:value="-1002" calcext:value-type="float">
            <text:p>-1002</text:p>
          </table:table-cell>
          <table:table-cell table:style-name="ce134" office:value-type="float" office:value="-1175" calcext:value-type="float">
            <text:p>-1175</text:p>
          </table:table-cell>
          <table:table-cell office:value-type="float" office:value="-1377" calcext:value-type="float">
            <text:p>-1377</text:p>
          </table:table-cell>
          <table:table-cell office:value-type="float" office:value="-1614" calcext:value-type="float">
            <text:p>-1614</text:p>
          </table:table-cell>
          <table:table-cell office:value-type="float" office:value="-1891" calcext:value-type="float">
            <text:p>-1891</text:p>
          </table:table-cell>
          <table:table-cell table:style-name="ce143" office:value-type="float" office:value="-2217" calcext:value-type="float">
            <text:p>-2217</text:p>
          </table:table-cell>
          <table:table-cell table:style-name="ce134" office:value-type="float" office:value="-2598" calcext:value-type="float">
            <text:p>-2598</text:p>
          </table:table-cell>
          <table:table-cell office:value-type="float" office:value="-3046" calcext:value-type="float">
            <text:p>-3046</text:p>
          </table:table-cell>
          <table:table-cell office:value-type="float" office:value="-3570" calcext:value-type="float">
            <text:p>-3570</text:p>
          </table:table-cell>
          <table:table-cell office:value-type="float" office:value="-4184" calcext:value-type="float">
            <text:p>-4184</text:p>
          </table:table-cell>
          <table:table-cell table:style-name="ce143" office:value-type="float" office:value="-4904" calcext:value-type="float">
            <text:p>-4904</text:p>
          </table:table-cell>
          <table:table-cell table:style-name="ce134" office:value-type="float" office:value="-5748" calcext:value-type="float">
            <text:p>-5748</text:p>
          </table:table-cell>
          <table:table-cell office:value-type="float" office:value="-6737" calcext:value-type="float">
            <text:p>-6737</text:p>
          </table:table-cell>
          <table:table-cell office:value-type="float" office:value="-7897" calcext:value-type="float">
            <text:p>-7897</text:p>
          </table:table-cell>
          <table:table-cell office:value-type="float" office:value="-9256" calcext:value-type="float">
            <text:p>-9256</text:p>
          </table:table-cell>
          <table:table-cell table:style-name="ce143" office:value-type="float" office:value="-10849" calcext:value-type="float">
            <text:p>-10849</text:p>
          </table:table-cell>
          <table:table-cell table:style-name="ce134" office:value-type="float" office:value="-12716" calcext:value-type="float">
            <text:p>-12716</text:p>
          </table:table-cell>
          <table:table-cell office:value-type="float" office:value="-14904" calcext:value-type="float">
            <text:p>-14904</text:p>
          </table:table-cell>
          <table:table-cell office:value-type="float" office:value="-17469" calcext:value-type="float">
            <text:p>-17469</text:p>
          </table:table-cell>
          <table:table-cell office:value-type="float" office:value="-20476" calcext:value-type="float">
            <text:p>-20476</text:p>
          </table:table-cell>
          <table:table-cell table:style-name="ce143" office:value-type="float" office:value="-24000" calcext:value-type="float">
            <text:p>-24000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WAREHOUSE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CHAPEL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CHURCH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5000" calcext:value-type="float">
            <text:p>5000</text:p>
          </table:table-cell>
          <table:table-cell office:value-type="float" office:value="7750" calcext:value-type="float">
            <text:p>7750</text:p>
          </table:table-cell>
          <table:table-cell office:value-type="float" office:value="12013" calcext:value-type="float">
            <text:p>12013</text:p>
          </table:table-cell>
          <table:table-cell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RALLY POIN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43" office:value-type="float" office:value="28" calcext:value-type="float">
            <text:p>28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BARRACKS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43" office:value-type="float" office:value="14" calcext:value-type="float">
            <text:p>14</text:p>
          </table:table-cell>
          <table:table-cell table:style-name="ce134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style-name="ce143" office:value-type="float" office:value="35" calcext:value-type="float">
            <text:p>35</text:p>
          </table:table-cell>
          <table:table-cell table:style-name="ce134"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table:style-name="ce143" office:value-type="float" office:value="88" calcext:value-type="float">
            <text:p>88</text:p>
          </table:table-cell>
          <table:table-cell table:style-name="ce134"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154" calcext:value-type="float">
            <text:p>154</text:p>
          </table:table-cell>
          <table:table-cell office:value-type="float" office:value="185" calcext:value-type="float">
            <text:p>185</text:p>
          </table:table-cell>
          <table:table-cell table:style-name="ce143" office:value-type="float" office:value="222" calcext:value-type="float">
            <text:p>222</text:p>
          </table:table-cell>
          <table:table-cell table:style-name="ce134" office:value-type="float" office:value="267" calcext:value-type="float">
            <text:p>267</text:p>
          </table:table-cell>
          <table:table-cell office:value-type="float" office:value="321" calcext:value-type="float">
            <text:p>321</text:p>
          </table:table-cell>
          <table:table-cell office:value-type="float" office:value="385" calcext:value-type="float">
            <text:p>385</text:p>
          </table:table-cell>
          <table:table-cell office:value-type="float" office:value="463" calcext:value-type="float">
            <text:p>463</text:p>
          </table:table-cell>
          <table:table-cell table:style-name="ce143" office:value-type="float" office:value="556" calcext:value-type="float">
            <text:p>556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STATUE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WALL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table:style-name="ce134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143" office:value-type="float" office:value="21" calcext:value-type="float">
            <text:p>21</text:p>
          </table:table-cell>
          <table:table-cell table:style-name="ce134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style-name="ce143" office:value-type="float" office:value="45" calcext:value-type="float">
            <text:p>45</text:p>
          </table:table-cell>
          <table:table-cell table:style-name="ce134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table:style-name="ce143" office:value-type="float" office:value="99" calcext:value-type="float">
            <text:p>99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HOSPITAL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3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143" office:value-type="float" office:value="40" calcext:value-type="float">
            <text:p>40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MARKE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143" office:value-type="float" office:value="37" calcext:value-type="float">
            <text:p>37</text:p>
          </table:table-cell>
          <table:table-cell table:style-name="ce134"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ce143" office:value-type="float" office:value="82" calcext:value-type="float">
            <text:p>82</text:p>
          </table:table-cell>
          <table:table-cell table:style-name="ce134"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table:style-name="ce143" office:value-type="float" office:value="180" calcext:value-type="float">
            <text:p>180</text:p>
          </table:table-cell>
          <table:table-cell table:style-name="ce134" office:value-type="float" office:value="211" calcext:value-type="float">
            <text:p>211</text:p>
          </table:table-cell>
          <table:table-cell office:value-type="float" office:value="247" calcext:value-type="float">
            <text:p>247</text:p>
          </table:table-cell>
          <table:table-cell office:value-type="float" office:value="289" calcext:value-type="float">
            <text:p>289</text:p>
          </table:table-cell>
          <table:table-cell office:value-type="float" office:value="338" calcext:value-type="float">
            <text:p>338</text:p>
          </table:table-cell>
          <table:table-cell table:style-name="ce143" office:value-type="float" office:value="395" calcext:value-type="float">
            <text:p>395</text:p>
          </table:table-cell>
          <table:table-cell table:style-name="ce134" office:value-type="float" office:value="462" calcext:value-type="float">
            <text:p>462</text:p>
          </table:table-cell>
          <table:table-cell office:value-type="float" office:value="541" calcext:value-type="float">
            <text:p>541</text:p>
          </table:table-cell>
          <table:table-cell office:value-type="float" office:value="633" calcext:value-type="float">
            <text:p>633</text:p>
          </table:table-cell>
          <table:table-cell office:value-type="float" office:value="740" calcext:value-type="float">
            <text:p>740</text:p>
          </table:table-cell>
          <table:table-cell table:style-name="ce143" office:value-type="float" office:value="866" calcext:value-type="float">
            <text:p>866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TAVERN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143" office:value-type="float" office:value="26" calcext:value-type="float">
            <text:p>26</text:p>
          </table:table-cell>
          <table:table-cell table:style-name="ce134"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table:style-name="ce143" office:value-type="float" office:value="86" calcext:value-type="float">
            <text:p>86</text:p>
          </table:table-cell>
          <table:table-cell table:style-name="ce134"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float" office:value="176" calcext:value-type="float">
            <text:p>176</text:p>
          </table:table-cell>
          <table:table-cell office:value-type="float" office:value="224" calcext:value-type="float">
            <text:p>224</text:p>
          </table:table-cell>
          <table:table-cell table:style-name="ce143" office:value-type="float" office:value="284" calcext:value-type="float">
            <text:p>284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ACADEMY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80" calcext:value-type="float">
            <text:p>80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8" office:value-type="string" calcext:value-type="string">
            <text:p>HALL OF ORDERS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50" calcext:value-type="float">
            <text:p>50</text:p>
          </table:table-cell>
          <table:table-cell table:style-name="ce141" office:value-type="float" office:value="64" calcext:value-type="float">
            <text:p>64</text:p>
          </table:table-cell>
          <table:table-cell table:style-name="ce141" office:value-type="float" office:value="81" calcext:value-type="float">
            <text:p>81</text:p>
          </table:table-cell>
          <table:table-cell table:style-name="ce141" office:value-type="float" office:value="102" calcext:value-type="float">
            <text:p>102</text:p>
          </table:table-cell>
          <table:table-cell table:style-name="ce146" office:value-type="float" office:value="130" calcext:value-type="float">
            <text:p>130</text:p>
          </table:table-cell>
          <table:table-cell table:style-name="ce135" office:value-type="float" office:value="165" calcext:value-type="float">
            <text:p>165</text:p>
          </table:table-cell>
          <table:table-cell table:style-name="ce141" office:value-type="float" office:value="210" calcext:value-type="float">
            <text:p>210</text:p>
          </table:table-cell>
          <table:table-cell table:style-name="ce141" office:value-type="float" office:value="266" calcext:value-type="float">
            <text:p>266</text:p>
          </table:table-cell>
          <table:table-cell table:style-name="ce141" office:value-type="float" office:value="338" calcext:value-type="float">
            <text:p>338</text:p>
          </table:table-cell>
          <table:table-cell table:style-name="ce146" office:value-type="float" office:value="430" calcext:value-type="float">
            <text:p>430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number-columns-repeated="64"/>
        </table:table-row>
        <table:table-row table:style-name="ro5">
          <table:table-cell table:style-name="ce126" office:value-type="string" calcext:value-type="string">
            <text:p>POINTS</text:p>
          </table:table-cell>
          <table:table-cell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16" calcext:value-type="float">
            <text:p>16</text:p>
          </table:table-cell>
          <table:table-cell table:style-name="ce132" office:value-type="float" office:value="17" calcext:value-type="float">
            <text:p>17</text:p>
          </table:table-cell>
          <table:table-cell table:style-name="ce132" office:value-type="float" office:value="18" calcext:value-type="float">
            <text:p>18</text:p>
          </table:table-cell>
          <table:table-cell table:style-name="ce132" office:value-type="float" office:value="19" calcext:value-type="float">
            <text:p>19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21" calcext:value-type="float">
            <text:p>21</text:p>
          </table:table-cell>
          <table:table-cell table:style-name="ce132" office:value-type="float" office:value="22" calcext:value-type="float">
            <text:p>22</text:p>
          </table:table-cell>
          <table:table-cell table:style-name="ce132" office:value-type="float" office:value="23" calcext:value-type="float">
            <text:p>23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26" calcext:value-type="float">
            <text:p>26</text:p>
          </table:table-cell>
          <table:table-cell table:style-name="ce132" office:value-type="float" office:value="27" calcext:value-type="float">
            <text:p>27</text:p>
          </table:table-cell>
          <table:table-cell table:style-name="ce132" office:value-type="float" office:value="28" calcext:value-type="float">
            <text:p>28</text:p>
          </table:table-cell>
          <table:table-cell table:style-name="ce132" office:value-type="float" office:value="29" calcext:value-type="float">
            <text:p>29</text:p>
          </table:table-cell>
          <table:table-cell table:style-name="ce158" office:value-type="float" office:value="30" calcext:value-type="float">
            <text:p>30</text:p>
          </table:table-cell>
          <table:table-cell table:style-name="ce159" table:number-columns-repeated="32"/>
        </table:table-row>
        <table:table-row table:style-name="ro5">
          <table:table-cell table:style-name="ce75" office:value-type="string" calcext:value-type="string">
            <text:p>VILLAGE HEADQUARTERS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7" calcext:value-type="float">
            <text:p>17</text:p>
          </table:table-cell>
          <table:table-cell table:style-name="ce145" office:value-type="float" office:value="21" calcext:value-type="float">
            <text:p>21</text:p>
          </table:table-cell>
          <table:table-cell table:style-name="ce133" office:value-type="float" office:value="25" calcext:value-type="float">
            <text:p>2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36" calcext:value-type="float">
            <text:p>36</text:p>
          </table:table-cell>
          <table:table-cell table:style-name="ce140" office:value-type="float" office:value="43" calcext:value-type="float">
            <text:p>43</text:p>
          </table:table-cell>
          <table:table-cell table:style-name="ce145" office:value-type="float" office:value="52" calcext:value-type="float">
            <text:p>52</text:p>
          </table:table-cell>
          <table:table-cell table:style-name="ce133" office:value-type="float" office:value="62" calcext:value-type="float">
            <text:p>62</text:p>
          </table:table-cell>
          <table:table-cell table:style-name="ce140" office:value-type="float" office:value="74" calcext:value-type="float">
            <text:p>74</text:p>
          </table:table-cell>
          <table:table-cell table:style-name="ce140" office:value-type="float" office:value="89" calcext:value-type="float">
            <text:p>89</text:p>
          </table:table-cell>
          <table:table-cell table:style-name="ce140" office:value-type="float" office:value="107" calcext:value-type="float">
            <text:p>107</text:p>
          </table:table-cell>
          <table:table-cell table:style-name="ce145" office:value-type="float" office:value="128" calcext:value-type="float">
            <text:p>128</text:p>
          </table:table-cell>
          <table:table-cell table:style-name="ce133" office:value-type="float" office:value="154" calcext:value-type="float">
            <text:p>154</text:p>
          </table:table-cell>
          <table:table-cell table:style-name="ce140" office:value-type="float" office:value="185" calcext:value-type="float">
            <text:p>185</text:p>
          </table:table-cell>
          <table:table-cell table:style-name="ce140" office:value-type="float" office:value="222" calcext:value-type="float">
            <text:p>222</text:p>
          </table:table-cell>
          <table:table-cell table:style-name="ce140" office:value-type="float" office:value="266" calcext:value-type="float">
            <text:p>266</text:p>
          </table:table-cell>
          <table:table-cell table:style-name="ce145" office:value-type="float" office:value="319" calcext:value-type="float">
            <text:p>319</text:p>
          </table:table-cell>
          <table:table-cell table:style-name="ce133" office:value-type="float" office:value="383" calcext:value-type="float">
            <text:p>383</text:p>
          </table:table-cell>
          <table:table-cell table:style-name="ce140" office:value-type="float" office:value="460" calcext:value-type="float">
            <text:p>460</text:p>
          </table:table-cell>
          <table:table-cell table:style-name="ce140" office:value-type="float" office:value="552" calcext:value-type="float">
            <text:p>552</text:p>
          </table:table-cell>
          <table:table-cell table:style-name="ce140" office:value-type="float" office:value="662" calcext:value-type="float">
            <text:p>662</text:p>
          </table:table-cell>
          <table:table-cell table:style-name="ce145" office:value-type="float" office:value="795" calcext:value-type="float">
            <text:p>795</text:p>
          </table:table-cell>
          <table:table-cell table:style-name="ce133" office:value-type="float" office:value="954" calcext:value-type="float">
            <text:p>954</text:p>
          </table:table-cell>
          <table:table-cell table:style-name="ce140" office:value-type="float" office:value="1145" calcext:value-type="float">
            <text:p>1145</text:p>
          </table:table-cell>
          <table:table-cell table:style-name="ce140" office:value-type="float" office:value="1374" calcext:value-type="float">
            <text:p>1374</text:p>
          </table:table-cell>
          <table:table-cell table:style-name="ce140" office:value-type="float" office:value="1648" calcext:value-type="float">
            <text:p>1648</text:p>
          </table:table-cell>
          <table:table-cell table:style-name="ce145" office:value-type="float" office:value="1978" calcext:value-type="float">
            <text:p>1978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TIMBER CAMP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2" calcext:value-type="float">
            <text:p>12</text:p>
          </table:table-cell>
          <table:table-cell table:style-name="ce134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143" office:value-type="float" office:value="31" calcext:value-type="float">
            <text:p>31</text:p>
          </table:table-cell>
          <table:table-cell table:style-name="ce134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style-name="ce143" office:value-type="float" office:value="77" calcext:value-type="float">
            <text:p>77</text:p>
          </table:table-cell>
          <table:table-cell table:style-name="ce134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table:style-name="ce143" office:value-type="float" office:value="192" calcext:value-type="float">
            <text:p>192</text:p>
          </table:table-cell>
          <table:table-cell table:style-name="ce134"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office:value-type="float" office:value="397" calcext:value-type="float">
            <text:p>397</text:p>
          </table:table-cell>
          <table:table-cell table:style-name="ce143" office:value-type="float" office:value="477" calcext:value-type="float">
            <text:p>477</text:p>
          </table:table-cell>
          <table:table-cell table:style-name="ce134"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office:value-type="float" office:value="989" calcext:value-type="float">
            <text:p>989</text:p>
          </table:table-cell>
          <table:table-cell table:style-name="ce143" office:value-type="float" office:value="1187" calcext:value-type="float">
            <text:p>1187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CLAY PI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2" calcext:value-type="float">
            <text:p>12</text:p>
          </table:table-cell>
          <table:table-cell table:style-name="ce134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143" office:value-type="float" office:value="31" calcext:value-type="float">
            <text:p>31</text:p>
          </table:table-cell>
          <table:table-cell table:style-name="ce134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style-name="ce143" office:value-type="float" office:value="77" calcext:value-type="float">
            <text:p>77</text:p>
          </table:table-cell>
          <table:table-cell table:style-name="ce134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table:style-name="ce143" office:value-type="float" office:value="192" calcext:value-type="float">
            <text:p>192</text:p>
          </table:table-cell>
          <table:table-cell table:style-name="ce134"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office:value-type="float" office:value="397" calcext:value-type="float">
            <text:p>397</text:p>
          </table:table-cell>
          <table:table-cell table:style-name="ce143" office:value-type="float" office:value="477" calcext:value-type="float">
            <text:p>477</text:p>
          </table:table-cell>
          <table:table-cell table:style-name="ce134"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office:value-type="float" office:value="989" calcext:value-type="float">
            <text:p>989</text:p>
          </table:table-cell>
          <table:table-cell table:style-name="ce143" office:value-type="float" office:value="1187" calcext:value-type="float">
            <text:p>1187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IRON MINE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2" calcext:value-type="float">
            <text:p>12</text:p>
          </table:table-cell>
          <table:table-cell table:style-name="ce134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143" office:value-type="float" office:value="31" calcext:value-type="float">
            <text:p>31</text:p>
          </table:table-cell>
          <table:table-cell table:style-name="ce134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style-name="ce143" office:value-type="float" office:value="77" calcext:value-type="float">
            <text:p>77</text:p>
          </table:table-cell>
          <table:table-cell table:style-name="ce134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table:style-name="ce143" office:value-type="float" office:value="192" calcext:value-type="float">
            <text:p>192</text:p>
          </table:table-cell>
          <table:table-cell table:style-name="ce134"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office:value-type="float" office:value="397" calcext:value-type="float">
            <text:p>397</text:p>
          </table:table-cell>
          <table:table-cell table:style-name="ce143" office:value-type="float" office:value="477" calcext:value-type="float">
            <text:p>477</text:p>
          </table:table-cell>
          <table:table-cell table:style-name="ce134"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office:value-type="float" office:value="989" calcext:value-type="float">
            <text:p>989</text:p>
          </table:table-cell>
          <table:table-cell table:style-name="ce143" office:value-type="float" office:value="1187" calcext:value-type="float">
            <text:p>1187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FARM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43" office:value-type="float" office:value="10" calcext:value-type="float">
            <text:p>10</text:p>
          </table:table-cell>
          <table:table-cell table:style-name="ce134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143" office:value-type="float" office:value="26" calcext:value-type="float">
            <text:p>26</text:p>
          </table:table-cell>
          <table:table-cell table:style-name="ce134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style-name="ce143" office:value-type="float" office:value="64" calcext:value-type="float">
            <text:p>64</text:p>
          </table:table-cell>
          <table:table-cell table:style-name="ce134"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table:style-name="ce143" office:value-type="float" office:value="160" calcext:value-type="float">
            <text:p>160</text:p>
          </table:table-cell>
          <table:table-cell table:style-name="ce134" office:value-type="float" office:value="192" calcext:value-type="float">
            <text:p>192</text:p>
          </table:table-cell>
          <table:table-cell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table:style-name="ce143" office:value-type="float" office:value="397" calcext:value-type="float">
            <text:p>397</text:p>
          </table:table-cell>
          <table:table-cell table:style-name="ce134" office:value-type="float" office:value="477" calcext:value-type="float">
            <text:p>477</text:p>
          </table:table-cell>
          <table:table-cell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table:style-name="ce143" office:value-type="float" office:value="989" calcext:value-type="float">
            <text:p>989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WAREHOUSE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2" calcext:value-type="float">
            <text:p>12</text:p>
          </table:table-cell>
          <table:table-cell table:style-name="ce134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143" office:value-type="float" office:value="31" calcext:value-type="float">
            <text:p>31</text:p>
          </table:table-cell>
          <table:table-cell table:style-name="ce134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style-name="ce143" office:value-type="float" office:value="77" calcext:value-type="float">
            <text:p>77</text:p>
          </table:table-cell>
          <table:table-cell table:style-name="ce134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table:style-name="ce143" office:value-type="float" office:value="192" calcext:value-type="float">
            <text:p>192</text:p>
          </table:table-cell>
          <table:table-cell table:style-name="ce134" office:value-type="float" office:value="230" calcext:value-type="float">
            <text:p>230</text:p>
          </table:table-cell>
          <table:table-cell office:value-type="float" office:value="276" calcext:value-type="float">
            <text:p>276</text:p>
          </table:table-cell>
          <table:table-cell office:value-type="float" office:value="331" calcext:value-type="float">
            <text:p>331</text:p>
          </table:table-cell>
          <table:table-cell office:value-type="float" office:value="397" calcext:value-type="float">
            <text:p>397</text:p>
          </table:table-cell>
          <table:table-cell table:style-name="ce143" office:value-type="float" office:value="477" calcext:value-type="float">
            <text:p>477</text:p>
          </table:table-cell>
          <table:table-cell table:style-name="ce134" office:value-type="float" office:value="572" calcext:value-type="float">
            <text:p>572</text:p>
          </table:table-cell>
          <table:table-cell office:value-type="float" office:value="687" calcext:value-type="float">
            <text:p>687</text:p>
          </table:table-cell>
          <table:table-cell office:value-type="float" office:value="824" calcext:value-type="float">
            <text:p>824</text:p>
          </table:table-cell>
          <table:table-cell office:value-type="float" office:value="989" calcext:value-type="float">
            <text:p>989</text:p>
          </table:table-cell>
          <table:table-cell table:style-name="ce143" office:value-type="float" office:value="1187" calcext:value-type="float">
            <text:p>1187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CHAPEL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0" calcext:value-type="float">
            <text:p>10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CHURCH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RALLY POIN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BARRACKS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143" office:value-type="float" office:value="33" calcext:value-type="float">
            <text:p>33</text:p>
          </table:table-cell>
          <table:table-cell table:style-name="ce134"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table:style-name="ce143" office:value-type="float" office:value="83" calcext:value-type="float">
            <text:p>83</text:p>
          </table:table-cell>
          <table:table-cell table:style-name="ce134"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office:value-type="float" office:value="171" calcext:value-type="float">
            <text:p>171</text:p>
          </table:table-cell>
          <table:table-cell table:style-name="ce143" office:value-type="float" office:value="205" calcext:value-type="float">
            <text:p>205</text:p>
          </table:table-cell>
          <table:table-cell table:style-name="ce134" office:value-type="float" office:value="247" calcext:value-type="float">
            <text:p>247</text:p>
          </table:table-cell>
          <table:table-cell office:value-type="float" office:value="296" calcext:value-type="float">
            <text:p>296</text:p>
          </table:table-cell>
          <table:table-cell office:value-type="float" office:value="355" calcext:value-type="float">
            <text:p>355</text:p>
          </table:table-cell>
          <table:table-cell office:value-type="float" office:value="426" calcext:value-type="float">
            <text:p>426</text:p>
          </table:table-cell>
          <table:table-cell table:style-name="ce143" office:value-type="float" office:value="511" calcext:value-type="float">
            <text:p>511</text:p>
          </table:table-cell>
          <table:table-cell table:style-name="ce134" office:value-type="float" office:value="613" calcext:value-type="float">
            <text:p>613</text:p>
          </table:table-cell>
          <table:table-cell office:value-type="float" office:value="736" calcext:value-type="float">
            <text:p>736</text:p>
          </table:table-cell>
          <table:table-cell office:value-type="float" office:value="883" calcext:value-type="float">
            <text:p>883</text:p>
          </table:table-cell>
          <table:table-cell office:value-type="float" office:value="1060" calcext:value-type="float">
            <text:p>1060</text:p>
          </table:table-cell>
          <table:table-cell table:style-name="ce143" office:value-type="float" office:value="1272" calcext:value-type="float">
            <text:p>1272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STATUE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2" calcext:value-type="float">
            <text:p>12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WALL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43" office:value-type="float" office:value="17" calcext:value-type="float">
            <text:p>17</text:p>
          </table:table-cell>
          <table:table-cell table:style-name="ce134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style-name="ce143" office:value-type="float" office:value="41" calcext:value-type="float">
            <text:p>41</text:p>
          </table:table-cell>
          <table:table-cell table:style-name="ce134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table:style-name="ce143" office:value-type="float" office:value="103" calcext:value-type="float">
            <text:p>103</text:p>
          </table:table-cell>
          <table:table-cell table:style-name="ce134" office:value-type="float" office:value="123" calcext:value-type="float">
            <text:p>123</text:p>
          </table:table-cell>
          <table:table-cell office:value-type="float" office:value="148" calcext:value-type="float">
            <text:p>148</text:p>
          </table:table-cell>
          <table:table-cell office:value-type="float" office:value="177" calcext:value-type="float">
            <text:p>177</text:p>
          </table:table-cell>
          <table:table-cell office:value-type="float" office:value="213" calcext:value-type="float">
            <text:p>213</text:p>
          </table:table-cell>
          <table:table-cell table:style-name="ce143" office:value-type="float" office:value="256" calcext:value-type="float">
            <text:p>256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HOSPITAL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143" office:value-type="float" office:value="31" calcext:value-type="float">
            <text:p>31</text:p>
          </table:table-cell>
          <table:table-cell table:style-name="ce134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style-name="ce143" office:value-type="float" office:value="77" calcext:value-type="float">
            <text:p>77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MARKE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21" calcext:value-type="float">
            <text:p>21</text:p>
          </table:table-cell>
          <table:table-cell table:style-name="ce134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style-name="ce143" office:value-type="float" office:value="52" calcext:value-type="float">
            <text:p>52</text:p>
          </table:table-cell>
          <table:table-cell table:style-name="ce134"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table:style-name="ce143" office:value-type="float" office:value="128" calcext:value-type="float">
            <text:p>128</text:p>
          </table:table-cell>
          <table:table-cell table:style-name="ce134" office:value-type="float" office:value="154" calcext:value-type="float">
            <text:p>154</text:p>
          </table:table-cell>
          <table:table-cell office:value-type="float" office:value="185" calcext:value-type="float">
            <text:p>185</text:p>
          </table:table-cell>
          <table:table-cell office:value-type="float" office:value="222" calcext:value-type="float">
            <text:p>222</text:p>
          </table:table-cell>
          <table:table-cell office:value-type="float" office:value="266" calcext:value-type="float">
            <text:p>266</text:p>
          </table:table-cell>
          <table:table-cell table:style-name="ce143" office:value-type="float" office:value="319" calcext:value-type="float">
            <text:p>319</text:p>
          </table:table-cell>
          <table:table-cell table:style-name="ce134" office:value-type="float" office:value="383" calcext:value-type="float">
            <text:p>383</text:p>
          </table:table-cell>
          <table:table-cell office:value-type="float" office:value="460" calcext:value-type="float">
            <text:p>460</text:p>
          </table:table-cell>
          <table:table-cell office:value-type="float" office:value="552" calcext:value-type="float">
            <text:p>552</text:p>
          </table:table-cell>
          <table:table-cell office:value-type="float" office:value="662" calcext:value-type="float">
            <text:p>662</text:p>
          </table:table-cell>
          <table:table-cell table:style-name="ce143" office:value-type="float" office:value="795" calcext:value-type="float">
            <text:p>795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TAVERN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143" office:value-type="float" office:value="31" calcext:value-type="float">
            <text:p>31</text:p>
          </table:table-cell>
          <table:table-cell table:style-name="ce134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style-name="ce143" office:value-type="float" office:value="77" calcext:value-type="float">
            <text:p>77</text:p>
          </table:table-cell>
          <table:table-cell table:style-name="ce134"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134" calcext:value-type="float">
            <text:p>134</text:p>
          </table:table-cell>
          <table:table-cell office:value-type="float" office:value="160" calcext:value-type="float">
            <text:p>160</text:p>
          </table:table-cell>
          <table:table-cell table:style-name="ce143" office:value-type="float" office:value="193" calcext:value-type="float">
            <text:p>193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7" office:value-type="string" calcext:value-type="string">
            <text:p>ACADEMY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512" calcext:value-type="float">
            <text:p>512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style-name="ce128" office:value-type="string" calcext:value-type="string">
            <text:p>HALL OF ORDERS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75" calcext:value-type="float">
            <text:p>75</text:p>
          </table:table-cell>
          <table:table-cell table:style-name="ce141" office:value-type="float" office:value="90" calcext:value-type="float">
            <text:p>90</text:p>
          </table:table-cell>
          <table:table-cell table:style-name="ce141" office:value-type="float" office:value="108" calcext:value-type="float">
            <text:p>108</text:p>
          </table:table-cell>
          <table:table-cell table:style-name="ce141" office:value-type="float" office:value="130" calcext:value-type="float">
            <text:p>130</text:p>
          </table:table-cell>
          <table:table-cell table:style-name="ce146" office:value-type="float" office:value="156" calcext:value-type="float">
            <text:p>156</text:p>
          </table:table-cell>
          <table:table-cell table:style-name="ce135" office:value-type="float" office:value="187" calcext:value-type="float">
            <text:p>187</text:p>
          </table:table-cell>
          <table:table-cell table:style-name="ce141" office:value-type="float" office:value="224" calcext:value-type="float">
            <text:p>224</text:p>
          </table:table-cell>
          <table:table-cell table:style-name="ce141" office:value-type="float" office:value="269" calcext:value-type="float">
            <text:p>269</text:p>
          </table:table-cell>
          <table:table-cell table:style-name="ce141" office:value-type="float" office:value="322" calcext:value-type="float">
            <text:p>322</text:p>
          </table:table-cell>
          <table:table-cell table:style-name="ce146" office:value-type="float" office:value="387" calcext:value-type="float">
            <text:p>387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9" table:number-columns-repeated="32"/>
        </table:table-row>
        <table:table-row table:style-name="ro5">
          <table:table-cell table:number-columns-repeated="64"/>
        </table:table-row>
        <table:table-row table:style-name="ro5">
          <table:table-cell table:style-name="ce130" office:value-type="string" calcext:value-type="string">
            <text:p>HITPOINT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number-columns-repeated="32"/>
        </table:table-row>
        <table:table-row table:style-name="ro5">
          <table:table-cell table:style-name="ce75" office:value-type="string" calcext:value-type="string">
            <text:p>VILLAGE HEADQUARTERS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3" calcext:value-type="float">
            <text:p>3</text:p>
          </table:table-cell>
          <table:table-cell table:style-name="ce140" office:value-type="float" office:value="3" calcext:value-type="float">
            <text:p>3</text:p>
          </table:table-cell>
          <table:table-cell table:number-columns-repeated="2" table:style-name="ce140" office:value-type="float" office:value="4" calcext:value-type="float">
            <text:p>4</text:p>
          </table:table-cell>
          <table:table-cell table:style-name="ce145" office:value-type="float" office:value="4" calcext:value-type="float">
            <text:p>4</text:p>
          </table:table-cell>
          <table:table-cell table:style-name="ce133" office:value-type="float" office:value="5" calcext:value-type="float">
            <text:p>5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2" table:style-name="ce140" office:value-type="float" office:value="6" calcext:value-type="float">
            <text:p>6</text:p>
          </table:table-cell>
          <table:table-cell table:style-name="ce145" office:value-type="float" office:value="7" calcext:value-type="float">
            <text:p>7</text:p>
          </table:table-cell>
          <table:table-cell table:style-name="ce133" office:value-type="float" office:value="8" calcext:value-type="float">
            <text:p>8</text:p>
          </table:table-cell>
          <table:table-cell table:number-columns-repeated="2" table:style-name="ce140" office:value-type="float" office:value="9" calcext:value-type="float">
            <text:p>9</text:p>
          </table:table-cell>
          <table:table-cell table:style-name="ce140" office:value-type="float" office:value="10" calcext:value-type="float">
            <text:p>10</text:p>
          </table:table-cell>
          <table:table-cell table:style-name="ce145" office:value-type="float" office:value="11" calcext:value-type="float">
            <text:p>11</text:p>
          </table:table-cell>
          <table:table-cell table:style-name="ce133" office:value-type="float" office:value="13" calcext:value-type="float">
            <text:p>13</text:p>
          </table:table-cell>
          <table:table-cell table:style-name="ce140" office:value-type="float" office:value="14" calcext:value-type="float">
            <text:p>14</text:p>
          </table:table-cell>
          <table:table-cell table:style-name="ce155" table:formula="of:=ROUND(15*1.5;0)" office:value-type="float" office:value="23" calcext:value-type="float">
            <text:p>23</text:p>
          </table:table-cell>
          <table:table-cell table:style-name="ce155" table:formula="of:=ROUND(17*1.5;0)" office:value-type="float" office:value="26" calcext:value-type="float">
            <text:p>26</text:p>
          </table:table-cell>
          <table:table-cell table:style-name="ce156" table:formula="of:=ROUND(18*1.5;0)" office:value-type="float" office:value="27" calcext:value-type="float">
            <text:p>27</text:p>
          </table:table-cell>
          <table:table-cell table:style-name="ce157" table:formula="of:=ROUND(20*1.5;0)" office:value-type="float" office:value="30" calcext:value-type="float">
            <text:p>30</text:p>
          </table:table-cell>
          <table:table-cell table:style-name="ce155" table:formula="of:=ROUND(22*1.5;0)" office:value-type="float" office:value="33" calcext:value-type="float">
            <text:p>33</text:p>
          </table:table-cell>
          <table:table-cell table:style-name="ce155" table:formula="of:=ROUND(24*1.5;0)" office:value-type="float" office:value="36" calcext:value-type="float">
            <text:p>36</text:p>
          </table:table-cell>
          <table:table-cell table:style-name="ce155" table:formula="of:=ROUND(27*1.5;0)" office:value-type="float" office:value="41" calcext:value-type="float">
            <text:p>41</text:p>
          </table:table-cell>
          <table:table-cell table:style-name="ce156" table:formula="of:=ROUND(30*1.5;0)" office:value-type="float" office:value="45" calcext:value-type="float">
            <text:p>45</text:p>
          </table:table-cell>
          <table:table-cell table:style-name="ce157" table:formula="of:=ROUND(33*1.5;0)" office:value-type="float" office:value="50" calcext:value-type="float">
            <text:p>50</text:p>
          </table:table-cell>
          <table:table-cell table:style-name="ce155" table:formula="of:=ROUND(36*1.5;0)" office:value-type="float" office:value="54" calcext:value-type="float">
            <text:p>54</text:p>
          </table:table-cell>
          <table:table-cell table:style-name="ce155" table:formula="of:=ROUND(39*1.5;0)" office:value-type="float" office:value="59" calcext:value-type="float">
            <text:p>59</text:p>
          </table:table-cell>
          <table:table-cell table:style-name="ce155" table:formula="of:=ROUND(43*1.5;0)" office:value-type="float" office:value="65" calcext:value-type="float">
            <text:p>65</text:p>
          </table:table-cell>
          <table:table-cell table:style-name="ce156" table:formula="of:=ROUND(48*1.5;0)" office:value-type="float" office:value="72" calcext:value-type="float">
            <text:p>72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TIMBER CAMP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3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34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43" office:value-type="float" office:value="30" calcext:value-type="float">
            <text:p>30</text:p>
          </table:table-cell>
          <table:table-cell table:style-name="ce134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143" office:value-type="float" office:value="48" calcext:value-type="float">
            <text:p>48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CLAY PI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3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34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43" office:value-type="float" office:value="30" calcext:value-type="float">
            <text:p>30</text:p>
          </table:table-cell>
          <table:table-cell table:style-name="ce134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143" office:value-type="float" office:value="48" calcext:value-type="float">
            <text:p>48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IRON MINE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3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34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43" office:value-type="float" office:value="30" calcext:value-type="float">
            <text:p>30</text:p>
          </table:table-cell>
          <table:table-cell table:style-name="ce134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143" office:value-type="float" office:value="48" calcext:value-type="float">
            <text:p>48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FARM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43" office:value-type="float" office:value="12" calcext:value-type="float">
            <text:p>12</text:p>
          </table:table-cell>
          <table:table-cell table:style-name="ce13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19" calcext:value-type="float">
            <text:p>19</text:p>
          </table:table-cell>
          <table:table-cell table:style-name="ce134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43" office:value-type="float" office:value="31" calcext:value-type="float">
            <text:p>31</text:p>
          </table:table-cell>
          <table:table-cell table:style-name="ce134"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style-name="ce143" office:value-type="float" office:value="49" calcext:value-type="float">
            <text:p>49</text:p>
          </table:table-cell>
          <table:table-cell table:style-name="ce134"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style-name="ce143" office:value-type="float" office:value="79" calcext:value-type="float">
            <text:p>79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WAREHOUSE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3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34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43" office:value-type="float" office:value="30" calcext:value-type="float">
            <text:p>30</text:p>
          </table:table-cell>
          <table:table-cell table:style-name="ce134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style-name="ce143" office:value-type="float" office:value="48" calcext:value-type="float">
            <text:p>48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CHURCH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800" calcext:value-type="float">
            <text:p>8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RALLY POIN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BARRACKS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3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34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43" office:value-type="float" office:value="30" calcext:value-type="float">
            <text:p>30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STATUE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WALL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3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MARKET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3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34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43" office:value-type="float" office:value="30" calcext:value-type="float">
            <text:p>30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TAVERN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ACADEMY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500" calcext:value-type="float">
            <text:p>500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128" office:value-type="string" calcext:value-type="string">
            <text:p>HALL OF ORDERS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20" calcext:value-type="float">
            <text:p>20</text:p>
          </table:table-cell>
          <table:table-cell table:style-name="ce141" office:value-type="float" office:value="22" calcext:value-type="float">
            <text:p>22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27" calcext:value-type="float">
            <text:p>27</text:p>
          </table:table-cell>
          <table:table-cell table:style-name="ce146" office:value-type="float" office:value="29" calcext:value-type="float">
            <text:p>29</text:p>
          </table:table-cell>
          <table:table-cell table:style-name="ce135" office:value-type="float" office:value="32" calcext:value-type="float">
            <text:p>32</text:p>
          </table:table-cell>
          <table:table-cell table:style-name="ce141" office:value-type="float" office:value="35" calcext:value-type="float">
            <text:p>35</text:p>
          </table:table-cell>
          <table:table-cell table:style-name="ce141" office:value-type="float" office:value="39" calcext:value-type="float">
            <text:p>39</text:p>
          </table:table-cell>
          <table:table-cell table:style-name="ce141" office:value-type="float" office:value="43" calcext:value-type="float">
            <text:p>43</text:p>
          </table:table-cell>
          <table:table-cell table:style-name="ce154" table:formula="of:=ROUND(47*1.5;0)" office:value-type="float" office:value="71" calcext:value-type="float">
            <text:p>71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127" office:value-type="string" calcext:value-type="string">
            <text:p>CHAPEL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string" calcext:value-type="string">
            <text:p>N/A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style-name="ce128" office:value-type="string" calcext:value-type="string">
            <text:p>HOSPITAL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3" calcext:value-type="float">
            <text:p>3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2" table:style-name="ce141" office:value-type="float" office:value="4" calcext:value-type="float">
            <text:p>4</text:p>
          </table:table-cell>
          <table:table-cell table:style-name="ce146" office:value-type="float" office:value="4" calcext:value-type="float">
            <text:p>4</text:p>
          </table:table-cell>
          <table:table-cell table:style-name="ce135" office:value-type="float" office:value="5" calcext:value-type="float">
            <text:p>5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141" office:value-type="float" office:value="6" calcext:value-type="float">
            <text:p>6</text:p>
          </table:table-cell>
          <table:table-cell table:style-name="ce146" office:value-type="float" office:value="7" calcext:value-type="float">
            <text:p>7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number-columns-repeated="64"/>
        </table:table-row>
        <table:table-row table:style-name="ro5">
          <table:table-cell table:style-name="ce130" office:value-type="string" calcext:value-type="string">
            <text:p>BASEDEFENS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0" calcext:value-type="float">
            <text:p>20</text:p>
          </table:table-cell>
          <table:table-cell table:style-name="ce44" table:number-columns-repeated="10"/>
          <table:table-cell table:number-columns-repeated="32"/>
        </table:table-row>
        <table:table-row table:style-name="ro5">
          <table:table-cell table:style-name="ce131" office:value-type="string" calcext:value-type="string">
            <text:p>WALL</text:p>
          </table:table-cell>
          <table:table-cell table:style-name="ce136" office:value-type="float" office:value="0" calcext:value-type="float">
            <text:p>0</text:p>
          </table:table-cell>
          <table:table-cell table:style-name="ce136" table:formula="of:=ROUND((1.2515^([DB.C58]-1))*20;0)" office:value-type="float" office:value="20" calcext:value-type="float">
            <text:p>20</text:p>
          </table:table-cell>
          <table:table-cell table:style-name="ce142" table:formula="of:=ROUND((1.2515^([DB.D58]-1))*20;0)" office:value-type="float" office:value="25" calcext:value-type="float">
            <text:p>25</text:p>
          </table:table-cell>
          <table:table-cell table:style-name="ce142" table:formula="of:=ROUND((1.2515^([DB.E58]-1))*20;0)" office:value-type="float" office:value="31" calcext:value-type="float">
            <text:p>31</text:p>
          </table:table-cell>
          <table:table-cell table:style-name="ce142" table:formula="of:=ROUND((1.2515^([DB.F58]-1))*20;0)" office:value-type="float" office:value="39" calcext:value-type="float">
            <text:p>39</text:p>
          </table:table-cell>
          <table:table-cell table:style-name="ce147" table:formula="of:=ROUND((1.2515^([DB.G58]-1))*20;0)" office:value-type="float" office:value="49" calcext:value-type="float">
            <text:p>49</text:p>
          </table:table-cell>
          <table:table-cell table:style-name="ce136" table:formula="of:=ROUND((1.2515^([DB.H58]-1))*20;0)" office:value-type="float" office:value="61" calcext:value-type="float">
            <text:p>61</text:p>
          </table:table-cell>
          <table:table-cell table:style-name="ce142" table:formula="of:=ROUND((1.2515^([DB.I58]-1))*20;0)" office:value-type="float" office:value="77" calcext:value-type="float">
            <text:p>77</text:p>
          </table:table-cell>
          <table:table-cell table:style-name="ce142" table:formula="of:=ROUND((1.2515^([DB.J58]-1))*20;0)" office:value-type="float" office:value="96" calcext:value-type="float">
            <text:p>96</text:p>
          </table:table-cell>
          <table:table-cell table:style-name="ce142" table:formula="of:=ROUND((1.2515^([DB.K58]-1))*20;0)" office:value-type="float" office:value="120" calcext:value-type="float">
            <text:p>120</text:p>
          </table:table-cell>
          <table:table-cell table:style-name="ce147" table:formula="of:=ROUND((1.2515^([DB.L58]-1))*20;0)" office:value-type="float" office:value="151" calcext:value-type="float">
            <text:p>151</text:p>
          </table:table-cell>
          <table:table-cell table:style-name="ce136" table:formula="of:=ROUND((1.2515^([DB.M58]-1))*20;0)" office:value-type="float" office:value="189" calcext:value-type="float">
            <text:p>189</text:p>
          </table:table-cell>
          <table:table-cell table:style-name="ce142" table:formula="of:=ROUND((1.2515^([DB.N58]-1))*20;0)" office:value-type="float" office:value="236" calcext:value-type="float">
            <text:p>236</text:p>
          </table:table-cell>
          <table:table-cell table:style-name="ce142" table:formula="of:=ROUND((1.2515^([DB.O58]-1))*20;0)" office:value-type="float" office:value="295" calcext:value-type="float">
            <text:p>295</text:p>
          </table:table-cell>
          <table:table-cell table:style-name="ce142" table:formula="of:=ROUND((1.2515^([DB.P58]-1))*20;0)" office:value-type="float" office:value="370" calcext:value-type="float">
            <text:p>370</text:p>
          </table:table-cell>
          <table:table-cell table:style-name="ce147" table:formula="of:=ROUND((1.2515^([DB.Q58]-1))*20;0)" office:value-type="float" office:value="462" calcext:value-type="float">
            <text:p>462</text:p>
          </table:table-cell>
          <table:table-cell table:style-name="ce136" table:formula="of:=ROUND((1.2515^([DB.R58]-1))*20;0)" office:value-type="float" office:value="579" calcext:value-type="float">
            <text:p>579</text:p>
          </table:table-cell>
          <table:table-cell table:style-name="ce142" table:formula="of:=ROUND((1.2515^([DB.S58]-1))*20;0)" office:value-type="float" office:value="724" calcext:value-type="float">
            <text:p>724</text:p>
          </table:table-cell>
          <table:table-cell table:style-name="ce142" table:formula="of:=ROUND((1.2515^([DB.T58]-1))*20;0)" office:value-type="float" office:value="906" calcext:value-type="float">
            <text:p>906</text:p>
          </table:table-cell>
          <table:table-cell table:style-name="ce142" table:formula="of:=ROUND((1.2515^([DB.U58]-1))*20;0)" office:value-type="float" office:value="1134" calcext:value-type="float">
            <text:p>1134</text:p>
          </table:table-cell>
          <table:table-cell table:style-name="ce147" table:formula="of:=ROUND((1.2515^([DB.V58]-1))*20;0)" office:value-type="float" office:value="1420" calcext:value-type="float">
            <text:p>1420</text:p>
          </table:table-cell>
          <table:table-cell table:style-name="ce136" office:value-type="string" calcext:value-type="string">
            <text:p>-</text:p>
          </table:table-cell>
          <table:table-cell table:number-columns-repeated="3" table:style-name="ce142" office:value-type="string" calcext:value-type="string">
            <text:p>-</text:p>
          </table:table-cell>
          <table:table-cell table:style-name="ce147" office:value-type="string" calcext:value-type="string">
            <text:p>-</text:p>
          </table:table-cell>
          <table:table-cell table:style-name="ce136" office:value-type="string" calcext:value-type="string">
            <text:p>-</text:p>
          </table:table-cell>
          <table:table-cell table:number-columns-repeated="3" table:style-name="ce142" office:value-type="string" calcext:value-type="string">
            <text:p>-</text:p>
          </table:table-cell>
          <table:table-cell table:style-name="ce147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number-columns-repeated="9"/>
          <table:table-cell table:style-name="ce74" table:number-columns-repeated="23"/>
          <table:table-cell table:number-columns-repeated="32"/>
        </table:table-row>
        <table:table-row table:style-name="ro5">
          <table:table-cell table:style-name="ce130" office:value-type="string" calcext:value-type="string">
            <text:p>AVAILABLE BED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0" calcext:value-type="float">
            <text:p>20</text:p>
          </table:table-cell>
          <table:table-cell table:style-name="ce44" table:number-columns-repeated="10"/>
          <table:table-cell table:number-columns-repeated="32"/>
        </table:table-row>
        <table:table-row table:style-name="ro5">
          <table:table-cell table:style-name="ce128" office:value-type="string" calcext:value-type="string">
            <text:p>HOSPITAL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00" calcext:value-type="float">
            <text:p>100</text:p>
          </table:table-cell>
          <table:table-cell table:style-name="ce141" office:value-type="float" office:value="129" calcext:value-type="float">
            <text:p>129</text:p>
          </table:table-cell>
          <table:table-cell table:style-name="ce141" office:value-type="float" office:value="167" calcext:value-type="float">
            <text:p>167</text:p>
          </table:table-cell>
          <table:table-cell table:style-name="ce141" office:value-type="float" office:value="215" calcext:value-type="float">
            <text:p>215</text:p>
          </table:table-cell>
          <table:table-cell table:style-name="ce146" office:value-type="float" office:value="278" calcext:value-type="float">
            <text:p>278</text:p>
          </table:table-cell>
          <table:table-cell table:style-name="ce135" office:value-type="float" office:value="359" calcext:value-type="float">
            <text:p>359</text:p>
          </table:table-cell>
          <table:table-cell table:style-name="ce141" office:value-type="float" office:value="464" calcext:value-type="float">
            <text:p>464</text:p>
          </table:table-cell>
          <table:table-cell table:style-name="ce141" office:value-type="float" office:value="599" calcext:value-type="float">
            <text:p>599</text:p>
          </table:table-cell>
          <table:table-cell table:style-name="ce141" office:value-type="float" office:value="774" calcext:value-type="float">
            <text:p>774</text:p>
          </table:table-cell>
          <table:table-cell table:style-name="ce146" office:value-type="float" office:value="1000" calcext:value-type="float">
            <text:p>1000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41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number-columns-repeated="32"/>
        </table:table-row>
        <table:table-row table:style-name="ro5">
          <table:table-cell table:number-columns-repeated="9"/>
          <table:table-cell table:style-name="ce74" table:number-columns-repeated="23"/>
          <table:table-cell table:number-columns-repeated="32"/>
        </table:table-row>
        <table:table-row table:style-name="ro5">
          <table:table-cell table:style-name="ce130" office:value-type="string" calcext:value-type="string">
            <text:p>UNITS</text:p>
          </table:table-cell>
          <table:table-cell table:number-columns-repeated="2" table:style-name="ce44" office:value-type="string" calcext:value-type="string">
            <text:p>PRV</text:p>
          </table:table-cell>
          <table:table-cell table:style-name="ce44" office:value-type="string" calcext:value-type="string">
            <text:p>OFF</text:p>
          </table:table-cell>
          <table:table-cell table:style-name="ce44" office:value-type="string" calcext:value-type="string">
            <text:p>DEFG</text:p>
          </table:table-cell>
          <table:table-cell table:style-name="ce44" office:value-type="string" calcext:value-type="string">
            <text:p>DEFC</text:p>
          </table:table-cell>
          <table:table-cell table:style-name="ce44" office:value-type="string" calcext:value-type="string">
            <text:p>DEFA</text:p>
          </table:table-cell>
          <table:table-cell table:style-name="ce44" office:value-type="string" calcext:value-type="string">
            <text:p>HPTS</text:p>
          </table:table-cell>
          <table:table-cell table:style-name="ce148" office:value-type="string" calcext:value-type="string" table:number-columns-spanned="2" table:number-rows-spanned="1">
            <text:p>SPEED</text:p>
          </table:table-cell>
          <table:covered-table-cell table:style-name="ce44"/>
          <table:table-cell table:style-name="ce44" office:value-type="string" calcext:value-type="string">
            <text:p>WOOD</text:p>
          </table:table-cell>
          <table:table-cell table:style-name="ce44" office:value-type="string" calcext:value-type="string">
            <text:p>CLAY</text:p>
          </table:table-cell>
          <table:table-cell table:style-name="ce44" office:value-type="string" calcext:value-type="string">
            <text:p>IRON</text:p>
          </table:table-cell>
          <table:table-cell table:style-name="ce44" office:value-type="string" calcext:value-type="string">
            <text:p>OBP</text:p>
          </table:table-cell>
          <table:table-cell table:style-name="ce44" office:value-type="string" calcext:value-type="string">
            <text:p>DBP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75" office:value-type="string" calcext:value-type="string">
            <text:p>SPEARMAN</text:p>
          </table:table-cell>
          <table:table-cell table:number-columns-repeated="2" table:style-name="ce137" office:value-type="float" office:value="1" calcext:value-type="float">
            <text:p>1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25" calcext:value-type="float">
            <text:p>25</text:p>
          </table:table-cell>
          <table:table-cell table:style-name="ce140" office:value-type="float" office:value="45" calcext:value-type="float">
            <text:p>45</text:p>
          </table:table-cell>
          <table:table-cell table:style-name="ce145" office:value-type="float" office:value="10" calcext:value-type="float">
            <text:p>10</text:p>
          </table:table-cell>
          <table:table-cell table:style-name="ce137" office:value-type="float" office:value="0" calcext:value-type="float">
            <text:p>0</text:p>
          </table:table-cell>
          <table:table-cell table:style-name="ce149" office:value-type="time" office:time-value="PT00H14M00S" calcext:value-type="time" table:number-columns-spanned="2" table:number-rows-spanned="1">
            <text:p>00:14:00</text:p>
          </table:table-cell>
          <table:covered-table-cell table:style-name="ce145"/>
          <table:table-cell table:style-name="ce133" office:value-type="float" office:value="50" calcext:value-type="float">
            <text:p>50</text:p>
          </table:table-cell>
          <table:table-cell table:style-name="ce140" office:value-type="float" office:value="30" calcext:value-type="float">
            <text:p>30</text:p>
          </table:table-cell>
          <table:table-cell table:style-name="ce145" office:value-type="float" office:value="20" calcext:value-type="float">
            <text:p>20</text:p>
          </table:table-cell>
          <table:table-cell table:style-name="ce133" office:value-type="float" office:value="4" calcext:value-type="float">
            <text:p>4</text:p>
          </table:table-cell>
          <table:table-cell table:style-name="ce145" office:value-type="float" office:value="1" calcext:value-type="float">
            <text:p>1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7" office:value-type="string" calcext:value-type="string">
            <text:p>SWORDSMAN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34" office:value-type="float" office:value="25" calcext:value-type="float">
            <text:p>25</text:p>
          </table:table-cell>
          <table:table-cell table:style-name="ce134" office:value-type="float" office:value="55" calcext:value-type="float">
            <text:p>55</text:p>
          </table:table-cell>
          <table:table-cell table:style-name="ce144" office:value-type="float" office:value="5" calcext:value-type="float">
            <text:p>5</text:p>
          </table:table-cell>
          <table:table-cell table:style-name="ce143" office:value-type="float" office:value="30" calcext:value-type="float">
            <text:p>30</text:p>
          </table:table-cell>
          <table:table-cell table:style-name="ce138" office:value-type="float" office:value="0" calcext:value-type="float">
            <text:p>0</text:p>
          </table:table-cell>
          <table:table-cell table:style-name="ce150" office:value-type="time" office:time-value="PT00H18M00S" calcext:value-type="time" table:number-columns-spanned="2" table:number-rows-spanned="1">
            <text:p>00:18:00</text:p>
          </table:table-cell>
          <table:covered-table-cell table:style-name="ce152"/>
          <table:table-cell table:style-name="ce134" office:value-type="float" office:value="30" calcext:value-type="float">
            <text:p>30</text:p>
          </table:table-cell>
          <table:table-cell table:style-name="ce144" office:value-type="float" office:value="30" calcext:value-type="float">
            <text:p>30</text:p>
          </table:table-cell>
          <table:table-cell table:style-name="ce143" office:value-type="float" office:value="70" calcext:value-type="float">
            <text:p>70</text:p>
          </table:table-cell>
          <table:table-cell table:style-name="ce134" office:value-type="float" office:value="5" calcext:value-type="float">
            <text:p>5</text:p>
          </table:table-cell>
          <table:table-cell table:style-name="ce143" office:value-type="float" office:value="2" calcext:value-type="float">
            <text:p>2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7" office:value-type="string" calcext:value-type="string">
            <text:p>AXE FIGHTER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34" office:value-type="float" office:value="45" calcext:value-type="float">
            <text:p>45</text:p>
          </table:table-cell>
          <table:table-cell table:style-name="ce134" office:value-type="float" office:value="10" calcext:value-type="float">
            <text:p>10</text:p>
          </table:table-cell>
          <table:table-cell table:style-name="ce144" office:value-type="float" office:value="5" calcext:value-type="float">
            <text:p>5</text:p>
          </table:table-cell>
          <table:table-cell table:style-name="ce143" office:value-type="float" office:value="10" calcext:value-type="float">
            <text:p>10</text:p>
          </table:table-cell>
          <table:table-cell table:style-name="ce138" office:value-type="float" office:value="0" calcext:value-type="float">
            <text:p>0</text:p>
          </table:table-cell>
          <table:table-cell table:style-name="ce150" office:value-type="time" office:time-value="PT00H14M00S" calcext:value-type="time" table:number-columns-spanned="2" table:number-rows-spanned="1">
            <text:p>00:14:00</text:p>
          </table:table-cell>
          <table:covered-table-cell table:style-name="ce152"/>
          <table:table-cell table:style-name="ce134" office:value-type="float" office:value="60" calcext:value-type="float">
            <text:p>60</text:p>
          </table:table-cell>
          <table:table-cell table:style-name="ce144" office:value-type="float" office:value="30" calcext:value-type="float">
            <text:p>30</text:p>
          </table:table-cell>
          <table:table-cell table:style-name="ce143" office:value-type="float" office:value="40" calcext:value-type="float">
            <text:p>40</text:p>
          </table:table-cell>
          <table:table-cell table:style-name="ce134" office:value-type="float" office:value="1" calcext:value-type="float">
            <text:p>1</text:p>
          </table:table-cell>
          <table:table-cell table:style-name="ce143" office:value-type="float" office:value="4" calcext:value-type="float">
            <text:p>4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7" office:value-type="string" calcext:value-type="string">
            <text:p>ARCHER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3" office:value-type="float" office:value="25" calcext:value-type="float">
            <text:p>25</text:p>
          </table:table-cell>
          <table:table-cell table:style-name="ce134" office:value-type="float" office:value="10" calcext:value-type="float">
            <text:p>10</text:p>
          </table:table-cell>
          <table:table-cell table:style-name="ce144" office:value-type="float" office:value="30" calcext:value-type="float">
            <text:p>30</text:p>
          </table:table-cell>
          <table:table-cell table:style-name="ce143" office:value-type="float" office:value="60" calcext:value-type="float">
            <text:p>60</text:p>
          </table:table-cell>
          <table:table-cell table:style-name="ce138" office:value-type="float" office:value="0" calcext:value-type="float">
            <text:p>0</text:p>
          </table:table-cell>
          <table:table-cell table:style-name="ce150" office:value-type="time" office:time-value="PT00H14M00S" calcext:value-type="time" table:number-columns-spanned="2" table:number-rows-spanned="1">
            <text:p>00:14:00</text:p>
          </table:table-cell>
          <table:covered-table-cell table:style-name="ce152"/>
          <table:table-cell table:style-name="ce134" office:value-type="float" office:value="80" calcext:value-type="float">
            <text:p>80</text:p>
          </table:table-cell>
          <table:table-cell table:style-name="ce144" office:value-type="float" office:value="30" calcext:value-type="float">
            <text:p>30</text:p>
          </table:table-cell>
          <table:table-cell table:style-name="ce143" office:value-type="float" office:value="60" calcext:value-type="float">
            <text:p>60</text:p>
          </table:table-cell>
          <table:table-cell table:style-name="ce134" office:value-type="float" office:value="5" calcext:value-type="float">
            <text:p>5</text:p>
          </table:table-cell>
          <table:table-cell table:style-name="ce143" office:value-type="float" office:value="2" calcext:value-type="float">
            <text:p>2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7" office:value-type="string" calcext:value-type="string">
            <text:p>LIGHT CAVALRY</text:p>
          </table:table-cell>
          <table:table-cell table:number-columns-repeated="2" table:style-name="ce138" office:value-type="float" office:value="4" calcext:value-type="float">
            <text:p>4</text:p>
          </table:table-cell>
          <table:table-cell table:style-name="ce144" office:value-type="float" office:value="130" calcext:value-type="float">
            <text:p>130</text:p>
          </table:table-cell>
          <table:table-cell table:style-name="ce134" office:value-type="float" office:value="30" calcext:value-type="float">
            <text:p>30</text:p>
          </table:table-cell>
          <table:table-cell table:style-name="ce144" office:value-type="float" office:value="40" calcext:value-type="float">
            <text:p>40</text:p>
          </table:table-cell>
          <table:table-cell table:style-name="ce143" office:value-type="float" office:value="30" calcext:value-type="float">
            <text:p>30</text:p>
          </table:table-cell>
          <table:table-cell table:style-name="ce138" office:value-type="float" office:value="0" calcext:value-type="float">
            <text:p>0</text:p>
          </table:table-cell>
          <table:table-cell table:style-name="ce150" office:value-type="time" office:time-value="PT00H08M00S" calcext:value-type="time" table:number-columns-spanned="2" table:number-rows-spanned="1">
            <text:p>00:08:00</text:p>
          </table:table-cell>
          <table:covered-table-cell table:style-name="ce152"/>
          <table:table-cell table:style-name="ce134" office:value-type="float" office:value="125" calcext:value-type="float">
            <text:p>125</text:p>
          </table:table-cell>
          <table:table-cell table:style-name="ce144" office:value-type="float" office:value="100" calcext:value-type="float">
            <text:p>100</text:p>
          </table:table-cell>
          <table:table-cell table:style-name="ce143" office:value-type="float" office:value="250" calcext:value-type="float">
            <text:p>250</text:p>
          </table:table-cell>
          <table:table-cell table:style-name="ce134" office:value-type="float" office:value="5" calcext:value-type="float">
            <text:p>5</text:p>
          </table:table-cell>
          <table:table-cell table:style-name="ce143" office:value-type="float" office:value="13" calcext:value-type="float">
            <text:p>13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7" office:value-type="string" calcext:value-type="string">
            <text:p>MOUNTED ARCHER</text:p>
          </table:table-cell>
          <table:table-cell table:number-columns-repeated="2" table:style-name="ce138" office:value-type="float" office:value="5" calcext:value-type="float">
            <text:p>5</text:p>
          </table:table-cell>
          <table:table-cell table:style-name="ce143" office:value-type="float" office:value="150" calcext:value-type="float">
            <text:p>150</text:p>
          </table:table-cell>
          <table:table-cell table:style-name="ce134" office:value-type="float" office:value="40" calcext:value-type="float">
            <text:p>40</text:p>
          </table:table-cell>
          <table:table-cell table:style-name="ce144" office:value-type="float" office:value="30" calcext:value-type="float">
            <text:p>30</text:p>
          </table:table-cell>
          <table:table-cell table:style-name="ce143" office:value-type="float" office:value="50" calcext:value-type="float">
            <text:p>50</text:p>
          </table:table-cell>
          <table:table-cell table:style-name="ce138" office:value-type="float" office:value="0" calcext:value-type="float">
            <text:p>0</text:p>
          </table:table-cell>
          <table:table-cell table:style-name="ce150" office:value-type="time" office:time-value="PT00H08M00S" calcext:value-type="time" table:number-columns-spanned="2" table:number-rows-spanned="1">
            <text:p>00:08:00</text:p>
          </table:table-cell>
          <table:covered-table-cell table:style-name="ce152"/>
          <table:table-cell table:style-name="ce134" office:value-type="float" office:value="250" calcext:value-type="float">
            <text:p>250</text:p>
          </table:table-cell>
          <table:table-cell table:style-name="ce144" office:value-type="float" office:value="200" calcext:value-type="float">
            <text:p>200</text:p>
          </table:table-cell>
          <table:table-cell table:style-name="ce143" office:value-type="float" office:value="100" calcext:value-type="float">
            <text:p>100</text:p>
          </table:table-cell>
          <table:table-cell table:style-name="ce134" office:value-type="float" office:value="6" calcext:value-type="float">
            <text:p>6</text:p>
          </table:table-cell>
          <table:table-cell table:style-name="ce143" office:value-type="float" office:value="12" calcext:value-type="float">
            <text:p>12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7" office:value-type="string" calcext:value-type="string">
            <text:p>HEAVY CAVALRY</text:p>
          </table:table-cell>
          <table:table-cell table:number-columns-repeated="2" table:style-name="ce138" office:value-type="float" office:value="6" calcext:value-type="float">
            <text:p>6</text:p>
          </table:table-cell>
          <table:table-cell table:style-name="ce144" office:value-type="float" office:value="150" calcext:value-type="float">
            <text:p>150</text:p>
          </table:table-cell>
          <table:table-cell table:style-name="ce134" office:value-type="float" office:value="200" calcext:value-type="float">
            <text:p>200</text:p>
          </table:table-cell>
          <table:table-cell table:style-name="ce144" office:value-type="float" office:value="160" calcext:value-type="float">
            <text:p>160</text:p>
          </table:table-cell>
          <table:table-cell table:style-name="ce143" office:value-type="float" office:value="180" calcext:value-type="float">
            <text:p>180</text:p>
          </table:table-cell>
          <table:table-cell table:style-name="ce138" office:value-type="float" office:value="0" calcext:value-type="float">
            <text:p>0</text:p>
          </table:table-cell>
          <table:table-cell table:style-name="ce150" office:value-type="time" office:time-value="PT00H09M00S" calcext:value-type="time" table:number-columns-spanned="2" table:number-rows-spanned="1">
            <text:p>00:09:00</text:p>
          </table:table-cell>
          <table:covered-table-cell table:style-name="ce152"/>
          <table:table-cell table:style-name="ce134" office:value-type="float" office:value="200" calcext:value-type="float">
            <text:p>200</text:p>
          </table:table-cell>
          <table:table-cell table:style-name="ce144" office:value-type="float" office:value="150" calcext:value-type="float">
            <text:p>150</text:p>
          </table:table-cell>
          <table:table-cell table:style-name="ce143" office:value-type="float" office:value="600" calcext:value-type="float">
            <text:p>600</text:p>
          </table:table-cell>
          <table:table-cell table:style-name="ce134" office:value-type="float" office:value="23" calcext:value-type="float">
            <text:p>23</text:p>
          </table:table-cell>
          <table:table-cell table:style-name="ce143" office:value-type="float" office:value="15" calcext:value-type="float">
            <text:p>15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7" office:value-type="string" calcext:value-type="string">
            <text:p>RAM</text:p>
          </table:table-cell>
          <table:table-cell table:number-columns-repeated="2" table:style-name="ce138" office:value-type="float" office:value="5" calcext:value-type="float">
            <text:p>5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float" office:value="20" calcext:value-type="float">
            <text:p>20</text:p>
          </table:table-cell>
          <table:table-cell table:style-name="ce144" office:value-type="float" office:value="50" calcext:value-type="float">
            <text:p>50</text:p>
          </table:table-cell>
          <table:table-cell table:style-name="ce143" office:value-type="float" office:value="20" calcext:value-type="float">
            <text:p>20</text:p>
          </table:table-cell>
          <table:table-cell table:style-name="ce138" office:value-type="float" office:value="1" calcext:value-type="float">
            <text:p>1</text:p>
          </table:table-cell>
          <table:table-cell table:style-name="ce150" office:value-type="time" office:time-value="PT00H24M00S" calcext:value-type="time" table:number-columns-spanned="2" table:number-rows-spanned="1">
            <text:p>00:24:00</text:p>
          </table:table-cell>
          <table:covered-table-cell table:style-name="ce152"/>
          <table:table-cell table:style-name="ce134" office:value-type="float" office:value="300" calcext:value-type="float">
            <text:p>300</text:p>
          </table:table-cell>
          <table:table-cell table:style-name="ce144" office:value-type="float" office:value="200" calcext:value-type="float">
            <text:p>200</text:p>
          </table:table-cell>
          <table:table-cell table:style-name="ce143" office:value-type="float" office:value="200" calcext:value-type="float">
            <text:p>200</text:p>
          </table:table-cell>
          <table:table-cell table:style-name="ce134" office:value-type="float" office:value="4" calcext:value-type="float">
            <text:p>4</text:p>
          </table:table-cell>
          <table:table-cell table:style-name="ce143" office:value-type="float" office:value="8" calcext:value-type="float">
            <text:p>8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7" office:value-type="string" calcext:value-type="string">
            <text:p>CATAPULT</text:p>
          </table:table-cell>
          <table:table-cell table:number-columns-repeated="2" table:style-name="ce138" office:value-type="float" office:value="8" calcext:value-type="float">
            <text:p>8</text:p>
          </table:table-cell>
          <table:table-cell table:number-columns-repeated="2" table:style-name="ce134" office:value-type="float" office:value="100" calcext:value-type="float">
            <text:p>100</text:p>
          </table:table-cell>
          <table:table-cell table:style-name="ce144" office:value-type="float" office:value="50" calcext:value-type="float">
            <text:p>50</text:p>
          </table:table-cell>
          <table:table-cell table:style-name="ce143" office:value-type="float" office:value="100" calcext:value-type="float">
            <text:p>100</text:p>
          </table:table-cell>
          <table:table-cell table:style-name="ce138" office:value-type="float" office:value="1" calcext:value-type="float">
            <text:p>1</text:p>
          </table:table-cell>
          <table:table-cell table:style-name="ce150" office:value-type="time" office:time-value="PT00H24M00S" calcext:value-type="time" table:number-columns-spanned="2" table:number-rows-spanned="1">
            <text:p>00:24:00</text:p>
          </table:table-cell>
          <table:covered-table-cell table:style-name="ce152"/>
          <table:table-cell table:style-name="ce134" office:value-type="float" office:value="320" calcext:value-type="float">
            <text:p>320</text:p>
          </table:table-cell>
          <table:table-cell table:style-name="ce144" office:value-type="float" office:value="400" calcext:value-type="float">
            <text:p>400</text:p>
          </table:table-cell>
          <table:table-cell table:style-name="ce143" office:value-type="float" office:value="100" calcext:value-type="float">
            <text:p>100</text:p>
          </table:table-cell>
          <table:table-cell table:style-name="ce134" office:value-type="float" office:value="12" calcext:value-type="float">
            <text:p>12</text:p>
          </table:table-cell>
          <table:table-cell table:style-name="ce143" office:value-type="float" office:value="10" calcext:value-type="float">
            <text:p>10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7" office:value-type="string" calcext:value-type="string">
            <text:p>BERSERKER</text:p>
          </table:table-cell>
          <table:table-cell table:number-columns-repeated="2" table:style-name="ce138" office:value-type="float" office:value="6" calcext:value-type="float">
            <text:p>6</text:p>
          </table:table-cell>
          <table:table-cell table:style-name="ce134" office:value-type="float" office:value="300" calcext:value-type="float">
            <text:p>300</text:p>
          </table:table-cell>
          <table:table-cell table:style-name="ce134" office:value-type="float" office:value="100" calcext:value-type="float">
            <text:p>100</text:p>
          </table:table-cell>
          <table:table-cell table:style-name="ce144" office:value-type="float" office:value="100" calcext:value-type="float">
            <text:p>100</text:p>
          </table:table-cell>
          <table:table-cell table:style-name="ce143" office:value-type="float" office:value="50" calcext:value-type="float">
            <text:p>50</text:p>
          </table:table-cell>
          <table:table-cell table:style-name="ce138" office:value-type="float" office:value="0" calcext:value-type="float">
            <text:p>0</text:p>
          </table:table-cell>
          <table:table-cell table:style-name="ce150" office:value-type="time" office:time-value="PT00H14M00S" calcext:value-type="time" table:number-columns-spanned="2" table:number-rows-spanned="1">
            <text:p>00:14:00</text:p>
          </table:table-cell>
          <table:covered-table-cell table:style-name="ce152"/>
          <table:table-cell table:style-name="ce134" office:value-type="float" office:value="1200" calcext:value-type="float">
            <text:p>1200</text:p>
          </table:table-cell>
          <table:table-cell table:style-name="ce144" office:value-type="float" office:value="1200" calcext:value-type="float">
            <text:p>1200</text:p>
          </table:table-cell>
          <table:table-cell table:style-name="ce143" office:value-type="float" office:value="2400" calcext:value-type="float">
            <text:p>2400</text:p>
          </table:table-cell>
          <table:table-cell table:style-name="ce134" office:value-type="float" office:value="10" calcext:value-type="float">
            <text:p>10</text:p>
          </table:table-cell>
          <table:table-cell table:style-name="ce143" office:value-type="float" office:value="25" calcext:value-type="float">
            <text:p>25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7" office:value-type="string" calcext:value-type="string">
            <text:p>TREBUCHET</text:p>
          </table:table-cell>
          <table:table-cell table:number-columns-repeated="2" table:style-name="ce138" office:value-type="float" office:value="10" calcext:value-type="float">
            <text:p>10</text:p>
          </table:table-cell>
          <table:table-cell table:style-name="ce134" office:value-type="float" office:value="30" calcext:value-type="float">
            <text:p>30</text:p>
          </table:table-cell>
          <table:table-cell table:style-name="ce134" office:value-type="float" office:value="200" calcext:value-type="float">
            <text:p>200</text:p>
          </table:table-cell>
          <table:table-cell table:style-name="ce144" office:value-type="float" office:value="250" calcext:value-type="float">
            <text:p>250</text:p>
          </table:table-cell>
          <table:table-cell table:style-name="ce143" office:value-type="float" office:value="200" calcext:value-type="float">
            <text:p>200</text:p>
          </table:table-cell>
          <table:table-cell table:style-name="ce138" office:value-type="float" office:value="1" calcext:value-type="float">
            <text:p>1</text:p>
          </table:table-cell>
          <table:table-cell table:style-name="ce150" office:value-type="time" office:time-value="PT00H50M00S" calcext:value-type="time" table:number-columns-spanned="2" table:number-rows-spanned="1">
            <text:p>00:50:00</text:p>
          </table:table-cell>
          <table:covered-table-cell table:style-name="ce152"/>
          <table:table-cell table:style-name="ce134" office:value-type="float" office:value="4000" calcext:value-type="float">
            <text:p>4000</text:p>
          </table:table-cell>
          <table:table-cell table:style-name="ce144" office:value-type="float" office:value="2000" calcext:value-type="float">
            <text:p>2000</text:p>
          </table:table-cell>
          <table:table-cell table:style-name="ce143" office:value-type="float" office:value="2000" calcext:value-type="float">
            <text:p>2000</text:p>
          </table:table-cell>
          <table:table-cell table:style-name="ce134" office:value-type="float" office:value="25" calcext:value-type="float">
            <text:p>25</text:p>
          </table:table-cell>
          <table:table-cell table:style-name="ce143" office:value-type="float" office:value="0" calcext:value-type="float">
            <text:p>0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7" office:value-type="string" calcext:value-type="string">
            <text:p>NOBLEMAN</text:p>
          </table:table-cell>
          <table:table-cell table:number-columns-repeated="2" table:style-name="ce138" office:value-type="float" office:value="100" calcext:value-type="float">
            <text:p>100</text:p>
          </table:table-cell>
          <table:table-cell table:style-name="ce134" office:value-type="float" office:value="30" calcext:value-type="float">
            <text:p>30</text:p>
          </table:table-cell>
          <table:table-cell table:style-name="ce134" office:value-type="float" office:value="100" calcext:value-type="float">
            <text:p>100</text:p>
          </table:table-cell>
          <table:table-cell table:style-name="ce144" office:value-type="float" office:value="50" calcext:value-type="float">
            <text:p>50</text:p>
          </table:table-cell>
          <table:table-cell table:style-name="ce143" office:value-type="float" office:value="100" calcext:value-type="float">
            <text:p>100</text:p>
          </table:table-cell>
          <table:table-cell table:style-name="ce138" office:value-type="float" office:value="0" calcext:value-type="float">
            <text:p>0</text:p>
          </table:table-cell>
          <table:table-cell table:style-name="ce150" office:value-type="time" office:time-value="PT00H35M00S" calcext:value-type="time" table:number-columns-spanned="2" table:number-rows-spanned="1">
            <text:p>00:35:00</text:p>
          </table:table-cell>
          <table:covered-table-cell table:style-name="ce152"/>
          <table:table-cell table:style-name="ce134" office:value-type="float" office:value="40000" calcext:value-type="float">
            <text:p>40000</text:p>
          </table:table-cell>
          <table:table-cell table:style-name="ce144" office:value-type="float" office:value="50000" calcext:value-type="float">
            <text:p>50000</text:p>
          </table:table-cell>
          <table:table-cell table:style-name="ce143" office:value-type="float" office:value="50000" calcext:value-type="float">
            <text:p>50000</text:p>
          </table:table-cell>
          <table:table-cell table:style-name="ce134" office:value-type="float" office:value="200" calcext:value-type="float">
            <text:p>200</text:p>
          </table:table-cell>
          <table:table-cell table:style-name="ce143" office:value-type="float" office:value="200" calcext:value-type="float">
            <text:p>200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>
          <table:table-cell table:style-name="ce128" office:value-type="string" calcext:value-type="string">
            <text:p>PALADIN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35" office:value-type="float" office:value="150" calcext:value-type="float">
            <text:p>150</text:p>
          </table:table-cell>
          <table:table-cell table:style-name="ce135" office:value-type="float" office:value="250" calcext:value-type="float">
            <text:p>250</text:p>
          </table:table-cell>
          <table:table-cell table:style-name="ce141" office:value-type="float" office:value="400" calcext:value-type="float">
            <text:p>400</text:p>
          </table:table-cell>
          <table:table-cell table:style-name="ce146" office:value-type="float" office:value="150" calcext:value-type="float">
            <text:p>150</text:p>
          </table:table-cell>
          <table:table-cell table:style-name="ce139" office:value-type="float" office:value="0" calcext:value-type="float">
            <text:p>0</text:p>
          </table:table-cell>
          <table:table-cell table:style-name="ce151" office:value-type="time" office:time-value="PT00H08M00S" calcext:value-type="time" table:number-columns-spanned="2" table:number-rows-spanned="1">
            <text:p>00:08:00</text:p>
          </table:table-cell>
          <table:covered-table-cell table:style-name="ce153"/>
          <table:table-cell table:style-name="ce135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ce135" office:value-type="float" office:value="40" calcext:value-type="float">
            <text:p>40</text:p>
          </table:table-cell>
          <table:table-cell table:style-name="ce146" office:value-type="float" office:value="20" calcext:value-type="float">
            <text:p>20</text:p>
          </table:table-cell>
          <table:table-cell table:style-name="Default" table:number-columns-repeated="2"/>
          <table:table-cell table:style-name="ce74" table:number-columns-repeated="15"/>
          <table:table-cell table:number-columns-repeated="32"/>
        </table:table-row>
        <table:table-row table:style-name="ro5" table:number-rows-repeated="4">
          <table:table-cell table:style-name="Default" table:number-columns-repeated="64"/>
        </table:table-row>
        <table:table-row table:style-name="ro5" table:number-rows-repeated="1048494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>
        <table:named-range table:name="ATTMOD" table:base-cell-address="$CALC.$P$2" table:cell-range-address="$CALC.$P$2"/>
        <table:named-range table:name="BASEDEFENSE" table:base-cell-address="$DB.$A$1" table:cell-range-address="$DB.$A$58:.$AF$59"/>
        <table:named-range table:name="BHITPOINTS" table:base-cell-address="$CALC.$P$2" table:cell-range-address="$DB.$A$39:.$AF$56"/>
        <table:named-range table:name="BPOINTS" table:base-cell-address="$CALC.$P$2" table:cell-range-address="$DB.$A$20:.$AF$37"/>
        <table:named-range table:name="BPROVISIONS" table:base-cell-address="$CALC.$P$2" table:cell-range-address="$DB.$A$1:.$AF$18"/>
        <table:named-range table:name="DEFMOD" table:base-cell-address="$BATTLE.$L$13" table:cell-range-address="$CALC.$P$3"/>
        <table:named-range table:name="HOSPITALBEDS" table:base-cell-address="$DB.$AF$62" table:cell-range-address="$DB.$A$61:.$AF$62"/>
        <table:named-range table:name="UNITS" table:base-cell-address="$CALC.$P$2" table:cell-range-address="$DB.$A$64:.$O$77"/>
      </table:named-expressions>
      <table:database-ranges>
        <table:database-range table:name="__Anonymous_Sheet_DB__0" table:target-range-address="BATTLE.V23:BATTLE.V102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Envy Code R" svg:font-family="'Envy Code R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9.9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2" loext:min-decimal-places="2" number:min-integer-digits="1">
        <number:embedded-text number:position="3"> </number:embedded-text>
      </number:number>
    </number:number-style>
    <number:number-style style:name="N124">
      <number:number number:decimal-places="0" loext:min-decimal-places="0" number:min-integer-digits="1">
        <number:embedded-text number:position="3"> </number:embedded-text>
      </number:number>
    </number:number-style>
    <number:number-style style:name="N125P0" style:volatile="true">
      <number:number number:decimal-places="2" loext:min-decimal-places="2" number:min-integer-digits="1"/>
    </number:number-style>
    <number:number-style style:name="N125">
      <style:text-properties fo:color="#ff0000"/>
      <number:text>-</number:text>
      <number:number number:decimal-places="2" loext:min-decimal-places="2" number:min-integer-digits="1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/>
    </number:number-style>
    <number:number-style style:name="N126" number:title="User-defined">
      <style:text-properties fo:color="#ff0000"/>
      <number:text>-</number:text>
      <number:number number:decimal-places="0" loext:min-decimal-places="0" number:min-integer-digits="1"/>
      <style:map style:condition="value()&gt;=0" style:apply-style-name="N126P0"/>
    </number:number-style>
    <number:time-style style:name="N127" number:truncate-on-overflow="false">
      <number:hours number:style="long"/>
      <number:text>:</number:text>
      <number:minutes number:style="long"/>
    </number:time-style>
    <number:number-style style:name="N128">
      <number:number number:decimal-places="3" loext:min-decimal-places="3" number:min-integer-digits="1"/>
    </number:number-style>
    <number:number-style style:name="N129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30P0" style:volatile="true">
      <number:number number:decimal-places="2" loext:min-decimal-places="2" number:min-integer-digits="1"/>
    </number:number-style>
    <number:number-style style:name="N130">
      <style:text-properties fo:color="#ff0000"/>
      <number:text>-</number:text>
      <number:number number:decimal-places="3" loext:min-decimal-places="3" number:min-integer-digits="1"/>
      <style:map style:condition="value()&gt;=0" style:apply-style-name="N130P0"/>
    </number:number-style>
    <number:percentage-style style:name="N131">
      <number:number number:decimal-places="3" loext:min-decimal-places="3" number:min-integer-digits="1"/>
      <number:text>%</number:text>
    </number:percentage-style>
    <number:percentage-style style:name="N132">
      <number:number number:decimal-places="4" loext:min-decimal-places="4" number:min-integer-digits="1"/>
      <number:text>%</number:text>
    </number:percentage-style>
    <number:percentage-style style:name="N133">
      <number:number number:decimal-places="6" loext:min-decimal-places="6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2">00/00/0000</text:date>, <text:time style:data-style-name="N2" text:time-value="16:16:17.9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9-13T11:39:11.487000000</meta:creation-date>
    <dc:date>2019-09-22T19:36:17.553000000</dc:date>
    <meta:editing-duration>P16DT10H21M13S</meta:editing-duration>
    <meta:editing-cycles>241</meta:editing-cycles>
    <meta:generator>LibreOffice/6.3.1.2$Windows_X86_64 LibreOffice_project/b79626edf0065ac373bd1df5c28bd630b4424273</meta:generator>
    <meta:document-statistic meta:table-count="3" meta:cell-count="3694" meta:object-count="4"/>
  </office:meta>
</office:document-meta>
</file>

<file path=Basic/Standard/RESET.xml><?xml version="1.0" encoding="utf-8"?>
<!DOCTYPE module  PUBLIC '-//OpenOffice.org//DTD OfficeDocument 1.0//EN'  'module.dtd'>
<script:module xmlns:script="http://openoffice.org/2000/script" script:name="RESET" script:language="StarBasic">REM  *****  BASIC  *****

sub RESETVILSPEC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D$2"

dispatcher.executeDispatch(document, ".uno:GoToCell", "", 0, args1())

rem ----------------------------------------------------------------------
dim args2(0) as new com.sun.star.beans.PropertyValue
args2(0).Name = "StringName"
args2(0).Value = "0"

dispatcher.executeDispatch(document, ".uno:EnterString", "", 0, args2())

rem ----------------------------------------------------------------------
dispatcher.executeDispatch(document, ".uno:JumpToNextCell", "", 0, Array())

rem ----------------------------------------------------------------------
dim args4(0) as new com.sun.star.beans.PropertyValue
args4(0).Name = "ToPoint"
args4(0).Value = "$E$2"

dispatcher.executeDispatch(document, ".uno:GoToCell", "", 0, args4())

rem ----------------------------------------------------------------------
dim args5(0) as new com.sun.star.beans.PropertyValue
args5(0).Name = "StringName"
args5(0).Value = "100%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0) as new com.sun.star.beans.PropertyValue
args7(0).Name = "ToPoint"
args7(0).Value = "$F$2"

dispatcher.executeDispatch(document, ".uno:GoToCell", "", 0, args7())

rem ----------------------------------------------------------------------
dim args8(0) as new com.sun.star.beans.PropertyValue
args8(0).Name = "StringName"
args8(0).Value = "0%"

dispatcher.executeDispatch(document, ".uno:EnterString", "", 0, args8())

rem ----------------------------------------------------------------------
dispatcher.executeDispatch(document, ".uno:JumpToNextCell", "", 0, Array())

rem ----------------------------------------------------------------------
dim args10(0) as new com.sun.star.beans.PropertyValue
args10(0).Name = "ToPoint"
args10(0).Value = "$G$2"

dispatcher.executeDispatch(document, ".uno:GoToCell", "", 0, args10())

rem ----------------------------------------------------------------------
dim args11(0) as new com.sun.star.beans.PropertyValue
args11(0).Name = "StringName"
args11(0).Value = "0%"

dispatcher.executeDispatch(document, ".uno:EnterString", "", 0, args11())

rem ----------------------------------------------------------------------
dispatcher.executeDispatch(document, ".uno:JumpToNextCell", "", 0, Array())

rem ----------------------------------------------------------------------
dim args13(0) as new com.sun.star.beans.PropertyValue
args13(0).Name = "ToPoint"
args13(0).Value = "$H$2"

dispatcher.executeDispatch(document, ".uno:GoToCell", "", 0, args13())

rem ----------------------------------------------------------------------
dim args14(0) as new com.sun.star.beans.PropertyValue
args14(0).Name = "StringName"
args14(0).Value = "0"

dispatcher.executeDispatch(document, ".uno:EnterString", "", 0, args14())

rem ----------------------------------------------------------------------
dispatcher.executeDispatch(document, ".uno:JumpToNextCell", "", 0, Array())

rem ----------------------------------------------------------------------
dim args16(0) as new com.sun.star.beans.PropertyValue
args16(0).Name = "ToPoint"
args16(0).Value = "$I$2"

dispatcher.executeDispatch(document, ".uno:GoToCell", "", 0, args16())

rem ----------------------------------------------------------------------
dim args17(0) as new com.sun.star.beans.PropertyValue
args17(0).Name = "StringName"
args17(0).Value = "0"

dispatcher.executeDispatch(document, ".uno:EnterString", "", 0, args17())

rem ----------------------------------------------------------------------
dispatcher.executeDispatch(document, ".uno:JumpToNextCell", "", 0, Array())

rem ----------------------------------------------------------------------
dim args19(0) as new com.sun.star.beans.PropertyValue
args19(0).Name = "ToPoint"
args19(0).Value = "$J$2"

dispatcher.executeDispatch(document, ".uno:GoToCell", "", 0, args19())

rem ----------------------------------------------------------------------
dim args20(0) as new com.sun.star.beans.PropertyValue
args20(0).Name = "StringName"
args20(0).Value = "0"

dispatcher.executeDispatch(document, ".uno:EnterString", "", 0, args20())

rem ----------------------------------------------------------------------
dispatcher.executeDispatch(document, ".uno:JumpToNextCell", "", 0, Array())

rem ----------------------------------------------------------------------
dim args22(0) as new com.sun.star.beans.PropertyValue
args22(0).Name = "ToPoint"
args22(0).Value = "$D$3"

dispatcher.executeDispatch(document, ".uno:GoToCell", "", 0, args22())

rem ----------------------------------------------------------------------
dim args23(0) as new com.sun.star.beans.PropertyValue
args23(0).Name = "StringName"
args23(0).Value = "0"

dispatcher.executeDispatch(document, ".uno:EnterString", "", 0, args23())

rem ----------------------------------------------------------------------
dispatcher.executeDispatch(document, ".uno:JumpToNextCell", "", 0, Array())

rem ----------------------------------------------------------------------
dim args25(0) as new com.sun.star.beans.PropertyValue
args25(0).Name = "ToPoint"
args25(0).Value = "$I$3"

dispatcher.executeDispatch(document, ".uno:GoToCell", "", 0, args25())

rem ----------------------------------------------------------------------
dim args26(0) as new com.sun.star.beans.PropertyValue
args26(0).Name = "StringName"
args26(0).Value = "0"

dispatcher.executeDispatch(document, ".uno:EnterString", "", 0, args26())

rem ----------------------------------------------------------------------
dispatcher.executeDispatch(document, ".uno:JumpToNextCell", "", 0, Array())

rem ----------------------------------------------------------------------
dim args28(0) as new com.sun.star.beans.PropertyValue
args28(0).Name = "ToPoint"
args28(0).Value = "$J$3"

dispatcher.executeDispatch(document, ".uno:GoToCell", "", 0, args28())

rem ----------------------------------------------------------------------
dim args29(0) as new com.sun.star.beans.PropertyValue
args29(0).Name = "StringName"
args29(0).Value = "0"

dispatcher.executeDispatch(document, ".uno:EnterString", "", 0, args29())

rem ----------------------------------------------------------------------
dispatcher.executeDispatch(document, ".uno:JumpToNextCell", "", 0, Array())

rem ----------------------------------------------------------------------
dim args31(0) as new com.sun.star.beans.PropertyValue
args31(0).Name = "ToPoint"
args31(0).Value = "$K$3"

dispatcher.executeDispatch(document, ".uno:GoToCell", "", 0, args31())

rem ----------------------------------------------------------------------
dim args32(0) as new com.sun.star.beans.PropertyValue
args32(0).Name = "StringName"
args32(0).Value = "0"

dispatcher.executeDispatch(document, ".uno:EnterString", "", 0, args32())

rem ----------------------------------------------------------------------
dispatcher.executeDispatch(document, ".uno:JumpToNextCell", "", 0, Array())

rem ----------------------------------------------------------------------
dim args34(0) as new com.sun.star.beans.PropertyValue
args34(0).Name = "ToPoint"
args34(0).Value = "$L$3"

dispatcher.executeDispatch(document, ".uno:GoToCell", "", 0, args34())

rem ----------------------------------------------------------------------
dim args35(0) as new com.sun.star.beans.PropertyValue
args35(0).Name = "StringName"
args35(0).Value = "0"

dispatcher.executeDispatch(document, ".uno:EnterString", "", 0, args35())

rem ----------------------------------------------------------------------
dispatcher.executeDispatch(document, ".uno:JumpToNextCell", "", 0, Array())

rem ----------------------------------------------------------------------
dim args37(0) as new com.sun.star.beans.PropertyValue
args37(0).Name = "ToPoint"
args37(0).Value = "$R$3"

dispatcher.executeDispatch(document, ".uno:GoToCell", "", 0, args37())

rem ----------------------------------------------------------------------
dim args38(0) as new com.sun.star.beans.PropertyValue
args38(0).Name = "StringName"
args38(0).Value = "VILLAGE HEADQUARTERS"

dispatcher.executeDispatch(document, ".uno:EnterString", "", 0, args38())

rem ----------------------------------------------------------------------
dim args39(0) as new com.sun.star.beans.PropertyValue
args39(0).Name = "ToPoint"
args39(0).Value = "$T$3"

dispatcher.executeDispatch(document, ".uno:GoToCell", "", 0, args39())

rem ----------------------------------------------------------------------
dim args40(0) as new com.sun.star.beans.PropertyValue
args40(0).Name = "StringName"
args40(0).Value = "0"

dispatcher.executeDispatch(document, ".uno:EnterString", "", 0, args40())

rem ----------------------------------------------------------------------
dispatcher.executeDispatch(document, ".uno:JumpToNextCell", "", 0, Array())

rem ----------------------------------------------------------------------
dim args42(0) as new com.sun.star.beans.PropertyValue
args42(0).Name = "ToPoint"
args42(0).Value = "$A$1"

dispatcher.executeDispatch(document, ".uno:GoToCell", "", 0, args42())


end sub

sub RESETUNIT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C$5"

dispatcher.executeDispatch(document, ".uno:GoToCell", "", 0, args1())

rem ----------------------------------------------------------------------
dim args2(0) as new com.sun.star.beans.PropertyValue
args2(0).Name = "StringName"
args2(0).Value = "0"

dispatcher.executeDispatch(document, ".uno:EnterString", "", 0, args2())

rem ----------------------------------------------------------------------
dispatcher.executeDispatch(document, ".uno:JumpToNextCell", "", 0, Array())

rem ----------------------------------------------------------------------
dim args4(0) as new com.sun.star.beans.PropertyValue
args4(0).Name = "ToPoint"
args4(0).Value = "$D$5"

dispatcher.executeDispatch(document, ".uno:GoToCell", "", 0, args4())

rem ----------------------------------------------------------------------
dim args5(0) as new com.sun.star.beans.PropertyValue
args5(0).Name = "StringName"
args5(0).Value = "0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0) as new com.sun.star.beans.PropertyValue
args7(0).Name = "ToPoint"
args7(0).Value = "$E$5"

dispatcher.executeDispatch(document, ".uno:GoToCell", "", 0, args7())

rem ----------------------------------------------------------------------
dim args8(0) as new com.sun.star.beans.PropertyValue
args8(0).Name = "StringName"
args8(0).Value = "0"

dispatcher.executeDispatch(document, ".uno:EnterString", "", 0, args8())

rem ----------------------------------------------------------------------
dispatcher.executeDispatch(document, ".uno:JumpToNextCell", "", 0, Array())

rem ----------------------------------------------------------------------
dim args10(0) as new com.sun.star.beans.PropertyValue
args10(0).Name = "ToPoint"
args10(0).Value = "$F$5"

dispatcher.executeDispatch(document, ".uno:GoToCell", "", 0, args10())

rem ----------------------------------------------------------------------
dim args11(0) as new com.sun.star.beans.PropertyValue
args11(0).Name = "StringName"
args11(0).Value = "0"

dispatcher.executeDispatch(document, ".uno:EnterString", "", 0, args11())

rem ----------------------------------------------------------------------
dispatcher.executeDispatch(document, ".uno:JumpToNextCell", "", 0, Array())

rem ----------------------------------------------------------------------
dim args13(0) as new com.sun.star.beans.PropertyValue
args13(0).Name = "ToPoint"
args13(0).Value = "$G$5"

dispatcher.executeDispatch(document, ".uno:GoToCell", "", 0, args13())

rem ----------------------------------------------------------------------
dim args14(0) as new com.sun.star.beans.PropertyValue
args14(0).Name = "StringName"
args14(0).Value = "0"

dispatcher.executeDispatch(document, ".uno:EnterString", "", 0, args14())

rem ----------------------------------------------------------------------
dispatcher.executeDispatch(document, ".uno:JumpToNextCell", "", 0, Array())

rem ----------------------------------------------------------------------
dim args16(0) as new com.sun.star.beans.PropertyValue
args16(0).Name = "ToPoint"
args16(0).Value = "$H$5"

dispatcher.executeDispatch(document, ".uno:GoToCell", "", 0, args16())

rem ----------------------------------------------------------------------
dim args17(0) as new com.sun.star.beans.PropertyValue
args17(0).Name = "StringName"
args17(0).Value = "0"

dispatcher.executeDispatch(document, ".uno:EnterString", "", 0, args17())

rem ----------------------------------------------------------------------
dispatcher.executeDispatch(document, ".uno:JumpToNextCell", "", 0, Array())

rem ----------------------------------------------------------------------
dim args19(0) as new com.sun.star.beans.PropertyValue
args19(0).Name = "ToPoint"
args19(0).Value = "$I$5"

dispatcher.executeDispatch(document, ".uno:GoToCell", "", 0, args19())

rem ----------------------------------------------------------------------
dim args20(0) as new com.sun.star.beans.PropertyValue
args20(0).Name = "StringName"
args20(0).Value = "0"

dispatcher.executeDispatch(document, ".uno:EnterString", "", 0, args20())

rem ----------------------------------------------------------------------
dispatcher.executeDispatch(document, ".uno:JumpToNextCell", "", 0, Array())

rem ----------------------------------------------------------------------
dim args22(0) as new com.sun.star.beans.PropertyValue
args22(0).Name = "ToPoint"
args22(0).Value = "$J$5"

dispatcher.executeDispatch(document, ".uno:GoToCell", "", 0, args22())

rem ----------------------------------------------------------------------
dim args23(0) as new com.sun.star.beans.PropertyValue
args23(0).Name = "StringName"
args23(0).Value = "0"

dispatcher.executeDispatch(document, ".uno:EnterString", "", 0, args23())

rem ----------------------------------------------------------------------
dispatcher.executeDispatch(document, ".uno:JumpToNextCell", "", 0, Array())

rem ----------------------------------------------------------------------
dim args25(0) as new com.sun.star.beans.PropertyValue
args25(0).Name = "ToPoint"
args25(0).Value = "$K$5"

dispatcher.executeDispatch(document, ".uno:GoToCell", "", 0, args25())

rem ----------------------------------------------------------------------
dim args26(0) as new com.sun.star.beans.PropertyValue
args26(0).Name = "StringName"
args26(0).Value = "0"

dispatcher.executeDispatch(document, ".uno:EnterString", "", 0, args26())

rem ----------------------------------------------------------------------
dispatcher.executeDispatch(document, ".uno:JumpToNextCell", "", 0, Array())

rem ----------------------------------------------------------------------
dim args28(0) as new com.sun.star.beans.PropertyValue
args28(0).Name = "ToPoint"
args28(0).Value = "$L$5"

dispatcher.executeDispatch(document, ".uno:GoToCell", "", 0, args28())

rem ----------------------------------------------------------------------
dim args29(0) as new com.sun.star.beans.PropertyValue
args29(0).Name = "StringName"
args29(0).Value = "0"

dispatcher.executeDispatch(document, ".uno:EnterString", "", 0, args29())

rem ----------------------------------------------------------------------
dispatcher.executeDispatch(document, ".uno:JumpToNextCell", "", 0, Array())

rem ----------------------------------------------------------------------
dim args31(0) as new com.sun.star.beans.PropertyValue
args31(0).Name = "ToPoint"
args31(0).Value = "$M$5"

dispatcher.executeDispatch(document, ".uno:GoToCell", "", 0, args31())

rem ----------------------------------------------------------------------
dim args32(0) as new com.sun.star.beans.PropertyValue
args32(0).Name = "StringName"
args32(0).Value = "0"

dispatcher.executeDispatch(document, ".uno:EnterString", "", 0, args32())

rem ----------------------------------------------------------------------
dispatcher.executeDispatch(document, ".uno:JumpToNextCell", "", 0, Array())

rem ----------------------------------------------------------------------
dim args34(0) as new com.sun.star.beans.PropertyValue
args34(0).Name = "ToPoint"
args34(0).Value = "$N$5"

dispatcher.executeDispatch(document, ".uno:GoToCell", "", 0, args34())

rem ----------------------------------------------------------------------
dim args35(0) as new com.sun.star.beans.PropertyValue
args35(0).Name = "StringName"
args35(0).Value = "0"

dispatcher.executeDispatch(document, ".uno:EnterString", "", 0, args35())

rem ----------------------------------------------------------------------
dispatcher.executeDispatch(document, ".uno:JumpToNextCell", "", 0, Array())

rem ----------------------------------------------------------------------
dim args37(0) as new com.sun.star.beans.PropertyValue
args37(0).Name = "ToPoint"
args37(0).Value = "$O$5"

dispatcher.executeDispatch(document, ".uno:GoToCell", "", 0, args37())

rem ----------------------------------------------------------------------
dim args38(0) as new com.sun.star.beans.PropertyValue
args38(0).Name = "StringName"
args38(0).Value = "0"

dispatcher.executeDispatch(document, ".uno:EnterString", "", 0, args38())

rem ----------------------------------------------------------------------
dispatcher.executeDispatch(document, ".uno:JumpToNextCell", "", 0, Array())

rem ----------------------------------------------------------------------
dim args40(0) as new com.sun.star.beans.PropertyValue
args40(0).Name = "ToPoint"
args40(0).Value = "$C$9"

dispatcher.executeDispatch(document, ".uno:GoToCell", "", 0, args40())

rem ----------------------------------------------------------------------
dim args41(0) as new com.sun.star.beans.PropertyValue
args41(0).Name = "StringName"
args41(0).Value = "0"

dispatcher.executeDispatch(document, ".uno:EnterString", "", 0, args41())

rem ----------------------------------------------------------------------
dispatcher.executeDispatch(document, ".uno:JumpToNextCell", "", 0, Array())

rem ----------------------------------------------------------------------
dim args43(0) as new com.sun.star.beans.PropertyValue
args43(0).Name = "ToPoint"
args43(0).Value = "$D$9"

dispatcher.executeDispatch(document, ".uno:GoToCell", "", 0, args43())

rem ----------------------------------------------------------------------
dim args44(0) as new com.sun.star.beans.PropertyValue
args44(0).Name = "StringName"
args44(0).Value = "0"

dispatcher.executeDispatch(document, ".uno:EnterString", "", 0, args44())

rem ----------------------------------------------------------------------
dispatcher.executeDispatch(document, ".uno:JumpToNextCell", "", 0, Array())

rem ----------------------------------------------------------------------
dim args46(0) as new com.sun.star.beans.PropertyValue
args46(0).Name = "ToPoint"
args46(0).Value = "$E$9"

dispatcher.executeDispatch(document, ".uno:GoToCell", "", 0, args46())

rem ----------------------------------------------------------------------
dim args47(0) as new com.sun.star.beans.PropertyValue
args47(0).Name = "StringName"
args47(0).Value = "0"

dispatcher.executeDispatch(document, ".uno:EnterString", "", 0, args47())

rem ----------------------------------------------------------------------
dispatcher.executeDispatch(document, ".uno:JumpToNextCell", "", 0, Array())

rem ----------------------------------------------------------------------
dim args49(0) as new com.sun.star.beans.PropertyValue
args49(0).Name = "ToPoint"
args49(0).Value = "$F$9"

dispatcher.executeDispatch(document, ".uno:GoToCell", "", 0, args49())

rem ----------------------------------------------------------------------
dim args50(0) as new com.sun.star.beans.PropertyValue
args50(0).Name = "StringName"
args50(0).Value = "0"

dispatcher.executeDispatch(document, ".uno:EnterString", "", 0, args50())

rem ----------------------------------------------------------------------
dispatcher.executeDispatch(document, ".uno:JumpToNextCell", "", 0, Array())

rem ----------------------------------------------------------------------
dim args52(0) as new com.sun.star.beans.PropertyValue
args52(0).Name = "ToPoint"
args52(0).Value = "$G$9"

dispatcher.executeDispatch(document, ".uno:GoToCell", "", 0, args52())

rem ----------------------------------------------------------------------
dim args53(0) as new com.sun.star.beans.PropertyValue
args53(0).Name = "StringName"
args53(0).Value = "0"

dispatcher.executeDispatch(document, ".uno:EnterString", "", 0, args53())

rem ----------------------------------------------------------------------
dispatcher.executeDispatch(document, ".uno:JumpToNextCell", "", 0, Array())

rem ----------------------------------------------------------------------
dim args55(0) as new com.sun.star.beans.PropertyValue
args55(0).Name = "ToPoint"
args55(0).Value = "$H$9"

dispatcher.executeDispatch(document, ".uno:GoToCell", "", 0, args55())

rem ----------------------------------------------------------------------
dim args56(0) as new com.sun.star.beans.PropertyValue
args56(0).Name = "StringName"
args56(0).Value = "0"

dispatcher.executeDispatch(document, ".uno:EnterString", "", 0, args56())

rem ----------------------------------------------------------------------
dispatcher.executeDispatch(document, ".uno:JumpToNextCell", "", 0, Array())

rem ----------------------------------------------------------------------
dim args58(0) as new com.sun.star.beans.PropertyValue
args58(0).Name = "ToPoint"
args58(0).Value = "$I$9"

dispatcher.executeDispatch(document, ".uno:GoToCell", "", 0, args58())

rem ----------------------------------------------------------------------
dim args59(0) as new com.sun.star.beans.PropertyValue
args59(0).Name = "StringName"
args59(0).Value = "0"

dispatcher.executeDispatch(document, ".uno:EnterString", "", 0, args59())

rem ----------------------------------------------------------------------
dispatcher.executeDispatch(document, ".uno:JumpToNextCell", "", 0, Array())

rem ----------------------------------------------------------------------
dim args61(0) as new com.sun.star.beans.PropertyValue
args61(0).Name = "ToPoint"
args61(0).Value = "$J$9"

dispatcher.executeDispatch(document, ".uno:GoToCell", "", 0, args61())

rem ----------------------------------------------------------------------
dim args62(0) as new com.sun.star.beans.PropertyValue
args62(0).Name = "StringName"
args62(0).Value = "0"

dispatcher.executeDispatch(document, ".uno:EnterString", "", 0, args62())

rem ----------------------------------------------------------------------
dispatcher.executeDispatch(document, ".uno:JumpToNextCell", "", 0, Array())

rem ----------------------------------------------------------------------
dim args64(0) as new com.sun.star.beans.PropertyValue
args64(0).Name = "ToPoint"
args64(0).Value = "$K$9"

dispatcher.executeDispatch(document, ".uno:GoToCell", "", 0, args64())

rem ----------------------------------------------------------------------
dim args65(0) as new com.sun.star.beans.PropertyValue
args65(0).Name = "StringName"
args65(0).Value = "0"

dispatcher.executeDispatch(document, ".uno:EnterString", "", 0, args65())

rem ----------------------------------------------------------------------
dispatcher.executeDispatch(document, ".uno:JumpToNextCell", "", 0, Array())

rem ----------------------------------------------------------------------
dim args67(0) as new com.sun.star.beans.PropertyValue
args67(0).Name = "ToPoint"
args67(0).Value = "$L$9"

dispatcher.executeDispatch(document, ".uno:GoToCell", "", 0, args67())

rem ----------------------------------------------------------------------
dim args68(0) as new com.sun.star.beans.PropertyValue
args68(0).Name = "StringName"
args68(0).Value = "0"

dispatcher.executeDispatch(document, ".uno:EnterString", "", 0, args68())

rem ----------------------------------------------------------------------
dispatcher.executeDispatch(document, ".uno:JumpToNextCell", "", 0, Array())

rem ----------------------------------------------------------------------
dim args70(0) as new com.sun.star.beans.PropertyValue
args70(0).Name = "ToPoint"
args70(0).Value = "$M$9"

dispatcher.executeDispatch(document, ".uno:GoToCell", "", 0, args70())

rem ----------------------------------------------------------------------
dim args71(0) as new com.sun.star.beans.PropertyValue
args71(0).Name = "StringName"
args71(0).Value = "0"

dispatcher.executeDispatch(document, ".uno:EnterString", "", 0, args71())

rem ----------------------------------------------------------------------
dispatcher.executeDispatch(document, ".uno:JumpToNextCell", "", 0, Array())

rem ----------------------------------------------------------------------
dim args73(0) as new com.sun.star.beans.PropertyValue
args73(0).Name = "ToPoint"
args73(0).Value = "$N$9"

dispatcher.executeDispatch(document, ".uno:GoToCell", "", 0, args73())

rem ----------------------------------------------------------------------
dim args74(0) as new com.sun.star.beans.PropertyValue
args74(0).Name = "StringName"
args74(0).Value = "0"

dispatcher.executeDispatch(document, ".uno:EnterString", "", 0, args74())

rem ----------------------------------------------------------------------
dispatcher.executeDispatch(document, ".uno:JumpToNextCell", "", 0, Array())

rem ----------------------------------------------------------------------
dim args76(0) as new com.sun.star.beans.PropertyValue
args76(0).Name = "ToPoint"
args76(0).Value = "$O$9"

dispatcher.executeDispatch(document, ".uno:GoToCell", "", 0, args76())

rem ----------------------------------------------------------------------
dim args77(0) as new com.sun.star.beans.PropertyValue
args77(0).Name = "StringName"
args77(0).Value = "0"

dispatcher.executeDispatch(document, ".uno:EnterString", "", 0, args77())

rem ----------------------------------------------------------------------
dispatcher.executeDispatch(document, ".uno:JumpToNextCell", "", 0, Array())

rem ----------------------------------------------------------------------
dim args79(0) as new com.sun.star.beans.PropertyValue
args79(0).Name = "ToPoint"
args79(0).Value = "$C$14"

dispatcher.executeDispatch(document, ".uno:GoToCell", "", 0, args79())

rem ----------------------------------------------------------------------
dim args80(0) as new com.sun.star.beans.PropertyValue
args80(0).Name = "StringName"
args80(0).Value = "0"

dispatcher.executeDispatch(document, ".uno:EnterString", "", 0, args80())

rem ----------------------------------------------------------------------
dispatcher.executeDispatch(document, ".uno:JumpToNextCell", "", 0, Array())

rem ----------------------------------------------------------------------
dim args82(0) as new com.sun.star.beans.PropertyValue
args82(0).Name = "ToPoint"
args82(0).Value = "$D$14"

dispatcher.executeDispatch(document, ".uno:GoToCell", "", 0, args82())

rem ----------------------------------------------------------------------
dim args83(0) as new com.sun.star.beans.PropertyValue
args83(0).Name = "StringName"
args83(0).Value = "0"

dispatcher.executeDispatch(document, ".uno:EnterString", "", 0, args83())

rem ----------------------------------------------------------------------
dispatcher.executeDispatch(document, ".uno:JumpToNextCell", "", 0, Array())

rem ----------------------------------------------------------------------
dim args85(0) as new com.sun.star.beans.PropertyValue
args85(0).Name = "ToPoint"
args85(0).Value = "$E$14"

dispatcher.executeDispatch(document, ".uno:GoToCell", "", 0, args85())

rem ----------------------------------------------------------------------
dim args86(0) as new com.sun.star.beans.PropertyValue
args86(0).Name = "StringName"
args86(0).Value = "0"

dispatcher.executeDispatch(document, ".uno:EnterString", "", 0, args86())

rem ----------------------------------------------------------------------
dispatcher.executeDispatch(document, ".uno:JumpToNextCell", "", 0, Array())

rem ----------------------------------------------------------------------
dim args88(0) as new com.sun.star.beans.PropertyValue
args88(0).Name = "ToPoint"
args88(0).Value = "$F$14"

dispatcher.executeDispatch(document, ".uno:GoToCell", "", 0, args88())

rem ----------------------------------------------------------------------
dim args89(0) as new com.sun.star.beans.PropertyValue
args89(0).Name = "StringName"
args89(0).Value = "0"

dispatcher.executeDispatch(document, ".uno:EnterString", "", 0, args89())

rem ----------------------------------------------------------------------
dispatcher.executeDispatch(document, ".uno:JumpToNextCell", "", 0, Array())

rem ----------------------------------------------------------------------
dim args91(0) as new com.sun.star.beans.PropertyValue
args91(0).Name = "ToPoint"
args91(0).Value = "$G$14"

dispatcher.executeDispatch(document, ".uno:GoToCell", "", 0, args91())

rem ----------------------------------------------------------------------
dim args92(0) as new com.sun.star.beans.PropertyValue
args92(0).Name = "StringName"
args92(0).Value = "0"

dispatcher.executeDispatch(document, ".uno:EnterString", "", 0, args92())

rem ----------------------------------------------------------------------
dispatcher.executeDispatch(document, ".uno:JumpToNextCell", "", 0, Array())

rem ----------------------------------------------------------------------
dim args94(0) as new com.sun.star.beans.PropertyValue
args94(0).Name = "ToPoint"
args94(0).Value = "$H$14"

dispatcher.executeDispatch(document, ".uno:GoToCell", "", 0, args94())

rem ----------------------------------------------------------------------
dim args95(0) as new com.sun.star.beans.PropertyValue
args95(0).Name = "StringName"
args95(0).Value = "0"

dispatcher.executeDispatch(document, ".uno:EnterString", "", 0, args95())

rem ----------------------------------------------------------------------
dispatcher.executeDispatch(document, ".uno:JumpToNextCell", "", 0, Array())

rem ----------------------------------------------------------------------
dim args97(0) as new com.sun.star.beans.PropertyValue
args97(0).Name = "ToPoint"
args97(0).Value = "$I$14"

dispatcher.executeDispatch(document, ".uno:GoToCell", "", 0, args97())

rem ----------------------------------------------------------------------
dim args98(0) as new com.sun.star.beans.PropertyValue
args98(0).Name = "StringName"
args98(0).Value = "0"

dispatcher.executeDispatch(document, ".uno:EnterString", "", 0, args98())

rem ----------------------------------------------------------------------
dispatcher.executeDispatch(document, ".uno:JumpToNextCell", "", 0, Array())

rem ----------------------------------------------------------------------
dim args100(0) as new com.sun.star.beans.PropertyValue
args100(0).Name = "ToPoint"
args100(0).Value = "$J$14"

dispatcher.executeDispatch(document, ".uno:GoToCell", "", 0, args100())

rem ----------------------------------------------------------------------
dim args101(0) as new com.sun.star.beans.PropertyValue
args101(0).Name = "StringName"
args101(0).Value = "0"

dispatcher.executeDispatch(document, ".uno:EnterString", "", 0, args101())

rem ----------------------------------------------------------------------
dispatcher.executeDispatch(document, ".uno:JumpToNextCell", "", 0, Array())

rem ----------------------------------------------------------------------
dim args103(0) as new com.sun.star.beans.PropertyValue
args103(0).Name = "ToPoint"
args103(0).Value = "$K$14"

dispatcher.executeDispatch(document, ".uno:GoToCell", "", 0, args103())

rem ----------------------------------------------------------------------
dim args104(0) as new com.sun.star.beans.PropertyValue
args104(0).Name = "StringName"
args104(0).Value = "0"

dispatcher.executeDispatch(document, ".uno:EnterString", "", 0, args104())

rem ----------------------------------------------------------------------
dispatcher.executeDispatch(document, ".uno:JumpToNextCell", "", 0, Array())

rem ----------------------------------------------------------------------
dim args106(0) as new com.sun.star.beans.PropertyValue
args106(0).Name = "ToPoint"
args106(0).Value = "$N$14"

dispatcher.executeDispatch(document, ".uno:GoToCell", "", 0, args106())

rem ----------------------------------------------------------------------
dim args107(0) as new com.sun.star.beans.PropertyValue
args107(0).Name = "StringName"
args107(0).Value = "0"

dispatcher.executeDispatch(document, ".uno:EnterString", "", 0, args107())

rem ----------------------------------------------------------------------
dispatcher.executeDispatch(document, ".uno:JumpToNextCell", "", 0, Array())

rem ----------------------------------------------------------------------
dim args109(0) as new com.sun.star.beans.PropertyValue
args109(0).Name = "ToPoint"
args109(0).Value = "$C$16"

dispatcher.executeDispatch(document, ".uno:GoToCell", "", 0, args109())

rem ----------------------------------------------------------------------
dim args110(0) as new com.sun.star.beans.PropertyValue
args110(0).Name = "StringName"
args110(0).Value = "0"

dispatcher.executeDispatch(document, ".uno:EnterString", "", 0, args110())

rem ----------------------------------------------------------------------
dispatcher.executeDispatch(document, ".uno:JumpToNextCell", "", 0, Array())

rem ----------------------------------------------------------------------
dispatcher.executeDispatch(document, ".uno:JumpToNextCell", "", 0, Array())

rem ----------------------------------------------------------------------
dim args113(0) as new com.sun.star.beans.PropertyValue
args113(0).Name = "ToPoint"
args113(0).Value = "$D$16"

dispatcher.executeDispatch(document, ".uno:GoToCell", "", 0, args113())

rem ----------------------------------------------------------------------
dim args114(0) as new com.sun.star.beans.PropertyValue
args114(0).Name = "StringName"
args114(0).Value = "0"

dispatcher.executeDispatch(document, ".uno:EnterString", "", 0, args114())

rem ----------------------------------------------------------------------
dispatcher.executeDispatch(document, ".uno:JumpToNextCell", "", 0, Array())

rem ----------------------------------------------------------------------
dim args116(0) as new com.sun.star.beans.PropertyValue
args116(0).Name = "ToPoint"
args116(0).Value = "$E$16"

dispatcher.executeDispatch(document, ".uno:GoToCell", "", 0, args116())

rem ----------------------------------------------------------------------
dim args117(0) as new com.sun.star.beans.PropertyValue
args117(0).Name = "StringName"
args117(0).Value = "0"

dispatcher.executeDispatch(document, ".uno:EnterString", "", 0, args117())

rem ----------------------------------------------------------------------
dispatcher.executeDispatch(document, ".uno:JumpToNextCell", "", 0, Array())

rem ----------------------------------------------------------------------
dim args119(0) as new com.sun.star.beans.PropertyValue
args119(0).Name = "ToPoint"
args119(0).Value = "$F$16"

dispatcher.executeDispatch(document, ".uno:GoToCell", "", 0, args119())

rem ----------------------------------------------------------------------
dim args120(0) as new com.sun.star.beans.PropertyValue
args120(0).Name = "StringName"
args120(0).Value = "0"

dispatcher.executeDispatch(document, ".uno:EnterString", "", 0, args120())

rem ----------------------------------------------------------------------
dispatcher.executeDispatch(document, ".uno:JumpToNextCell", "", 0, Array())

rem ----------------------------------------------------------------------
dim args122(0) as new com.sun.star.beans.PropertyValue
args122(0).Name = "ToPoint"
args122(0).Value = "$G$16"

dispatcher.executeDispatch(document, ".uno:GoToCell", "", 0, args122())

rem ----------------------------------------------------------------------
dim args123(0) as new com.sun.star.beans.PropertyValue
args123(0).Name = "StringName"
args123(0).Value = "0"

dispatcher.executeDispatch(document, ".uno:EnterString", "", 0, args123())

rem ----------------------------------------------------------------------
dispatcher.executeDispatch(document, ".uno:JumpToNextCell", "", 0, Array())

rem ----------------------------------------------------------------------
dim args125(0) as new com.sun.star.beans.PropertyValue
args125(0).Name = "ToPoint"
args125(0).Value = "$H$16"

dispatcher.executeDispatch(document, ".uno:GoToCell", "", 0, args125())

rem ----------------------------------------------------------------------
dim args126(0) as new com.sun.star.beans.PropertyValue
args126(0).Name = "StringName"
args126(0).Value = "0"

dispatcher.executeDispatch(document, ".uno:EnterString", "", 0, args126())

rem ----------------------------------------------------------------------
dispatcher.executeDispatch(document, ".uno:JumpToNextCell", "", 0, Array())

rem ----------------------------------------------------------------------
dim args128(0) as new com.sun.star.beans.PropertyValue
args128(0).Name = "ToPoint"
args128(0).Value = "$I$16"

dispatcher.executeDispatch(document, ".uno:GoToCell", "", 0, args128())

rem ----------------------------------------------------------------------
dim args129(0) as new com.sun.star.beans.PropertyValue
args129(0).Name = "StringName"
args129(0).Value = "0"

dispatcher.executeDispatch(document, ".uno:EnterString", "", 0, args129())

rem ----------------------------------------------------------------------
dispatcher.executeDispatch(document, ".uno:JumpToNextCell", "", 0, Array())

rem ----------------------------------------------------------------------
dim args131(0) as new com.sun.star.beans.PropertyValue
args131(0).Name = "ToPoint"
args131(0).Value = "$J$16"

dispatcher.executeDispatch(document, ".uno:GoToCell", "", 0, args131())

rem ----------------------------------------------------------------------
dim args132(0) as new com.sun.star.beans.PropertyValue
args132(0).Name = "StringName"
args132(0).Value = "0"

dispatcher.executeDispatch(document, ".uno:EnterString", "", 0, args132())

rem ----------------------------------------------------------------------
dispatcher.executeDispatch(document, ".uno:JumpToNextCell", "", 0, Array())

rem ----------------------------------------------------------------------
dim args134(0) as new com.sun.star.beans.PropertyValue
args134(0).Name = "ToPoint"
args134(0).Value = "$K$16"

dispatcher.executeDispatch(document, ".uno:GoToCell", "", 0, args134())

rem ----------------------------------------------------------------------
dim args135(0) as new com.sun.star.beans.PropertyValue
args135(0).Name = "StringName"
args135(0).Value = "0"

dispatcher.executeDispatch(document, ".uno:EnterString", "", 0, args135())

rem ----------------------------------------------------------------------
dispatcher.executeDispatch(document, ".uno:JumpToNextCell", "", 0, Array())

rem ----------------------------------------------------------------------
dim args137(0) as new com.sun.star.beans.PropertyValue
args137(0).Name = "ToPoint"
args137(0).Value = "$N$16"

dispatcher.executeDispatch(document, ".uno:GoToCell", "", 0, args137())

rem ----------------------------------------------------------------------
dim args138(0) as new com.sun.star.beans.PropertyValue
args138(0).Name = "StringName"
args138(0).Value = "0"

dispatcher.executeDispatch(document, ".uno:EnterString", "", 0, args138())

rem ----------------------------------------------------------------------
dispatcher.executeDispatch(document, ".uno:JumpToNextCell", "", 0, Array())


end sub

sub DEFSURVIVOR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O$3"

dispatcher.executeDispatch(document, ".uno:GoToCell", "", 0, args1())

rem ----------------------------------------------------------------------
dispatcher.executeDispatch(document, ".uno:Copy", "", 0, Array())

rem ----------------------------------------------------------------------
dim args3(0) as new com.sun.star.beans.PropertyValue
args3(0).Name = "ToPoint"
args3(0).Value = "$O$2"

dispatcher.executeDispatch(document, ".uno:GoToCell", "", 0, args3())

rem ----------------------------------------------------------------------
dim args4(5) as new com.sun.star.beans.PropertyValue
args4(0).Name = "Flags"
args4(0).Value = "V"
args4(1).Name = "FormulaCommand"
args4(1).Value = 0
args4(2).Name = "SkipEmptyCells"
args4(2).Value = false
args4(3).Name = "Transpose"
args4(3).Value = false
args4(4).Name = "AsLink"
args4(4).Value = false
args4(5).Name = "MoveMode"
args4(5).Value = 4

dispatcher.executeDispatch(document, ".uno:InsertContents", "", 0, args4())

rem ----------------------------------------------------------------------
dim args5(0) as new com.sun.star.beans.PropertyValue
args5(0).Name = "ToPoint"
args5(0).Value = "$C$12:$O$12"

dispatcher.executeDispatch(document, ".uno:GoToCell", "", 0, args5())

rem ----------------------------------------------------------------------
dispatcher.executeDispatch(document, ".uno:Copy", "", 0, Array())

rem ----------------------------------------------------------------------
dim args7(0) as new com.sun.star.beans.PropertyValue
args7(0).Name = "ToPoint"
args7(0).Value = "$C$9"

dispatcher.executeDispatch(document, ".uno:GoToCell", "", 0, args7())

rem ----------------------------------------------------------------------
dim args8(5) as new com.sun.star.beans.PropertyValue
args8(0).Name = "Flags"
args8(0).Value = "V"
args8(1).Name = "FormulaCommand"
args8(1).Value = 0
args8(2).Name = "SkipEmptyCells"
args8(2).Value = false
args8(3).Name = "Transpose"
args8(3).Value = false
args8(4).Name = "AsLink"
args8(4).Value = false
args8(5).Name = "MoveMode"
args8(5).Value = 4

dispatcher.executeDispatch(document, ".uno:InsertContents", "", 0, args8())

rem ----------------------------------------------------------------------
dim args9(0) as new com.sun.star.beans.PropertyValue
args9(0).Name = "ToPoint"
args9(0).Value = "$O$2"

dispatcher.executeDispatch(document, ".uno:GoToCell", "", 0, args9())

rem ----------------------------------------------------------------------
dispatcher.executeDispatch(document, ".uno:Copy", "", 0, Array())

rem ----------------------------------------------------------------------
dim args11(0) as new com.sun.star.beans.PropertyValue
args11(0).Name = "ToPoint"
args11(0).Value = "$L$3"

dispatcher.executeDispatch(document, ".uno:GoToCell", "", 0, args11())

rem ----------------------------------------------------------------------
dim args12(5) as new com.sun.star.beans.PropertyValue
args12(0).Name = "Flags"
args12(0).Value = "V"
args12(1).Name = "FormulaCommand"
args12(1).Value = 0
args12(2).Name = "SkipEmptyCells"
args12(2).Value = false
args12(3).Name = "Transpose"
args12(3).Value = false
args12(4).Name = "AsLink"
args12(4).Value = false
args12(5).Name = "MoveMode"
args12(5).Value = 4

dispatcher.executeDispatch(document, ".uno:InsertContents", "", 0, args12())

rem ----------------------------------------------------------------------
dim args13(0) as new com.sun.star.beans.PropertyValue
args13(0).Name = "ToPoint"
args13(0).Value = "$O$2"

dispatcher.executeDispatch(document, ".uno:GoToCell", "", 0, args13())

rem ----------------------------------------------------------------------
dim args14(0) as new com.sun.star.beans.PropertyValue
args14(0).Name = "Flags"
args14(0).Value = "SVDFN"

dispatcher.executeDispatch(document, ".uno:Delete", "", 0, args14())

rem ----------------------------------------------------------------------
dim args15(0) as new com.sun.star.beans.PropertyValue
args15(0).Name = "ToPoint"
args15(0).Value = "$A$1"

dispatcher.executeDispatch(document, ".uno:GoToCell", "", 0, args15())

rem ----------------------------------------------------------------------
dim args16(0) as new com.sun.star.beans.PropertyValue
args16(0).Name = "StringName"
args16(0).Value = "MODIFIERS"

dispatcher.executeDispatch(document, ".uno:EnterString", "", 0, args16())

rem ----------------------------------------------------------------------
dim args17(0) as new com.sun.star.beans.PropertyValue
args17(0).Name = "ToPoint"
args17(0).Value = "$A$1"

dispatcher.executeDispatch(document, ".uno:GoToCell", "", 0, args17())


end sub


sub OFFSURVIVOR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C$8:$O$8"

dispatcher.executeDispatch(document, ".uno:GoToCell", "", 0, args1())

rem ----------------------------------------------------------------------
dispatcher.executeDispatch(document, ".uno:Copy", "", 0, Array())

rem ----------------------------------------------------------------------
dim args3(0) as new com.sun.star.beans.PropertyValue
args3(0).Name = "ToPoint"
args3(0).Value = "$C$5"

dispatcher.executeDispatch(document, ".uno:GoToCell", "", 0, args3())

rem ----------------------------------------------------------------------
dim args4(5) as new com.sun.star.beans.PropertyValue
args4(0).Name = "Flags"
args4(0).Value = "V"
args4(1).Name = "FormulaCommand"
args4(1).Value = 0
args4(2).Name = "SkipEmptyCells"
args4(2).Value = false
args4(3).Name = "Transpose"
args4(3).Value = false
args4(4).Name = "AsLink"
args4(4).Value = false
args4(5).Name = "MoveMode"
args4(5).Value = 4

dispatcher.executeDispatch(document, ".uno:InsertContents", "", 0, args4())

rem ----------------------------------------------------------------------
dim args5(0) as new com.sun.star.beans.PropertyValue
args5(0).Name = "ToPoint"
args5(0).Value = "$J$23"

dispatcher.executeDispatch(document, ".uno:GoToCell", "", 0, args5())

rem ----------------------------------------------------------------------
dim args6(0) as new com.sun.star.beans.PropertyValue
args6(0).Name = "Flags"
args6(0).Value = "SVDFN"

dispatcher.executeDispatch(document, ".uno:Delete", "", 0, args6())

rem ----------------------------------------------------------------------
dim args7(0) as new com.sun.star.beans.PropertyValue
args7(0).Name = "ToPoint"
args7(0).Value = "$C$9"

dispatcher.executeDispatch(document, ".uno:GoToCell", "", 0, args7())

rem ----------------------------------------------------------------------
dim args8(0) as new com.sun.star.beans.PropertyValue
args8(0).Name = "StringName"
args8(0).Value = "0"

dispatcher.executeDispatch(document, ".uno:EnterString", "", 0, args8())

rem ----------------------------------------------------------------------
dispatcher.executeDispatch(document, ".uno:JumpToNextCell", "", 0, Array())

rem ----------------------------------------------------------------------
dim args10(0) as new com.sun.star.beans.PropertyValue
args10(0).Name = "ToPoint"
args10(0).Value = "$D$9"

dispatcher.executeDispatch(document, ".uno:GoToCell", "", 0, args10())

rem ----------------------------------------------------------------------
dim args11(0) as new com.sun.star.beans.PropertyValue
args11(0).Name = "StringName"
args11(0).Value = "0"

dispatcher.executeDispatch(document, ".uno:EnterString", "", 0, args11())

rem ----------------------------------------------------------------------
dispatcher.executeDispatch(document, ".uno:JumpToNextCell", "", 0, Array())

rem ----------------------------------------------------------------------
dim args13(0) as new com.sun.star.beans.PropertyValue
args13(0).Name = "ToPoint"
args13(0).Value = "$E$9"

dispatcher.executeDispatch(document, ".uno:GoToCell", "", 0, args13())

rem ----------------------------------------------------------------------
dim args14(0) as new com.sun.star.beans.PropertyValue
args14(0).Name = "StringName"
args14(0).Value = "0"

dispatcher.executeDispatch(document, ".uno:EnterString", "", 0, args14())

rem ----------------------------------------------------------------------
dispatcher.executeDispatch(document, ".uno:JumpToNextCell", "", 0, Array())

rem ----------------------------------------------------------------------
dim args16(0) as new com.sun.star.beans.PropertyValue
args16(0).Name = "ToPoint"
args16(0).Value = "$F$9"

dispatcher.executeDispatch(document, ".uno:GoToCell", "", 0, args16())

rem ----------------------------------------------------------------------
dim args17(0) as new com.sun.star.beans.PropertyValue
args17(0).Name = "StringName"
args17(0).Value = "0"

dispatcher.executeDispatch(document, ".uno:EnterString", "", 0, args17())

rem ----------------------------------------------------------------------
dispatcher.executeDispatch(document, ".uno:JumpToNextCell", "", 0, Array())

rem ----------------------------------------------------------------------
dim args19(0) as new com.sun.star.beans.PropertyValue
args19(0).Name = "ToPoint"
args19(0).Value = "$G$9"

dispatcher.executeDispatch(document, ".uno:GoToCell", "", 0, args19())

rem ----------------------------------------------------------------------
dim args20(0) as new com.sun.star.beans.PropertyValue
args20(0).Name = "StringName"
args20(0).Value = "0"

dispatcher.executeDispatch(document, ".uno:EnterString", "", 0, args20())

rem ----------------------------------------------------------------------
dispatcher.executeDispatch(document, ".uno:JumpToNextCell", "", 0, Array())

rem ----------------------------------------------------------------------
dim args22(0) as new com.sun.star.beans.PropertyValue
args22(0).Name = "ToPoint"
args22(0).Value = "$H$9"

dispatcher.executeDispatch(document, ".uno:GoToCell", "", 0, args22())

rem ----------------------------------------------------------------------
dim args23(0) as new com.sun.star.beans.PropertyValue
args23(0).Name = "StringName"
args23(0).Value = "0"

dispatcher.executeDispatch(document, ".uno:EnterString", "", 0, args23())

rem ----------------------------------------------------------------------
dispatcher.executeDispatch(document, ".uno:JumpToNextCell", "", 0, Array())

rem ----------------------------------------------------------------------
dim args25(0) as new com.sun.star.beans.PropertyValue
args25(0).Name = "ToPoint"
args25(0).Value = "$I$9"

dispatcher.executeDispatch(document, ".uno:GoToCell", "", 0, args25())

rem ----------------------------------------------------------------------
dim args26(0) as new com.sun.star.beans.PropertyValue
args26(0).Name = "StringName"
args26(0).Value = "0"

dispatcher.executeDispatch(document, ".uno:EnterString", "", 0, args26())

rem ----------------------------------------------------------------------
dispatcher.executeDispatch(document, ".uno:JumpToNextCell", "", 0, Array())

rem ----------------------------------------------------------------------
dim args28(0) as new com.sun.star.beans.PropertyValue
args28(0).Name = "ToPoint"
args28(0).Value = "$J$9"

dispatcher.executeDispatch(document, ".uno:GoToCell", "", 0, args28())

rem ----------------------------------------------------------------------
dim args29(0) as new com.sun.star.beans.PropertyValue
args29(0).Name = "StringName"
args29(0).Value = "0"

dispatcher.executeDispatch(document, ".uno:EnterString", "", 0, args29())

rem ----------------------------------------------------------------------
dispatcher.executeDispatch(document, ".uno:JumpToNextCell", "", 0, Array())

rem ----------------------------------------------------------------------
dim args31(0) as new com.sun.star.beans.PropertyValue
args31(0).Name = "ToPoint"
args31(0).Value = "$K$9"

dispatcher.executeDispatch(document, ".uno:GoToCell", "", 0, args31())

rem ----------------------------------------------------------------------
dim args32(0) as new com.sun.star.beans.PropertyValue
args32(0).Name = "StringName"
args32(0).Value = "0"

dispatcher.executeDispatch(document, ".uno:EnterString", "", 0, args32())

rem ----------------------------------------------------------------------
dispatcher.executeDispatch(document, ".uno:JumpToNextCell", "", 0, Array())

rem ----------------------------------------------------------------------
dim args34(0) as new com.sun.star.beans.PropertyValue
args34(0).Name = "ToPoint"
args34(0).Value = "$L$9"

dispatcher.executeDispatch(document, ".uno:GoToCell", "", 0, args34())

rem ----------------------------------------------------------------------
dim args35(0) as new com.sun.star.beans.PropertyValue
args35(0).Name = "StringName"
args35(0).Value = "0"

dispatcher.executeDispatch(document, ".uno:EnterString", "", 0, args35())

rem ----------------------------------------------------------------------
dispatcher.executeDispatch(document, ".uno:JumpToNextCell", "", 0, Array())

rem ----------------------------------------------------------------------
dim args37(0) as new com.sun.star.beans.PropertyValue
args37(0).Name = "ToPoint"
args37(0).Value = "$M$9"

dispatcher.executeDispatch(document, ".uno:GoToCell", "", 0, args37())

rem ----------------------------------------------------------------------
dim args38(0) as new com.sun.star.beans.PropertyValue
args38(0).Name = "StringName"
args38(0).Value = "0"

dispatcher.executeDispatch(document, ".uno:EnterString", "", 0, args38())

rem ----------------------------------------------------------------------
dispatcher.executeDispatch(document, ".uno:JumpToNextCell", "", 0, Array())

rem ----------------------------------------------------------------------
dim args40(0) as new com.sun.star.beans.PropertyValue
args40(0).Name = "ToPoint"
args40(0).Value = "$N$9"

dispatcher.executeDispatch(document, ".uno:GoToCell", "", 0, args40())

rem ----------------------------------------------------------------------
dim args41(0) as new com.sun.star.beans.PropertyValue
args41(0).Name = "StringName"
args41(0).Value = "0"

dispatcher.executeDispatch(document, ".uno:EnterString", "", 0, args41())

rem ----------------------------------------------------------------------
dispatcher.executeDispatch(document, ".uno:JumpToNextCell", "", 0, Array())

rem ----------------------------------------------------------------------
dim args43(0) as new com.sun.star.beans.PropertyValue
args43(0).Name = "ToPoint"
args43(0).Value = "$O$9"

dispatcher.executeDispatch(document, ".uno:GoToCell", "", 0, args43())

rem ----------------------------------------------------------------------
dim args44(0) as new com.sun.star.beans.PropertyValue
args44(0).Name = "StringName"
args44(0).Value = "0"

dispatcher.executeDispatch(document, ".uno:EnterString", "", 0, args44())

rem ----------------------------------------------------------------------
dispatcher.executeDispatch(document, ".uno:JumpToNextCell", "", 0, Array())

rem ----------------------------------------------------------------------
dim args46(0) as new com.sun.star.beans.PropertyValue
args46(0).Name = "ToPoint"
args46(0).Value = "$C$16"

dispatcher.executeDispatch(document, ".uno:GoToCell", "", 0, args46())

rem ----------------------------------------------------------------------
dim args47(0) as new com.sun.star.beans.PropertyValue
args47(0).Name = "StringName"
args47(0).Value = "0"

dispatcher.executeDispatch(document, ".uno:EnterString", "", 0, args47())

rem ----------------------------------------------------------------------
dispatcher.executeDispatch(document, ".uno:JumpToNextCell", "", 0, Array())

rem ----------------------------------------------------------------------
dim args49(0) as new com.sun.star.beans.PropertyValue
args49(0).Name = "ToPoint"
args49(0).Value = "$D$16"

dispatcher.executeDispatch(document, ".uno:GoToCell", "", 0, args49())

rem ----------------------------------------------------------------------
dim args50(0) as new com.sun.star.beans.PropertyValue
args50(0).Name = "StringName"
args50(0).Value = "0"

dispatcher.executeDispatch(document, ".uno:EnterString", "", 0, args50())

rem ----------------------------------------------------------------------
dispatcher.executeDispatch(document, ".uno:JumpToNextCell", "", 0, Array())

rem ----------------------------------------------------------------------
dim args52(0) as new com.sun.star.beans.PropertyValue
args52(0).Name = "ToPoint"
args52(0).Value = "$E$16"

dispatcher.executeDispatch(document, ".uno:GoToCell", "", 0, args52())

rem ----------------------------------------------------------------------
dim args53(0) as new com.sun.star.beans.PropertyValue
args53(0).Name = "StringName"
args53(0).Value = "0"

dispatcher.executeDispatch(document, ".uno:EnterString", "", 0, args53())

rem ----------------------------------------------------------------------
dispatcher.executeDispatch(document, ".uno:JumpToNextCell", "", 0, Array())

rem ----------------------------------------------------------------------
dim args55(0) as new com.sun.star.beans.PropertyValue
args55(0).Name = "ToPoint"
args55(0).Value = "$F$16"

dispatcher.executeDispatch(document, ".uno:GoToCell", "", 0, args55())

rem ----------------------------------------------------------------------
dim args56(0) as new com.sun.star.beans.PropertyValue
args56(0).Name = "StringName"
args56(0).Value = "0"

dispatcher.executeDispatch(document, ".uno:EnterString", "", 0, args56())

rem ----------------------------------------------------------------------
dispatcher.executeDispatch(document, ".uno:JumpToNextCell", "", 0, Array())

rem ----------------------------------------------------------------------
dim args58(0) as new com.sun.star.beans.PropertyValue
args58(0).Name = "ToPoint"
args58(0).Value = "$G$16"

dispatcher.executeDispatch(document, ".uno:GoToCell", "", 0, args58())

rem ----------------------------------------------------------------------
dim args59(0) as new com.sun.star.beans.PropertyValue
args59(0).Name = "StringName"
args59(0).Value = "0"

dispatcher.executeDispatch(document, ".uno:EnterString", "", 0, args59())

rem ----------------------------------------------------------------------
dispatcher.executeDispatch(document, ".uno:JumpToNextCell", "", 0, Array())

rem ----------------------------------------------------------------------
dim args61(0) as new com.sun.star.beans.PropertyValue
args61(0).Name = "ToPoint"
args61(0).Value = "$H$16"

dispatcher.executeDispatch(document, ".uno:GoToCell", "", 0, args61())

rem ----------------------------------------------------------------------
dim args62(0) as new com.sun.star.beans.PropertyValue
args62(0).Name = "StringName"
args62(0).Value = "0"

dispatcher.executeDispatch(document, ".uno:EnterString", "", 0, args62())

rem ----------------------------------------------------------------------
dispatcher.executeDispatch(document, ".uno:JumpToNextCell", "", 0, Array())

rem ----------------------------------------------------------------------
dim args64(0) as new com.sun.star.beans.PropertyValue
args64(0).Name = "ToPoint"
args64(0).Value = "$I$16"

dispatcher.executeDispatch(document, ".uno:GoToCell", "", 0, args64())

rem ----------------------------------------------------------------------
dim args65(0) as new com.sun.star.beans.PropertyValue
args65(0).Name = "StringName"
args65(0).Value = "0"

dispatcher.executeDispatch(document, ".uno:EnterString", "", 0, args65())

rem ----------------------------------------------------------------------
dispatcher.executeDispatch(document, ".uno:JumpToNextCell", "", 0, Array())

rem ----------------------------------------------------------------------
dim args67(0) as new com.sun.star.beans.PropertyValue
args67(0).Name = "ToPoint"
args67(0).Value = "$J$16"

dispatcher.executeDispatch(document, ".uno:GoToCell", "", 0, args67())

rem ----------------------------------------------------------------------
dim args68(0) as new com.sun.star.beans.PropertyValue
args68(0).Name = "StringName"
args68(0).Value = "0"

dispatcher.executeDispatch(document, ".uno:EnterString", "", 0, args68())

rem ----------------------------------------------------------------------
dispatcher.executeDispatch(document, ".uno:JumpToNextCell", "", 0, Array())

rem ----------------------------------------------------------------------
dim args70(0) as new com.sun.star.beans.PropertyValue
args70(0).Name = "ToPoint"
args70(0).Value = "$K$16"

dispatcher.executeDispatch(document, ".uno:GoToCell", "", 0, args70())

rem ----------------------------------------------------------------------
dim args71(0) as new com.sun.star.beans.PropertyValue
args71(0).Name = "StringName"
args71(0).Value = "0"

dispatcher.executeDispatch(document, ".uno:EnterString", "", 0, args71())

rem ----------------------------------------------------------------------
dispatcher.executeDispatch(document, ".uno:JumpToNextCell", "", 0, Array())

rem ----------------------------------------------------------------------
dim args73(0) as new com.sun.star.beans.PropertyValue
args73(0).Name = "ToPoint"
args73(0).Value = "$N$16"

dispatcher.executeDispatch(document, ".uno:GoToCell", "", 0, args73())

rem ----------------------------------------------------------------------
dim args74(0) as new com.sun.star.beans.PropertyValue
args74(0).Name = "StringName"
args74(0).Value = "0"

dispatcher.executeDispatch(document, ".uno:EnterString", "", 0, args74())

rem ----------------------------------------------------------------------
dispatcher.executeDispatch(document, ".uno:JumpToNextCell", "", 0, Array())

rem ----------------------------------------------------------------------
dim args76(0) as new com.sun.star.beans.PropertyValue
args76(0).Name = "ToPoint"
args76(0).Value = "$D$3"

dispatcher.executeDispatch(document, ".uno:GoToCell", "", 0, args76())

rem ----------------------------------------------------------------------
dim args77(0) as new com.sun.star.beans.PropertyValue
args77(0).Name = "StringName"
args77(0).Value = "0"

dispatcher.executeDispatch(document, ".uno:EnterString", "", 0, args77())

rem ----------------------------------------------------------------------
dispatcher.executeDispatch(document, ".uno:JumpToNextCell", "", 0, Array())

rem ----------------------------------------------------------------------
dim args79(0) as new com.sun.star.beans.PropertyValue
args79(0).Name = "ToPoint"
args79(0).Value = "$I$3"

dispatcher.executeDispatch(document, ".uno:GoToCell", "", 0, args79())

rem ----------------------------------------------------------------------
dim args80(0) as new com.sun.star.beans.PropertyValue
args80(0).Name = "StringName"
args80(0).Value = "0"

dispatcher.executeDispatch(document, ".uno:EnterString", "", 0, args80())

rem ----------------------------------------------------------------------
dispatcher.executeDispatch(document, ".uno:JumpToNextCell", "", 0, Array())

rem ----------------------------------------------------------------------
dim args82(0) as new com.sun.star.beans.PropertyValue
args82(0).Name = "ToPoint"
args82(0).Value = "$J$3"

dispatcher.executeDispatch(document, ".uno:GoToCell", "", 0, args82())

rem ----------------------------------------------------------------------
dim args83(0) as new com.sun.star.beans.PropertyValue
args83(0).Name = "StringName"
args83(0).Value = "0"

dispatcher.executeDispatch(document, ".uno:EnterString", "", 0, args83())

rem ----------------------------------------------------------------------
dispatcher.executeDispatch(document, ".uno:JumpToNextCell", "", 0, Array())

rem ----------------------------------------------------------------------
dim args85(0) as new com.sun.star.beans.PropertyValue
args85(0).Name = "ToPoint"
args85(0).Value = "$K$3"

dispatcher.executeDispatch(document, ".uno:GoToCell", "", 0, args85())

rem ----------------------------------------------------------------------
dim args86(0) as new com.sun.star.beans.PropertyValue
args86(0).Name = "StringName"
args86(0).Value = "0"

dispatcher.executeDispatch(document, ".uno:EnterString", "", 0, args86())

rem ----------------------------------------------------------------------
dispatcher.executeDispatch(document, ".uno:JumpToNextCell", "", 0, Array())

rem ----------------------------------------------------------------------
dim args88(0) as new com.sun.star.beans.PropertyValue
args88(0).Name = "ToPoint"
args88(0).Value = "$L$3"

dispatcher.executeDispatch(document, ".uno:GoToCell", "", 0, args88())

rem ----------------------------------------------------------------------
dim args89(0) as new com.sun.star.beans.PropertyValue
args89(0).Name = "StringName"
args89(0).Value = "0"

dispatcher.executeDispatch(document, ".uno:EnterString", "", 0, args89())

rem ----------------------------------------------------------------------
dispatcher.executeDispatch(document, ".uno:JumpToNextCell", "", 0, Array())

rem ----------------------------------------------------------------------
dim args91(0) as new com.sun.star.beans.PropertyValue
args91(0).Name = "ToPoint"
args91(0).Value = "$R$3"

dispatcher.executeDispatch(document, ".uno:GoToCell", "", 0, args91())

rem ----------------------------------------------------------------------
dim args92(0) as new com.sun.star.beans.PropertyValue
args92(0).Name = "StringName"
args92(0).Value = "VILLAGE HEADQUARTERS"

dispatcher.executeDispatch(document, ".uno:EnterString", "", 0, args92())

rem ----------------------------------------------------------------------
dim args93(0) as new com.sun.star.beans.PropertyValue
args93(0).Name = "ToPoint"
args93(0).Value = "$T$3"

dispatcher.executeDispatch(document, ".uno:GoToCell", "", 0, args93())

rem ----------------------------------------------------------------------
dim args94(0) as new com.sun.star.beans.PropertyValue
args94(0).Name = "StringName"
args94(0).Value = "0"

dispatcher.executeDispatch(document, ".uno:EnterString", "", 0, args94())

rem ----------------------------------------------------------------------
dispatcher.executeDispatch(document, ".uno:JumpToNextCell", "", 0, Array())

rem ----------------------------------------------------------------------
dim args96(0) as new com.sun.star.beans.PropertyValue
args96(0).Name = "ToPoint"
args96(0).Value = "$A$1"

dispatcher.executeDispatch(document, ".uno:GoToCell", "", 0, args96())


end sub


sub RESETALL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D$2"

dispatcher.executeDispatch(document, ".uno:GoToCell", "", 0, args1())

rem ----------------------------------------------------------------------
dim args2(0) as new com.sun.star.beans.PropertyValue
args2(0).Name = "StringName"
args2(0).Value = "0"

dispatcher.executeDispatch(document, ".uno:EnterString", "", 0, args2())

rem ----------------------------------------------------------------------
dispatcher.executeDispatch(document, ".uno:JumpToNextCell", "", 0, Array())

rem ----------------------------------------------------------------------
dim args4(0) as new com.sun.star.beans.PropertyValue
args4(0).Name = "ToPoint"
args4(0).Value = "$E$1"

dispatcher.executeDispatch(document, ".uno:GoToCell", "", 0, args4())

rem ----------------------------------------------------------------------
dim args5(0) as new com.sun.star.beans.PropertyValue
args5(0).Name = "ToPoint"
args5(0).Value = "$E$2"

dispatcher.executeDispatch(document, ".uno:GoToCell", "", 0, args5())

rem ----------------------------------------------------------------------
dim args6(0) as new com.sun.star.beans.PropertyValue
args6(0).Name = "ToPoint"
args6(0).Value = "$F$2"

dispatcher.executeDispatch(document, ".uno:GoToCell", "", 0, args6())

rem ----------------------------------------------------------------------
dim args7(0) as new com.sun.star.beans.PropertyValue
args7(0).Name = "StringName"
args7(0).Value = "0%"

dispatcher.executeDispatch(document, ".uno:EnterString", "", 0, args7())

rem ----------------------------------------------------------------------
dispatcher.executeDispatch(document, ".uno:JumpToNextCell", "", 0, Array())

rem ----------------------------------------------------------------------
dim args9(0) as new com.sun.star.beans.PropertyValue
args9(0).Name = "ToPoint"
args9(0).Value = "$G$2"

dispatcher.executeDispatch(document, ".uno:GoToCell", "", 0, args9())

rem ----------------------------------------------------------------------
dim args10(0) as new com.sun.star.beans.PropertyValue
args10(0).Name = "StringName"
args10(0).Value = "0%"

dispatcher.executeDispatch(document, ".uno:EnterString", "", 0, args10())

rem ----------------------------------------------------------------------
dispatcher.executeDispatch(document, ".uno:JumpToNextCell", "", 0, Array())

rem ----------------------------------------------------------------------
dim args12(0) as new com.sun.star.beans.PropertyValue
args12(0).Name = "ToPoint"
args12(0).Value = "$H$2"

dispatcher.executeDispatch(document, ".uno:GoToCell", "", 0, args12())

rem ----------------------------------------------------------------------
dim args13(0) as new com.sun.star.beans.PropertyValue
args13(0).Name = "StringName"
args13(0).Value = "0"

dispatcher.executeDispatch(document, ".uno:EnterString", "", 0, args13())

rem ----------------------------------------------------------------------
dispatcher.executeDispatch(document, ".uno:JumpToNextCell", "", 0, Array())

rem ----------------------------------------------------------------------
dim args15(0) as new com.sun.star.beans.PropertyValue
args15(0).Name = "ToPoint"
args15(0).Value = "$I$2"

dispatcher.executeDispatch(document, ".uno:GoToCell", "", 0, args15())

rem ----------------------------------------------------------------------
dim args16(0) as new com.sun.star.beans.PropertyValue
args16(0).Name = "StringName"
args16(0).Value = "0"

dispatcher.executeDispatch(document, ".uno:EnterString", "", 0, args16())

rem ----------------------------------------------------------------------
dispatcher.executeDispatch(document, ".uno:JumpToNextCell", "", 0, Array())

rem ----------------------------------------------------------------------
dim args18(0) as new com.sun.star.beans.PropertyValue
args18(0).Name = "ToPoint"
args18(0).Value = "$J$2"

dispatcher.executeDispatch(document, ".uno:GoToCell", "", 0, args18())

rem ----------------------------------------------------------------------
dim args19(0) as new com.sun.star.beans.PropertyValue
args19(0).Name = "StringName"
args19(0).Value = "0"

dispatcher.executeDispatch(document, ".uno:EnterString", "", 0, args19())

rem ----------------------------------------------------------------------
dispatcher.executeDispatch(document, ".uno:JumpToNextCell", "", 0, Array())

rem ----------------------------------------------------------------------
dim args21(0) as new com.sun.star.beans.PropertyValue
args21(0).Name = "ToPoint"
args21(0).Value = "$D$3"

dispatcher.executeDispatch(document, ".uno:GoToCell", "", 0, args21())

rem ----------------------------------------------------------------------
dim args22(0) as new com.sun.star.beans.PropertyValue
args22(0).Name = "StringName"
args22(0).Value = "0"

dispatcher.executeDispatch(document, ".uno:EnterString", "", 0, args22())

rem ----------------------------------------------------------------------
dispatcher.executeDispatch(document, ".uno:JumpToNextCell", "", 0, Array())

rem ----------------------------------------------------------------------
dim args24(0) as new com.sun.star.beans.PropertyValue
args24(0).Name = "ToPoint"
args24(0).Value = "$I$3"

dispatcher.executeDispatch(document, ".uno:GoToCell", "", 0, args24())

rem ----------------------------------------------------------------------
dim args25(0) as new com.sun.star.beans.PropertyValue
args25(0).Name = "StringName"
args25(0).Value = "0"

dispatcher.executeDispatch(document, ".uno:EnterString", "", 0, args25())

rem ----------------------------------------------------------------------
dispatcher.executeDispatch(document, ".uno:JumpToNextCell", "", 0, Array())

rem ----------------------------------------------------------------------
dim args27(0) as new com.sun.star.beans.PropertyValue
args27(0).Name = "ToPoint"
args27(0).Value = "$J$3"

dispatcher.executeDispatch(document, ".uno:GoToCell", "", 0, args27())

rem ----------------------------------------------------------------------
dim args28(0) as new com.sun.star.beans.PropertyValue
args28(0).Name = "StringName"
args28(0).Value = "0"

dispatcher.executeDispatch(document, ".uno:EnterString", "", 0, args28())

rem ----------------------------------------------------------------------
dispatcher.executeDispatch(document, ".uno:JumpToNextCell", "", 0, Array())

rem ----------------------------------------------------------------------
dim args30(0) as new com.sun.star.beans.PropertyValue
args30(0).Name = "ToPoint"
args30(0).Value = "$K$3"

dispatcher.executeDispatch(document, ".uno:GoToCell", "", 0, args30())

rem ----------------------------------------------------------------------
dim args31(0) as new com.sun.star.beans.PropertyValue
args31(0).Name = "StringName"
args31(0).Value = "0"

dispatcher.executeDispatch(document, ".uno:EnterString", "", 0, args31())

rem ----------------------------------------------------------------------
dispatcher.executeDispatch(document, ".uno:JumpToNextCell", "", 0, Array())

rem ----------------------------------------------------------------------
dim args33(0) as new com.sun.star.beans.PropertyValue
args33(0).Name = "ToPoint"
args33(0).Value = "$L$3"

dispatcher.executeDispatch(document, ".uno:GoToCell", "", 0, args33())

rem ----------------------------------------------------------------------
dim args34(0) as new com.sun.star.beans.PropertyValue
args34(0).Name = "StringName"
args34(0).Value = "0"

dispatcher.executeDispatch(document, ".uno:EnterString", "", 0, args34())

rem ----------------------------------------------------------------------
dispatcher.executeDispatch(document, ".uno:JumpToNextCell", "", 0, Array())

rem ----------------------------------------------------------------------
dim args36(0) as new com.sun.star.beans.PropertyValue
args36(0).Name = "ToPoint"
args36(0).Value = "$R$3"

dispatcher.executeDispatch(document, ".uno:GoToCell", "", 0, args36())

rem ----------------------------------------------------------------------
dim args37(0) as new com.sun.star.beans.PropertyValue
args37(0).Name = "StringName"
args37(0).Value = "VILLAGE HEADQUARTERS"

dispatcher.executeDispatch(document, ".uno:EnterString", "", 0, args37())

rem ----------------------------------------------------------------------
dim args38(0) as new com.sun.star.beans.PropertyValue
args38(0).Name = "ToPoint"
args38(0).Value = "$T$3"

dispatcher.executeDispatch(document, ".uno:GoToCell", "", 0, args38())

rem ----------------------------------------------------------------------
dim args39(0) as new com.sun.star.beans.PropertyValue
args39(0).Name = "StringName"
args39(0).Value = "0"

dispatcher.executeDispatch(document, ".uno:EnterString", "", 0, args39())

rem ----------------------------------------------------------------------
dispatcher.executeDispatch(document, ".uno:JumpToNextCell", "", 0, Array())

rem ----------------------------------------------------------------------
dim args41(0) as new com.sun.star.beans.PropertyValue
args41(0).Name = "ToPoint"
args41(0).Value = "$C$5"

dispatcher.executeDispatch(document, ".uno:GoToCell", "", 0, args41())

rem ----------------------------------------------------------------------
dim args42(0) as new com.sun.star.beans.PropertyValue
args42(0).Name = "StringName"
args42(0).Value = "0"

dispatcher.executeDispatch(document, ".uno:EnterString", "", 0, args42())

rem ----------------------------------------------------------------------
dispatcher.executeDispatch(document, ".uno:JumpToNextCell", "", 0, Array())

rem ----------------------------------------------------------------------
dim args44(0) as new com.sun.star.beans.PropertyValue
args44(0).Name = "ToPoint"
args44(0).Value = "$D$5"

dispatcher.executeDispatch(document, ".uno:GoToCell", "", 0, args44())

rem ----------------------------------------------------------------------
dim args45(0) as new com.sun.star.beans.PropertyValue
args45(0).Name = "StringName"
args45(0).Value = "0"

dispatcher.executeDispatch(document, ".uno:EnterString", "", 0, args45())

rem ----------------------------------------------------------------------
dispatcher.executeDispatch(document, ".uno:JumpToNextCell", "", 0, Array())

rem ----------------------------------------------------------------------
dim args47(0) as new com.sun.star.beans.PropertyValue
args47(0).Name = "ToPoint"
args47(0).Value = "$E$5"

dispatcher.executeDispatch(document, ".uno:GoToCell", "", 0, args47())

rem ----------------------------------------------------------------------
dim args48(0) as new com.sun.star.beans.PropertyValue
args48(0).Name = "StringName"
args48(0).Value = "0"

dispatcher.executeDispatch(document, ".uno:EnterString", "", 0, args48())

rem ----------------------------------------------------------------------
dispatcher.executeDispatch(document, ".uno:JumpToNextCell", "", 0, Array())

rem ----------------------------------------------------------------------
dim args50(0) as new com.sun.star.beans.PropertyValue
args50(0).Name = "ToPoint"
args50(0).Value = "$F$5"

dispatcher.executeDispatch(document, ".uno:GoToCell", "", 0, args50())

rem ----------------------------------------------------------------------
dim args51(0) as new com.sun.star.beans.PropertyValue
args51(0).Name = "StringName"
args51(0).Value = "0"

dispatcher.executeDispatch(document, ".uno:EnterString", "", 0, args51())

rem ----------------------------------------------------------------------
dispatcher.executeDispatch(document, ".uno:JumpToNextCell", "", 0, Array())

rem ----------------------------------------------------------------------
dim args53(0) as new com.sun.star.beans.PropertyValue
args53(0).Name = "ToPoint"
args53(0).Value = "$G$5"

dispatcher.executeDispatch(document, ".uno:GoToCell", "", 0, args53())

rem ----------------------------------------------------------------------
dim args54(0) as new com.sun.star.beans.PropertyValue
args54(0).Name = "StringName"
args54(0).Value = "0"

dispatcher.executeDispatch(document, ".uno:EnterString", "", 0, args54())

rem ----------------------------------------------------------------------
dispatcher.executeDispatch(document, ".uno:JumpToNextCell", "", 0, Array())

rem ----------------------------------------------------------------------
dim args56(0) as new com.sun.star.beans.PropertyValue
args56(0).Name = "ToPoint"
args56(0).Value = "$H$5"

dispatcher.executeDispatch(document, ".uno:GoToCell", "", 0, args56())

rem ----------------------------------------------------------------------
dim args57(0) as new com.sun.star.beans.PropertyValue
args57(0).Name = "StringName"
args57(0).Value = "0"

dispatcher.executeDispatch(document, ".uno:EnterString", "", 0, args57())

rem ----------------------------------------------------------------------
dispatcher.executeDispatch(document, ".uno:JumpToNextCell", "", 0, Array())

rem ----------------------------------------------------------------------
dim args59(0) as new com.sun.star.beans.PropertyValue
args59(0).Name = "ToPoint"
args59(0).Value = "$I$5"

dispatcher.executeDispatch(document, ".uno:GoToCell", "", 0, args59())

rem ----------------------------------------------------------------------
dim args60(0) as new com.sun.star.beans.PropertyValue
args60(0).Name = "StringName"
args60(0).Value = "0"

dispatcher.executeDispatch(document, ".uno:EnterString", "", 0, args60())

rem ----------------------------------------------------------------------
dispatcher.executeDispatch(document, ".uno:JumpToNextCell", "", 0, Array())

rem ----------------------------------------------------------------------
dim args62(0) as new com.sun.star.beans.PropertyValue
args62(0).Name = "ToPoint"
args62(0).Value = "$J$5"

dispatcher.executeDispatch(document, ".uno:GoToCell", "", 0, args62())

rem ----------------------------------------------------------------------
dim args63(0) as new com.sun.star.beans.PropertyValue
args63(0).Name = "StringName"
args63(0).Value = "0"

dispatcher.executeDispatch(document, ".uno:EnterString", "", 0, args63())

rem ----------------------------------------------------------------------
dispatcher.executeDispatch(document, ".uno:JumpToNextCell", "", 0, Array())

rem ----------------------------------------------------------------------
dim args65(0) as new com.sun.star.beans.PropertyValue
args65(0).Name = "ToPoint"
args65(0).Value = "$K$5"

dispatcher.executeDispatch(document, ".uno:GoToCell", "", 0, args65())

rem ----------------------------------------------------------------------
dim args66(0) as new com.sun.star.beans.PropertyValue
args66(0).Name = "StringName"
args66(0).Value = "0"

dispatcher.executeDispatch(document, ".uno:EnterString", "", 0, args66())

rem ----------------------------------------------------------------------
dispatcher.executeDispatch(document, ".uno:JumpToNextCell", "", 0, Array())

rem ----------------------------------------------------------------------
dim args68(0) as new com.sun.star.beans.PropertyValue
args68(0).Name = "ToPoint"
args68(0).Value = "$L$5"

dispatcher.executeDispatch(document, ".uno:GoToCell", "", 0, args68())

rem ----------------------------------------------------------------------
dim args69(0) as new com.sun.star.beans.PropertyValue
args69(0).Name = "StringName"
args69(0).Value = "0"

dispatcher.executeDispatch(document, ".uno:EnterString", "", 0, args69())

rem ----------------------------------------------------------------------
dispatcher.executeDispatch(document, ".uno:JumpToNextCell", "", 0, Array())

rem ----------------------------------------------------------------------
dim args71(0) as new com.sun.star.beans.PropertyValue
args71(0).Name = "ToPoint"
args71(0).Value = "$M$5"

dispatcher.executeDispatch(document, ".uno:GoToCell", "", 0, args71())

rem ----------------------------------------------------------------------
dim args72(0) as new com.sun.star.beans.PropertyValue
args72(0).Name = "StringName"
args72(0).Value = "0"

dispatcher.executeDispatch(document, ".uno:EnterString", "", 0, args72())

rem ----------------------------------------------------------------------
dispatcher.executeDispatch(document, ".uno:JumpToNextCell", "", 0, Array())

rem ----------------------------------------------------------------------
dim args74(0) as new com.sun.star.beans.PropertyValue
args74(0).Name = "ToPoint"
args74(0).Value = "$N$5"

dispatcher.executeDispatch(document, ".uno:GoToCell", "", 0, args74())

rem ----------------------------------------------------------------------
dim args75(0) as new com.sun.star.beans.PropertyValue
args75(0).Name = "StringName"
args75(0).Value = "0"

dispatcher.executeDispatch(document, ".uno:EnterString", "", 0, args75())

rem ----------------------------------------------------------------------
dispatcher.executeDispatch(document, ".uno:JumpToNextCell", "", 0, Array())

rem ----------------------------------------------------------------------
dim args77(0) as new com.sun.star.beans.PropertyValue
args77(0).Name = "ToPoint"
args77(0).Value = "$O$5"

dispatcher.executeDispatch(document, ".uno:GoToCell", "", 0, args77())

rem ----------------------------------------------------------------------
dim args78(0) as new com.sun.star.beans.PropertyValue
args78(0).Name = "StringName"
args78(0).Value = "0"

dispatcher.executeDispatch(document, ".uno:EnterString", "", 0, args78())

rem ----------------------------------------------------------------------
dispatcher.executeDispatch(document, ".uno:JumpToNextCell", "", 0, Array())

rem ----------------------------------------------------------------------
dim args80(0) as new com.sun.star.beans.PropertyValue
args80(0).Name = "ToPoint"
args80(0).Value = "$C$9"

dispatcher.executeDispatch(document, ".uno:GoToCell", "", 0, args80())

rem ----------------------------------------------------------------------
dim args81(0) as new com.sun.star.beans.PropertyValue
args81(0).Name = "StringName"
args81(0).Value = "0"

dispatcher.executeDispatch(document, ".uno:EnterString", "", 0, args81())

rem ----------------------------------------------------------------------
dispatcher.executeDispatch(document, ".uno:JumpToNextCell", "", 0, Array())

rem ----------------------------------------------------------------------
dim args83(0) as new com.sun.star.beans.PropertyValue
args83(0).Name = "ToPoint"
args83(0).Value = "$D$9"

dispatcher.executeDispatch(document, ".uno:GoToCell", "", 0, args83())

rem ----------------------------------------------------------------------
dim args84(0) as new com.sun.star.beans.PropertyValue
args84(0).Name = "StringName"
args84(0).Value = "0"

dispatcher.executeDispatch(document, ".uno:EnterString", "", 0, args84())

rem ----------------------------------------------------------------------
dispatcher.executeDispatch(document, ".uno:JumpToNextCell", "", 0, Array())

rem ----------------------------------------------------------------------
dim args86(0) as new com.sun.star.beans.PropertyValue
args86(0).Name = "ToPoint"
args86(0).Value = "$E$9"

dispatcher.executeDispatch(document, ".uno:GoToCell", "", 0, args86())

rem ----------------------------------------------------------------------
dim args87(0) as new com.sun.star.beans.PropertyValue
args87(0).Name = "StringName"
args87(0).Value = "0"

dispatcher.executeDispatch(document, ".uno:EnterString", "", 0, args87())

rem ----------------------------------------------------------------------
dispatcher.executeDispatch(document, ".uno:JumpToNextCell", "", 0, Array())

rem ----------------------------------------------------------------------
dim args89(0) as new com.sun.star.beans.PropertyValue
args89(0).Name = "ToPoint"
args89(0).Value = "$F$9"

dispatcher.executeDispatch(document, ".uno:GoToCell", "", 0, args89())

rem ----------------------------------------------------------------------
dim args90(0) as new com.sun.star.beans.PropertyValue
args90(0).Name = "StringName"
args90(0).Value = "0"

dispatcher.executeDispatch(document, ".uno:EnterString", "", 0, args90())

rem ----------------------------------------------------------------------
dispatcher.executeDispatch(document, ".uno:JumpToNextCell", "", 0, Array())

rem ----------------------------------------------------------------------
dim args92(0) as new com.sun.star.beans.PropertyValue
args92(0).Name = "ToPoint"
args92(0).Value = "$G$9"

dispatcher.executeDispatch(document, ".uno:GoToCell", "", 0, args92())

rem ----------------------------------------------------------------------
dim args93(0) as new com.sun.star.beans.PropertyValue
args93(0).Name = "StringName"
args93(0).Value = "0"

dispatcher.executeDispatch(document, ".uno:EnterString", "", 0, args93())

rem ----------------------------------------------------------------------
dispatcher.executeDispatch(document, ".uno:JumpToNextCell", "", 0, Array())

rem ----------------------------------------------------------------------
dim args95(0) as new com.sun.star.beans.PropertyValue
args95(0).Name = "ToPoint"
args95(0).Value = "$H$9"

dispatcher.executeDispatch(document, ".uno:GoToCell", "", 0, args95())

rem ----------------------------------------------------------------------
dim args96(0) as new com.sun.star.beans.PropertyValue
args96(0).Name = "StringName"
args96(0).Value = "0"

dispatcher.executeDispatch(document, ".uno:EnterString", "", 0, args96())

rem ----------------------------------------------------------------------
dispatcher.executeDispatch(document, ".uno:JumpToNextCell", "", 0, Array())

rem ----------------------------------------------------------------------
dim args98(0) as new com.sun.star.beans.PropertyValue
args98(0).Name = "ToPoint"
args98(0).Value = "$I$9"

dispatcher.executeDispatch(document, ".uno:GoToCell", "", 0, args98())

rem ----------------------------------------------------------------------
dim args99(0) as new com.sun.star.beans.PropertyValue
args99(0).Name = "StringName"
args99(0).Value = "0"

dispatcher.executeDispatch(document, ".uno:EnterString", "", 0, args99())

rem ----------------------------------------------------------------------
dispatcher.executeDispatch(document, ".uno:JumpToNextCell", "", 0, Array())

rem ----------------------------------------------------------------------
dim args101(0) as new com.sun.star.beans.PropertyValue
args101(0).Name = "ToPoint"
args101(0).Value = "$J$9"

dispatcher.executeDispatch(document, ".uno:GoToCell", "", 0, args101())

rem ----------------------------------------------------------------------
dim args102(0) as new com.sun.star.beans.PropertyValue
args102(0).Name = "StringName"
args102(0).Value = "0"

dispatcher.executeDispatch(document, ".uno:EnterString", "", 0, args102())

rem ----------------------------------------------------------------------
dispatcher.executeDispatch(document, ".uno:JumpToNextCell", "", 0, Array())

rem ----------------------------------------------------------------------
dim args104(0) as new com.sun.star.beans.PropertyValue
args104(0).Name = "ToPoint"
args104(0).Value = "$K$9"

dispatcher.executeDispatch(document, ".uno:GoToCell", "", 0, args104())

rem ----------------------------------------------------------------------
dim args105(0) as new com.sun.star.beans.PropertyValue
args105(0).Name = "StringName"
args105(0).Value = "0"

dispatcher.executeDispatch(document, ".uno:EnterString", "", 0, args105())

rem ----------------------------------------------------------------------
dispatcher.executeDispatch(document, ".uno:JumpToNextCell", "", 0, Array())

rem ----------------------------------------------------------------------
dim args107(0) as new com.sun.star.beans.PropertyValue
args107(0).Name = "ToPoint"
args107(0).Value = "$L$9"

dispatcher.executeDispatch(document, ".uno:GoToCell", "", 0, args107())

rem ----------------------------------------------------------------------
dim args108(0) as new com.sun.star.beans.PropertyValue
args108(0).Name = "StringName"
args108(0).Value = "0"

dispatcher.executeDispatch(document, ".uno:EnterString", "", 0, args108())

rem ----------------------------------------------------------------------
dispatcher.executeDispatch(document, ".uno:JumpToNextCell", "", 0, Array())

rem ----------------------------------------------------------------------
dim args110(0) as new com.sun.star.beans.PropertyValue
args110(0).Name = "ToPoint"
args110(0).Value = "$M$9"

dispatcher.executeDispatch(document, ".uno:GoToCell", "", 0, args110())

rem ----------------------------------------------------------------------
dim args111(0) as new com.sun.star.beans.PropertyValue
args111(0).Name = "StringName"
args111(0).Value = "0"

dispatcher.executeDispatch(document, ".uno:EnterString", "", 0, args111())

rem ----------------------------------------------------------------------
dispatcher.executeDispatch(document, ".uno:JumpToNextCell", "", 0, Array())

rem ----------------------------------------------------------------------
dim args113(0) as new com.sun.star.beans.PropertyValue
args113(0).Name = "ToPoint"
args113(0).Value = "$N$9"

dispatcher.executeDispatch(document, ".uno:GoToCell", "", 0, args113())

rem ----------------------------------------------------------------------
dim args114(0) as new com.sun.star.beans.PropertyValue
args114(0).Name = "StringName"
args114(0).Value = "0"

dispatcher.executeDispatch(document, ".uno:EnterString", "", 0, args114())

rem ----------------------------------------------------------------------
dispatcher.executeDispatch(document, ".uno:JumpToNextCell", "", 0, Array())

rem ----------------------------------------------------------------------
dim args116(0) as new com.sun.star.beans.PropertyValue
args116(0).Name = "ToPoint"
args116(0).Value = "$O$9"

dispatcher.executeDispatch(document, ".uno:GoToCell", "", 0, args116())

rem ----------------------------------------------------------------------
dim args117(0) as new com.sun.star.beans.PropertyValue
args117(0).Name = "StringName"
args117(0).Value = "0"

dispatcher.executeDispatch(document, ".uno:EnterString", "", 0, args117())

rem ----------------------------------------------------------------------
dispatcher.executeDispatch(document, ".uno:JumpToNextCell", "", 0, Array())

rem ----------------------------------------------------------------------
dim args119(0) as new com.sun.star.beans.PropertyValue
args119(0).Name = "ToPoint"
args119(0).Value = "$C$14"

dispatcher.executeDispatch(document, ".uno:GoToCell", "", 0, args119())

rem ----------------------------------------------------------------------
dim args120(0) as new com.sun.star.beans.PropertyValue
args120(0).Name = "StringName"
args120(0).Value = "0"

dispatcher.executeDispatch(document, ".uno:EnterString", "", 0, args120())

rem ----------------------------------------------------------------------
dispatcher.executeDispatch(document, ".uno:JumpToNextCell", "", 0, Array())

rem ----------------------------------------------------------------------
dim args122(0) as new com.sun.star.beans.PropertyValue
args122(0).Name = "ToPoint"
args122(0).Value = "$D$14"

dispatcher.executeDispatch(document, ".uno:GoToCell", "", 0, args122())

rem ----------------------------------------------------------------------
dim args123(0) as new com.sun.star.beans.PropertyValue
args123(0).Name = "StringName"
args123(0).Value = "0"

dispatcher.executeDispatch(document, ".uno:EnterString", "", 0, args123())

rem ----------------------------------------------------------------------
dispatcher.executeDispatch(document, ".uno:JumpToNextCell", "", 0, Array())

rem ----------------------------------------------------------------------
dim args125(0) as new com.sun.star.beans.PropertyValue
args125(0).Name = "ToPoint"
args125(0).Value = "$E$14"

dispatcher.executeDispatch(document, ".uno:GoToCell", "", 0, args125())

rem ----------------------------------------------------------------------
dim args126(0) as new com.sun.star.beans.PropertyValue
args126(0).Name = "StringName"
args126(0).Value = "0"

dispatcher.executeDispatch(document, ".uno:EnterString", "", 0, args126())

rem ----------------------------------------------------------------------
dispatcher.executeDispatch(document, ".uno:JumpToNextCell", "", 0, Array())

rem ----------------------------------------------------------------------
dim args128(0) as new com.sun.star.beans.PropertyValue
args128(0).Name = "ToPoint"
args128(0).Value = "$F$14"

dispatcher.executeDispatch(document, ".uno:GoToCell", "", 0, args128())

rem ----------------------------------------------------------------------
dim args129(0) as new com.sun.star.beans.PropertyValue
args129(0).Name = "StringName"
args129(0).Value = "0"

dispatcher.executeDispatch(document, ".uno:EnterString", "", 0, args129())

rem ----------------------------------------------------------------------
dispatcher.executeDispatch(document, ".uno:JumpToNextCell", "", 0, Array())

rem ----------------------------------------------------------------------
dim args131(0) as new com.sun.star.beans.PropertyValue
args131(0).Name = "ToPoint"
args131(0).Value = "$G$14"

dispatcher.executeDispatch(document, ".uno:GoToCell", "", 0, args131())

rem ----------------------------------------------------------------------
dim args132(0) as new com.sun.star.beans.PropertyValue
args132(0).Name = "StringName"
args132(0).Value = "0"

dispatcher.executeDispatch(document, ".uno:EnterString", "", 0, args132())

rem ----------------------------------------------------------------------
dispatcher.executeDispatch(document, ".uno:JumpToNextCell", "", 0, Array())

rem ----------------------------------------------------------------------
dim args134(0) as new com.sun.star.beans.PropertyValue
args134(0).Name = "ToPoint"
args134(0).Value = "$H$14"

dispatcher.executeDispatch(document, ".uno:GoToCell", "", 0, args134())

rem ----------------------------------------------------------------------
dim args135(0) as new com.sun.star.beans.PropertyValue
args135(0).Name = "StringName"
args135(0).Value = "0"

dispatcher.executeDispatch(document, ".uno:EnterString", "", 0, args135())

rem ----------------------------------------------------------------------
dispatcher.executeDispatch(document, ".uno:JumpToNextCell", "", 0, Array())

rem ----------------------------------------------------------------------
dim args137(0) as new com.sun.star.beans.PropertyValue
args137(0).Name = "ToPoint"
args137(0).Value = "$I$14"

dispatcher.executeDispatch(document, ".uno:GoToCell", "", 0, args137())

rem ----------------------------------------------------------------------
dim args138(0) as new com.sun.star.beans.PropertyValue
args138(0).Name = "StringName"
args138(0).Value = "0"

dispatcher.executeDispatch(document, ".uno:EnterString", "", 0, args138())

rem ----------------------------------------------------------------------
dispatcher.executeDispatch(document, ".uno:JumpToNextCell", "", 0, Array())

rem ----------------------------------------------------------------------
dim args140(0) as new com.sun.star.beans.PropertyValue
args140(0).Name = "ToPoint"
args140(0).Value = "$J$14"

dispatcher.executeDispatch(document, ".uno:GoToCell", "", 0, args140())

rem ----------------------------------------------------------------------
dim args141(0) as new com.sun.star.beans.PropertyValue
args141(0).Name = "StringName"
args141(0).Value = "0"

dispatcher.executeDispatch(document, ".uno:EnterString", "", 0, args141())

rem ----------------------------------------------------------------------
dispatcher.executeDispatch(document, ".uno:JumpToNextCell", "", 0, Array())

rem ----------------------------------------------------------------------
dim args143(0) as new com.sun.star.beans.PropertyValue
args143(0).Name = "ToPoint"
args143(0).Value = "$K$14"

dispatcher.executeDispatch(document, ".uno:GoToCell", "", 0, args143())

rem ----------------------------------------------------------------------
dim args144(0) as new com.sun.star.beans.PropertyValue
args144(0).Name = "StringName"
args144(0).Value = "0"

dispatcher.executeDispatch(document, ".uno:EnterString", "", 0, args144())

rem ----------------------------------------------------------------------
dispatcher.executeDispatch(document, ".uno:JumpToNextCell", "", 0, Array())

rem ----------------------------------------------------------------------
dim args146(0) as new com.sun.star.beans.PropertyValue
args146(0).Name = "ToPoint"
args146(0).Value = "$N$14"

dispatcher.executeDispatch(document, ".uno:GoToCell", "", 0, args146())

rem ----------------------------------------------------------------------
dim args147(0) as new com.sun.star.beans.PropertyValue
args147(0).Name = "StringName"
args147(0).Value = "0"

dispatcher.executeDispatch(document, ".uno:EnterString", "", 0, args147())

rem ----------------------------------------------------------------------
dispatcher.executeDispatch(document, ".uno:JumpToNextCell", "", 0, Array())

rem ----------------------------------------------------------------------
dim args149(0) as new com.sun.star.beans.PropertyValue
args149(0).Name = "ToPoint"
args149(0).Value = "$C$15"

dispatcher.executeDispatch(document, ".uno:GoToCell", "", 0, args149())

rem ----------------------------------------------------------------------
dim args150(0) as new com.sun.star.beans.PropertyValue
args150(0).Name = "ToPoint"
args150(0).Value = "$C$16"

dispatcher.executeDispatch(document, ".uno:GoToCell", "", 0, args150())

rem ----------------------------------------------------------------------
dim args151(0) as new com.sun.star.beans.PropertyValue
args151(0).Name = "StringName"
args151(0).Value = "0"

dispatcher.executeDispatch(document, ".uno:EnterString", "", 0, args151())

rem ----------------------------------------------------------------------
dispatcher.executeDispatch(document, ".uno:JumpToNextCell", "", 0, Array())

rem ----------------------------------------------------------------------
dim args153(0) as new com.sun.star.beans.PropertyValue
args153(0).Name = "ToPoint"
args153(0).Value = "$D$16"

dispatcher.executeDispatch(document, ".uno:GoToCell", "", 0, args153())

rem ----------------------------------------------------------------------
dim args154(0) as new com.sun.star.beans.PropertyValue
args154(0).Name = "StringName"
args154(0).Value = "0"

dispatcher.executeDispatch(document, ".uno:EnterString", "", 0, args154())

rem ----------------------------------------------------------------------
dispatcher.executeDispatch(document, ".uno:JumpToNextCell", "", 0, Array())

rem ----------------------------------------------------------------------
dim args156(0) as new com.sun.star.beans.PropertyValue
args156(0).Name = "ToPoint"
args156(0).Value = "$E$16"

dispatcher.executeDispatch(document, ".uno:GoToCell", "", 0, args156())

rem ----------------------------------------------------------------------
dim args157(0) as new com.sun.star.beans.PropertyValue
args157(0).Name = "StringName"
args157(0).Value = "0"

dispatcher.executeDispatch(document, ".uno:EnterString", "", 0, args157())

rem ----------------------------------------------------------------------
dispatcher.executeDispatch(document, ".uno:JumpToNextCell", "", 0, Array())

rem ----------------------------------------------------------------------
dim args159(0) as new com.sun.star.beans.PropertyValue
args159(0).Name = "ToPoint"
args159(0).Value = "$F$16"

dispatcher.executeDispatch(document, ".uno:GoToCell", "", 0, args159())

rem ----------------------------------------------------------------------
dim args160(0) as new com.sun.star.beans.PropertyValue
args160(0).Name = "StringName"
args160(0).Value = "0"

dispatcher.executeDispatch(document, ".uno:EnterString", "", 0, args160())

rem ----------------------------------------------------------------------
dispatcher.executeDispatch(document, ".uno:JumpToNextCell", "", 0, Array())

rem ----------------------------------------------------------------------
dim args162(0) as new com.sun.star.beans.PropertyValue
args162(0).Name = "ToPoint"
args162(0).Value = "$G$16"

dispatcher.executeDispatch(document, ".uno:GoToCell", "", 0, args162())

rem ----------------------------------------------------------------------
dim args163(0) as new com.sun.star.beans.PropertyValue
args163(0).Name = "StringName"
args163(0).Value = "0"

dispatcher.executeDispatch(document, ".uno:EnterString", "", 0, args163())

rem ----------------------------------------------------------------------
dispatcher.executeDispatch(document, ".uno:JumpToNextCell", "", 0, Array())

rem ----------------------------------------------------------------------
dim args165(0) as new com.sun.star.beans.PropertyValue
args165(0).Name = "ToPoint"
args165(0).Value = "$H$16"

dispatcher.executeDispatch(document, ".uno:GoToCell", "", 0, args165())

rem ----------------------------------------------------------------------
dim args166(0) as new com.sun.star.beans.PropertyValue
args166(0).Name = "StringName"
args166(0).Value = "0"

dispatcher.executeDispatch(document, ".uno:EnterString", "", 0, args166())

rem ----------------------------------------------------------------------
dispatcher.executeDispatch(document, ".uno:JumpToNextCell", "", 0, Array())

rem ----------------------------------------------------------------------
dim args168(0) as new com.sun.star.beans.PropertyValue
args168(0).Name = "ToPoint"
args168(0).Value = "$I$16"

dispatcher.executeDispatch(document, ".uno:GoToCell", "", 0, args168())

rem ----------------------------------------------------------------------
dim args169(0) as new com.sun.star.beans.PropertyValue
args169(0).Name = "StringName"
args169(0).Value = "0"

dispatcher.executeDispatch(document, ".uno:EnterString", "", 0, args169())

rem ----------------------------------------------------------------------
dispatcher.executeDispatch(document, ".uno:JumpToNextCell", "", 0, Array())

rem ----------------------------------------------------------------------
dim args171(0) as new com.sun.star.beans.PropertyValue
args171(0).Name = "ToPoint"
args171(0).Value = "$J$16"

dispatcher.executeDispatch(document, ".uno:GoToCell", "", 0, args171())

rem ----------------------------------------------------------------------
dim args172(0) as new com.sun.star.beans.PropertyValue
args172(0).Name = "StringName"
args172(0).Value = "0"

dispatcher.executeDispatch(document, ".uno:EnterString", "", 0, args172())

rem ----------------------------------------------------------------------
dispatcher.executeDispatch(document, ".uno:JumpToNextCell", "", 0, Array())

rem ----------------------------------------------------------------------
dim args174(0) as new com.sun.star.beans.PropertyValue
args174(0).Name = "ToPoint"
args174(0).Value = "$K$16"

dispatcher.executeDispatch(document, ".uno:GoToCell", "", 0, args174())

rem ----------------------------------------------------------------------
dim args175(0) as new com.sun.star.beans.PropertyValue
args175(0).Name = "StringName"
args175(0).Value = "0"

dispatcher.executeDispatch(document, ".uno:EnterString", "", 0, args175())

rem ----------------------------------------------------------------------
dispatcher.executeDispatch(document, ".uno:JumpToNextCell", "", 0, Array())

rem ----------------------------------------------------------------------
dim args177(0) as new com.sun.star.beans.PropertyValue
args177(0).Name = "ToPoint"
args177(0).Value = "$N$16"

dispatcher.executeDispatch(document, ".uno:GoToCell", "", 0, args177())

rem ----------------------------------------------------------------------
dim args178(0) as new com.sun.star.beans.PropertyValue
args178(0).Name = "StringName"
args178(0).Value = "0"

dispatcher.executeDispatch(document, ".uno:EnterString", "", 0, args178())

rem ----------------------------------------------------------------------
dispatcher.executeDispatch(document, ".uno:JumpToNextCell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ESE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